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 style:use-optimal-column-width="true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1.56104166666667cm" style:use-optimal-column-width="true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inlagerungdatates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acc.ax</text:p>
          </table:table-cell>
          <table:table-cell office:value-type="string" table:style-name="ce1">
            <text:p>acc.ay</text:p>
          </table:table-cell>
          <table:table-cell office:value-type="string" table:style-name="ce1">
            <text:p>acc.az</text:p>
          </table:table-cell>
          <table:table-cell office:value-type="string" table:style-name="ce1">
            <text:p>acc.gx</text:p>
          </table:table-cell>
          <table:table-cell office:value-type="string" table:style-name="ce1">
            <text:p>acc.gy</text:p>
          </table:table-cell>
          <table:table-cell office:value-type="string" table:style-name="ce1">
            <text:p>acc.gz</text:p>
          </table:table-cell>
          <table:table-cell office:value-type="string" table:style-name="ce1">
            <text:p>gyro.gx</text:p>
          </table:table-cell>
          <table:table-cell office:value-type="string" table:style-name="ce1">
            <text:p>gyro.gy</text:p>
          </table:table-cell>
          <table:table-cell office:value-type="string" table:style-name="ce1">
            <text:p>gyro.gz</text:p>
          </table:table-cell>
          <table:table-cell office:value-type="string" table:style-name="ce1">
            <text:p>timestamp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61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62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123864" table:style-name="ce1">
            <text:p>1,123864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762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63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64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64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65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65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66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67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284" table:style-name="ce1">
            <text:p>1,00284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67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68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69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769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770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71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71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72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3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73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74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2" table:style-name="ce1">
            <text:p>0,42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75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775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6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77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777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78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8E-3" table:style-name="ce1">
            <text:p>0,00634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8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9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80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80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81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82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82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3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4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85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5785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86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86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87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8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88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9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90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90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91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792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92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3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94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4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5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96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796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7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98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98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99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99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00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8079999999999998E-3" table:style-name="ce1">
            <text:p>0,00780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01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01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2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3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03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5804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05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87449600000000005" table:style-name="ce1">
            <text:p>0,874496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5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06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42" table:style-name="ce1">
            <text:p>0,42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5807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7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08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09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5809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10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1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11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2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12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5813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16611755814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14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15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6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16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817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1.05" table:style-name="ce1">
            <text:p>1,05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5818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9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19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5820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20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680000000000004E-3" table:style-name="ce1">
            <text:p>0,005368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21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822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-1.6104E-2" table:style-name="ce1">
            <text:p>-0,01610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822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35868" table:style-name="ce1">
            <text:p>0,35868</text:p>
          </table:table-cell>
          <table:table-cell office:value-type="float" office:value="-0.19080800000000001" table:style-name="ce1">
            <text:p>-0,190808</text:p>
          </table:table-cell>
          <table:table-cell office:value-type="float" office:value="1.3912880000000001" table:style-name="ce1">
            <text:p>1,391288</text:p>
          </table:table-cell>
          <table:table-cell office:value-type="float" office:value="8.82" table:style-name="ce1">
            <text:p>8,8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5.04" table:style-name="ce1">
            <text:p>5,04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7.6521739999999996" table:style-name="ce1">
            <text:p>7,652174</text:p>
          </table:table-cell>
          <table:table-cell office:value-type="float" office:value="2.8521740000000002" table:style-name="ce1">
            <text:p>2,852174</text:p>
          </table:table-cell>
          <table:table-cell office:value-type="float" office:value="16611755823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0512000000000003E-2" table:style-name="ce1">
            <text:p>-0,060512</text:p>
          </table:table-cell>
          <table:table-cell office:value-type="float" office:value="-0.168848" table:style-name="ce1">
            <text:p>-0,168848</text:p>
          </table:table-cell>
          <table:table-cell office:value-type="float" office:value="1.084824" table:style-name="ce1">
            <text:p>1,084824</text:p>
          </table:table-cell>
          <table:table-cell office:value-type="float" office:value="-2.17" table:style-name="ce1">
            <text:p>-2,17</text:p>
          </table:table-cell>
          <table:table-cell office:value-type="float" office:value="-5.81" table:style-name="ce1">
            <text:p>-5,81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31.234780000000001" table:style-name="ce1">
            <text:p>31,23478</text:p>
          </table:table-cell>
          <table:table-cell office:value-type="float" office:value="16611755824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-0.15664800000000001" table:style-name="ce1">
            <text:p>-0,156648</text:p>
          </table:table-cell>
          <table:table-cell office:value-type="float" office:value="0.84765599999999997" table:style-name="ce1">
            <text:p>0,847656</text:p>
          </table:table-cell>
          <table:table-cell office:value-type="float" office:value="2.73" table:style-name="ce1">
            <text:p>2,73</text:p>
          </table:table-cell>
          <table:table-cell office:value-type="float" office:value="-6.93" table:style-name="ce1">
            <text:p>-6,93</text:p>
          </table:table-cell>
          <table:table-cell office:value-type="float" office:value="3.36" table:style-name="ce1">
            <text:p>3,3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.182609" table:style-name="ce1">
            <text:p>1,182609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824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-0.35" table:style-name="ce1">
            <text:p>-0,35</text:p>
          </table:table-cell>
          <table:table-cell office:value-type="float" office:value="-2.66" table:style-name="ce1">
            <text:p>-2,66</text:p>
          </table:table-cell>
          <table:table-cell office:value-type="float" office:value="2.87" table:style-name="ce1">
            <text:p>2,8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16611755825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8495200000000001" table:style-name="ce1">
            <text:p>0,184952</text:p>
          </table:table-cell>
          <table:table-cell office:value-type="float" office:value="0.11712" table:style-name="ce1">
            <text:p>0,11712</text:p>
          </table:table-cell>
          <table:table-cell office:value-type="float" office:value="0.77933600000000003" table:style-name="ce1">
            <text:p>0,779336</text:p>
          </table:table-cell>
          <table:table-cell office:value-type="float" office:value="-2.87" table:style-name="ce1">
            <text:p>-2,87</text:p>
          </table:table-cell>
          <table:table-cell office:value-type="float" office:value="-4.83" table:style-name="ce1">
            <text:p>-4,83</text:p>
          </table:table-cell>
          <table:table-cell office:value-type="float" office:value="0.42" table:style-name="ce1">
            <text:p>0,4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826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4672000000000006E-2" table:style-name="ce1">
            <text:p>-0,094672</text:p>
          </table:table-cell>
          <table:table-cell office:value-type="float" office:value="-0.101504" table:style-name="ce1">
            <text:p>-0,101504</text:p>
          </table:table-cell>
          <table:table-cell office:value-type="float" office:value="0.95843199999999995" table:style-name="ce1">
            <text:p>0,95843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62" table:style-name="ce1">
            <text:p>-4,62</text:p>
          </table:table-cell>
          <table:table-cell office:value-type="float" office:value="-1.61" table:style-name="ce1">
            <text:p>-1,61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826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3176E-2" table:style-name="ce1">
            <text:p>-0,013176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0.88035200000000002" table:style-name="ce1">
            <text:p>0,880352</text:p>
          </table:table-cell>
          <table:table-cell office:value-type="float" office:value="3.57" table:style-name="ce1">
            <text:p>3,57</text:p>
          </table:table-cell>
          <table:table-cell office:value-type="float" office:value="-3.29" table:style-name="ce1">
            <text:p>-3,29</text:p>
          </table:table-cell>
          <table:table-cell office:value-type="float" office:value="-1.19" table:style-name="ce1">
            <text:p>-1,1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3.0608689999999998" table:style-name="ce1">
            <text:p>3,060869</text:p>
          </table:table-cell>
          <table:table-cell office:value-type="float" office:value="16611755827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9039999999999998E-2" table:style-name="ce1">
            <text:p>-0,03904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0.77738399999999996" table:style-name="ce1">
            <text:p>0,77738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2.87" table:style-name="ce1">
            <text:p>-2,87</text:p>
          </table:table-cell>
          <table:table-cell office:value-type="float" office:value="-0.91" table:style-name="ce1">
            <text:p>-0,91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828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4399999999999999E-3" table:style-name="ce1">
            <text:p>-0,00244</text:p>
          </table:table-cell>
          <table:table-cell office:value-type="float" office:value="7.2223999999999997E-2" table:style-name="ce1">
            <text:p>0,072224</text:p>
          </table:table-cell>
          <table:table-cell office:value-type="float" office:value="0.91012000000000004" table:style-name="ce1">
            <text:p>0,91012</text:p>
          </table:table-cell>
          <table:table-cell office:value-type="float" office:value="2.52" table:style-name="ce1">
            <text:p>2,5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59" table:style-name="ce1">
            <text:p>-2,59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0" table:style-name="ce1">
            <text:p>0</text:p>
          </table:table-cell>
          <table:table-cell office:value-type="float" office:value="16611755828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0272000000000001E-2" table:style-name="ce1">
            <text:p>0,070272</text:p>
          </table:table-cell>
          <table:table-cell office:value-type="float" office:value="-0.14444799999999999" table:style-name="ce1">
            <text:p>-0,144448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3.99" table:style-name="ce1">
            <text:p>3,99</text:p>
          </table:table-cell>
          <table:table-cell office:value-type="float" office:value="-7.56" table:style-name="ce1">
            <text:p>-7,56</text:p>
          </table:table-cell>
          <table:table-cell office:value-type="float" office:value="-1.05" table:style-name="ce1">
            <text:p>-1,0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.321739" table:style-name="ce1">
            <text:p>1,321739</text:p>
          </table:table-cell>
          <table:table-cell office:value-type="float" office:value="16611755829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0032000000000006E-2" table:style-name="ce1">
            <text:p>0,080032</text:p>
          </table:table-cell>
          <table:table-cell office:value-type="float" office:value="-0.16933599999999999" table:style-name="ce1">
            <text:p>-0,169336</text:p>
          </table:table-cell>
          <table:table-cell office:value-type="float" office:value="0.82276800000000005" table:style-name="ce1">
            <text:p>0,822768</text:p>
          </table:table-cell>
          <table:table-cell office:value-type="float" office:value="-2.73" table:style-name="ce1">
            <text:p>-2,73</text:p>
          </table:table-cell>
          <table:table-cell office:value-type="float" office:value="-0.91" table:style-name="ce1">
            <text:p>-0,91</text:p>
          </table:table-cell>
          <table:table-cell office:value-type="float" office:value="-2.52" table:style-name="ce1">
            <text:p>-2,5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2.7130429999999999" table:style-name="ce1">
            <text:p>2,713043</text:p>
          </table:table-cell>
          <table:table-cell office:value-type="float" office:value="16611755830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79104799999999997" table:style-name="ce1">
            <text:p>0,791048</text:p>
          </table:table-cell>
          <table:table-cell office:value-type="float" office:value="-0.84" table:style-name="ce1">
            <text:p>-0,84</text:p>
          </table:table-cell>
          <table:table-cell office:value-type="float" office:value="2.17" table:style-name="ce1">
            <text:p>2,17</text:p>
          </table:table-cell>
          <table:table-cell office:value-type="float" office:value="-1.4" table:style-name="ce1">
            <text:p>-1,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16611755830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2282960000000001" table:style-name="ce1">
            <text:p>1,228296</text:p>
          </table:table-cell>
          <table:table-cell office:value-type="float" office:value="3.08" table:style-name="ce1">
            <text:p>3,08</text:p>
          </table:table-cell>
          <table:table-cell office:value-type="float" office:value="-2.38" table:style-name="ce1">
            <text:p>-2,38</text:p>
          </table:table-cell>
          <table:table-cell office:value-type="float" office:value="-2.94" table:style-name="ce1">
            <text:p>-2,9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.669565" table:style-name="ce1">
            <text:p>1,6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6611755831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4.2456000000000001E-2" table:style-name="ce1">
            <text:p>0,042456</text:p>
          </table:table-cell>
          <table:table-cell office:value-type="float" office:value="0.89108799999999999" table:style-name="ce1">
            <text:p>0,891088</text:p>
          </table:table-cell>
          <table:table-cell office:value-type="float" office:value="-2.52" table:style-name="ce1">
            <text:p>-2,52</text:p>
          </table:table-cell>
          <table:table-cell office:value-type="float" office:value="-6.16" table:style-name="ce1">
            <text:p>-6,16</text:p>
          </table:table-cell>
          <table:table-cell office:value-type="float" office:value="-0.84" table:style-name="ce1">
            <text:p>-0,8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832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5616E-2" table:style-name="ce1">
            <text:p>-0,01561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1500000000000004" table:style-name="ce1">
            <text:p>0,915</text:p>
          </table:table-cell>
          <table:table-cell office:value-type="float" office:value="1.96" table:style-name="ce1">
            <text:p>1,9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2.66" table:style-name="ce1">
            <text:p>-2,66</text:p>
          </table:table-cell>
          <table:table-cell office:value-type="float" office:value="0" table:style-name="ce1">
            <text:p>0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16611755832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2711999999999999E-2" table:style-name="ce1">
            <text:p>-0,072712</text:p>
          </table:table-cell>
          <table:table-cell office:value-type="float" office:value="-8.3935999999999997E-2" table:style-name="ce1">
            <text:p>-0,083936</text:p>
          </table:table-cell>
          <table:table-cell office:value-type="float" office:value="0.95843199999999995" table:style-name="ce1">
            <text:p>0,958432</text:p>
          </table:table-cell>
          <table:table-cell office:value-type="float" office:value="3.29" table:style-name="ce1">
            <text:p>3,29</text:p>
          </table:table-cell>
          <table:table-cell office:value-type="float" office:value="-5.81" table:style-name="ce1">
            <text:p>-5,81</text:p>
          </table:table-cell>
          <table:table-cell office:value-type="float" office:value="-2.52" table:style-name="ce1">
            <text:p>-2,52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16611755833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6848000000000001E-2" table:style-name="ce1">
            <text:p>0,046848</text:p>
          </table:table-cell>
          <table:table-cell office:value-type="float" office:value="-0.10052800000000001" table:style-name="ce1">
            <text:p>-0,100528</text:p>
          </table:table-cell>
          <table:table-cell office:value-type="float" office:value="0.95062400000000002" table:style-name="ce1">
            <text:p>0,950624</text:p>
          </table:table-cell>
          <table:table-cell office:value-type="float" office:value="5.81" table:style-name="ce1">
            <text:p>5,81</text:p>
          </table:table-cell>
          <table:table-cell office:value-type="float" office:value="-2.17" table:style-name="ce1">
            <text:p>-2,17</text:p>
          </table:table-cell>
          <table:table-cell office:value-type="float" office:value="-2.52" table:style-name="ce1">
            <text:p>-2,52</text:p>
          </table:table-cell>
          <table:table-cell office:value-type="float" office:value="1.113043" table:style-name="ce1">
            <text:p>1,113043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.113043" table:style-name="ce1">
            <text:p>1,113043</text:p>
          </table:table-cell>
          <table:table-cell office:value-type="float" office:value="16611755833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0272000000000001E-2" table:style-name="ce1">
            <text:p>-0,070272</text:p>
          </table:table-cell>
          <table:table-cell office:value-type="float" office:value="-3.5624000000000003E-2" table:style-name="ce1">
            <text:p>-0,035624</text:p>
          </table:table-cell>
          <table:table-cell office:value-type="float" office:value="0.93598400000000004" table:style-name="ce1">
            <text:p>0,935984</text:p>
          </table:table-cell>
          <table:table-cell office:value-type="float" office:value="4.2" table:style-name="ce1">
            <text:p>4,2</text:p>
          </table:table-cell>
          <table:table-cell office:value-type="float" office:value="-6.23" table:style-name="ce1">
            <text:p>-6,23</text:p>
          </table:table-cell>
          <table:table-cell office:value-type="float" office:value="-2.1" table:style-name="ce1">
            <text:p>-2,1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2.991304" table:style-name="ce1">
            <text:p>2,991304</text:p>
          </table:table-cell>
          <table:table-cell office:value-type="float" office:value="16611755834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928E-2" table:style-name="ce1">
            <text:p>0,02928</text:p>
          </table:table-cell>
          <table:table-cell office:value-type="float" office:value="1.464E-2" table:style-name="ce1">
            <text:p>0,01464</text:p>
          </table:table-cell>
          <table:table-cell office:value-type="float" office:value="0.806176" table:style-name="ce1">
            <text:p>0,80617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35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928E-3" table:style-name="ce1">
            <text:p>0,002928</text:p>
          </table:table-cell>
          <table:table-cell office:value-type="float" office:value="0.102968" table:style-name="ce1">
            <text:p>0,102968</text:p>
          </table:table-cell>
          <table:table-cell office:value-type="float" office:value="1.028216" table:style-name="ce1">
            <text:p>1,028216</text:p>
          </table:table-cell>
          <table:table-cell office:value-type="float" office:value="5.04" table:style-name="ce1">
            <text:p>5,04</text:p>
          </table:table-cell>
          <table:table-cell office:value-type="float" office:value="-5.81" table:style-name="ce1">
            <text:p>-5,81</text:p>
          </table:table-cell>
          <table:table-cell office:value-type="float" office:value="-2.38" table:style-name="ce1">
            <text:p>-2,38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16611755835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9048000000000003E-2" table:style-name="ce1">
            <text:p>0,059048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1.355664" table:style-name="ce1">
            <text:p>1,355664</text:p>
          </table:table-cell>
          <table:table-cell office:value-type="float" office:value="1.68" table:style-name="ce1">
            <text:p>1,68</text:p>
          </table:table-cell>
          <table:table-cell office:value-type="float" office:value="-6.3" table:style-name="ce1">
            <text:p>-6,3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836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1728000000000003E-2" table:style-name="ce1">
            <text:p>0,051728</text:p>
          </table:table-cell>
          <table:table-cell office:value-type="float" office:value="-0.19520000000000001" table:style-name="ce1">
            <text:p>-0,1952</text:p>
          </table:table-cell>
          <table:table-cell office:value-type="float" office:value="0.76274399999999998" table:style-name="ce1">
            <text:p>0,762744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-3.08" table:style-name="ce1">
            <text:p>-3,08</text:p>
          </table:table-cell>
          <table:table-cell office:value-type="float" office:value="-2.66" table:style-name="ce1">
            <text:p>-2,6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182609" table:style-name="ce1">
            <text:p>1,182609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16611755837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8079999999999998E-3" table:style-name="ce1">
            <text:p>-0,007808</text:p>
          </table:table-cell>
          <table:table-cell office:value-type="float" office:value="-7.8079999999999998E-3" table:style-name="ce1">
            <text:p>-0,007808</text:p>
          </table:table-cell>
          <table:table-cell office:value-type="float" office:value="1.1838880000000001" table:style-name="ce1">
            <text:p>1,183888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2.87" table:style-name="ce1">
            <text:p>-2,87</text:p>
          </table:table-cell>
          <table:table-cell office:value-type="float" office:value="-2.87" table:style-name="ce1">
            <text:p>-2,8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37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5384000000000001E-2" table:style-name="ce1">
            <text:p>-0,045384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1.2048719999999999" table:style-name="ce1">
            <text:p>1,204872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4.2" table:style-name="ce1">
            <text:p>-4,2</text:p>
          </table:table-cell>
          <table:table-cell office:value-type="float" office:value="-1.68" table:style-name="ce1">
            <text:p>-1,6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6611755838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1231999999999999E-2" table:style-name="ce1">
            <text:p>0,031232</text:p>
          </table:table-cell>
          <table:table-cell office:value-type="float" office:value="6.1976000000000003E-2" table:style-name="ce1">
            <text:p>0,061976</text:p>
          </table:table-cell>
          <table:table-cell office:value-type="float" office:value="1.1819360000000001" table:style-name="ce1">
            <text:p>1,181936</text:p>
          </table:table-cell>
          <table:table-cell office:value-type="float" office:value="-13.23" table:style-name="ce1">
            <text:p>-13,23</text:p>
          </table:table-cell>
          <table:table-cell office:value-type="float" office:value="-2.38" table:style-name="ce1">
            <text:p>-2,38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839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22488" table:style-name="ce1">
            <text:p>0,122488</text:p>
          </table:table-cell>
          <table:table-cell office:value-type="float" office:value="-7.9056000000000001E-2" table:style-name="ce1">
            <text:p>-0,079056</text:p>
          </table:table-cell>
          <table:table-cell office:value-type="float" office:value="1.032608" table:style-name="ce1">
            <text:p>1,032608</text:p>
          </table:table-cell>
          <table:table-cell office:value-type="float" office:value="-1.68" table:style-name="ce1">
            <text:p>-1,68</text:p>
          </table:table-cell>
          <table:table-cell office:value-type="float" office:value="-4.62" table:style-name="ce1">
            <text:p>-4,62</text:p>
          </table:table-cell>
          <table:table-cell office:value-type="float" office:value="-3.78" table:style-name="ce1">
            <text:p>-3,7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5839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0016000000000003E-2" table:style-name="ce1">
            <text:p>-0,040016</text:p>
          </table:table-cell>
          <table:table-cell office:value-type="float" office:value="-2.7328000000000002E-2" table:style-name="ce1">
            <text:p>-0,027328</text:p>
          </table:table-cell>
          <table:table-cell office:value-type="float" office:value="1.1204480000000001" table:style-name="ce1">
            <text:p>1,120448</text:p>
          </table:table-cell>
          <table:table-cell office:value-type="float" office:value="1.26" table:style-name="ce1">
            <text:p>1,26</text:p>
          </table:table-cell>
          <table:table-cell office:value-type="float" office:value="-1.61" table:style-name="ce1">
            <text:p>-1,61</text:p>
          </table:table-cell>
          <table:table-cell office:value-type="float" office:value="-1.89" table:style-name="ce1">
            <text:p>-1,8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840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468" table:style-name="ce1">
            <text:p>-0,11468</text:p>
          </table:table-cell>
          <table:table-cell office:value-type="float" office:value="0.14152000000000001" table:style-name="ce1">
            <text:p>0,14152</text:p>
          </table:table-cell>
          <table:table-cell office:value-type="float" office:value="0.79690399999999995" table:style-name="ce1">
            <text:p>0,796904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35" table:style-name="ce1">
            <text:p>-0,3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.643478" table:style-name="ce1">
            <text:p>2,643478</text:p>
          </table:table-cell>
          <table:table-cell office:value-type="float" office:value="16611755841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2E-3" table:style-name="ce1">
            <text:p>-0,003416</text:p>
          </table:table-cell>
          <table:table-cell office:value-type="float" office:value="3.7575999999999998E-2" table:style-name="ce1">
            <text:p>0,037576</text:p>
          </table:table-cell>
          <table:table-cell office:value-type="float" office:value="0.73248800000000003" table:style-name="ce1">
            <text:p>0,732488</text:p>
          </table:table-cell>
          <table:table-cell office:value-type="float" office:value="-0.77" table:style-name="ce1">
            <text:p>-0,77</text:p>
          </table:table-cell>
          <table:table-cell office:value-type="float" office:value="0.35" table:style-name="ce1">
            <text:p>0,35</text:p>
          </table:table-cell>
          <table:table-cell office:value-type="float" office:value="-1.75" table:style-name="ce1">
            <text:p>-1,75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2.295652" table:style-name="ce1">
            <text:p>2,29565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41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5624000000000003E-2" table:style-name="ce1">
            <text:p>0,035624</text:p>
          </table:table-cell>
          <table:table-cell office:value-type="float" office:value="-0.12102400000000001" table:style-name="ce1">
            <text:p>-0,121024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1.89" table:style-name="ce1">
            <text:p>1,89</text:p>
          </table:table-cell>
          <table:table-cell office:value-type="float" office:value="-9.0299999999999994" table:style-name="ce1">
            <text:p>-9,03</text:p>
          </table:table-cell>
          <table:table-cell office:value-type="float" office:value="-3.64" table:style-name="ce1">
            <text:p>-3,64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842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0256000000000002E-2" table:style-name="ce1">
            <text:p>-0,030256</text:p>
          </table:table-cell>
          <table:table-cell office:value-type="float" office:value="6.9783999999999999E-2" table:style-name="ce1">
            <text:p>0,069784</text:p>
          </table:table-cell>
          <table:table-cell office:value-type="float" office:value="0.78128799999999998" table:style-name="ce1">
            <text:p>0,78128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5.25" table:style-name="ce1">
            <text:p>-5,25</text:p>
          </table:table-cell>
          <table:table-cell office:value-type="float" office:value="-1.05" table:style-name="ce1">
            <text:p>-1,0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43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0248E-2" table:style-name="ce1">
            <text:p>-0,010248</text:p>
          </table:table-cell>
          <table:table-cell office:value-type="float" office:value="0.134688" table:style-name="ce1">
            <text:p>0,134688</text:p>
          </table:table-cell>
          <table:table-cell office:value-type="float" office:value="1.1472880000000001" table:style-name="ce1">
            <text:p>1,147288</text:p>
          </table:table-cell>
          <table:table-cell office:value-type="float" office:value="-1.61" table:style-name="ce1">
            <text:p>-1,61</text:p>
          </table:table-cell>
          <table:table-cell office:value-type="float" office:value="-4.13" table:style-name="ce1">
            <text:p>-4,13</text:p>
          </table:table-cell>
          <table:table-cell office:value-type="float" office:value="-2.73" table:style-name="ce1">
            <text:p>-2,73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0.13913" table:style-name="ce1">
            <text:p>0,13913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6611755843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2456000000000001E-2" table:style-name="ce1">
            <text:p>-0,042456</text:p>
          </table:table-cell>
          <table:table-cell office:value-type="float" office:value="3.1719999999999998E-2" table:style-name="ce1">
            <text:p>0,03172</text:p>
          </table:table-cell>
          <table:table-cell office:value-type="float" office:value="1.279048" table:style-name="ce1">
            <text:p>1,279048</text:p>
          </table:table-cell>
          <table:table-cell office:value-type="float" office:value="1.33" table:style-name="ce1">
            <text:p>1,33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.22" table:style-name="ce1">
            <text:p>-3,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16611755844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5616E-2" table:style-name="ce1">
            <text:p>-0,015616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5.74" table:style-name="ce1">
            <text:p>-5,74</text:p>
          </table:table-cell>
          <table:table-cell office:value-type="float" office:value="-3.92" table:style-name="ce1">
            <text:p>-3,92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845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1728000000000003E-2" table:style-name="ce1">
            <text:p>-0,051728</text:p>
          </table:table-cell>
          <table:table-cell office:value-type="float" office:value="0.242536" table:style-name="ce1">
            <text:p>0,242536</text:p>
          </table:table-cell>
          <table:table-cell office:value-type="float" office:value="1.1472880000000001" table:style-name="ce1">
            <text:p>1,147288</text:p>
          </table:table-cell>
          <table:table-cell office:value-type="float" office:value="2.8" table:style-name="ce1">
            <text:p>2,8</text:p>
          </table:table-cell>
          <table:table-cell office:value-type="float" office:value="-7.35" table:style-name="ce1">
            <text:p>-7,35</text:p>
          </table:table-cell>
          <table:table-cell office:value-type="float" office:value="-1.54" table:style-name="ce1">
            <text:p>-1,5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845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3927999999999999E-2" table:style-name="ce1">
            <text:p>-0,063928</text:p>
          </table:table-cell>
          <table:table-cell office:value-type="float" office:value="0.18202399999999999" table:style-name="ce1">
            <text:p>0,182024</text:p>
          </table:table-cell>
          <table:table-cell office:value-type="float" office:value="0.71004" table:style-name="ce1">
            <text:p>0,71004</text:p>
          </table:table-cell>
          <table:table-cell office:value-type="float" office:value="3.22" table:style-name="ce1">
            <text:p>3,22</text:p>
          </table:table-cell>
          <table:table-cell office:value-type="float" office:value="-5.53" table:style-name="ce1">
            <text:p>-5,53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.669565" table:style-name="ce1">
            <text:p>1,669565</text:p>
          </table:table-cell>
          <table:table-cell office:value-type="float" office:value="166117558463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1488000000000001E-2" table:style-name="ce1">
            <text:p>-0,061488</text:p>
          </table:table-cell>
          <table:table-cell office:value-type="float" office:value="5.8071999999999999E-2" table:style-name="ce1">
            <text:p>0,058072</text:p>
          </table:table-cell>
          <table:table-cell office:value-type="float" office:value="0.68173600000000001" table:style-name="ce1">
            <text:p>0,681736</text:p>
          </table:table-cell>
          <table:table-cell office:value-type="float" office:value="-3.57" table:style-name="ce1">
            <text:p>-3,57</text:p>
          </table:table-cell>
          <table:table-cell office:value-type="float" office:value="-5.04" table:style-name="ce1">
            <text:p>-5,04</text:p>
          </table:table-cell>
          <table:table-cell office:value-type="float" office:value="-3.64" table:style-name="ce1">
            <text:p>-3,64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13913" table:style-name="ce1">
            <text:p>0,13913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846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16632" table:style-name="ce1">
            <text:p>0,116632</text:p>
          </table:table-cell>
          <table:table-cell office:value-type="float" office:value="-0.14249600000000001" table:style-name="ce1">
            <text:p>-0,142496</text:p>
          </table:table-cell>
          <table:table-cell office:value-type="float" office:value="0.56803199999999998" table:style-name="ce1">
            <text:p>0,568032</text:p>
          </table:table-cell>
          <table:table-cell office:value-type="float" office:value="3.01" table:style-name="ce1">
            <text:p>3,01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1.4" table:style-name="ce1">
            <text:p>-1,4</text:p>
          </table:table-cell>
          <table:table-cell office:value-type="float" office:value="1.113043" table:style-name="ce1">
            <text:p>1,113043</text:p>
          </table:table-cell>
          <table:table-cell office:value-type="float" office:value="1.113043" table:style-name="ce1">
            <text:p>1,113043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6611755847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2208000000000001E-2" table:style-name="ce1">
            <text:p>0,032208</text:p>
          </table:table-cell>
          <table:table-cell office:value-type="float" office:value="0.107848" table:style-name="ce1">
            <text:p>0,107848</text:p>
          </table:table-cell>
          <table:table-cell office:value-type="float" office:value="1.235128" table:style-name="ce1">
            <text:p>1,23512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1.19" table:style-name="ce1">
            <text:p>1,19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16611755848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0983999999999999E-2" table:style-name="ce1">
            <text:p>-0,020984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0.50019999999999998" table:style-name="ce1">
            <text:p>0,5002</text:p>
          </table:table-cell>
          <table:table-cell office:value-type="float" office:value="-10.15" table:style-name="ce1">
            <text:p>-10,15</text:p>
          </table:table-cell>
          <table:table-cell office:value-type="float" office:value="-6.3" table:style-name="ce1">
            <text:p>-6,3</text:p>
          </table:table-cell>
          <table:table-cell office:value-type="float" office:value="-2.94" table:style-name="ce1">
            <text:p>-2,9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16611755848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3200000000000001E-3" table:style-name="ce1">
            <text:p>0,00732</text:p>
          </table:table-cell>
          <table:table-cell office:value-type="float" office:value="7.6616000000000004E-2" table:style-name="ce1">
            <text:p>0,076616</text:p>
          </table:table-cell>
          <table:table-cell office:value-type="float" office:value="1.4396" table:style-name="ce1">
            <text:p>1,439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75" table:style-name="ce1">
            <text:p>-1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9217390000000001" table:style-name="ce1">
            <text:p>-2,921739</text:p>
          </table:table-cell>
          <table:table-cell office:value-type="float" office:value="16611755849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0016000000000003E-2" table:style-name="ce1">
            <text:p>-0,040016</text:p>
          </table:table-cell>
          <table:table-cell office:value-type="float" office:value="-4.3920000000000001E-2" table:style-name="ce1">
            <text:p>-0,04392</text:p>
          </table:table-cell>
          <table:table-cell office:value-type="float" office:value="0.72760800000000003" table:style-name="ce1">
            <text:p>0,727608</text:p>
          </table:table-cell>
          <table:table-cell office:value-type="float" office:value="-5.04" table:style-name="ce1">
            <text:p>-5,0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0" table:style-name="ce1">
            <text:p>0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5850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7519199999999999" table:style-name="ce1">
            <text:p>-0,175192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44204" table:style-name="ce1">
            <text:p>1,44204</text:p>
          </table:table-cell>
          <table:table-cell office:value-type="float" office:value="0.7" table:style-name="ce1">
            <text:p>0,7</text:p>
          </table:table-cell>
          <table:table-cell office:value-type="float" office:value="-2.8" table:style-name="ce1">
            <text:p>-2,8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851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3200000000000001E-3" table:style-name="ce1">
            <text:p>-0,00732</text:p>
          </table:table-cell>
          <table:table-cell office:value-type="float" office:value="-0.14347199999999999" table:style-name="ce1">
            <text:p>-0,143472</text:p>
          </table:table-cell>
          <table:table-cell office:value-type="float" office:value="1.6108880000000001" table:style-name="ce1">
            <text:p>1,610888</text:p>
          </table:table-cell>
          <table:table-cell office:value-type="float" office:value="6.79" table:style-name="ce1">
            <text:p>6,79</text:p>
          </table:table-cell>
          <table:table-cell office:value-type="float" office:value="-0.91" table:style-name="ce1">
            <text:p>-0,91</text:p>
          </table:table-cell>
          <table:table-cell office:value-type="float" office:value="-4.13" table:style-name="ce1">
            <text:p>-4,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16611755851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0.17080000000000001" table:style-name="ce1">
            <text:p>-0,1708</text:p>
          </table:table-cell>
          <table:table-cell office:value-type="float" office:value="0.738344" table:style-name="ce1">
            <text:p>0,73834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55" table:style-name="ce1">
            <text:p>-4,55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2.7130429999999999" table:style-name="ce1">
            <text:p>2,713043</text:p>
          </table:table-cell>
          <table:table-cell office:value-type="float" office:value="16611755852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2215999999999999E-2" table:style-name="ce1">
            <text:p>-0,052216</text:p>
          </table:table-cell>
          <table:table-cell office:value-type="float" office:value="-5.5632000000000001E-2" table:style-name="ce1">
            <text:p>-0,055632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49" table:style-name="ce1">
            <text:p>0,49</text:p>
          </table:table-cell>
          <table:table-cell office:value-type="float" office:value="-7.28" table:style-name="ce1">
            <text:p>-7,28</text:p>
          </table:table-cell>
          <table:table-cell office:value-type="float" office:value="-4.76" table:style-name="ce1">
            <text:p>-4,7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53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0256000000000002E-2" table:style-name="ce1">
            <text:p>-0,030256</text:p>
          </table:table-cell>
          <table:table-cell office:value-type="float" office:value="0.17031199999999999" table:style-name="ce1">
            <text:p>0,170312</text:p>
          </table:table-cell>
          <table:table-cell office:value-type="float" office:value="0.77250399999999997" table:style-name="ce1">
            <text:p>0,77250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7.63" table:style-name="ce1">
            <text:p>-7,63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853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272799999999999" table:style-name="ce1">
            <text:p>-0,112728</text:p>
          </table:table-cell>
          <table:table-cell office:value-type="float" office:value="0.11809600000000001" table:style-name="ce1">
            <text:p>0,118096</text:p>
          </table:table-cell>
          <table:table-cell office:value-type="float" office:value="0.79397600000000002" table:style-name="ce1">
            <text:p>0,793976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5.74" table:style-name="ce1">
            <text:p>-5,74</text:p>
          </table:table-cell>
          <table:table-cell office:value-type="float" office:value="-1.96" table:style-name="ce1">
            <text:p>-1,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854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56168799999999997" table:style-name="ce1">
            <text:p>0,561688</text:p>
          </table:table-cell>
          <table:table-cell office:value-type="float" office:value="-7.35" table:style-name="ce1">
            <text:p>-7,35</text:p>
          </table:table-cell>
          <table:table-cell office:value-type="float" office:value="-3.43" table:style-name="ce1">
            <text:p>-3,43</text:p>
          </table:table-cell>
          <table:table-cell office:value-type="float" office:value="-2.8" table:style-name="ce1">
            <text:p>-2,8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530435" table:style-name="ce1">
            <text:p>1,530435</text:p>
          </table:table-cell>
          <table:table-cell office:value-type="float" office:value="16611755854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0.171288" table:style-name="ce1">
            <text:p>0,171288</text:p>
          </table:table-cell>
          <table:table-cell office:value-type="float" office:value="1.3722559999999999" table:style-name="ce1">
            <text:p>1,372256</text:p>
          </table:table-cell>
          <table:table-cell office:value-type="float" office:value="1.19" table:style-name="ce1">
            <text:p>1,19</text:p>
          </table:table-cell>
          <table:table-cell office:value-type="float" office:value="-4.13" table:style-name="ce1">
            <text:p>-4,13</text:p>
          </table:table-cell>
          <table:table-cell office:value-type="float" office:value="-2.87" table:style-name="ce1">
            <text:p>-2,8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855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4168000000000001E-2" table:style-name="ce1">
            <text:p>0,054168</text:p>
          </table:table-cell>
          <table:table-cell office:value-type="float" office:value="0.123464" table:style-name="ce1">
            <text:p>0,123464</text:p>
          </table:table-cell>
          <table:table-cell office:value-type="float" office:value="1.0633520000000001" table:style-name="ce1">
            <text:p>1,063352</text:p>
          </table:table-cell>
          <table:table-cell office:value-type="float" office:value="3.99" table:style-name="ce1">
            <text:p>3,99</text:p>
          </table:table-cell>
          <table:table-cell office:value-type="float" office:value="-5.95" table:style-name="ce1">
            <text:p>-5,95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56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0.886208" table:style-name="ce1">
            <text:p>0,886208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3.15" table:style-name="ce1">
            <text:p>-3,15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113043" table:style-name="ce1">
            <text:p>1,113043</text:p>
          </table:table-cell>
          <table:table-cell office:value-type="float" office:value="16611755856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3935999999999997E-2" table:style-name="ce1">
            <text:p>0,083936</text:p>
          </table:table-cell>
          <table:table-cell office:value-type="float" office:value="-8.7351999999999999E-2" table:style-name="ce1">
            <text:p>-0,087352</text:p>
          </table:table-cell>
          <table:table-cell office:value-type="float" office:value="0.82569599999999999" table:style-name="ce1">
            <text:p>0,825696</text:p>
          </table:table-cell>
          <table:table-cell office:value-type="float" office:value="-1.82" table:style-name="ce1">
            <text:p>-1,82</text:p>
          </table:table-cell>
          <table:table-cell office:value-type="float" office:value="-4.2" table:style-name="ce1">
            <text:p>-4,2</text:p>
          </table:table-cell>
          <table:table-cell office:value-type="float" office:value="-3.08" table:style-name="ce1">
            <text:p>-3,08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16611755857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7080000000000001E-2" table:style-name="ce1">
            <text:p>-0,01708</text:p>
          </table:table-cell>
          <table:table-cell office:value-type="float" office:value="8.5400000000000004E-2" table:style-name="ce1">
            <text:p>0,0854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-0.7" table:style-name="ce1">
            <text:p>-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858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1719999999999998E-2" table:style-name="ce1">
            <text:p>0,03172</text:p>
          </table:table-cell>
          <table:table-cell office:value-type="float" office:value="6.6367999999999996E-2" table:style-name="ce1">
            <text:p>0,066368</text:p>
          </table:table-cell>
          <table:table-cell office:value-type="float" office:value="1.118984" table:style-name="ce1">
            <text:p>1,11898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3.64" table:style-name="ce1">
            <text:p>-3,6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" table:style-name="ce1">
            <text:p>0</text:p>
          </table:table-cell>
          <table:table-cell office:value-type="float" office:value="16611755858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76" table:style-name="ce1">
            <text:p>-4,7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59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60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5860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3439999999999998E-3" table:style-name="ce1">
            <text:p>-0,006344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1.75" table:style-name="ce1">
            <text:p>1,75</text:p>
          </table:table-cell>
          <table:table-cell office:value-type="float" office:value="-5.6" table:style-name="ce1">
            <text:p>-5,6</text:p>
          </table:table-cell>
          <table:table-cell office:value-type="float" office:value="-1.47" table:style-name="ce1">
            <text:p>-1,4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861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0512000000000003E-2" table:style-name="ce1">
            <text:p>0,060512</text:p>
          </table:table-cell>
          <table:table-cell office:value-type="float" office:value="-2.5864000000000002E-2" table:style-name="ce1">
            <text:p>-0,025864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2.38" table:style-name="ce1">
            <text:p>2,38</text:p>
          </table:table-cell>
          <table:table-cell office:value-type="float" office:value="-3.99" table:style-name="ce1">
            <text:p>-3,99</text:p>
          </table:table-cell>
          <table:table-cell office:value-type="float" office:value="-2.73" table:style-name="ce1">
            <text:p>-2,7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16611755862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0760000000000003E-2" table:style-name="ce1">
            <text:p>0,07076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1.030656" table:style-name="ce1">
            <text:p>1,030656</text:p>
          </table:table-cell>
          <table:table-cell office:value-type="float" office:value="-0.77" table:style-name="ce1">
            <text:p>-0,7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862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1472000000000002E-2" table:style-name="ce1">
            <text:p>-0,021472</text:p>
          </table:table-cell>
          <table:table-cell office:value-type="float" office:value="0.105408" table:style-name="ce1">
            <text:p>0,105408</text:p>
          </table:table-cell>
          <table:table-cell office:value-type="float" office:value="0.73395200000000005" table:style-name="ce1">
            <text:p>0,733952</text:p>
          </table:table-cell>
          <table:table-cell office:value-type="float" office:value="-1.75" table:style-name="ce1">
            <text:p>-1,75</text:p>
          </table:table-cell>
          <table:table-cell office:value-type="float" office:value="-5.74" table:style-name="ce1">
            <text:p>-5,74</text:p>
          </table:table-cell>
          <table:table-cell office:value-type="float" office:value="1.61" table:style-name="ce1">
            <text:p>1,61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3.965217" table:style-name="ce1">
            <text:p>3,965217</text:p>
          </table:table-cell>
          <table:table-cell office:value-type="float" office:value="16611755863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4888E-2" table:style-name="ce1">
            <text:p>-0,024888</text:p>
          </table:table-cell>
          <table:table-cell office:value-type="float" office:value="-2.4400000000000002E-2" table:style-name="ce1">
            <text:p>-0,0244</text:p>
          </table:table-cell>
          <table:table-cell office:value-type="float" office:value="1.2136560000000001" table:style-name="ce1">
            <text:p>1,213656</text:p>
          </table:table-cell>
          <table:table-cell office:value-type="float" office:value="1.05" table:style-name="ce1">
            <text:p>1,05</text:p>
          </table:table-cell>
          <table:table-cell office:value-type="float" office:value="-3.57" table:style-name="ce1">
            <text:p>-3,57</text:p>
          </table:table-cell>
          <table:table-cell office:value-type="float" office:value="-0.84" table:style-name="ce1">
            <text:p>-0,8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2.8521740000000002" table:style-name="ce1">
            <text:p>-2,852174</text:p>
          </table:table-cell>
          <table:table-cell office:value-type="float" office:value="16611755864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071999999999999E-2" table:style-name="ce1">
            <text:p>0,058072</text:p>
          </table:table-cell>
          <table:table-cell office:value-type="float" office:value="4.4895999999999998E-2" table:style-name="ce1">
            <text:p>0,044896</text:p>
          </table:table-cell>
          <table:table-cell office:value-type="float" office:value="1.015528" table:style-name="ce1">
            <text:p>1,015528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1.05" table:style-name="ce1">
            <text:p>1,0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13913" table:style-name="ce1">
            <text:p>0,13913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16611755864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19999999999997E-2" table:style-name="ce1">
            <text:p>0,09272</text:p>
          </table:table-cell>
          <table:table-cell office:value-type="float" office:value="-2.7816E-2" table:style-name="ce1">
            <text:p>-0,027816</text:p>
          </table:table-cell>
          <table:table-cell office:value-type="float" office:value="1.0687199999999999" table:style-name="ce1">
            <text:p>1,06872</text:p>
          </table:table-cell>
          <table:table-cell office:value-type="float" office:value="1.54" table:style-name="ce1">
            <text:p>1,54</text:p>
          </table:table-cell>
          <table:table-cell office:value-type="float" office:value="-5.25" table:style-name="ce1">
            <text:p>-5,25</text:p>
          </table:table-cell>
          <table:table-cell office:value-type="float" office:value="-0.35" table:style-name="ce1">
            <text:p>-0,35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16611755865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0008000000000001E-2" table:style-name="ce1">
            <text:p>-0,020008</text:p>
          </table:table-cell>
          <table:table-cell office:value-type="float" office:value="5.4168000000000001E-2" table:style-name="ce1">
            <text:p>0,054168</text:p>
          </table:table-cell>
          <table:table-cell office:value-type="float" office:value="0.81935199999999997" table:style-name="ce1">
            <text:p>0,819352</text:p>
          </table:table-cell>
          <table:table-cell office:value-type="float" office:value="-4.34" table:style-name="ce1">
            <text:p>-4,34</text:p>
          </table:table-cell>
          <table:table-cell office:value-type="float" office:value="-4.41" table:style-name="ce1">
            <text:p>-4,41</text:p>
          </table:table-cell>
          <table:table-cell office:value-type="float" office:value="-3.29" table:style-name="ce1">
            <text:p>-3,2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866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1488000000000001E-2" table:style-name="ce1">
            <text:p>-0,061488</text:p>
          </table:table-cell>
          <table:table-cell office:value-type="float" office:value="-0.14932799999999999" table:style-name="ce1">
            <text:p>-0,149328</text:p>
          </table:table-cell>
          <table:table-cell office:value-type="float" office:value="1.3473679999999999" table:style-name="ce1">
            <text:p>1,347368</text:p>
          </table:table-cell>
          <table:table-cell office:value-type="float" office:value="-2.87" table:style-name="ce1">
            <text:p>-2,8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4.2" table:style-name="ce1">
            <text:p>-4,2</text:p>
          </table:table-cell>
          <table:table-cell office:value-type="float" office:value="1.321739" table:style-name="ce1">
            <text:p>1,321739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66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9039999999999998E-2" table:style-name="ce1">
            <text:p>0,03904</text:p>
          </table:table-cell>
          <table:table-cell office:value-type="float" office:value="-0.13761599999999999" table:style-name="ce1">
            <text:p>-0,137616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3.43" table:style-name="ce1">
            <text:p>3,43</text:p>
          </table:table-cell>
          <table:table-cell office:value-type="float" office:value="-4.76" table:style-name="ce1">
            <text:p>-4,76</text:p>
          </table:table-cell>
          <table:table-cell office:value-type="float" office:value="-4.34" table:style-name="ce1">
            <text:p>-4,34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2.991304" table:style-name="ce1">
            <text:p>-2,991304</text:p>
          </table:table-cell>
          <table:table-cell office:value-type="float" office:value="16611755867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2936000000000002E-2" table:style-name="ce1">
            <text:p>-0,022936</text:p>
          </table:table-cell>
          <table:table-cell office:value-type="float" office:value="-7.4663999999999994E-2" table:style-name="ce1">
            <text:p>-0,074664</text:p>
          </table:table-cell>
          <table:table-cell office:value-type="float" office:value="0.88181600000000004" table:style-name="ce1">
            <text:p>0,881816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3.78" table:style-name="ce1">
            <text:p>-3,78</text:p>
          </table:table-cell>
          <table:table-cell office:value-type="float" office:value="-3.57" table:style-name="ce1">
            <text:p>-3,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16611755867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1062959999999999" table:style-name="ce1">
            <text:p>1,106296</text:p>
          </table:table-cell>
          <table:table-cell office:value-type="float" office:value="1.75" table:style-name="ce1">
            <text:p>1,75</text:p>
          </table:table-cell>
          <table:table-cell office:value-type="float" office:value="-6.09" table:style-name="ce1">
            <text:p>-6,09</text:p>
          </table:table-cell>
          <table:table-cell office:value-type="float" office:value="-3.22" table:style-name="ce1">
            <text:p>-3,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868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-3.2208000000000001E-2" table:style-name="ce1">
            <text:p>-0,032208</text:p>
          </table:table-cell>
          <table:table-cell office:value-type="float" office:value="1.0535920000000001" table:style-name="ce1">
            <text:p>1,053592</text:p>
          </table:table-cell>
          <table:table-cell office:value-type="float" office:value="3.78" table:style-name="ce1">
            <text:p>3,78</text:p>
          </table:table-cell>
          <table:table-cell office:value-type="float" office:value="-7.98" table:style-name="ce1">
            <text:p>-7,98</text:p>
          </table:table-cell>
          <table:table-cell office:value-type="float" office:value="-3.29" table:style-name="ce1">
            <text:p>-3,29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1.182609" table:style-name="ce1">
            <text:p>1,182609</text:p>
          </table:table-cell>
          <table:table-cell office:value-type="float" office:value="16611755869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72264" table:style-name="ce1">
            <text:p>0,172264</text:p>
          </table:table-cell>
          <table:table-cell office:value-type="float" office:value="4.6359999999999998E-2" table:style-name="ce1">
            <text:p>0,04636</text:p>
          </table:table-cell>
          <table:table-cell office:value-type="float" office:value="0.84814400000000001" table:style-name="ce1">
            <text:p>0,848144</text:p>
          </table:table-cell>
          <table:table-cell office:value-type="float" office:value="2.87" table:style-name="ce1">
            <text:p>2,87</text:p>
          </table:table-cell>
          <table:table-cell office:value-type="float" office:value="-4.2" table:style-name="ce1">
            <text:p>-4,2</text:p>
          </table:table-cell>
          <table:table-cell office:value-type="float" office:value="-1.89" table:style-name="ce1">
            <text:p>-1,89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16611755869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4168000000000001E-2" table:style-name="ce1">
            <text:p>-0,054168</text:p>
          </table:table-cell>
          <table:table-cell office:value-type="float" office:value="-8.7840000000000001E-2" table:style-name="ce1">
            <text:p>-0,08784</text:p>
          </table:table-cell>
          <table:table-cell office:value-type="float" office:value="1.1653439999999999" table:style-name="ce1">
            <text:p>1,16534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-3.78" table:style-name="ce1">
            <text:p>-3,78</text:p>
          </table:table-cell>
          <table:table-cell office:value-type="float" office:value="-3.78" table:style-name="ce1">
            <text:p>-3,78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5870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20408" table:style-name="ce1">
            <text:p>1,0204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1.54" table:style-name="ce1">
            <text:p>-1,54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1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1.05" table:style-name="ce1">
            <text:p>1,05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871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2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0" table:style-name="ce1">
            <text:p>0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3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874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1.117032" table:style-name="ce1">
            <text:p>1,11703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74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75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-3.3183999999999998E-2" table:style-name="ce1">
            <text:p>-0,03318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75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76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1.008208" table:style-name="ce1">
            <text:p>1,0082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7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77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3.2208000000000001E-2" table:style-name="ce1">
            <text:p>0,03220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1.47" table:style-name="ce1">
            <text:p>1,4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783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8303999999999999E-2" table:style-name="ce1">
            <text:p>0,028304</text:p>
          </table:table-cell>
          <table:table-cell office:value-type="float" office:value="3.2208000000000001E-2" table:style-name="ce1">
            <text:p>0,032208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792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4.9287999999999998E-2" table:style-name="ce1">
            <text:p>0,049288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879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328000000000002E-2" table:style-name="ce1">
            <text:p>0,027328</text:p>
          </table:table-cell>
          <table:table-cell office:value-type="float" office:value="4.4895999999999998E-2" table:style-name="ce1">
            <text:p>0,044896</text:p>
          </table:table-cell>
          <table:table-cell office:value-type="float" office:value="0.972584" table:style-name="ce1">
            <text:p>0,97258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0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744E-2" table:style-name="ce1">
            <text:p>0,030744</text:p>
          </table:table-cell>
          <table:table-cell office:value-type="float" office:value="4.2456000000000001E-2" table:style-name="ce1">
            <text:p>0,04245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80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81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82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-3.2696000000000003E-2" table:style-name="ce1">
            <text:p>-0,03269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83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-2.8303999999999999E-2" table:style-name="ce1">
            <text:p>-0,02830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883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-9.2720000000000007E-3" table:style-name="ce1">
            <text:p>-0,009272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844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26" table:style-name="ce1">
            <text:p>1,26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5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85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744E-2" table:style-name="ce1">
            <text:p>0,030744</text:p>
          </table:table-cell>
          <table:table-cell office:value-type="float" office:value="3.8064000000000001E-2" table:style-name="ce1">
            <text:p>0,03806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86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3.8552000000000003E-2" table:style-name="ce1">
            <text:p>0,038552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87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8303999999999999E-2" table:style-name="ce1">
            <text:p>0,028304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7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03816" table:style-name="ce1">
            <text:p>1,00381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8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88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89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-2.4888E-2" table:style-name="ce1">
            <text:p>-0,024888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890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2.5864000000000002E-2" table:style-name="ce1">
            <text:p>-0,02586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90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7840000000000001E-3" table:style-name="ce1">
            <text:p>0,008784</text:p>
          </table:table-cell>
          <table:table-cell office:value-type="float" office:value="-2.7816E-2" table:style-name="ce1">
            <text:p>-0,02781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91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-9.2720000000000007E-3" table:style-name="ce1">
            <text:p>-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892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3696000000000002E-2" table:style-name="ce1">
            <text:p>0,093696</text:p>
          </table:table-cell>
          <table:table-cell office:value-type="float" office:value="-2.5864000000000002E-2" table:style-name="ce1">
            <text:p>-0,025864</text:p>
          </table:table-cell>
          <table:table-cell office:value-type="float" office:value="1.027728" table:style-name="ce1">
            <text:p>1,02772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3.5" table:style-name="ce1">
            <text:p>-3,5</text:p>
          </table:table-cell>
          <table:table-cell office:value-type="float" office:value="-3.22" table:style-name="ce1">
            <text:p>-3,22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92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1516800000000001" table:style-name="ce1">
            <text:p>0,115168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0.90670399999999995" table:style-name="ce1">
            <text:p>0,906704</text:p>
          </table:table-cell>
          <table:table-cell office:value-type="float" office:value="-0.35" table:style-name="ce1">
            <text:p>-0,35</text:p>
          </table:table-cell>
          <table:table-cell office:value-type="float" office:value="-3.29" table:style-name="ce1">
            <text:p>-3,29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93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9528000000000001E-2" table:style-name="ce1">
            <text:p>-0,039528</text:p>
          </table:table-cell>
          <table:table-cell office:value-type="float" office:value="-9.1744000000000006E-2" table:style-name="ce1">
            <text:p>-0,091744</text:p>
          </table:table-cell>
          <table:table-cell office:value-type="float" office:value="0.93403199999999997" table:style-name="ce1">
            <text:p>0,93403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3.85" table:style-name="ce1">
            <text:p>-3,85</text:p>
          </table:table-cell>
          <table:table-cell office:value-type="float" office:value="-3.92" table:style-name="ce1">
            <text:p>-3,9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94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0101599999999999" table:style-name="ce1">
            <text:p>0,101016</text:p>
          </table:table-cell>
          <table:table-cell office:value-type="float" office:value="2.7816E-2" table:style-name="ce1">
            <text:p>0,027816</text:p>
          </table:table-cell>
          <table:table-cell office:value-type="float" office:value="1.104344" table:style-name="ce1">
            <text:p>1,104344</text:p>
          </table:table-cell>
          <table:table-cell office:value-type="float" office:value="1.19" table:style-name="ce1">
            <text:p>1,19</text:p>
          </table:table-cell>
          <table:table-cell office:value-type="float" office:value="-6.37" table:style-name="ce1">
            <text:p>-6,3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16611755894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1495999999999999E-2" table:style-name="ce1">
            <text:p>0,081496</text:p>
          </table:table-cell>
          <table:table-cell office:value-type="float" office:value="-0.101504" table:style-name="ce1">
            <text:p>-0,101504</text:p>
          </table:table-cell>
          <table:table-cell office:value-type="float" office:value="1.1472880000000001" table:style-name="ce1">
            <text:p>1,147288</text:p>
          </table:table-cell>
          <table:table-cell office:value-type="float" office:value="4.2" table:style-name="ce1">
            <text:p>4,2</text:p>
          </table:table-cell>
          <table:table-cell office:value-type="float" office:value="-2.31" table:style-name="ce1">
            <text:p>-2,31</text:p>
          </table:table-cell>
          <table:table-cell office:value-type="float" office:value="-2.31" table:style-name="ce1">
            <text:p>-2,31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95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1.0911679999999999" table:style-name="ce1">
            <text:p>1,091168</text:p>
          </table:table-cell>
          <table:table-cell office:value-type="float" office:value="-0.98" table:style-name="ce1">
            <text:p>-0,98</text:p>
          </table:table-cell>
          <table:table-cell office:value-type="float" office:value="-4.34" table:style-name="ce1">
            <text:p>-4,34</text:p>
          </table:table-cell>
          <table:table-cell office:value-type="float" office:value="-1.89" table:style-name="ce1">
            <text:p>-1,89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896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6591999999999999E-2" table:style-name="ce1">
            <text:p>-0,016592</text:p>
          </table:table-cell>
          <table:table-cell office:value-type="float" office:value="5.4168000000000001E-2" table:style-name="ce1">
            <text:p>0,054168</text:p>
          </table:table-cell>
          <table:table-cell office:value-type="float" office:value="0.85351200000000005" table:style-name="ce1">
            <text:p>0,853512</text:p>
          </table:table-cell>
          <table:table-cell office:value-type="float" office:value="1.61" table:style-name="ce1">
            <text:p>1,6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0.42" table:style-name="ce1">
            <text:p>-0,42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.669565" table:style-name="ce1">
            <text:p>1,669565</text:p>
          </table:table-cell>
          <table:table-cell office:value-type="float" office:value="16611755896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799999999999999E-4" table:style-name="ce1">
            <text:p>0,000488</text:p>
          </table:table-cell>
          <table:table-cell office:value-type="float" office:value="4.0503999999999998E-2" table:style-name="ce1">
            <text:p>0,040504</text:p>
          </table:table-cell>
          <table:table-cell office:value-type="float" office:value="1.067744" table:style-name="ce1">
            <text:p>1,067744</text:p>
          </table:table-cell>
          <table:table-cell office:value-type="float" office:value="2.8" table:style-name="ce1">
            <text:p>2,8</text:p>
          </table:table-cell>
          <table:table-cell office:value-type="float" office:value="-5.32" table:style-name="ce1">
            <text:p>-5,32</text:p>
          </table:table-cell>
          <table:table-cell office:value-type="float" office:value="-3.01" table:style-name="ce1">
            <text:p>-3,0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897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2720000000000007E-3" table:style-name="ce1">
            <text:p>-0,009272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62376" table:style-name="ce1">
            <text:p>1,062376</text:p>
          </table:table-cell>
          <table:table-cell office:value-type="float" office:value="1.33" table:style-name="ce1">
            <text:p>1,33</text:p>
          </table:table-cell>
          <table:table-cell office:value-type="float" office:value="-7.35" table:style-name="ce1">
            <text:p>-7,35</text:p>
          </table:table-cell>
          <table:table-cell office:value-type="float" office:value="-3.01" table:style-name="ce1">
            <text:p>-3,0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898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6111999999999998E-2" table:style-name="ce1">
            <text:p>0,036112</text:p>
          </table:table-cell>
          <table:table-cell office:value-type="float" office:value="-2.7328000000000002E-2" table:style-name="ce1">
            <text:p>-0,027328</text:p>
          </table:table-cell>
          <table:table-cell office:value-type="float" office:value="1.1009279999999999" table:style-name="ce1">
            <text:p>1,100928</text:p>
          </table:table-cell>
          <table:table-cell office:value-type="float" office:value="2.59" table:style-name="ce1">
            <text:p>2,59</text:p>
          </table:table-cell>
          <table:table-cell office:value-type="float" office:value="-3.22" table:style-name="ce1">
            <text:p>-3,22</text:p>
          </table:table-cell>
          <table:table-cell office:value-type="float" office:value="-4.2" table:style-name="ce1">
            <text:p>-4,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5898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1967999999999998E-2" table:style-name="ce1">
            <text:p>-0,041968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87937600000000005" table:style-name="ce1">
            <text:p>0,879376</text:p>
          </table:table-cell>
          <table:table-cell office:value-type="float" office:value="3.15" table:style-name="ce1">
            <text:p>3,15</text:p>
          </table:table-cell>
          <table:table-cell office:value-type="float" office:value="-4.76" table:style-name="ce1">
            <text:p>-4,76</text:p>
          </table:table-cell>
          <table:table-cell office:value-type="float" office:value="-2.94" table:style-name="ce1">
            <text:p>-2,9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899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0.13908000000000001" table:style-name="ce1">
            <text:p>0,13908</text:p>
          </table:table-cell>
          <table:table-cell office:value-type="float" office:value="1.055056" table:style-name="ce1">
            <text:p>1,055056</text:p>
          </table:table-cell>
          <table:table-cell office:value-type="float" office:value="-0.35" table:style-name="ce1">
            <text:p>-0,35</text:p>
          </table:table-cell>
          <table:table-cell office:value-type="float" office:value="-4.13" table:style-name="ce1">
            <text:p>-4,13</text:p>
          </table:table-cell>
          <table:table-cell office:value-type="float" office:value="-3.64" table:style-name="ce1">
            <text:p>-3,6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900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0264000000000003E-2" table:style-name="ce1">
            <text:p>0,050264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535920000000001" table:style-name="ce1">
            <text:p>1,053592</text:p>
          </table:table-cell>
          <table:table-cell office:value-type="float" office:value="3.15" table:style-name="ce1">
            <text:p>3,15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900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0999999999999999E-2" table:style-name="ce1">
            <text:p>-0,061</text:p>
          </table:table-cell>
          <table:table-cell office:value-type="float" office:value="0.30987999999999999" table:style-name="ce1">
            <text:p>0,30988</text:p>
          </table:table-cell>
          <table:table-cell office:value-type="float" office:value="1.117032" table:style-name="ce1">
            <text:p>1,117032</text:p>
          </table:table-cell>
          <table:table-cell office:value-type="float" office:value="-1.82" table:style-name="ce1">
            <text:p>-1,82</text:p>
          </table:table-cell>
          <table:table-cell office:value-type="float" office:value="-4.41" table:style-name="ce1">
            <text:p>-4,41</text:p>
          </table:table-cell>
          <table:table-cell office:value-type="float" office:value="0.42" table:style-name="ce1">
            <text:p>0,4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01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1231999999999999E-2" table:style-name="ce1">
            <text:p>-0,031232</text:p>
          </table:table-cell>
          <table:table-cell office:value-type="float" office:value="-2.8792000000000002E-2" table:style-name="ce1">
            <text:p>-0,028792</text:p>
          </table:table-cell>
          <table:table-cell office:value-type="float" office:value="1.1224000000000001" table:style-name="ce1">
            <text:p>1,1224</text:p>
          </table:table-cell>
          <table:table-cell office:value-type="float" office:value="0.35" table:style-name="ce1">
            <text:p>0,35</text:p>
          </table:table-cell>
          <table:table-cell office:value-type="float" office:value="-3.78" table:style-name="ce1">
            <text:p>-3,78</text:p>
          </table:table-cell>
          <table:table-cell office:value-type="float" office:value="-5.04" table:style-name="ce1">
            <text:p>-5,04</text:p>
          </table:table-cell>
          <table:table-cell office:value-type="float" office:value="1.182609" table:style-name="ce1">
            <text:p>1,18260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5901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800000000000003E-2" table:style-name="ce1">
            <text:p>0,0488</text:p>
          </table:table-cell>
          <table:table-cell office:value-type="float" office:value="6.6855999999999999E-2" table:style-name="ce1">
            <text:p>0,066856</text:p>
          </table:table-cell>
          <table:table-cell office:value-type="float" office:value="1.0736000000000001" table:style-name="ce1">
            <text:p>1,073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1.4" table:style-name="ce1">
            <text:p>-1,4</text:p>
          </table:table-cell>
          <table:table-cell office:value-type="float" office:value="-3.15" table:style-name="ce1">
            <text:p>-3,15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902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9783999999999999E-2" table:style-name="ce1">
            <text:p>0,069784</text:p>
          </table:table-cell>
          <table:table-cell office:value-type="float" office:value="8.3935999999999997E-2" table:style-name="ce1">
            <text:p>0,083936</text:p>
          </table:table-cell>
          <table:table-cell office:value-type="float" office:value="0.71687199999999995" table:style-name="ce1">
            <text:p>0,716872</text:p>
          </table:table-cell>
          <table:table-cell office:value-type="float" office:value="0.35" table:style-name="ce1">
            <text:p>0,35</text:p>
          </table:table-cell>
          <table:table-cell office:value-type="float" office:value="-3.92" table:style-name="ce1">
            <text:p>-3,92</text:p>
          </table:table-cell>
          <table:table-cell office:value-type="float" office:value="-2.94" table:style-name="ce1">
            <text:p>-2,9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03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5079200000000001" table:style-name="ce1">
            <text:p>0,150792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1.0682320000000001" table:style-name="ce1">
            <text:p>1,068232</text:p>
          </table:table-cell>
          <table:table-cell office:value-type="float" office:value="0.21" table:style-name="ce1">
            <text:p>0,21</text:p>
          </table:table-cell>
          <table:table-cell office:value-type="float" office:value="-2.31" table:style-name="ce1">
            <text:p>-2,31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16611755903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8.6863999999999997E-2" table:style-name="ce1">
            <text:p>0,086864</text:p>
          </table:table-cell>
          <table:table-cell office:value-type="float" office:value="0.95745599999999997" table:style-name="ce1">
            <text:p>0,957456</text:p>
          </table:table-cell>
          <table:table-cell office:value-type="float" office:value="-0.91" table:style-name="ce1">
            <text:p>-0,9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904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8320000000000004E-3" table:style-name="ce1">
            <text:p>0,00683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-0.42" table:style-name="ce1">
            <text:p>-0,42</text:p>
          </table:table-cell>
          <table:table-cell office:value-type="float" office:value="-4.97" table:style-name="ce1">
            <text:p>-4,97</text:p>
          </table:table-cell>
          <table:table-cell office:value-type="float" office:value="-1.82" table:style-name="ce1">
            <text:p>-1,82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05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680000000000004E-3" table:style-name="ce1">
            <text:p>0,005368</text:p>
          </table:table-cell>
          <table:table-cell office:value-type="float" office:value="-2.0983999999999999E-2" table:style-name="ce1">
            <text:p>-0,02098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16611755906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37917600000000001" table:style-name="ce1">
            <text:p>-0,379176</text:p>
          </table:table-cell>
          <table:table-cell office:value-type="float" office:value="0.105896" table:style-name="ce1">
            <text:p>0,105896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6.44" table:style-name="ce1">
            <text:p>-6,44</text:p>
          </table:table-cell>
          <table:table-cell office:value-type="float" office:value="-3.5" table:style-name="ce1">
            <text:p>-3,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06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3920000000000001E-2" table:style-name="ce1">
            <text:p>0,04392</text:p>
          </table:table-cell>
          <table:table-cell office:value-type="float" office:value="0.33428000000000002" table:style-name="ce1">
            <text:p>0,33428</text:p>
          </table:table-cell>
          <table:table-cell office:value-type="float" office:value="1.0321199999999999" table:style-name="ce1">
            <text:p>1,03212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3.08" table:style-name="ce1">
            <text:p>-3,08</text:p>
          </table:table-cell>
          <table:table-cell office:value-type="float" office:value="36.54" table:style-name="ce1">
            <text:p>36,5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113043" table:style-name="ce1">
            <text:p>1,113043</text:p>
          </table:table-cell>
          <table:table-cell office:value-type="float" office:value="34.852170000000001" table:style-name="ce1">
            <text:p>34,85217</text:p>
          </table:table-cell>
          <table:table-cell office:value-type="float" office:value="16611755907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59576" table:style-name="ce1">
            <text:p>0,159576</text:p>
          </table:table-cell>
          <table:table-cell office:value-type="float" office:value="-6.5879999999999994E-2" table:style-name="ce1">
            <text:p>-0,06588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1.54" table:style-name="ce1">
            <text:p>-1,54</text:p>
          </table:table-cell>
          <table:table-cell office:value-type="float" office:value="23.87" table:style-name="ce1">
            <text:p>23,8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2.1565219999999998" table:style-name="ce1">
            <text:p>-2,156522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5908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8320000000000004E-3" table:style-name="ce1">
            <text:p>0,006832</text:p>
          </table:table-cell>
          <table:table-cell office:value-type="float" office:value="-5.1240000000000001E-2" table:style-name="ce1">
            <text:p>-0,05124</text:p>
          </table:table-cell>
          <table:table-cell office:value-type="float" office:value="0.91500000000000004" table:style-name="ce1">
            <text:p>0,915</text:p>
          </table:table-cell>
          <table:table-cell office:value-type="float" office:value="3.22" table:style-name="ce1">
            <text:p>3,22</text:p>
          </table:table-cell>
          <table:table-cell office:value-type="float" office:value="-6.09" table:style-name="ce1">
            <text:p>-6,09</text:p>
          </table:table-cell>
          <table:table-cell office:value-type="float" office:value="24.92" table:style-name="ce1">
            <text:p>24,9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8521740000000002" table:style-name="ce1">
            <text:p>2,852174</text:p>
          </table:table-cell>
          <table:table-cell office:value-type="float" office:value="28.5913" table:style-name="ce1">
            <text:p>28,5913</text:p>
          </table:table-cell>
          <table:table-cell office:value-type="float" office:value="16611755908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272799999999999" table:style-name="ce1">
            <text:p>-0,112728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-3.22" table:style-name="ce1">
            <text:p>-3,22</text:p>
          </table:table-cell>
          <table:table-cell office:value-type="float" office:value="-6.16" table:style-name="ce1">
            <text:p>-6,16</text:p>
          </table:table-cell>
          <table:table-cell office:value-type="float" office:value="27.09" table:style-name="ce1">
            <text:p>27,09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6.017389999999999" table:style-name="ce1">
            <text:p>26,01739</text:p>
          </table:table-cell>
          <table:table-cell office:value-type="float" office:value="16611755909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399999999999999E-3" table:style-name="ce1">
            <text:p>0,00244</text:p>
          </table:table-cell>
          <table:table-cell office:value-type="float" office:value="9.0279999999999999E-2" table:style-name="ce1">
            <text:p>0,09028</text:p>
          </table:table-cell>
          <table:table-cell office:value-type="float" office:value="1.097512" table:style-name="ce1">
            <text:p>1,097512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5.32" table:style-name="ce1">
            <text:p>-5,32</text:p>
          </table:table-cell>
          <table:table-cell office:value-type="float" office:value="26.46" table:style-name="ce1">
            <text:p>26,4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530435" table:style-name="ce1">
            <text:p>1,530435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5909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21512" table:style-name="ce1">
            <text:p>-0,121512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24.99" table:style-name="ce1">
            <text:p>24,99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530435" table:style-name="ce1">
            <text:p>1,530435</text:p>
          </table:table-cell>
          <table:table-cell office:value-type="float" office:value="22.956520000000001" table:style-name="ce1">
            <text:p>22,95652</text:p>
          </table:table-cell>
          <table:table-cell office:value-type="float" office:value="16611755910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1231999999999999E-2" table:style-name="ce1">
            <text:p>0,031232</text:p>
          </table:table-cell>
          <table:table-cell office:value-type="float" office:value="-0.19031999999999999" table:style-name="ce1">
            <text:p>-0,19032</text:p>
          </table:table-cell>
          <table:table-cell office:value-type="float" office:value="0.96819200000000005" table:style-name="ce1">
            <text:p>0,968192</text:p>
          </table:table-cell>
          <table:table-cell office:value-type="float" office:value="1.75" table:style-name="ce1">
            <text:p>1,75</text:p>
          </table:table-cell>
          <table:table-cell office:value-type="float" office:value="-3.5" table:style-name="ce1">
            <text:p>-3,5</text:p>
          </table:table-cell>
          <table:table-cell office:value-type="float" office:value="26.81" table:style-name="ce1">
            <text:p>26,8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6.713039999999999" table:style-name="ce1">
            <text:p>26,71304</text:p>
          </table:table-cell>
          <table:table-cell office:value-type="float" office:value="16611755911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2.3424E-2" table:style-name="ce1">
            <text:p>-0,023424</text:p>
          </table:table-cell>
          <table:table-cell office:value-type="float" office:value="1.072136" table:style-name="ce1">
            <text:p>1,072136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76" table:style-name="ce1">
            <text:p>-4,76</text:p>
          </table:table-cell>
          <table:table-cell office:value-type="float" office:value="26.95" table:style-name="ce1">
            <text:p>26,95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30.33043" table:style-name="ce1">
            <text:p>30,33043</text:p>
          </table:table-cell>
          <table:table-cell office:value-type="float" office:value="16611755911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45784" table:style-name="ce1">
            <text:p>1,045784</text:p>
          </table:table-cell>
          <table:table-cell office:value-type="float" office:value="-5.32" table:style-name="ce1">
            <text:p>-5,32</text:p>
          </table:table-cell>
          <table:table-cell office:value-type="float" office:value="-4.76" table:style-name="ce1">
            <text:p>-4,76</text:p>
          </table:table-cell>
          <table:table-cell office:value-type="float" office:value="27.58" table:style-name="ce1">
            <text:p>27,5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530435" table:style-name="ce1">
            <text:p>1,530435</text:p>
          </table:table-cell>
          <table:table-cell office:value-type="float" office:value="28.173909999999999" table:style-name="ce1">
            <text:p>28,17391</text:p>
          </table:table-cell>
          <table:table-cell office:value-type="float" office:value="16611755912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1228" table:style-name="ce1">
            <text:p>0,21228</text:p>
          </table:table-cell>
          <table:table-cell office:value-type="float" office:value="-0.102968" table:style-name="ce1">
            <text:p>-0,102968</text:p>
          </table:table-cell>
          <table:table-cell office:value-type="float" office:value="1.025288" table:style-name="ce1">
            <text:p>1,025288</text:p>
          </table:table-cell>
          <table:table-cell office:value-type="float" office:value="-1.26" table:style-name="ce1">
            <text:p>-1,26</text:p>
          </table:table-cell>
          <table:table-cell office:value-type="float" office:value="-4.41" table:style-name="ce1">
            <text:p>-4,41</text:p>
          </table:table-cell>
          <table:table-cell office:value-type="float" office:value="25.41" table:style-name="ce1">
            <text:p>25,41</text:p>
          </table:table-cell>
          <table:table-cell office:value-type="float" office:value="0.13913" table:style-name="ce1">
            <text:p>0,1391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8.10435" table:style-name="ce1">
            <text:p>28,10435</text:p>
          </table:table-cell>
          <table:table-cell office:value-type="float" office:value="16611755913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7584000000000003E-2" table:style-name="ce1">
            <text:p>-0,057584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272399999999999" table:style-name="ce1">
            <text:p>1,02724</text:p>
          </table:table-cell>
          <table:table-cell office:value-type="float" office:value="1.75" table:style-name="ce1">
            <text:p>1,75</text:p>
          </table:table-cell>
          <table:table-cell office:value-type="float" office:value="-3.64" table:style-name="ce1">
            <text:p>-3,64</text:p>
          </table:table-cell>
          <table:table-cell office:value-type="float" office:value="25.34" table:style-name="ce1">
            <text:p>25,3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29.35652" table:style-name="ce1">
            <text:p>29,35652</text:p>
          </table:table-cell>
          <table:table-cell office:value-type="float" office:value="16611755913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39568" table:style-name="ce1">
            <text:p>0,139568</text:p>
          </table:table-cell>
          <table:table-cell office:value-type="float" office:value="-3.2696000000000003E-2" table:style-name="ce1">
            <text:p>-0,032696</text:p>
          </table:table-cell>
          <table:table-cell office:value-type="float" office:value="1.018456" table:style-name="ce1">
            <text:p>1,018456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6.25" table:style-name="ce1">
            <text:p>26,2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669565" table:style-name="ce1">
            <text:p>1,669565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5914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30353599999999997" table:style-name="ce1">
            <text:p>0,30353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98" table:style-name="ce1">
            <text:p>0,98</text:p>
          </table:table-cell>
          <table:table-cell office:value-type="float" office:value="-3.78" table:style-name="ce1">
            <text:p>-3,78</text:p>
          </table:table-cell>
          <table:table-cell office:value-type="float" office:value="24.71" table:style-name="ce1">
            <text:p>24,7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7.2" table:style-name="ce1">
            <text:p>27,2</text:p>
          </table:table-cell>
          <table:table-cell office:value-type="float" office:value="16611755915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2936000000000002E-2" table:style-name="ce1">
            <text:p>-0,022936</text:p>
          </table:table-cell>
          <table:table-cell office:value-type="float" office:value="-5.5143999999999999E-2" table:style-name="ce1">
            <text:p>-0,05514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3.85" table:style-name="ce1">
            <text:p>-3,85</text:p>
          </table:table-cell>
          <table:table-cell office:value-type="float" office:value="26.67" table:style-name="ce1">
            <text:p>26,6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182609" table:style-name="ce1">
            <text:p>1,182609</text:p>
          </table:table-cell>
          <table:table-cell office:value-type="float" office:value="27.13043" table:style-name="ce1">
            <text:p>27,13043</text:p>
          </table:table-cell>
          <table:table-cell office:value-type="float" office:value="16611755915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4790400000000001" table:style-name="ce1">
            <text:p>-0,247904</text:p>
          </table:table-cell>
          <table:table-cell office:value-type="float" office:value="-6.4416000000000001E-2" table:style-name="ce1">
            <text:p>-0,064416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6.58" table:style-name="ce1">
            <text:p>-6,58</text:p>
          </table:table-cell>
          <table:table-cell office:value-type="float" office:value="24.57" table:style-name="ce1">
            <text:p>24,5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5916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8548000000000001" table:style-name="ce1">
            <text:p>-0,28548</text:p>
          </table:table-cell>
          <table:table-cell office:value-type="float" office:value="0.101992" table:style-name="ce1">
            <text:p>0,101992</text:p>
          </table:table-cell>
          <table:table-cell office:value-type="float" office:value="1.0594479999999999" table:style-name="ce1">
            <text:p>1,059448</text:p>
          </table:table-cell>
          <table:table-cell office:value-type="float" office:value="-13.58" table:style-name="ce1">
            <text:p>-13,58</text:p>
          </table:table-cell>
          <table:table-cell office:value-type="float" office:value="-5.25" table:style-name="ce1">
            <text:p>-5,25</text:p>
          </table:table-cell>
          <table:table-cell office:value-type="float" office:value="25.41" table:style-name="ce1">
            <text:p>25,4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113043" table:style-name="ce1">
            <text:p>1,113043</text:p>
          </table:table-cell>
          <table:table-cell office:value-type="float" office:value="25.18261" table:style-name="ce1">
            <text:p>25,18261</text:p>
          </table:table-cell>
          <table:table-cell office:value-type="float" office:value="16611755917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63968" table:style-name="ce1">
            <text:p>-0,163968</text:p>
          </table:table-cell>
          <table:table-cell office:value-type="float" office:value="-0.16494400000000001" table:style-name="ce1">
            <text:p>-0,164944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2.38" table:style-name="ce1">
            <text:p>2,38</text:p>
          </table:table-cell>
          <table:table-cell office:value-type="float" office:value="-4.34" table:style-name="ce1">
            <text:p>-4,34</text:p>
          </table:table-cell>
          <table:table-cell office:value-type="float" office:value="24.99" table:style-name="ce1">
            <text:p>24,99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27.478259999999999" table:style-name="ce1">
            <text:p>27,47826</text:p>
          </table:table-cell>
          <table:table-cell office:value-type="float" office:value="16611755917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2545599999999999" table:style-name="ce1">
            <text:p>0,225456</text:p>
          </table:table-cell>
          <table:table-cell office:value-type="float" office:value="0.10736" table:style-name="ce1">
            <text:p>0,10736</text:p>
          </table:table-cell>
          <table:table-cell office:value-type="float" office:value="0.90084799999999998" table:style-name="ce1">
            <text:p>0,900848</text:p>
          </table:table-cell>
          <table:table-cell office:value-type="float" office:value="-2.17" table:style-name="ce1">
            <text:p>-2,17</text:p>
          </table:table-cell>
          <table:table-cell office:value-type="float" office:value="-5.46" table:style-name="ce1">
            <text:p>-5,46</text:p>
          </table:table-cell>
          <table:table-cell office:value-type="float" office:value="26.81" table:style-name="ce1">
            <text:p>26,8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5918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9295999999999996E-2" table:style-name="ce1">
            <text:p>0,069296</text:p>
          </table:table-cell>
          <table:table-cell office:value-type="float" office:value="-0.174704" table:style-name="ce1">
            <text:p>-0,174704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1.05" table:style-name="ce1">
            <text:p>1,05</text:p>
          </table:table-cell>
          <table:table-cell office:value-type="float" office:value="-3.15" table:style-name="ce1">
            <text:p>-3,15</text:p>
          </table:table-cell>
          <table:table-cell office:value-type="float" office:value="5.25" table:style-name="ce1">
            <text:p>5,2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4.1739129999999998" table:style-name="ce1">
            <text:p>4,173913</text:p>
          </table:table-cell>
          <table:table-cell office:value-type="float" office:value="16611755919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9719200000000001" table:style-name="ce1">
            <text:p>-0,297192</text:p>
          </table:table-cell>
          <table:table-cell office:value-type="float" office:value="0.194712" table:style-name="ce1">
            <text:p>0,194712</text:p>
          </table:table-cell>
          <table:table-cell office:value-type="float" office:value="1.0570079999999999" table:style-name="ce1">
            <text:p>1,057008</text:p>
          </table:table-cell>
          <table:table-cell office:value-type="float" office:value="-14.28" table:style-name="ce1">
            <text:p>-14,28</text:p>
          </table:table-cell>
          <table:table-cell office:value-type="float" office:value="-6.3" table:style-name="ce1">
            <text:p>-6,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919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3517599999999999" table:style-name="ce1">
            <text:p>-0,135176</text:p>
          </table:table-cell>
          <table:table-cell office:value-type="float" office:value="-4.1967999999999998E-2" table:style-name="ce1">
            <text:p>-0,041968</text:p>
          </table:table-cell>
          <table:table-cell office:value-type="float" office:value="0.94379199999999996" table:style-name="ce1">
            <text:p>0,943792</text:p>
          </table:table-cell>
          <table:table-cell office:value-type="float" office:value="5.6" table:style-name="ce1">
            <text:p>5,6</text:p>
          </table:table-cell>
          <table:table-cell office:value-type="float" office:value="-2.94" table:style-name="ce1">
            <text:p>-2,94</text:p>
          </table:table-cell>
          <table:table-cell office:value-type="float" office:value="-6.79" table:style-name="ce1">
            <text:p>-6,79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6611755920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2736800000000001" table:style-name="ce1">
            <text:p>-0,127368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61" table:style-name="ce1">
            <text:p>1,6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.64" table:style-name="ce1">
            <text:p>-3,6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21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7328000000000002E-2" table:style-name="ce1">
            <text:p>-0,027328</text:p>
          </table:table-cell>
          <table:table-cell office:value-type="float" office:value="-3.3183999999999998E-2" table:style-name="ce1">
            <text:p>-0,033184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3.43" table:style-name="ce1">
            <text:p>-3,4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921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2E-3" table:style-name="ce1">
            <text:p>0,00195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5501599999999998" table:style-name="ce1">
            <text:p>0,955016</text:p>
          </table:table-cell>
          <table:table-cell office:value-type="float" office:value="-0.21" table:style-name="ce1">
            <text:p>-0,21</text:p>
          </table:table-cell>
          <table:table-cell office:value-type="float" office:value="-3.71" table:style-name="ce1">
            <text:p>-3,71</text:p>
          </table:table-cell>
          <table:table-cell office:value-type="float" office:value="-3.01" table:style-name="ce1">
            <text:p>-3,0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922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60552" table:style-name="ce1">
            <text:p>0,160552</text:p>
          </table:table-cell>
          <table:table-cell office:value-type="float" office:value="-4.8800000000000003E-2" table:style-name="ce1">
            <text:p>-0,0488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1.26" table:style-name="ce1">
            <text:p>1,26</text:p>
          </table:table-cell>
          <table:table-cell office:value-type="float" office:value="-3.36" table:style-name="ce1">
            <text:p>-3,36</text:p>
          </table:table-cell>
          <table:table-cell office:value-type="float" office:value="-3.57" table:style-name="ce1">
            <text:p>-3,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922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0.83692" table:style-name="ce1">
            <text:p>0,83692</text:p>
          </table:table-cell>
          <table:table-cell office:value-type="float" office:value="0.35" table:style-name="ce1">
            <text:p>0,35</text:p>
          </table:table-cell>
          <table:table-cell office:value-type="float" office:value="-5.74" table:style-name="ce1">
            <text:p>-5,74</text:p>
          </table:table-cell>
          <table:table-cell office:value-type="float" office:value="-2.94" table:style-name="ce1">
            <text:p>-2,94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923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8079999999999998E-3" table:style-name="ce1">
            <text:p>-0,007808</text:p>
          </table:table-cell>
          <table:table-cell office:value-type="float" office:value="0.12687999999999999" table:style-name="ce1">
            <text:p>0,12688</text:p>
          </table:table-cell>
          <table:table-cell office:value-type="float" office:value="1.042368" table:style-name="ce1">
            <text:p>1,042368</text:p>
          </table:table-cell>
          <table:table-cell office:value-type="float" office:value="-4.62" table:style-name="ce1">
            <text:p>-4,62</text:p>
          </table:table-cell>
          <table:table-cell office:value-type="float" office:value="-4.76" table:style-name="ce1">
            <text:p>-4,76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166117559243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1472000000000002E-2" table:style-name="ce1">
            <text:p>-0,021472</text:p>
          </table:table-cell>
          <table:table-cell office:value-type="float" office:value="0.113704" table:style-name="ce1">
            <text:p>0,113704</text:p>
          </table:table-cell>
          <table:table-cell office:value-type="float" office:value="1.22" table:style-name="ce1">
            <text:p>1,22</text:p>
          </table:table-cell>
          <table:table-cell office:value-type="float" office:value="-1.19" table:style-name="ce1">
            <text:p>-1,19</text:p>
          </table:table-cell>
          <table:table-cell office:value-type="float" office:value="-6.93" table:style-name="ce1">
            <text:p>-6,93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924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2E-3" table:style-name="ce1">
            <text:p>-0,003416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0.862784" table:style-name="ce1">
            <text:p>0,862784</text:p>
          </table:table-cell>
          <table:table-cell office:value-type="float" office:value="4.13" table:style-name="ce1">
            <text:p>4,1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47" table:style-name="ce1">
            <text:p>-1,47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6611755925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3E-2" table:style-name="ce1">
            <text:p>-0,03416</text:p>
          </table:table-cell>
          <table:table-cell office:value-type="float" office:value="-2.8792000000000002E-2" table:style-name="ce1">
            <text:p>-0,028792</text:p>
          </table:table-cell>
          <table:table-cell office:value-type="float" office:value="1.077504" table:style-name="ce1">
            <text:p>1,07750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.29" table:style-name="ce1">
            <text:p>-3,29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1.6" table:style-name="ce1">
            <text:p>-1,6</text:p>
          </table:table-cell>
          <table:table-cell office:value-type="float" office:value="16611755926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4.0992000000000001E-2" table:style-name="ce1">
            <text:p>0,040992</text:p>
          </table:table-cell>
          <table:table-cell office:value-type="float" office:value="1.0340720000000001" table:style-name="ce1">
            <text:p>1,034072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26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647999999999998E-2" table:style-name="ce1">
            <text:p>0,034648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27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560000000000001E-3" table:style-name="ce1">
            <text:p>0,00585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28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744E-2" table:style-name="ce1">
            <text:p>0,03074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528" table:style-name="ce1">
            <text:p>1,00528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29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29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30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528" table:style-name="ce1">
            <text:p>1,00528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30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328000000000002E-2" table:style-name="ce1">
            <text:p>0,02732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31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32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32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33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34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63" table:style-name="ce1">
            <text:p>0,63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34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2.4888E-2" table:style-name="ce1">
            <text:p>0,02488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35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60000000000006E-2" table:style-name="ce1">
            <text:p>0,08296</text:p>
          </table:table-cell>
          <table:table-cell office:value-type="float" office:value="-7.2223999999999997E-2" table:style-name="ce1">
            <text:p>-0,072224</text:p>
          </table:table-cell>
          <table:table-cell office:value-type="float" office:value="1.1941360000000001" table:style-name="ce1">
            <text:p>1,194136</text:p>
          </table:table-cell>
          <table:table-cell office:value-type="float" office:value="-1.75" table:style-name="ce1">
            <text:p>-1,75</text:p>
          </table:table-cell>
          <table:table-cell office:value-type="float" office:value="-3.64" table:style-name="ce1">
            <text:p>-3,64</text:p>
          </table:table-cell>
          <table:table-cell office:value-type="float" office:value="-4.34" table:style-name="ce1">
            <text:p>-4,3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10.226089999999999" table:style-name="ce1">
            <text:p>-10,22609</text:p>
          </table:table-cell>
          <table:table-cell office:value-type="float" office:value="16611755936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52256" table:style-name="ce1">
            <text:p>-0,152256</text:p>
          </table:table-cell>
          <table:table-cell office:value-type="float" office:value="0.36892799999999998" table:style-name="ce1">
            <text:p>0,368928</text:p>
          </table:table-cell>
          <table:table-cell office:value-type="float" office:value="1.2185360000000001" table:style-name="ce1">
            <text:p>1,218536</text:p>
          </table:table-cell>
          <table:table-cell office:value-type="float" office:value="1.33" table:style-name="ce1">
            <text:p>1,33</text:p>
          </table:table-cell>
          <table:table-cell office:value-type="float" office:value="-9.8000000000000007" table:style-name="ce1">
            <text:p>-9,8</text:p>
          </table:table-cell>
          <table:table-cell office:value-type="float" office:value="-33.67" table:style-name="ce1">
            <text:p>-33,67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-29.217390000000002" table:style-name="ce1">
            <text:p>-29,21739</text:p>
          </table:table-cell>
          <table:table-cell office:value-type="float" office:value="16611755936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3472799999999999" table:style-name="ce1">
            <text:p>0,234728</text:p>
          </table:table-cell>
          <table:table-cell office:value-type="float" office:value="-0.23960799999999999" table:style-name="ce1">
            <text:p>-0,239608</text:p>
          </table:table-cell>
          <table:table-cell office:value-type="float" office:value="1.018456" table:style-name="ce1">
            <text:p>1,018456</text:p>
          </table:table-cell>
          <table:table-cell office:value-type="float" office:value="0.21" table:style-name="ce1">
            <text:p>0,21</text:p>
          </table:table-cell>
          <table:table-cell office:value-type="float" office:value="0.77" table:style-name="ce1">
            <text:p>0,77</text:p>
          </table:table-cell>
          <table:table-cell office:value-type="float" office:value="-28.7" table:style-name="ce1">
            <text:p>-28,7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4.6608700000000001" table:style-name="ce1">
            <text:p>-4,66087</text:p>
          </table:table-cell>
          <table:table-cell office:value-type="float" office:value="-32.695650000000001" table:style-name="ce1">
            <text:p>-32,69565</text:p>
          </table:table-cell>
          <table:table-cell office:value-type="float" office:value="16611755937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600000000000006E-2" table:style-name="ce1">
            <text:p>0,0976</text:p>
          </table:table-cell>
          <table:table-cell office:value-type="float" office:value="2.5375999999999999E-2" table:style-name="ce1">
            <text:p>0,025376</text:p>
          </table:table-cell>
          <table:table-cell office:value-type="float" office:value="0.77738399999999996" table:style-name="ce1">
            <text:p>0,777384</text:p>
          </table:table-cell>
          <table:table-cell office:value-type="float" office:value="-1.47" table:style-name="ce1">
            <text:p>-1,47</text:p>
          </table:table-cell>
          <table:table-cell office:value-type="float" office:value="-0.21" table:style-name="ce1">
            <text:p>-0,21</text:p>
          </table:table-cell>
          <table:table-cell office:value-type="float" office:value="-30.38" table:style-name="ce1">
            <text:p>-30,38</text:p>
          </table:table-cell>
          <table:table-cell office:value-type="float" office:value="1.669565" table:style-name="ce1">
            <text:p>1,6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28.313040000000001" table:style-name="ce1">
            <text:p>-28,31304</text:p>
          </table:table-cell>
          <table:table-cell office:value-type="float" office:value="16611755938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4912000000000001E-2" table:style-name="ce1">
            <text:p>0,084912</text:p>
          </table:table-cell>
          <table:table-cell office:value-type="float" office:value="-8.3447999999999994E-2" table:style-name="ce1">
            <text:p>-0,083448</text:p>
          </table:table-cell>
          <table:table-cell office:value-type="float" office:value="1.1209359999999999" table:style-name="ce1">
            <text:p>1,120936</text:p>
          </table:table-cell>
          <table:table-cell office:value-type="float" office:value="3.99" table:style-name="ce1">
            <text:p>3,99</text:p>
          </table:table-cell>
          <table:table-cell office:value-type="float" office:value="-0.49" table:style-name="ce1">
            <text:p>-0,49</text:p>
          </table:table-cell>
          <table:table-cell office:value-type="float" office:value="-30.66" table:style-name="ce1">
            <text:p>-30,6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3.321739999999998" table:style-name="ce1">
            <text:p>-33,32174</text:p>
          </table:table-cell>
          <table:table-cell office:value-type="float" office:value="16611755938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2736800000000001" table:style-name="ce1">
            <text:p>-0,127368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0.82276800000000005" table:style-name="ce1">
            <text:p>0,82276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42" table:style-name="ce1">
            <text:p>0,42</text:p>
          </table:table-cell>
          <table:table-cell office:value-type="float" office:value="-28.35" table:style-name="ce1">
            <text:p>-28,35</text:p>
          </table:table-cell>
          <table:table-cell office:value-type="float" office:value="1.878261" table:style-name="ce1">
            <text:p>1,878261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28.313040000000001" table:style-name="ce1">
            <text:p>-28,31304</text:p>
          </table:table-cell>
          <table:table-cell office:value-type="float" office:value="16611755939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2643199999999999" table:style-name="ce1">
            <text:p>-0,226432</text:p>
          </table:table-cell>
          <table:table-cell office:value-type="float" office:value="0.189832" table:style-name="ce1">
            <text:p>0,189832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6.65" table:style-name="ce1">
            <text:p>-6,65</text:p>
          </table:table-cell>
          <table:table-cell office:value-type="float" office:value="-31.29" table:style-name="ce1">
            <text:p>-31,2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28.452169999999999" table:style-name="ce1">
            <text:p>-28,45217</text:p>
          </table:table-cell>
          <table:table-cell office:value-type="float" office:value="16611755940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0638400000000001" table:style-name="ce1">
            <text:p>0,106384</text:p>
          </table:table-cell>
          <table:table-cell office:value-type="float" office:value="-2.0496E-2" table:style-name="ce1">
            <text:p>-0,020496</text:p>
          </table:table-cell>
          <table:table-cell office:value-type="float" office:value="0.998448" table:style-name="ce1">
            <text:p>0,998448</text:p>
          </table:table-cell>
          <table:table-cell office:value-type="float" office:value="3.15" table:style-name="ce1">
            <text:p>3,15</text:p>
          </table:table-cell>
          <table:table-cell office:value-type="float" office:value="-4.41" table:style-name="ce1">
            <text:p>-4,41</text:p>
          </table:table-cell>
          <table:table-cell office:value-type="float" office:value="-29.4" table:style-name="ce1">
            <text:p>-29,4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2.5739130000000001" table:style-name="ce1">
            <text:p>-2,573913</text:p>
          </table:table-cell>
          <table:table-cell office:value-type="float" office:value="-28.173909999999999" table:style-name="ce1">
            <text:p>-28,17391</text:p>
          </table:table-cell>
          <table:table-cell office:value-type="float" office:value="16611755940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8303999999999999E-2" table:style-name="ce1">
            <text:p>-0,02830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5550400000000002" table:style-name="ce1">
            <text:p>0,955504</text:p>
          </table:table-cell>
          <table:table-cell office:value-type="float" office:value="3.64" table:style-name="ce1">
            <text:p>3,64</text:p>
          </table:table-cell>
          <table:table-cell office:value-type="float" office:value="-4.62" table:style-name="ce1">
            <text:p>-4,62</text:p>
          </table:table-cell>
          <table:table-cell office:value-type="float" office:value="-4.55" table:style-name="ce1">
            <text:p>-4,55</text:p>
          </table:table-cell>
          <table:table-cell office:value-type="float" office:value="1.530435" table:style-name="ce1">
            <text:p>1,53043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6611755941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1959999999999999" table:style-name="ce1">
            <text:p>-0,2196</text:p>
          </table:table-cell>
          <table:table-cell office:value-type="float" office:value="4.9776000000000001E-2" table:style-name="ce1">
            <text:p>0,049776</text:p>
          </table:table-cell>
          <table:table-cell office:value-type="float" office:value="0.86522399999999999" table:style-name="ce1">
            <text:p>0,865224</text:p>
          </table:table-cell>
          <table:table-cell office:value-type="float" office:value="4.55" table:style-name="ce1">
            <text:p>4,55</text:p>
          </table:table-cell>
          <table:table-cell office:value-type="float" office:value="-6.3" table:style-name="ce1">
            <text:p>-6,3</text:p>
          </table:table-cell>
          <table:table-cell office:value-type="float" office:value="-3.15" table:style-name="ce1">
            <text:p>-3,1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42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2447999999999999E-2" table:style-name="ce1">
            <text:p>-0,022448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-1.05" table:style-name="ce1">
            <text:p>-1,05</text:p>
          </table:table-cell>
          <table:table-cell office:value-type="float" office:value="-5.88" table:style-name="ce1">
            <text:p>-5,88</text:p>
          </table:table-cell>
          <table:table-cell office:value-type="float" office:value="-0.63" table:style-name="ce1">
            <text:p>-0,63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942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0248" table:style-name="ce1">
            <text:p>0,10248</text:p>
          </table:table-cell>
          <table:table-cell office:value-type="float" office:value="-0.12931999999999999" table:style-name="ce1">
            <text:p>-0,12932</text:p>
          </table:table-cell>
          <table:table-cell office:value-type="float" office:value="0.87205600000000005" table:style-name="ce1">
            <text:p>0,872056</text:p>
          </table:table-cell>
          <table:table-cell office:value-type="float" office:value="-2.8" table:style-name="ce1">
            <text:p>-2,8</text:p>
          </table:table-cell>
          <table:table-cell office:value-type="float" office:value="-6.37" table:style-name="ce1">
            <text:p>-6,37</text:p>
          </table:table-cell>
          <table:table-cell office:value-type="float" office:value="1.96" table:style-name="ce1">
            <text:p>1,9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943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1471999999999999" table:style-name="ce1">
            <text:p>-0,2147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1956" table:style-name="ce1">
            <text:p>1,1956</text:p>
          </table:table-cell>
          <table:table-cell office:value-type="float" office:value="4.83" table:style-name="ce1">
            <text:p>4,83</text:p>
          </table:table-cell>
          <table:table-cell office:value-type="float" office:value="-7.28" table:style-name="ce1">
            <text:p>-7,28</text:p>
          </table:table-cell>
          <table:table-cell office:value-type="float" office:value="-5.39" table:style-name="ce1">
            <text:p>-5,3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43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1480000000000003E-2" table:style-name="ce1">
            <text:p>0,04148</text:p>
          </table:table-cell>
          <table:table-cell office:value-type="float" office:value="-4.7336000000000003E-2" table:style-name="ce1">
            <text:p>-0,047336</text:p>
          </table:table-cell>
          <table:table-cell office:value-type="float" office:value="1.0657920000000001" table:style-name="ce1">
            <text:p>1,065792</text:p>
          </table:table-cell>
          <table:table-cell office:value-type="float" office:value="0.98" table:style-name="ce1">
            <text:p>0,98</text:p>
          </table:table-cell>
          <table:table-cell office:value-type="float" office:value="-6.86" table:style-name="ce1">
            <text:p>-6,86</text:p>
          </table:table-cell>
          <table:table-cell office:value-type="float" office:value="-6.3" table:style-name="ce1">
            <text:p>-6,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16611755944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4347199999999999" table:style-name="ce1">
            <text:p>0,14347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4" table:style-name="ce1">
            <text:p>1,4</text:p>
          </table:table-cell>
          <table:table-cell office:value-type="float" office:value="-2.38" table:style-name="ce1">
            <text:p>-2,38</text:p>
          </table:table-cell>
          <table:table-cell office:value-type="float" office:value="-3.78" table:style-name="ce1">
            <text:p>-3,7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5945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0984" table:style-name="ce1">
            <text:p>-0,20984</text:p>
          </table:table-cell>
          <table:table-cell office:value-type="float" office:value="-6.9783999999999999E-2" table:style-name="ce1">
            <text:p>-0,069784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1.33" table:style-name="ce1">
            <text:p>1,33</text:p>
          </table:table-cell>
          <table:table-cell office:value-type="float" office:value="-1.33" table:style-name="ce1">
            <text:p>-1,33</text:p>
          </table:table-cell>
          <table:table-cell office:value-type="float" office:value="1.75" table:style-name="ce1">
            <text:p>1,7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.6" table:style-name="ce1">
            <text:p>1,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945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7665600000000001" table:style-name="ce1">
            <text:p>0,176656</text:p>
          </table:table-cell>
          <table:table-cell office:value-type="float" office:value="0.11224000000000001" table:style-name="ce1">
            <text:p>0,1122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3.08" table:style-name="ce1">
            <text:p>-3,08</text:p>
          </table:table-cell>
          <table:table-cell office:value-type="float" office:value="-2.59" table:style-name="ce1">
            <text:p>-2,59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5946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5639999999999999E-2" table:style-name="ce1">
            <text:p>0,07564</text:p>
          </table:table-cell>
          <table:table-cell office:value-type="float" office:value="6.0512000000000003E-2" table:style-name="ce1">
            <text:p>0,060512</text:p>
          </table:table-cell>
          <table:table-cell office:value-type="float" office:value="0.96233599999999997" table:style-name="ce1">
            <text:p>0,962336</text:p>
          </table:table-cell>
          <table:table-cell office:value-type="float" office:value="-0.42" table:style-name="ce1">
            <text:p>-0,42</text:p>
          </table:table-cell>
          <table:table-cell office:value-type="float" office:value="-4.55" table:style-name="ce1">
            <text:p>-4,55</text:p>
          </table:table-cell>
          <table:table-cell office:value-type="float" office:value="1.26" table:style-name="ce1">
            <text:p>1,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947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35428799999999999" table:style-name="ce1">
            <text:p>-0,354288</text:p>
          </table:table-cell>
          <table:table-cell office:value-type="float" office:value="-6.6367999999999996E-2" table:style-name="ce1">
            <text:p>-0,066368</text:p>
          </table:table-cell>
          <table:table-cell office:value-type="float" office:value="0.97307200000000005" table:style-name="ce1">
            <text:p>0,973072</text:p>
          </table:table-cell>
          <table:table-cell office:value-type="float" office:value="2.1" table:style-name="ce1">
            <text:p>2,1</text:p>
          </table:table-cell>
          <table:table-cell office:value-type="float" office:value="-3.01" table:style-name="ce1">
            <text:p>-3,01</text:p>
          </table:table-cell>
          <table:table-cell office:value-type="float" office:value="-5.25" table:style-name="ce1">
            <text:p>-5,25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.182609" table:style-name="ce1">
            <text:p>1,182609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6611755947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1719999999999998E-2" table:style-name="ce1">
            <text:p>0,03172</text:p>
          </table:table-cell>
          <table:table-cell office:value-type="float" office:value="-0.131272" table:style-name="ce1">
            <text:p>-0,131272</text:p>
          </table:table-cell>
          <table:table-cell office:value-type="float" office:value="0.89255200000000001" table:style-name="ce1">
            <text:p>0,892552</text:p>
          </table:table-cell>
          <table:table-cell office:value-type="float" office:value="1.33" table:style-name="ce1">
            <text:p>1,3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26" table:style-name="ce1">
            <text:p>-1,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6611755948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2456000000000001E-2" table:style-name="ce1">
            <text:p>0,042456</text:p>
          </table:table-cell>
          <table:table-cell office:value-type="float" office:value="2.2447999999999999E-2" table:style-name="ce1">
            <text:p>0,022448</text:p>
          </table:table-cell>
          <table:table-cell office:value-type="float" office:value="1.0247999999999999" table:style-name="ce1">
            <text:p>1,0248</text:p>
          </table:table-cell>
          <table:table-cell office:value-type="float" office:value="0" table:style-name="ce1">
            <text:p>0</text:p>
          </table:table-cell>
          <table:table-cell office:value-type="float" office:value="-4.97" table:style-name="ce1">
            <text:p>-4,97</text:p>
          </table:table-cell>
          <table:table-cell office:value-type="float" office:value="-1.75" table:style-name="ce1">
            <text:p>-1,7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6611755949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5384000000000001E-2" table:style-name="ce1">
            <text:p>-0,045384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45296" table:style-name="ce1">
            <text:p>1,045296</text:p>
          </table:table-cell>
          <table:table-cell office:value-type="float" office:value="-0.21" table:style-name="ce1">
            <text:p>-0,21</text:p>
          </table:table-cell>
          <table:table-cell office:value-type="float" office:value="-5.25" table:style-name="ce1">
            <text:p>-5,25</text:p>
          </table:table-cell>
          <table:table-cell office:value-type="float" office:value="-1.4" table:style-name="ce1">
            <text:p>-1,4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" table:style-name="ce1">
            <text:p>0</text:p>
          </table:table-cell>
          <table:table-cell office:value-type="float" office:value="16611755949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9063999999999999E-2" table:style-name="ce1">
            <text:p>-0,099064</text:p>
          </table:table-cell>
          <table:table-cell office:value-type="float" office:value="4.4895999999999998E-2" table:style-name="ce1">
            <text:p>0,044896</text:p>
          </table:table-cell>
          <table:table-cell office:value-type="float" office:value="0.93647199999999997" table:style-name="ce1">
            <text:p>0,936472</text:p>
          </table:table-cell>
          <table:table-cell office:value-type="float" office:value="0.35" table:style-name="ce1">
            <text:p>0,35</text:p>
          </table:table-cell>
          <table:table-cell office:value-type="float" office:value="-5.04" table:style-name="ce1">
            <text:p>-5,0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50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63" table:style-name="ce1">
            <text:p>0,63</text:p>
          </table:table-cell>
          <table:table-cell office:value-type="float" office:value="-4.83" table:style-name="ce1">
            <text:p>-4,83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951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560000000000001E-3" table:style-name="ce1">
            <text:p>0,005856</text:p>
          </table:table-cell>
          <table:table-cell office:value-type="float" office:value="-1.7080000000000001E-2" table:style-name="ce1">
            <text:p>-0,0170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1.47" table:style-name="ce1">
            <text:p>-1,47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951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1224E-2" table:style-name="ce1">
            <text:p>-0,011224</text:p>
          </table:table-cell>
          <table:table-cell office:value-type="float" office:value="-3.8064000000000001E-2" table:style-name="ce1">
            <text:p>-0,038064</text:p>
          </table:table-cell>
          <table:table-cell office:value-type="float" office:value="0.76030399999999998" table:style-name="ce1">
            <text:p>0,760304</text:p>
          </table:table-cell>
          <table:table-cell office:value-type="float" office:value="-1.89" table:style-name="ce1">
            <text:p>-1,89</text:p>
          </table:table-cell>
          <table:table-cell office:value-type="float" office:value="-1.54" table:style-name="ce1">
            <text:p>-1,54</text:p>
          </table:table-cell>
          <table:table-cell office:value-type="float" office:value="0.63" table:style-name="ce1">
            <text:p>0,6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952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42984" table:style-name="ce1">
            <text:p>0,142984</text:p>
          </table:table-cell>
          <table:table-cell office:value-type="float" office:value="-0.20788799999999999" table:style-name="ce1">
            <text:p>-0,207888</text:p>
          </table:table-cell>
          <table:table-cell office:value-type="float" office:value="1.1058079999999999" table:style-name="ce1">
            <text:p>1,105808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2.94" table:style-name="ce1">
            <text:p>-2,94</text:p>
          </table:table-cell>
          <table:table-cell office:value-type="float" office:value="0.21" table:style-name="ce1">
            <text:p>0,21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.086957" table:style-name="ce1">
            <text:p>2,086957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16611755953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20048" table:style-name="ce1">
            <text:p>0,120048</text:p>
          </table:table-cell>
          <table:table-cell office:value-type="float" office:value="-2.3424E-2" table:style-name="ce1">
            <text:p>-0,023424</text:p>
          </table:table-cell>
          <table:table-cell office:value-type="float" office:value="0.82228000000000001" table:style-name="ce1">
            <text:p>0,82228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.36" table:style-name="ce1">
            <text:p>-3,36</text:p>
          </table:table-cell>
          <table:table-cell office:value-type="float" office:value="-0.91" table:style-name="ce1">
            <text:p>-0,9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53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4895999999999998E-2" table:style-name="ce1">
            <text:p>-0,044896</text:p>
          </table:table-cell>
          <table:table-cell office:value-type="float" office:value="-1.6104E-2" table:style-name="ce1">
            <text:p>-0,016104</text:p>
          </table:table-cell>
          <table:table-cell office:value-type="float" office:value="1.19316" table:style-name="ce1">
            <text:p>1,19316</text:p>
          </table:table-cell>
          <table:table-cell office:value-type="float" office:value="-2.94" table:style-name="ce1">
            <text:p>-2,94</text:p>
          </table:table-cell>
          <table:table-cell office:value-type="float" office:value="-6.86" table:style-name="ce1">
            <text:p>-6,86</text:p>
          </table:table-cell>
          <table:table-cell office:value-type="float" office:value="-5.53" table:style-name="ce1">
            <text:p>-5,5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16611755954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224000000000001" table:style-name="ce1">
            <text:p>-0,11224</text:p>
          </table:table-cell>
          <table:table-cell office:value-type="float" office:value="0.17812" table:style-name="ce1">
            <text:p>0,17812</text:p>
          </table:table-cell>
          <table:table-cell office:value-type="float" office:value="1.0394399999999999" table:style-name="ce1">
            <text:p>1,03944</text:p>
          </table:table-cell>
          <table:table-cell office:value-type="float" office:value="3.08" table:style-name="ce1">
            <text:p>3,08</text:p>
          </table:table-cell>
          <table:table-cell office:value-type="float" office:value="-3.43" table:style-name="ce1">
            <text:p>-3,43</text:p>
          </table:table-cell>
          <table:table-cell office:value-type="float" office:value="-0.63" table:style-name="ce1">
            <text:p>-0,6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2.991304" table:style-name="ce1">
            <text:p>2,991304</text:p>
          </table:table-cell>
          <table:table-cell office:value-type="float" office:value="16611755955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01992" table:style-name="ce1">
            <text:p>-0,101992</text:p>
          </table:table-cell>
          <table:table-cell office:value-type="float" office:value="4.5872000000000003E-2" table:style-name="ce1">
            <text:p>0,045872</text:p>
          </table:table-cell>
          <table:table-cell office:value-type="float" office:value="0.93647199999999997" table:style-name="ce1">
            <text:p>0,936472</text:p>
          </table:table-cell>
          <table:table-cell office:value-type="float" office:value="7.91" table:style-name="ce1">
            <text:p>7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68" table:style-name="ce1">
            <text:p>-1,6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.182609" table:style-name="ce1">
            <text:p>1,182609</text:p>
          </table:table-cell>
          <table:table-cell office:value-type="float" office:value="16611755955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5143999999999999E-2" table:style-name="ce1">
            <text:p>0,055144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3.22" table:style-name="ce1">
            <text:p>3,22</text:p>
          </table:table-cell>
          <table:table-cell office:value-type="float" office:value="-4.97" table:style-name="ce1">
            <text:p>-4,9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16611755956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121424" table:style-name="ce1">
            <text:p>1,121424</text:p>
          </table:table-cell>
          <table:table-cell office:value-type="float" office:value="3.64" table:style-name="ce1">
            <text:p>3,6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530435" table:style-name="ce1">
            <text:p>1,53043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16611755956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4663999999999994E-2" table:style-name="ce1">
            <text:p>0,074664</text:p>
          </table:table-cell>
          <table:table-cell office:value-type="float" office:value="-0.16006400000000001" table:style-name="ce1">
            <text:p>-0,160064</text:p>
          </table:table-cell>
          <table:table-cell office:value-type="float" office:value="1.0667679999999999" table:style-name="ce1">
            <text:p>1,066768</text:p>
          </table:table-cell>
          <table:table-cell office:value-type="float" office:value="-2.59" table:style-name="ce1">
            <text:p>-2,59</text:p>
          </table:table-cell>
          <table:table-cell office:value-type="float" office:value="-3.71" table:style-name="ce1">
            <text:p>-3,71</text:p>
          </table:table-cell>
          <table:table-cell office:value-type="float" office:value="0.49" table:style-name="ce1">
            <text:p>0,49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.530435" table:style-name="ce1">
            <text:p>1,530435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16611755957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0016000000000003E-2" table:style-name="ce1">
            <text:p>-0,040016</text:p>
          </table:table-cell>
          <table:table-cell office:value-type="float" office:value="0.14493600000000001" table:style-name="ce1">
            <text:p>0,144936</text:p>
          </table:table-cell>
          <table:table-cell office:value-type="float" office:value="0.70125599999999999" table:style-name="ce1">
            <text:p>0,701256</text:p>
          </table:table-cell>
          <table:table-cell office:value-type="float" office:value="-4.13" table:style-name="ce1">
            <text:p>-4,13</text:p>
          </table:table-cell>
          <table:table-cell office:value-type="float" office:value="-4.83" table:style-name="ce1">
            <text:p>-4,83</text:p>
          </table:table-cell>
          <table:table-cell office:value-type="float" office:value="1.61" table:style-name="ce1">
            <text:p>1,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3.0608689999999998" table:style-name="ce1">
            <text:p>3,060869</text:p>
          </table:table-cell>
          <table:table-cell office:value-type="float" office:value="16611755958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7336000000000003E-2" table:style-name="ce1">
            <text:p>0,047336</text:p>
          </table:table-cell>
          <table:table-cell office:value-type="float" office:value="-2.8303999999999999E-2" table:style-name="ce1">
            <text:p>-0,02830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-2.87" table:style-name="ce1">
            <text:p>-2,87</text:p>
          </table:table-cell>
          <table:table-cell office:value-type="float" office:value="-13.79" table:style-name="ce1">
            <text:p>-13,79</text:p>
          </table:table-cell>
          <table:table-cell office:value-type="float" office:value="2.52" table:style-name="ce1">
            <text:p>2,52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3.8260869999999998" table:style-name="ce1">
            <text:p>3,826087</text:p>
          </table:table-cell>
          <table:table-cell office:value-type="float" office:value="-3.2" table:style-name="ce1">
            <text:p>-3,2</text:p>
          </table:table-cell>
          <table:table-cell office:value-type="float" office:value="16611755959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4932799999999999" table:style-name="ce1">
            <text:p>0,149328</text:p>
          </table:table-cell>
          <table:table-cell office:value-type="float" office:value="0" table:style-name="ce1">
            <text:p>0</text:p>
          </table:table-cell>
          <table:table-cell office:value-type="float" office:value="0.75493600000000005" table:style-name="ce1">
            <text:p>0,754936</text:p>
          </table:table-cell>
          <table:table-cell office:value-type="float" office:value="-2.66" table:style-name="ce1">
            <text:p>-2,66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1.89" table:style-name="ce1">
            <text:p>1,89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59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328000000000002E-2" table:style-name="ce1">
            <text:p>0,027328</text:p>
          </table:table-cell>
          <table:table-cell office:value-type="float" office:value="0.13761599999999999" table:style-name="ce1">
            <text:p>0,137616</text:p>
          </table:table-cell>
          <table:table-cell office:value-type="float" office:value="1.2336640000000001" table:style-name="ce1">
            <text:p>1,233664</text:p>
          </table:table-cell>
          <table:table-cell office:value-type="float" office:value="2.38" table:style-name="ce1">
            <text:p>2,38</text:p>
          </table:table-cell>
          <table:table-cell office:value-type="float" office:value="-4.83" table:style-name="ce1">
            <text:p>-4,83</text:p>
          </table:table-cell>
          <table:table-cell office:value-type="float" office:value="-3.57" table:style-name="ce1">
            <text:p>-3,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3.3391299999999999" table:style-name="ce1">
            <text:p>-3,33913</text:p>
          </table:table-cell>
          <table:table-cell office:value-type="float" office:value="16611755960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647999999999998E-2" table:style-name="ce1">
            <text:p>0,034648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2.31" table:style-name="ce1">
            <text:p>2,31</text:p>
          </table:table-cell>
          <table:table-cell office:value-type="float" office:value="-3.29" table:style-name="ce1">
            <text:p>-3,29</text:p>
          </table:table-cell>
          <table:table-cell office:value-type="float" office:value="-3.29" table:style-name="ce1">
            <text:p>-3,29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961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0.11468" table:style-name="ce1">
            <text:p>0,11468</text:p>
          </table:table-cell>
          <table:table-cell office:value-type="float" office:value="0.92378400000000005" table:style-name="ce1">
            <text:p>0,923784</text:p>
          </table:table-cell>
          <table:table-cell office:value-type="float" office:value="0.98" table:style-name="ce1">
            <text:p>0,98</text:p>
          </table:table-cell>
          <table:table-cell office:value-type="float" office:value="-5.74" table:style-name="ce1">
            <text:p>-5,74</text:p>
          </table:table-cell>
          <table:table-cell office:value-type="float" office:value="-3.15" table:style-name="ce1">
            <text:p>-3,1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6611755961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2.5375999999999999E-2" table:style-name="ce1">
            <text:p>0,025376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" table:style-name="ce1">
            <text:p>0</text:p>
          </table:table-cell>
          <table:table-cell office:value-type="float" office:value="-3.92" table:style-name="ce1">
            <text:p>-3,92</text:p>
          </table:table-cell>
          <table:table-cell office:value-type="float" office:value="-2.73" table:style-name="ce1">
            <text:p>-2,7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16611755962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13" table:style-name="ce1">
            <text:p>-4,13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63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4.0992000000000001E-2" table:style-name="ce1">
            <text:p>0,040992</text:p>
          </table:table-cell>
          <table:table-cell office:value-type="float" office:value="0.979904" table:style-name="ce1">
            <text:p>0,979904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63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9519999999999999E-2" table:style-name="ce1">
            <text:p>-0,01952</text:p>
          </table:table-cell>
          <table:table-cell office:value-type="float" office:value="-7.5639999999999999E-2" table:style-name="ce1">
            <text:p>-0,07564</text:p>
          </table:table-cell>
          <table:table-cell office:value-type="float" office:value="1.3722559999999999" table:style-name="ce1">
            <text:p>1,3722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5.18" table:style-name="ce1">
            <text:p>-5,18</text:p>
          </table:table-cell>
          <table:table-cell office:value-type="float" office:value="-4.62" table:style-name="ce1">
            <text:p>-4,62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16611755964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02968" table:style-name="ce1">
            <text:p>-0,102968</text:p>
          </table:table-cell>
          <table:table-cell office:value-type="float" office:value="-0.102968" table:style-name="ce1">
            <text:p>-0,102968</text:p>
          </table:table-cell>
          <table:table-cell office:value-type="float" office:value="1.001376" table:style-name="ce1">
            <text:p>1,001376</text:p>
          </table:table-cell>
          <table:table-cell office:value-type="float" office:value="6.86" table:style-name="ce1">
            <text:p>6,86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31.85" table:style-name="ce1">
            <text:p>31,85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321739" table:style-name="ce1">
            <text:p>1,321739</text:p>
          </table:table-cell>
          <table:table-cell office:value-type="float" office:value="34.782609999999998" table:style-name="ce1">
            <text:p>34,78261</text:p>
          </table:table-cell>
          <table:table-cell office:value-type="float" office:value="16611755964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4416000000000001E-2" table:style-name="ce1">
            <text:p>-0,064416</text:p>
          </table:table-cell>
          <table:table-cell office:value-type="float" office:value="-4.5872000000000003E-2" table:style-name="ce1">
            <text:p>-0,045872</text:p>
          </table:table-cell>
          <table:table-cell office:value-type="float" office:value="1.084336" table:style-name="ce1">
            <text:p>1,084336</text:p>
          </table:table-cell>
          <table:table-cell office:value-type="float" office:value="5.32" table:style-name="ce1">
            <text:p>5,32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25.27" table:style-name="ce1">
            <text:p>25,27</text:p>
          </table:table-cell>
          <table:table-cell office:value-type="float" office:value="1.321739" table:style-name="ce1">
            <text:p>1,32173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5965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9178400000000001" table:style-name="ce1">
            <text:p>0,191784</text:p>
          </table:table-cell>
          <table:table-cell office:value-type="float" office:value="0.15664800000000001" table:style-name="ce1">
            <text:p>0,156648</text:p>
          </table:table-cell>
          <table:table-cell office:value-type="float" office:value="0.92476000000000003" table:style-name="ce1">
            <text:p>0,92476</text:p>
          </table:table-cell>
          <table:table-cell office:value-type="float" office:value="-0.91" table:style-name="ce1">
            <text:p>-0,91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27.37" table:style-name="ce1">
            <text:p>27,37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25.66957" table:style-name="ce1">
            <text:p>25,66957</text:p>
          </table:table-cell>
          <table:table-cell office:value-type="float" office:value="16611755966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42536" table:style-name="ce1">
            <text:p>0,242536</text:p>
          </table:table-cell>
          <table:table-cell office:value-type="float" office:value="-0.34501599999999999" table:style-name="ce1">
            <text:p>-0,345016</text:p>
          </table:table-cell>
          <table:table-cell office:value-type="float" office:value="1.2556240000000001" table:style-name="ce1">
            <text:p>1,255624</text:p>
          </table:table-cell>
          <table:table-cell office:value-type="float" office:value="4.83" table:style-name="ce1">
            <text:p>4,83</text:p>
          </table:table-cell>
          <table:table-cell office:value-type="float" office:value="-2.66" table:style-name="ce1">
            <text:p>-2,66</text:p>
          </table:table-cell>
          <table:table-cell office:value-type="float" office:value="20.93" table:style-name="ce1">
            <text:p>20,9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521740000000001" table:style-name="ce1">
            <text:p>28,52174</text:p>
          </table:table-cell>
          <table:table-cell office:value-type="float" office:value="16611755966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8079999999999997E-2" table:style-name="ce1">
            <text:p>-0,07808</text:p>
          </table:table-cell>
          <table:table-cell office:value-type="float" office:value="0.21276800000000001" table:style-name="ce1">
            <text:p>0,212768</text:p>
          </table:table-cell>
          <table:table-cell office:value-type="float" office:value="0.78031200000000001" table:style-name="ce1">
            <text:p>0,780312</text:p>
          </table:table-cell>
          <table:table-cell office:value-type="float" office:value="-0.35" table:style-name="ce1">
            <text:p>-0,35</text:p>
          </table:table-cell>
          <table:table-cell office:value-type="float" office:value="-2.1" table:style-name="ce1">
            <text:p>-2,1</text:p>
          </table:table-cell>
          <table:table-cell office:value-type="float" office:value="29.12" table:style-name="ce1">
            <text:p>29,12</text:p>
          </table:table-cell>
          <table:table-cell office:value-type="float" office:value="1.878261" table:style-name="ce1">
            <text:p>1,878261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5.6" table:style-name="ce1">
            <text:p>25,6</text:p>
          </table:table-cell>
          <table:table-cell office:value-type="float" office:value="16611755967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0288" table:style-name="ce1">
            <text:p>-0,110288</text:p>
          </table:table-cell>
          <table:table-cell office:value-type="float" office:value="-5.6120000000000003E-2" table:style-name="ce1">
            <text:p>-0,05612</text:p>
          </table:table-cell>
          <table:table-cell office:value-type="float" office:value="0.95306400000000002" table:style-name="ce1">
            <text:p>0,953064</text:p>
          </table:table-cell>
          <table:table-cell office:value-type="float" office:value="-1.68" table:style-name="ce1">
            <text:p>-1,68</text:p>
          </table:table-cell>
          <table:table-cell office:value-type="float" office:value="-6.3" table:style-name="ce1">
            <text:p>-6,3</text:p>
          </table:table-cell>
          <table:table-cell office:value-type="float" office:value="24.92" table:style-name="ce1">
            <text:p>24,92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2.643478" table:style-name="ce1">
            <text:p>2,643478</text:p>
          </table:table-cell>
          <table:table-cell office:value-type="float" office:value="27.060870000000001" table:style-name="ce1">
            <text:p>27,06087</text:p>
          </table:table-cell>
          <table:table-cell office:value-type="float" office:value="16611755968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3131199999999999" table:style-name="ce1">
            <text:p>-0,231312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5.74" table:style-name="ce1">
            <text:p>-5,74</text:p>
          </table:table-cell>
          <table:table-cell office:value-type="float" office:value="23.24" table:style-name="ce1">
            <text:p>23,24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5968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41772799999999999" table:style-name="ce1">
            <text:p>0,417728</text:p>
          </table:table-cell>
          <table:table-cell office:value-type="float" office:value="-1.464E-2" table:style-name="ce1">
            <text:p>-0,01464</text:p>
          </table:table-cell>
          <table:table-cell office:value-type="float" office:value="0.94281599999999999" table:style-name="ce1">
            <text:p>0,94281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2.73" table:style-name="ce1">
            <text:p>-2,73</text:p>
          </table:table-cell>
          <table:table-cell office:value-type="float" office:value="23.17" table:style-name="ce1">
            <text:p>23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182609" table:style-name="ce1">
            <text:p>1,182609</text:p>
          </table:table-cell>
          <table:table-cell office:value-type="float" office:value="18.782609999999998" table:style-name="ce1">
            <text:p>18,78261</text:p>
          </table:table-cell>
          <table:table-cell office:value-type="float" office:value="16611755969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32647199999999998" table:style-name="ce1">
            <text:p>-0,326472</text:p>
          </table:table-cell>
          <table:table-cell office:value-type="float" office:value="6.6855999999999999E-2" table:style-name="ce1">
            <text:p>0,066856</text:p>
          </table:table-cell>
          <table:table-cell office:value-type="float" office:value="0.979904" table:style-name="ce1">
            <text:p>0,979904</text:p>
          </table:table-cell>
          <table:table-cell office:value-type="float" office:value="2.8" table:style-name="ce1">
            <text:p>2,8</text:p>
          </table:table-cell>
          <table:table-cell office:value-type="float" office:value="-4.55" table:style-name="ce1">
            <text:p>-4,55</text:p>
          </table:table-cell>
          <table:table-cell office:value-type="float" office:value="-8.5399999999999991" table:style-name="ce1">
            <text:p>-8,5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6611755970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8401599999999999" table:style-name="ce1">
            <text:p>0,284016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1.018456" table:style-name="ce1">
            <text:p>1,018456</text:p>
          </table:table-cell>
          <table:table-cell office:value-type="float" office:value="3.85" table:style-name="ce1">
            <text:p>3,85</text:p>
          </table:table-cell>
          <table:table-cell office:value-type="float" office:value="-1.82" table:style-name="ce1">
            <text:p>-1,82</text:p>
          </table:table-cell>
          <table:table-cell office:value-type="float" office:value="-3.08" table:style-name="ce1">
            <text:p>-3,0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970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4192" table:style-name="ce1">
            <text:p>-0,114192</text:p>
          </table:table-cell>
          <table:table-cell office:value-type="float" office:value="-0.171288" table:style-name="ce1">
            <text:p>-0,171288</text:p>
          </table:table-cell>
          <table:table-cell office:value-type="float" office:value="1.0345599999999999" table:style-name="ce1">
            <text:p>1,03456</text:p>
          </table:table-cell>
          <table:table-cell office:value-type="float" office:value="-1.68" table:style-name="ce1">
            <text:p>-1,68</text:p>
          </table:table-cell>
          <table:table-cell office:value-type="float" office:value="-1.61" table:style-name="ce1">
            <text:p>-1,61</text:p>
          </table:table-cell>
          <table:table-cell office:value-type="float" office:value="-3.78" table:style-name="ce1">
            <text:p>-3,78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71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2E-3" table:style-name="ce1">
            <text:p>0,00341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-1.68" table:style-name="ce1">
            <text:p>-1,68</text:p>
          </table:table-cell>
          <table:table-cell office:value-type="float" office:value="-5.95" table:style-name="ce1">
            <text:p>-5,95</text:p>
          </table:table-cell>
          <table:table-cell office:value-type="float" office:value="-2.66" table:style-name="ce1">
            <text:p>-2,6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72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809600000000001" table:style-name="ce1">
            <text:p>-0,118096</text:p>
          </table:table-cell>
          <table:table-cell office:value-type="float" office:value="-8.2472000000000004E-2" table:style-name="ce1">
            <text:p>-0,082472</text:p>
          </table:table-cell>
          <table:table-cell office:value-type="float" office:value="0.94867199999999996" table:style-name="ce1">
            <text:p>0,948672</text:p>
          </table:table-cell>
          <table:table-cell office:value-type="float" office:value="0.42" table:style-name="ce1">
            <text:p>0,42</text:p>
          </table:table-cell>
          <table:table-cell office:value-type="float" office:value="-6.16" table:style-name="ce1">
            <text:p>-6,16</text:p>
          </table:table-cell>
          <table:table-cell office:value-type="float" office:value="-3.43" table:style-name="ce1">
            <text:p>-3,4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972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3431999999999998E-2" table:style-name="ce1">
            <text:p>-0,043432</text:p>
          </table:table-cell>
          <table:table-cell office:value-type="float" office:value="-0.15372" table:style-name="ce1">
            <text:p>-0,15372</text:p>
          </table:table-cell>
          <table:table-cell office:value-type="float" office:value="1.033096" table:style-name="ce1">
            <text:p>1,033096</text:p>
          </table:table-cell>
          <table:table-cell office:value-type="float" office:value="2.66" table:style-name="ce1">
            <text:p>2,66</text:p>
          </table:table-cell>
          <table:table-cell office:value-type="float" office:value="-3.01" table:style-name="ce1">
            <text:p>-3,01</text:p>
          </table:table-cell>
          <table:table-cell office:value-type="float" office:value="-3.36" table:style-name="ce1">
            <text:p>-3,3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973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6933599999999999" table:style-name="ce1">
            <text:p>0,16933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4428000000000001" table:style-name="ce1">
            <text:p>0,94428</text:p>
          </table:table-cell>
          <table:table-cell office:value-type="float" office:value="2.1" table:style-name="ce1">
            <text:p>2,1</text:p>
          </table:table-cell>
          <table:table-cell office:value-type="float" office:value="-3.36" table:style-name="ce1">
            <text:p>-3,3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16611755974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2215999999999999E-2" table:style-name="ce1">
            <text:p>-0,052216</text:p>
          </table:table-cell>
          <table:table-cell office:value-type="float" office:value="6.4904000000000003E-2" table:style-name="ce1">
            <text:p>0,064904</text:p>
          </table:table-cell>
          <table:table-cell office:value-type="float" office:value="0.95306400000000002" table:style-name="ce1">
            <text:p>0,953064</text:p>
          </table:table-cell>
          <table:table-cell office:value-type="float" office:value="0.84" table:style-name="ce1">
            <text:p>0,84</text:p>
          </table:table-cell>
          <table:table-cell office:value-type="float" office:value="-3.36" table:style-name="ce1">
            <text:p>-3,3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16611755974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2E-3" table:style-name="ce1">
            <text:p>-0,003416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61" table:style-name="ce1">
            <text:p>1,6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975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0016000000000003E-2" table:style-name="ce1">
            <text:p>0,040016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1.89" table:style-name="ce1">
            <text:p>1,89</text:p>
          </table:table-cell>
          <table:table-cell office:value-type="float" office:value="-4.2" table:style-name="ce1">
            <text:p>-4,2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76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5872000000000003E-2" table:style-name="ce1">
            <text:p>-0,045872</text:p>
          </table:table-cell>
          <table:table-cell office:value-type="float" office:value="-6.0024000000000001E-2" table:style-name="ce1">
            <text:p>-0,06002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76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4.6359999999999998E-2" table:style-name="ce1">
            <text:p>0,04636</text:p>
          </table:table-cell>
          <table:table-cell office:value-type="float" office:value="1.010648" table:style-name="ce1">
            <text:p>1,010648</text:p>
          </table:table-cell>
          <table:table-cell office:value-type="float" office:value="0" table:style-name="ce1">
            <text:p>0</text:p>
          </table:table-cell>
          <table:table-cell office:value-type="float" office:value="-5.32" table:style-name="ce1">
            <text:p>-5,32</text:p>
          </table:table-cell>
          <table:table-cell office:value-type="float" office:value="-0.98" table:style-name="ce1">
            <text:p>-0,9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977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02968" table:style-name="ce1">
            <text:p>-0,102968</text:p>
          </table:table-cell>
          <table:table-cell office:value-type="float" office:value="0.29524" table:style-name="ce1">
            <text:p>0,29524</text:p>
          </table:table-cell>
          <table:table-cell office:value-type="float" office:value="0.857904" table:style-name="ce1">
            <text:p>0,857904</text:p>
          </table:table-cell>
          <table:table-cell office:value-type="float" office:value="-6.23" table:style-name="ce1">
            <text:p>-6,23</text:p>
          </table:table-cell>
          <table:table-cell office:value-type="float" office:value="-6.09" table:style-name="ce1">
            <text:p>-6,09</text:p>
          </table:table-cell>
          <table:table-cell office:value-type="float" office:value="-2.38" table:style-name="ce1">
            <text:p>-2,3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16611755977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312000000000001E-2" table:style-name="ce1">
            <text:p>0,048312</text:p>
          </table:table-cell>
          <table:table-cell office:value-type="float" office:value="-4.8312000000000001E-2" table:style-name="ce1">
            <text:p>-0,048312</text:p>
          </table:table-cell>
          <table:table-cell office:value-type="float" office:value="0.930616" table:style-name="ce1">
            <text:p>0,930616</text:p>
          </table:table-cell>
          <table:table-cell office:value-type="float" office:value="-3.15" table:style-name="ce1">
            <text:p>-3,15</text:p>
          </table:table-cell>
          <table:table-cell office:value-type="float" office:value="-8.0500000000000007" table:style-name="ce1">
            <text:p>-8,05</text:p>
          </table:table-cell>
          <table:table-cell office:value-type="float" office:value="-3.15" table:style-name="ce1">
            <text:p>-3,1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.878261" table:style-name="ce1">
            <text:p>1,87826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5978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6E-2" table:style-name="ce1">
            <text:p>0,06344</text:p>
          </table:table-cell>
          <table:table-cell office:value-type="float" office:value="-0.274256" table:style-name="ce1">
            <text:p>-0,274256</text:p>
          </table:table-cell>
          <table:table-cell office:value-type="float" office:value="1.2292719999999999" table:style-name="ce1">
            <text:p>1,229272</text:p>
          </table:table-cell>
          <table:table-cell office:value-type="float" office:value="0" table:style-name="ce1">
            <text:p>0</text:p>
          </table:table-cell>
          <table:table-cell office:value-type="float" office:value="-4.2" table:style-name="ce1">
            <text:p>-4,2</text:p>
          </table:table-cell>
          <table:table-cell office:value-type="float" office:value="-3.29" table:style-name="ce1">
            <text:p>-3,29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5979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2395200000000001" table:style-name="ce1">
            <text:p>0,123952</text:p>
          </table:table-cell>
          <table:table-cell office:value-type="float" office:value="4.6848000000000001E-2" table:style-name="ce1">
            <text:p>0,046848</text:p>
          </table:table-cell>
          <table:table-cell office:value-type="float" office:value="0.92622400000000005" table:style-name="ce1">
            <text:p>0,926224</text:p>
          </table:table-cell>
          <table:table-cell office:value-type="float" office:value="2.66" table:style-name="ce1">
            <text:p>2,66</text:p>
          </table:table-cell>
          <table:table-cell office:value-type="float" office:value="-4.55" table:style-name="ce1">
            <text:p>-4,55</text:p>
          </table:table-cell>
          <table:table-cell office:value-type="float" office:value="-2.8" table:style-name="ce1">
            <text:p>-2,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5979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3200000000000001E-3" table:style-name="ce1">
            <text:p>-0,00732</text:p>
          </table:table-cell>
          <table:table-cell office:value-type="float" office:value="-9.4672000000000006E-2" table:style-name="ce1">
            <text:p>-0,094672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4" table:style-name="ce1">
            <text:p>1,4</text:p>
          </table:table-cell>
          <table:table-cell office:value-type="float" office:value="-3.71" table:style-name="ce1">
            <text:p>-3,71</text:p>
          </table:table-cell>
          <table:table-cell office:value-type="float" office:value="-2.73" table:style-name="ce1">
            <text:p>-2,7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16611755980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9767999999999999E-2" table:style-name="ce1">
            <text:p>0,029768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1.0287040000000001" table:style-name="ce1">
            <text:p>1,028704</text:p>
          </table:table-cell>
          <table:table-cell office:value-type="float" office:value="1.54" table:style-name="ce1">
            <text:p>1,54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16611755981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3.6111999999999998E-2" table:style-name="ce1">
            <text:p>0,03611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1.33" table:style-name="ce1">
            <text:p>1,33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981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-1.464E-2" table:style-name="ce1">
            <text:p>-0,01464</text:p>
          </table:table-cell>
          <table:table-cell office:value-type="float" office:value="1.003816" table:style-name="ce1">
            <text:p>1,00381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82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83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21" table:style-name="ce1">
            <text:p>0,21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84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84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85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5985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86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87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87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988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89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1.121424" table:style-name="ce1">
            <text:p>1,121424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89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256000000000002E-2" table:style-name="ce1">
            <text:p>0,030256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84" table:style-name="ce1">
            <text:p>0,84</text:p>
          </table:table-cell>
          <table:table-cell office:value-type="float" office:value="-4.13" table:style-name="ce1">
            <text:p>-4,1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990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91" table:style-name="ce1">
            <text:p>0,91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91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91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59924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77" table:style-name="ce1">
            <text:p>0,77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993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84" table:style-name="ce1">
            <text:p>0,84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936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1.8544000000000001E-2" table:style-name="ce1">
            <text:p>-0,018544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94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-1.6591999999999999E-2" table:style-name="ce1">
            <text:p>-0,016592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95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1.00528" table:style-name="ce1">
            <text:p>1,005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995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962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97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997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98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98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16611755999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2.7816E-2" table:style-name="ce1">
            <text:p>0,027816</text:p>
          </table:table-cell>
          <table:table-cell office:value-type="float" office:value="1.00284" table:style-name="ce1">
            <text:p>1,00284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000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3.2696000000000003E-2" table:style-name="ce1">
            <text:p>0,032696</text:p>
          </table:table-cell>
          <table:table-cell office:value-type="float" office:value="1.005768" table:style-name="ce1">
            <text:p>1,005768</text:p>
          </table:table-cell>
          <table:table-cell office:value-type="float" office:value="1.05" table:style-name="ce1">
            <text:p>1,05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008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928E-2" table:style-name="ce1">
            <text:p>0,02928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001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02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02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0" table:style-name="ce1">
            <text:p>0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03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04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04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1.2688E-2" table:style-name="ce1">
            <text:p>-0,01268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05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06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123864" table:style-name="ce1">
            <text:p>1,12386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06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35" table:style-name="ce1">
            <text:p>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07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08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1.016016" table:style-name="ce1">
            <text:p>1,0160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08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2.8303999999999999E-2" table:style-name="ce1">
            <text:p>0,028304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42" table:style-name="ce1">
            <text:p>0,42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009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3E-2" table:style-name="ce1">
            <text:p>0,03416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10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2.0983999999999999E-2" table:style-name="ce1">
            <text:p>0,020984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63" table:style-name="ce1">
            <text:p>0,63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10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11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1.6104E-2" table:style-name="ce1">
            <text:p>0,016104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11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84" table:style-name="ce1">
            <text:p>0,84</text:p>
          </table:table-cell>
          <table:table-cell office:value-type="float" office:value="-3.99" table:style-name="ce1">
            <text:p>-3,9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12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13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0.98" table:style-name="ce1">
            <text:p>0,98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13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16611756014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400000000000002E-2" table:style-name="ce1">
            <text:p>0,0244</text:p>
          </table:table-cell>
          <table:table-cell office:value-type="float" office:value="-1.5128000000000001E-2" table:style-name="ce1">
            <text:p>-0,01512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35" table:style-name="ce1">
            <text:p>0,35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15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16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16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017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18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18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0284" table:style-name="ce1">
            <text:p>1,00284</text:p>
          </table:table-cell>
          <table:table-cell office:value-type="float" office:value="0.35" table:style-name="ce1">
            <text:p>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19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19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20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21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1.9519999999999999E-2" table:style-name="ce1">
            <text:p>0,01952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84" table:style-name="ce1">
            <text:p>0,84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21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2.6839999999999999E-2" table:style-name="ce1">
            <text:p>0,0268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84" table:style-name="ce1">
            <text:p>0,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22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23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23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0.98" table:style-name="ce1">
            <text:p>0,98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24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25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25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26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-1.8544000000000001E-2" table:style-name="ce1">
            <text:p>-0,01854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27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27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028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29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29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" table:style-name="ce1">
            <text:p>0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30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3.4160000000000003E-2" table:style-name="ce1">
            <text:p>0,03416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31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2.7816E-2" table:style-name="ce1">
            <text:p>0,02781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31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32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1.8055999999999999E-2" table:style-name="ce1">
            <text:p>0,018056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32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33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34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91" table:style-name="ce1">
            <text:p>0,91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34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1.464E-2" table:style-name="ce1">
            <text:p>-0,01464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35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-1.5616E-2" table:style-name="ce1">
            <text:p>-0,015616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.35" table:style-name="ce1">
            <text:p>0,35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36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36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0.10979999999999999" table:style-name="ce1">
            <text:p>-0,109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37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38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38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39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3.1231999999999999E-2" table:style-name="ce1">
            <text:p>0,0312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40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2.8303999999999999E-2" table:style-name="ce1">
            <text:p>0,028304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40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87498399999999998" table:style-name="ce1">
            <text:p>0,87498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1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042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042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3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-1.1224E-2" table:style-name="ce1">
            <text:p>-0,01122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4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044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35" table:style-name="ce1">
            <text:p>0,35</text:p>
          </table:table-cell>
          <table:table-cell office:value-type="float" office:value="-4.76" table:style-name="ce1">
            <text:p>-4,76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45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45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046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35" table:style-name="ce1">
            <text:p>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7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88279200000000002" table:style-name="ce1">
            <text:p>0,88279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048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4423999999999999E-2" table:style-name="ce1">
            <text:p>0,084424</text:p>
          </table:table-cell>
          <table:table-cell office:value-type="float" office:value="0.35233599999999998" table:style-name="ce1">
            <text:p>0,352336</text:p>
          </table:table-cell>
          <table:table-cell office:value-type="float" office:value="1.092144" table:style-name="ce1">
            <text:p>1,092144</text:p>
          </table:table-cell>
          <table:table-cell office:value-type="float" office:value="1.05" table:style-name="ce1">
            <text:p>1,05</text:p>
          </table:table-cell>
          <table:table-cell office:value-type="float" office:value="-2.94" table:style-name="ce1">
            <text:p>-2,94</text:p>
          </table:table-cell>
          <table:table-cell office:value-type="float" office:value="17.64" table:style-name="ce1">
            <text:p>17,64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2.7826089999999999" table:style-name="ce1">
            <text:p>2,782609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6048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6107999999999998" table:style-name="ce1">
            <text:p>0,26108</text:p>
          </table:table-cell>
          <table:table-cell office:value-type="float" office:value="-0.14347199999999999" table:style-name="ce1">
            <text:p>-0,143472</text:p>
          </table:table-cell>
          <table:table-cell office:value-type="float" office:value="1.0540799999999999" table:style-name="ce1">
            <text:p>1,05408</text:p>
          </table:table-cell>
          <table:table-cell office:value-type="float" office:value="5.81" table:style-name="ce1">
            <text:p>5,81</text:p>
          </table:table-cell>
          <table:table-cell office:value-type="float" office:value="-3.01" table:style-name="ce1">
            <text:p>-3,01</text:p>
          </table:table-cell>
          <table:table-cell office:value-type="float" office:value="20.58" table:style-name="ce1">
            <text:p>20,5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25.113040000000002" table:style-name="ce1">
            <text:p>25,11304</text:p>
          </table:table-cell>
          <table:table-cell office:value-type="float" office:value="16611756049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37819999999999998" table:style-name="ce1">
            <text:p>-0,3782</text:p>
          </table:table-cell>
          <table:table-cell office:value-type="float" office:value="4.2944000000000003E-2" table:style-name="ce1">
            <text:p>0,042944</text:p>
          </table:table-cell>
          <table:table-cell office:value-type="float" office:value="1.053104" table:style-name="ce1">
            <text:p>1,053104</text:p>
          </table:table-cell>
          <table:table-cell office:value-type="float" office:value="3.08" table:style-name="ce1">
            <text:p>3,08</text:p>
          </table:table-cell>
          <table:table-cell office:value-type="float" office:value="-3.85" table:style-name="ce1">
            <text:p>-3,85</text:p>
          </table:table-cell>
          <table:table-cell office:value-type="float" office:value="26.74" table:style-name="ce1">
            <text:p>26,7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25.530439999999999" table:style-name="ce1">
            <text:p>25,53044</text:p>
          </table:table-cell>
          <table:table-cell office:value-type="float" office:value="16611756050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5384000000000001E-2" table:style-name="ce1">
            <text:p>0,045384</text:p>
          </table:table-cell>
          <table:table-cell office:value-type="float" office:value="0.201544" table:style-name="ce1">
            <text:p>0,201544</text:p>
          </table:table-cell>
          <table:table-cell office:value-type="float" office:value="0.84911999999999999" table:style-name="ce1">
            <text:p>0,84912</text:p>
          </table:table-cell>
          <table:table-cell office:value-type="float" office:value="-15.89" table:style-name="ce1">
            <text:p>-15,89</text:p>
          </table:table-cell>
          <table:table-cell office:value-type="float" office:value="-3.57" table:style-name="ce1">
            <text:p>-3,57</text:p>
          </table:table-cell>
          <table:table-cell office:value-type="float" office:value="27.09" table:style-name="ce1">
            <text:p>27,0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31.02609" table:style-name="ce1">
            <text:p>31,02609</text:p>
          </table:table-cell>
          <table:table-cell office:value-type="float" office:value="16611756050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4887999999999999" table:style-name="ce1">
            <text:p>0,24888</text:p>
          </table:table-cell>
          <table:table-cell office:value-type="float" office:value="-0.142008" table:style-name="ce1">
            <text:p>-0,142008</text:p>
          </table:table-cell>
          <table:table-cell office:value-type="float" office:value="0.87205600000000005" table:style-name="ce1">
            <text:p>0,872056</text:p>
          </table:table-cell>
          <table:table-cell office:value-type="float" office:value="0.42" table:style-name="ce1">
            <text:p>0,42</text:p>
          </table:table-cell>
          <table:table-cell office:value-type="float" office:value="-5.74" table:style-name="ce1">
            <text:p>-5,74</text:p>
          </table:table-cell>
          <table:table-cell office:value-type="float" office:value="25.62" table:style-name="ce1">
            <text:p>25,62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051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5384000000000001E-2" table:style-name="ce1">
            <text:p>0,045384</text:p>
          </table:table-cell>
          <table:table-cell office:value-type="float" office:value="5.6607999999999999E-2" table:style-name="ce1">
            <text:p>0,056608</text:p>
          </table:table-cell>
          <table:table-cell office:value-type="float" office:value="0.93842400000000004" table:style-name="ce1">
            <text:p>0,938424</text:p>
          </table:table-cell>
          <table:table-cell office:value-type="float" office:value="0.84" table:style-name="ce1">
            <text:p>0,84</text:p>
          </table:table-cell>
          <table:table-cell office:value-type="float" office:value="-5.04" table:style-name="ce1">
            <text:p>-5,04</text:p>
          </table:table-cell>
          <table:table-cell office:value-type="float" office:value="25.48" table:style-name="ce1">
            <text:p>25,4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182609" table:style-name="ce1">
            <text:p>1,182609</text:p>
          </table:table-cell>
          <table:table-cell office:value-type="float" office:value="26.573910000000001" table:style-name="ce1">
            <text:p>26,57391</text:p>
          </table:table-cell>
          <table:table-cell office:value-type="float" office:value="16611756052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9373599999999999" table:style-name="ce1">
            <text:p>-0,193736</text:p>
          </table:table-cell>
          <table:table-cell office:value-type="float" office:value="-0.11516800000000001" table:style-name="ce1">
            <text:p>-0,115168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35" table:style-name="ce1">
            <text:p>0,35</text:p>
          </table:table-cell>
          <table:table-cell office:value-type="float" office:value="-6.09" table:style-name="ce1">
            <text:p>-6,09</text:p>
          </table:table-cell>
          <table:table-cell office:value-type="float" office:value="25.27" table:style-name="ce1">
            <text:p>25,27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27.61739" table:style-name="ce1">
            <text:p>27,61739</text:p>
          </table:table-cell>
          <table:table-cell office:value-type="float" office:value="16611756052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6303199999999999" table:style-name="ce1">
            <text:p>-0,263032</text:p>
          </table:table-cell>
          <table:table-cell office:value-type="float" office:value="4.3431999999999998E-2" table:style-name="ce1">
            <text:p>0,043432</text:p>
          </table:table-cell>
          <table:table-cell office:value-type="float" office:value="1.0570079999999999" table:style-name="ce1">
            <text:p>1,05700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25.83" table:style-name="ce1">
            <text:p>25,83</text:p>
          </table:table-cell>
          <table:table-cell office:value-type="float" office:value="1.878261" table:style-name="ce1">
            <text:p>1,878261</text:p>
          </table:table-cell>
          <table:table-cell office:value-type="float" office:value="3.4086959999999999" table:style-name="ce1">
            <text:p>3,408696</text:p>
          </table:table-cell>
          <table:table-cell office:value-type="float" office:value="25.6" table:style-name="ce1">
            <text:p>25,6</text:p>
          </table:table-cell>
          <table:table-cell office:value-type="float" office:value="166117560532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9080800000000001" table:style-name="ce1">
            <text:p>0,190808</text:p>
          </table:table-cell>
          <table:table-cell office:value-type="float" office:value="-3.6600000000000001E-2" table:style-name="ce1">
            <text:p>-0,0366</text:p>
          </table:table-cell>
          <table:table-cell office:value-type="float" office:value="0.977464" table:style-name="ce1">
            <text:p>0,977464</text:p>
          </table:table-cell>
          <table:table-cell office:value-type="float" office:value="-2.1" table:style-name="ce1">
            <text:p>-2,1</text:p>
          </table:table-cell>
          <table:table-cell office:value-type="float" office:value="-3.99" table:style-name="ce1">
            <text:p>-3,99</text:p>
          </table:table-cell>
          <table:table-cell office:value-type="float" office:value="25.34" table:style-name="ce1">
            <text:p>25,34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053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2208000000000001E-2" table:style-name="ce1">
            <text:p>-0,032208</text:p>
          </table:table-cell>
          <table:table-cell office:value-type="float" office:value="0.16347999999999999" table:style-name="ce1">
            <text:p>0,16348</text:p>
          </table:table-cell>
          <table:table-cell office:value-type="float" office:value="1.0311440000000001" table:style-name="ce1">
            <text:p>1,031144</text:p>
          </table:table-cell>
          <table:table-cell office:value-type="float" office:value="-2.17" table:style-name="ce1">
            <text:p>-2,17</text:p>
          </table:table-cell>
          <table:table-cell office:value-type="float" office:value="-5.53" table:style-name="ce1">
            <text:p>-5,53</text:p>
          </table:table-cell>
          <table:table-cell office:value-type="float" office:value="26.18" table:style-name="ce1">
            <text:p>26,18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29.56522" table:style-name="ce1">
            <text:p>29,56522</text:p>
          </table:table-cell>
          <table:table-cell office:value-type="float" office:value="16611756054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8575999999999997E-2" table:style-name="ce1">
            <text:p>0,098576</text:p>
          </table:table-cell>
          <table:table-cell office:value-type="float" office:value="-3.3672000000000001E-2" table:style-name="ce1">
            <text:p>-0,033672</text:p>
          </table:table-cell>
          <table:table-cell office:value-type="float" office:value="1.00528" table:style-name="ce1">
            <text:p>1,00528</text:p>
          </table:table-cell>
          <table:table-cell office:value-type="float" office:value="-1.33" table:style-name="ce1">
            <text:p>-1,33</text:p>
          </table:table-cell>
          <table:table-cell office:value-type="float" office:value="-3.57" table:style-name="ce1">
            <text:p>-3,57</text:p>
          </table:table-cell>
          <table:table-cell office:value-type="float" office:value="24.57" table:style-name="ce1">
            <text:p>24,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8.38261" table:style-name="ce1">
            <text:p>28,38261</text:p>
          </table:table-cell>
          <table:table-cell office:value-type="float" office:value="16611756055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9056000000000001E-2" table:style-name="ce1">
            <text:p>-0,079056</text:p>
          </table:table-cell>
          <table:table-cell office:value-type="float" office:value="0.114192" table:style-name="ce1">
            <text:p>0,114192</text:p>
          </table:table-cell>
          <table:table-cell office:value-type="float" office:value="0.86180800000000002" table:style-name="ce1">
            <text:p>0,86180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6.51" table:style-name="ce1">
            <text:p>-6,51</text:p>
          </table:table-cell>
          <table:table-cell office:value-type="float" office:value="22.96" table:style-name="ce1">
            <text:p>22,96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2.0173909999999999" table:style-name="ce1">
            <text:p>2,017391</text:p>
          </table:table-cell>
          <table:table-cell office:value-type="float" office:value="20.660869999999999" table:style-name="ce1">
            <text:p>20,66087</text:p>
          </table:table-cell>
          <table:table-cell office:value-type="float" office:value="16611756055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6107999999999998" table:style-name="ce1">
            <text:p>0,26108</text:p>
          </table:table-cell>
          <table:table-cell office:value-type="float" office:value="0.22106400000000001" table:style-name="ce1">
            <text:p>0,22106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-1.61" table:style-name="ce1">
            <text:p>-1,61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24.5" table:style-name="ce1">
            <text:p>24,5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056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5372" table:style-name="ce1">
            <text:p>-0,15372</text:p>
          </table:table-cell>
          <table:table-cell office:value-type="float" office:value="-0.20788799999999999" table:style-name="ce1">
            <text:p>-0,207888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5.74" table:style-name="ce1">
            <text:p>5,74</text:p>
          </table:table-cell>
          <table:table-cell office:value-type="float" office:value="-3.43" table:style-name="ce1">
            <text:p>-3,43</text:p>
          </table:table-cell>
          <table:table-cell office:value-type="float" office:value="27.3" table:style-name="ce1">
            <text:p>27,3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2.0173909999999999" table:style-name="ce1">
            <text:p>2,017391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057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1276800000000001" table:style-name="ce1">
            <text:p>0,212768</text:p>
          </table:table-cell>
          <table:table-cell office:value-type="float" office:value="-7.2711999999999999E-2" table:style-name="ce1">
            <text:p>-0,072712</text:p>
          </table:table-cell>
          <table:table-cell office:value-type="float" office:value="1.00284" table:style-name="ce1">
            <text:p>1,002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4.76" table:style-name="ce1">
            <text:p>-4,76</text:p>
          </table:table-cell>
          <table:table-cell office:value-type="float" office:value="25.34" table:style-name="ce1">
            <text:p>25,3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.669565" table:style-name="ce1">
            <text:p>1,669565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057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27408" table:style-name="ce1">
            <text:p>-0,227408</text:p>
          </table:table-cell>
          <table:table-cell office:value-type="float" office:value="-0.12834400000000001" table:style-name="ce1">
            <text:p>-0,128344</text:p>
          </table:table-cell>
          <table:table-cell office:value-type="float" office:value="0.83448" table:style-name="ce1">
            <text:p>0,83448</text:p>
          </table:table-cell>
          <table:table-cell office:value-type="float" office:value="2.17" table:style-name="ce1">
            <text:p>2,17</text:p>
          </table:table-cell>
          <table:table-cell office:value-type="float" office:value="-4.34" table:style-name="ce1">
            <text:p>-4,34</text:p>
          </table:table-cell>
          <table:table-cell office:value-type="float" office:value="25.76" table:style-name="ce1">
            <text:p>25,7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28.5913" table:style-name="ce1">
            <text:p>28,5913</text:p>
          </table:table-cell>
          <table:table-cell office:value-type="float" office:value="16611756058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9528000000000001E-2" table:style-name="ce1">
            <text:p>0,039528</text:p>
          </table:table-cell>
          <table:table-cell office:value-type="float" office:value="-5.3192000000000003E-2" table:style-name="ce1">
            <text:p>-0,053192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0.63" table:style-name="ce1">
            <text:p>0,63</text:p>
          </table:table-cell>
          <table:table-cell office:value-type="float" office:value="-5.04" table:style-name="ce1">
            <text:p>-5,04</text:p>
          </table:table-cell>
          <table:table-cell office:value-type="float" office:value="24.29" table:style-name="ce1">
            <text:p>24,29</text:p>
          </table:table-cell>
          <table:table-cell office:value-type="float" office:value="0" table:style-name="ce1">
            <text:p>0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25.739129999999999" table:style-name="ce1">
            <text:p>25,73913</text:p>
          </table:table-cell>
          <table:table-cell office:value-type="float" office:value="16611756059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5229600000000002" table:style-name="ce1">
            <text:p>0,252296</text:p>
          </table:table-cell>
          <table:table-cell office:value-type="float" office:value="-9.9552000000000002E-2" table:style-name="ce1">
            <text:p>-0,099552</text:p>
          </table:table-cell>
          <table:table-cell office:value-type="float" office:value="0.85936800000000002" table:style-name="ce1">
            <text:p>0,859368</text:p>
          </table:table-cell>
          <table:table-cell office:value-type="float" office:value="-1.54" table:style-name="ce1">
            <text:p>-1,54</text:p>
          </table:table-cell>
          <table:table-cell office:value-type="float" office:value="-5.74" table:style-name="ce1">
            <text:p>-5,74</text:p>
          </table:table-cell>
          <table:table-cell office:value-type="float" office:value="23.31" table:style-name="ce1">
            <text:p>23,31</text:p>
          </table:table-cell>
          <table:table-cell office:value-type="float" office:value="0" table:style-name="ce1">
            <text:p>0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6.15652" table:style-name="ce1">
            <text:p>26,15652</text:p>
          </table:table-cell>
          <table:table-cell office:value-type="float" office:value="16611756059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560000000000001E-3" table:style-name="ce1">
            <text:p>0,005856</text:p>
          </table:table-cell>
          <table:table-cell office:value-type="float" office:value="0.12736800000000001" table:style-name="ce1">
            <text:p>0,127368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47" table:style-name="ce1">
            <text:p>1,47</text:p>
          </table:table-cell>
          <table:table-cell office:value-type="float" office:value="-2.31" table:style-name="ce1">
            <text:p>-2,31</text:p>
          </table:table-cell>
          <table:table-cell office:value-type="float" office:value="25.34" table:style-name="ce1">
            <text:p>25,3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7.269570000000002" table:style-name="ce1">
            <text:p>27,26957</text:p>
          </table:table-cell>
          <table:table-cell office:value-type="float" office:value="16611756060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6128000000000001E-2" table:style-name="ce1">
            <text:p>0,076128</text:p>
          </table:table-cell>
          <table:table-cell office:value-type="float" office:value="-5.5632000000000001E-2" table:style-name="ce1">
            <text:p>-0,055632</text:p>
          </table:table-cell>
          <table:table-cell office:value-type="float" office:value="0.82716000000000001" table:style-name="ce1">
            <text:p>0,82716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-2.31" table:style-name="ce1">
            <text:p>-2,31</text:p>
          </table:table-cell>
          <table:table-cell office:value-type="float" office:value="23.59" table:style-name="ce1">
            <text:p>23,59</text:p>
          </table:table-cell>
          <table:table-cell office:value-type="float" office:value="1.113043" table:style-name="ce1">
            <text:p>1,113043</text:p>
          </table:table-cell>
          <table:table-cell office:value-type="float" office:value="1.669565" table:style-name="ce1">
            <text:p>1,669565</text:p>
          </table:table-cell>
          <table:table-cell office:value-type="float" office:value="25.25217" table:style-name="ce1">
            <text:p>25,25217</text:p>
          </table:table-cell>
          <table:table-cell office:value-type="float" office:value="16611756061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8202399999999999" table:style-name="ce1">
            <text:p>0,182024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39928" table:style-name="ce1">
            <text:p>1,039928</text:p>
          </table:table-cell>
          <table:table-cell office:value-type="float" office:value="2.73" table:style-name="ce1">
            <text:p>2,73</text:p>
          </table:table-cell>
          <table:table-cell office:value-type="float" office:value="-6.86" table:style-name="ce1">
            <text:p>-6,86</text:p>
          </table:table-cell>
          <table:table-cell office:value-type="float" office:value="28.07" table:style-name="ce1">
            <text:p>28,07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6061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679999999999999E-2" table:style-name="ce1">
            <text:p>0,05368</text:p>
          </table:table-cell>
          <table:table-cell office:value-type="float" office:value="9.8087999999999995E-2" table:style-name="ce1">
            <text:p>0,098088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3.43" table:style-name="ce1">
            <text:p>3,43</text:p>
          </table:table-cell>
          <table:table-cell office:value-type="float" office:value="-5.39" table:style-name="ce1">
            <text:p>-5,39</text:p>
          </table:table-cell>
          <table:table-cell office:value-type="float" office:value="29.68" table:style-name="ce1">
            <text:p>29,6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30.191310000000001" table:style-name="ce1">
            <text:p>30,19131</text:p>
          </table:table-cell>
          <table:table-cell office:value-type="float" office:value="16611756062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4152E-2" table:style-name="ce1">
            <text:p>-0,014152</text:p>
          </table:table-cell>
          <table:table-cell office:value-type="float" office:value="5.7584000000000003E-2" table:style-name="ce1">
            <text:p>0,057584</text:p>
          </table:table-cell>
          <table:table-cell office:value-type="float" office:value="1.2785599999999999" table:style-name="ce1">
            <text:p>1,27856</text:p>
          </table:table-cell>
          <table:table-cell office:value-type="float" office:value="3.92" table:style-name="ce1">
            <text:p>3,92</text:p>
          </table:table-cell>
          <table:table-cell office:value-type="float" office:value="-3.57" table:style-name="ce1">
            <text:p>-3,57</text:p>
          </table:table-cell>
          <table:table-cell office:value-type="float" office:value="23.31" table:style-name="ce1">
            <text:p>23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4.97391" table:style-name="ce1">
            <text:p>24,97391</text:p>
          </table:table-cell>
          <table:table-cell office:value-type="float" office:value="16611756063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5151999999999997E-2" table:style-name="ce1">
            <text:p>-0,075152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87839999999999996" table:style-name="ce1">
            <text:p>0,8784</text:p>
          </table:table-cell>
          <table:table-cell office:value-type="float" office:value="-1.82" table:style-name="ce1">
            <text:p>-1,8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25.62" table:style-name="ce1">
            <text:p>25,6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9.634779999999999" table:style-name="ce1">
            <text:p>29,63478</text:p>
          </table:table-cell>
          <table:table-cell office:value-type="float" office:value="16611756063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0345600000000001" table:style-name="ce1">
            <text:p>-0,103456</text:p>
          </table:table-cell>
          <table:table-cell office:value-type="float" office:value="4.0992000000000001E-2" table:style-name="ce1">
            <text:p>0,040992</text:p>
          </table:table-cell>
          <table:table-cell office:value-type="float" office:value="1.0199199999999999" table:style-name="ce1">
            <text:p>1,01992</text:p>
          </table:table-cell>
          <table:table-cell office:value-type="float" office:value="0.84" table:style-name="ce1">
            <text:p>0,84</text:p>
          </table:table-cell>
          <table:table-cell office:value-type="float" office:value="-5.32" table:style-name="ce1">
            <text:p>-5,32</text:p>
          </table:table-cell>
          <table:table-cell office:value-type="float" office:value="26.32" table:style-name="ce1">
            <text:p>26,32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6.295649999999998" table:style-name="ce1">
            <text:p>26,29565</text:p>
          </table:table-cell>
          <table:table-cell office:value-type="float" office:value="16611756064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9528000000000001E-2" table:style-name="ce1">
            <text:p>0,039528</text:p>
          </table:table-cell>
          <table:table-cell office:value-type="float" office:value="0.10394399999999999" table:style-name="ce1">
            <text:p>0,103944</text:p>
          </table:table-cell>
          <table:table-cell office:value-type="float" office:value="0.94037599999999999" table:style-name="ce1">
            <text:p>0,940376</text:p>
          </table:table-cell>
          <table:table-cell office:value-type="float" office:value="6.16" table:style-name="ce1">
            <text:p>6,16</text:p>
          </table:table-cell>
          <table:table-cell office:value-type="float" office:value="-1.96" table:style-name="ce1">
            <text:p>-1,96</text:p>
          </table:table-cell>
          <table:table-cell office:value-type="float" office:value="25.76" table:style-name="ce1">
            <text:p>25,7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25.6" table:style-name="ce1">
            <text:p>25,6</text:p>
          </table:table-cell>
          <table:table-cell office:value-type="float" office:value="16611756065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9959199999999999" table:style-name="ce1">
            <text:p>0,199592</text:p>
          </table:table-cell>
          <table:table-cell office:value-type="float" office:value="0.24302399999999999" table:style-name="ce1">
            <text:p>0,243024</text:p>
          </table:table-cell>
          <table:table-cell office:value-type="float" office:value="0.88474399999999997" table:style-name="ce1">
            <text:p>0,884744</text:p>
          </table:table-cell>
          <table:table-cell office:value-type="float" office:value="-0.91" table:style-name="ce1">
            <text:p>-0,91</text:p>
          </table:table-cell>
          <table:table-cell office:value-type="float" office:value="-9.31" table:style-name="ce1">
            <text:p>-9,31</text:p>
          </table:table-cell>
          <table:table-cell office:value-type="float" office:value="28.84" table:style-name="ce1">
            <text:p>28,84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034780000000001" table:style-name="ce1">
            <text:p>28,03478</text:p>
          </table:table-cell>
          <table:table-cell office:value-type="float" office:value="16611756065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4904000000000003E-2" table:style-name="ce1">
            <text:p>-0,064904</text:p>
          </table:table-cell>
          <table:table-cell office:value-type="float" office:value="-4.2456000000000001E-2" table:style-name="ce1">
            <text:p>-0,042456</text:p>
          </table:table-cell>
          <table:table-cell office:value-type="float" office:value="1.3278479999999999" table:style-name="ce1">
            <text:p>1,327848</text:p>
          </table:table-cell>
          <table:table-cell office:value-type="float" office:value="-0.84" table:style-name="ce1">
            <text:p>-0,84</text:p>
          </table:table-cell>
          <table:table-cell office:value-type="float" office:value="-5.25" table:style-name="ce1">
            <text:p>-5,25</text:p>
          </table:table-cell>
          <table:table-cell office:value-type="float" office:value="24.36" table:style-name="ce1">
            <text:p>24,3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25.6" table:style-name="ce1">
            <text:p>25,6</text:p>
          </table:table-cell>
          <table:table-cell office:value-type="float" office:value="16611756066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05408" table:style-name="ce1">
            <text:p>0,105408</text:p>
          </table:table-cell>
          <table:table-cell office:value-type="float" office:value="-0.12834400000000001" table:style-name="ce1">
            <text:p>-0,128344</text:p>
          </table:table-cell>
          <table:table-cell office:value-type="float" office:value="0.87254399999999999" table:style-name="ce1">
            <text:p>0,872544</text:p>
          </table:table-cell>
          <table:table-cell office:value-type="float" office:value="-1.68" table:style-name="ce1">
            <text:p>-1,68</text:p>
          </table:table-cell>
          <table:table-cell office:value-type="float" office:value="-0.98" table:style-name="ce1">
            <text:p>-0,98</text:p>
          </table:table-cell>
          <table:table-cell office:value-type="float" office:value="23.66" table:style-name="ce1">
            <text:p>23,6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26.64348" table:style-name="ce1">
            <text:p>26,64348</text:p>
          </table:table-cell>
          <table:table-cell office:value-type="float" office:value="16611756066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2456000000000001E-2" table:style-name="ce1">
            <text:p>0,042456</text:p>
          </table:table-cell>
          <table:table-cell office:value-type="float" office:value="2.3911999999999999E-2" table:style-name="ce1">
            <text:p>0,023912</text:p>
          </table:table-cell>
          <table:table-cell office:value-type="float" office:value="0.93012799999999995" table:style-name="ce1">
            <text:p>0,930128</text:p>
          </table:table-cell>
          <table:table-cell office:value-type="float" office:value="-1.26" table:style-name="ce1">
            <text:p>-1,26</text:p>
          </table:table-cell>
          <table:table-cell office:value-type="float" office:value="0.42" table:style-name="ce1">
            <text:p>0,42</text:p>
          </table:table-cell>
          <table:table-cell office:value-type="float" office:value="22.68" table:style-name="ce1">
            <text:p>22,68</text:p>
          </table:table-cell>
          <table:table-cell office:value-type="float" office:value="2.4347829999999999" table:style-name="ce1">
            <text:p>2,43478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7.2" table:style-name="ce1">
            <text:p>27,2</text:p>
          </table:table-cell>
          <table:table-cell office:value-type="float" office:value="16611756067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8079999999999998E-3" table:style-name="ce1">
            <text:p>0,007808</text:p>
          </table:table-cell>
          <table:table-cell office:value-type="float" office:value="0.122976" table:style-name="ce1">
            <text:p>0,122976</text:p>
          </table:table-cell>
          <table:table-cell office:value-type="float" office:value="0.909632" table:style-name="ce1">
            <text:p>0,909632</text:p>
          </table:table-cell>
          <table:table-cell office:value-type="float" office:value="1.75" table:style-name="ce1">
            <text:p>1,75</text:p>
          </table:table-cell>
          <table:table-cell office:value-type="float" office:value="-4.83" table:style-name="ce1">
            <text:p>-4,83</text:p>
          </table:table-cell>
          <table:table-cell office:value-type="float" office:value="30.94" table:style-name="ce1">
            <text:p>30,94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.878261" table:style-name="ce1">
            <text:p>1,878261</text:p>
          </table:table-cell>
          <table:table-cell office:value-type="float" office:value="30.886959999999998" table:style-name="ce1">
            <text:p>30,88696</text:p>
          </table:table-cell>
          <table:table-cell office:value-type="float" office:value="16611756068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799999999999999E-4" table:style-name="ce1">
            <text:p>0,000488</text:p>
          </table:table-cell>
          <table:table-cell office:value-type="float" office:value="0.136152" table:style-name="ce1">
            <text:p>0,136152</text:p>
          </table:table-cell>
          <table:table-cell office:value-type="float" office:value="0.92183199999999998" table:style-name="ce1">
            <text:p>0,921832</text:p>
          </table:table-cell>
          <table:table-cell office:value-type="float" office:value="-0.21" table:style-name="ce1">
            <text:p>-0,21</text:p>
          </table:table-cell>
          <table:table-cell office:value-type="float" office:value="-7.14" table:style-name="ce1">
            <text:p>-7,14</text:p>
          </table:table-cell>
          <table:table-cell office:value-type="float" office:value="23.8" table:style-name="ce1">
            <text:p>23,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24.97391" table:style-name="ce1">
            <text:p>24,97391</text:p>
          </table:table-cell>
          <table:table-cell office:value-type="float" office:value="16611756068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10288" table:style-name="ce1">
            <text:p>0,110288</text:p>
          </table:table-cell>
          <table:table-cell office:value-type="float" office:value="6.5879999999999994E-2" table:style-name="ce1">
            <text:p>0,06588</text:p>
          </table:table-cell>
          <table:table-cell office:value-type="float" office:value="1.0828720000000001" table:style-name="ce1">
            <text:p>1,082872</text:p>
          </table:table-cell>
          <table:table-cell office:value-type="float" office:value="-0.91" table:style-name="ce1">
            <text:p>-0,91</text:p>
          </table:table-cell>
          <table:table-cell office:value-type="float" office:value="-4.83" table:style-name="ce1">
            <text:p>-4,83</text:p>
          </table:table-cell>
          <table:table-cell office:value-type="float" office:value="24.15" table:style-name="ce1">
            <text:p>24,1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6.295649999999998" table:style-name="ce1">
            <text:p>26,29565</text:p>
          </table:table-cell>
          <table:table-cell office:value-type="float" office:value="16611756069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6.4904000000000003E-2" table:style-name="ce1">
            <text:p>-0,064904</text:p>
          </table:table-cell>
          <table:table-cell office:value-type="float" office:value="3.7575999999999998E-2" table:style-name="ce1">
            <text:p>0,037576</text:p>
          </table:table-cell>
          <table:table-cell office:value-type="float" office:value="0.86180800000000002" table:style-name="ce1">
            <text:p>0,86180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5.53" table:style-name="ce1">
            <text:p>-5,53</text:p>
          </table:table-cell>
          <table:table-cell office:value-type="float" office:value="25.48" table:style-name="ce1">
            <text:p>25,4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9.008700000000001" table:style-name="ce1">
            <text:p>29,0087</text:p>
          </table:table-cell>
          <table:table-cell office:value-type="float" office:value="16611756070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679999999999999E-2" table:style-name="ce1">
            <text:p>0,05368</text:p>
          </table:table-cell>
          <table:table-cell office:value-type="float" office:value="-4.2944000000000003E-2" table:style-name="ce1">
            <text:p>-0,042944</text:p>
          </table:table-cell>
          <table:table-cell office:value-type="float" office:value="1.2263440000000001" table:style-name="ce1">
            <text:p>1,226344</text:p>
          </table:table-cell>
          <table:table-cell office:value-type="float" office:value="1.75" table:style-name="ce1">
            <text:p>1,75</text:p>
          </table:table-cell>
          <table:table-cell office:value-type="float" office:value="-4.41" table:style-name="ce1">
            <text:p>-4,41</text:p>
          </table:table-cell>
          <table:table-cell office:value-type="float" office:value="25.34" table:style-name="ce1">
            <text:p>25,3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8.38261" table:style-name="ce1">
            <text:p>28,38261</text:p>
          </table:table-cell>
          <table:table-cell office:value-type="float" office:value="16611756071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6111999999999998E-2" table:style-name="ce1">
            <text:p>0,036112</text:p>
          </table:table-cell>
          <table:table-cell office:value-type="float" office:value="0.105408" table:style-name="ce1">
            <text:p>0,105408</text:p>
          </table:table-cell>
          <table:table-cell office:value-type="float" office:value="0.93208000000000002" table:style-name="ce1">
            <text:p>0,93208</text:p>
          </table:table-cell>
          <table:table-cell office:value-type="float" office:value="-1.05" table:style-name="ce1">
            <text:p>-1,05</text:p>
          </table:table-cell>
          <table:table-cell office:value-type="float" office:value="-2.1" table:style-name="ce1">
            <text:p>-2,1</text:p>
          </table:table-cell>
          <table:table-cell office:value-type="float" office:value="26.11" table:style-name="ce1">
            <text:p>26,1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6" table:style-name="ce1">
            <text:p>1,6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071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0248E-2" table:style-name="ce1">
            <text:p>-0,010248</text:p>
          </table:table-cell>
          <table:table-cell office:value-type="float" office:value="0.17763200000000001" table:style-name="ce1">
            <text:p>0,177632</text:p>
          </table:table-cell>
          <table:table-cell office:value-type="float" office:value="1.18584" table:style-name="ce1">
            <text:p>1,1858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25.9" table:style-name="ce1">
            <text:p>25,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.530435" table:style-name="ce1">
            <text:p>1,530435</text:p>
          </table:table-cell>
          <table:table-cell office:value-type="float" office:value="28.730429999999998" table:style-name="ce1">
            <text:p>28,73043</text:p>
          </table:table-cell>
          <table:table-cell office:value-type="float" office:value="16611756072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4399999999999999E-3" table:style-name="ce1">
            <text:p>-0,00244</text:p>
          </table:table-cell>
          <table:table-cell office:value-type="float" office:value="-7.9056000000000001E-2" table:style-name="ce1">
            <text:p>-0,079056</text:p>
          </table:table-cell>
          <table:table-cell office:value-type="float" office:value="1.020408" table:style-name="ce1">
            <text:p>1,020408</text:p>
          </table:table-cell>
          <table:table-cell office:value-type="float" office:value="-2.8" table:style-name="ce1">
            <text:p>-2,8</text:p>
          </table:table-cell>
          <table:table-cell office:value-type="float" office:value="-6.72" table:style-name="ce1">
            <text:p>-6,72</text:p>
          </table:table-cell>
          <table:table-cell office:value-type="float" office:value="27.51" table:style-name="ce1">
            <text:p>27,5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7.339130000000001" table:style-name="ce1">
            <text:p>27,33913</text:p>
          </table:table-cell>
          <table:table-cell office:value-type="float" office:value="16611756073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927999999999999E-2" table:style-name="ce1">
            <text:p>0,063928</text:p>
          </table:table-cell>
          <table:table-cell office:value-type="float" office:value="-6.6367999999999996E-2" table:style-name="ce1">
            <text:p>-0,066368</text:p>
          </table:table-cell>
          <table:table-cell office:value-type="float" office:value="0.92378400000000005" table:style-name="ce1">
            <text:p>0,923784</text:p>
          </table:table-cell>
          <table:table-cell office:value-type="float" office:value="-0.77" table:style-name="ce1">
            <text:p>-0,77</text:p>
          </table:table-cell>
          <table:table-cell office:value-type="float" office:value="-6.72" table:style-name="ce1">
            <text:p>-6,72</text:p>
          </table:table-cell>
          <table:table-cell office:value-type="float" office:value="23.66" table:style-name="ce1">
            <text:p>23,6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073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8055999999999999E-2" table:style-name="ce1">
            <text:p>-0,018056</text:p>
          </table:table-cell>
          <table:table-cell office:value-type="float" office:value="4.8312000000000001E-2" table:style-name="ce1">
            <text:p>0,048312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6.02" table:style-name="ce1">
            <text:p>-6,02</text:p>
          </table:table-cell>
          <table:table-cell office:value-type="float" office:value="24.85" table:style-name="ce1">
            <text:p>24,8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26.713039999999999" table:style-name="ce1">
            <text:p>26,71304</text:p>
          </table:table-cell>
          <table:table-cell office:value-type="float" office:value="16611756074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7088000000000003E-2" table:style-name="ce1">
            <text:p>0,037088</text:p>
          </table:table-cell>
          <table:table-cell office:value-type="float" office:value="4.0503999999999998E-2" table:style-name="ce1">
            <text:p>0,040504</text:p>
          </table:table-cell>
          <table:table-cell office:value-type="float" office:value="1.136552" table:style-name="ce1">
            <text:p>1,136552</text:p>
          </table:table-cell>
          <table:table-cell office:value-type="float" office:value="-1.33" table:style-name="ce1">
            <text:p>-1,33</text:p>
          </table:table-cell>
          <table:table-cell office:value-type="float" office:value="-5.39" table:style-name="ce1">
            <text:p>-5,39</text:p>
          </table:table-cell>
          <table:table-cell office:value-type="float" office:value="26.18" table:style-name="ce1">
            <text:p>26,1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9.008700000000001" table:style-name="ce1">
            <text:p>29,0087</text:p>
          </table:table-cell>
          <table:table-cell office:value-type="float" office:value="16611756074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565599999999999" table:style-name="ce1">
            <text:p>-0,115656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5452800000000004" table:style-name="ce1">
            <text:p>0,954528</text:p>
          </table:table-cell>
          <table:table-cell office:value-type="float" office:value="-1.19" table:style-name="ce1">
            <text:p>-1,19</text:p>
          </table:table-cell>
          <table:table-cell office:value-type="float" office:value="-3.22" table:style-name="ce1">
            <text:p>-3,22</text:p>
          </table:table-cell>
          <table:table-cell office:value-type="float" office:value="25.97" table:style-name="ce1">
            <text:p>25,9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075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3E-2" table:style-name="ce1">
            <text:p>-0,03416</text:p>
          </table:table-cell>
          <table:table-cell office:value-type="float" office:value="9.4672000000000006E-2" table:style-name="ce1">
            <text:p>0,094672</text:p>
          </table:table-cell>
          <table:table-cell office:value-type="float" office:value="1.1082479999999999" table:style-name="ce1">
            <text:p>1,108248</text:p>
          </table:table-cell>
          <table:table-cell office:value-type="float" office:value="-3.29" table:style-name="ce1">
            <text:p>-3,29</text:p>
          </table:table-cell>
          <table:table-cell office:value-type="float" office:value="-4.76" table:style-name="ce1">
            <text:p>-4,76</text:p>
          </table:table-cell>
          <table:table-cell office:value-type="float" office:value="25.83" table:style-name="ce1">
            <text:p>25,8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6076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9039999999999998E-2" table:style-name="ce1">
            <text:p>-0,03904</text:p>
          </table:table-cell>
          <table:table-cell office:value-type="float" office:value="8.7840000000000001E-2" table:style-name="ce1">
            <text:p>0,08784</text:p>
          </table:table-cell>
          <table:table-cell office:value-type="float" office:value="0.86083200000000004" table:style-name="ce1">
            <text:p>0,860832</text:p>
          </table:table-cell>
          <table:table-cell office:value-type="float" office:value="-0.42" table:style-name="ce1">
            <text:p>-0,42</text:p>
          </table:table-cell>
          <table:table-cell office:value-type="float" office:value="-5.81" table:style-name="ce1">
            <text:p>-5,81</text:p>
          </table:table-cell>
          <table:table-cell office:value-type="float" office:value="26.81" table:style-name="ce1">
            <text:p>26,8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3.2695650000000001" table:style-name="ce1">
            <text:p>3,269565</text:p>
          </table:table-cell>
          <table:table-cell office:value-type="float" office:value="28.8" table:style-name="ce1">
            <text:p>28,8</text:p>
          </table:table-cell>
          <table:table-cell office:value-type="float" office:value="16611756076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6359999999999998E-2" table:style-name="ce1">
            <text:p>0,04636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1.013088" table:style-name="ce1">
            <text:p>1,013088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6.23" table:style-name="ce1">
            <text:p>-6,23</text:p>
          </table:table-cell>
          <table:table-cell office:value-type="float" office:value="25.34" table:style-name="ce1">
            <text:p>25,3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27.89565" table:style-name="ce1">
            <text:p>27,89565</text:p>
          </table:table-cell>
          <table:table-cell office:value-type="float" office:value="16611756077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975024" table:style-name="ce1">
            <text:p>0,975024</text:p>
          </table:table-cell>
          <table:table-cell office:value-type="float" office:value="-0.42" table:style-name="ce1">
            <text:p>-0,42</text:p>
          </table:table-cell>
          <table:table-cell office:value-type="float" office:value="-5.18" table:style-name="ce1">
            <text:p>-5,18</text:p>
          </table:table-cell>
          <table:table-cell office:value-type="float" office:value="26.81" table:style-name="ce1">
            <text:p>26,8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321739" table:style-name="ce1">
            <text:p>1,321739</text:p>
          </table:table-cell>
          <table:table-cell office:value-type="float" office:value="26.64348" table:style-name="ce1">
            <text:p>26,64348</text:p>
          </table:table-cell>
          <table:table-cell office:value-type="float" office:value="16611756078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6359999999999998E-2" table:style-name="ce1">
            <text:p>0,04636</text:p>
          </table:table-cell>
          <table:table-cell office:value-type="float" office:value="6.5879999999999994E-2" table:style-name="ce1">
            <text:p>0,06588</text:p>
          </table:table-cell>
          <table:table-cell office:value-type="float" office:value="1.030656" table:style-name="ce1">
            <text:p>1,030656</text:p>
          </table:table-cell>
          <table:table-cell office:value-type="float" office:value="-1.26" table:style-name="ce1">
            <text:p>-1,26</text:p>
          </table:table-cell>
          <table:table-cell office:value-type="float" office:value="-3.57" table:style-name="ce1">
            <text:p>-3,57</text:p>
          </table:table-cell>
          <table:table-cell office:value-type="float" office:value="25.62" table:style-name="ce1">
            <text:p>25,62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078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2215999999999999E-2" table:style-name="ce1">
            <text:p>0,052216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84814400000000001" table:style-name="ce1">
            <text:p>0,848144</text:p>
          </table:table-cell>
          <table:table-cell office:value-type="float" office:value="-1.05" table:style-name="ce1">
            <text:p>-1,05</text:p>
          </table:table-cell>
          <table:table-cell office:value-type="float" office:value="-3.29" table:style-name="ce1">
            <text:p>-3,29</text:p>
          </table:table-cell>
          <table:table-cell office:value-type="float" office:value="26.11" table:style-name="ce1">
            <text:p>26,1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28.730429999999998" table:style-name="ce1">
            <text:p>28,73043</text:p>
          </table:table-cell>
          <table:table-cell office:value-type="float" office:value="16611756079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7.8079999999999997E-2" table:style-name="ce1">
            <text:p>0,07808</text:p>
          </table:table-cell>
          <table:table-cell office:value-type="float" office:value="1.282464" table:style-name="ce1">
            <text:p>1,282464</text:p>
          </table:table-cell>
          <table:table-cell office:value-type="float" office:value="4.55" table:style-name="ce1">
            <text:p>4,55</text:p>
          </table:table-cell>
          <table:table-cell office:value-type="float" office:value="-4.34" table:style-name="ce1">
            <text:p>-4,34</text:p>
          </table:table-cell>
          <table:table-cell office:value-type="float" office:value="27.72" table:style-name="ce1">
            <text:p>27,72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6080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8079999999999998E-3" table:style-name="ce1">
            <text:p>0,007808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0.82032799999999995" table:style-name="ce1">
            <text:p>0,820328</text:p>
          </table:table-cell>
          <table:table-cell office:value-type="float" office:value="-0.77" table:style-name="ce1">
            <text:p>-0,77</text:p>
          </table:table-cell>
          <table:table-cell office:value-type="float" office:value="-7.63" table:style-name="ce1">
            <text:p>-7,63</text:p>
          </table:table-cell>
          <table:table-cell office:value-type="float" office:value="24.85" table:style-name="ce1">
            <text:p>24,8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29.704350000000002" table:style-name="ce1">
            <text:p>29,70435</text:p>
          </table:table-cell>
          <table:table-cell office:value-type="float" office:value="16611756080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8792000000000002E-2" table:style-name="ce1">
            <text:p>0,028792</text:p>
          </table:table-cell>
          <table:table-cell office:value-type="float" office:value="8.9303999999999994E-2" table:style-name="ce1">
            <text:p>0,08930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-1.82" table:style-name="ce1">
            <text:p>-1,82</text:p>
          </table:table-cell>
          <table:table-cell office:value-type="float" office:value="-7.49" table:style-name="ce1">
            <text:p>-7,49</text:p>
          </table:table-cell>
          <table:table-cell office:value-type="float" office:value="27.23" table:style-name="ce1">
            <text:p>27,23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27.339130000000001" table:style-name="ce1">
            <text:p>27,33913</text:p>
          </table:table-cell>
          <table:table-cell office:value-type="float" office:value="16611756081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5136000000000001E-2" table:style-name="ce1">
            <text:p>0,035136</text:p>
          </table:table-cell>
          <table:table-cell office:value-type="float" office:value="7.3688000000000003E-2" table:style-name="ce1">
            <text:p>0,073688</text:p>
          </table:table-cell>
          <table:table-cell office:value-type="float" office:value="0.89352799999999999" table:style-name="ce1">
            <text:p>0,893528</text:p>
          </table:table-cell>
          <table:table-cell office:value-type="float" office:value="1.05" table:style-name="ce1">
            <text:p>1,05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25.2" table:style-name="ce1">
            <text:p>25,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7.478259999999999" table:style-name="ce1">
            <text:p>27,47826</text:p>
          </table:table-cell>
          <table:table-cell office:value-type="float" office:value="16611756082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7832000000000003E-2" table:style-name="ce1">
            <text:p>0,067832</text:p>
          </table:table-cell>
          <table:table-cell office:value-type="float" office:value="0.11565599999999999" table:style-name="ce1">
            <text:p>0,115656</text:p>
          </table:table-cell>
          <table:table-cell office:value-type="float" office:value="0.97111999999999998" table:style-name="ce1">
            <text:p>0,97112</text:p>
          </table:table-cell>
          <table:table-cell office:value-type="float" office:value="-3.57" table:style-name="ce1">
            <text:p>-3,5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7.93" table:style-name="ce1">
            <text:p>27,9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082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3.5136000000000001E-2" table:style-name="ce1">
            <text:p>0,035136</text:p>
          </table:table-cell>
          <table:table-cell office:value-type="float" office:value="0.83155199999999996" table:style-name="ce1">
            <text:p>0,831552</text:p>
          </table:table-cell>
          <table:table-cell office:value-type="float" office:value="1.05" table:style-name="ce1">
            <text:p>1,05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27.3" table:style-name="ce1">
            <text:p>27,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31.165220000000001" table:style-name="ce1">
            <text:p>31,16522</text:p>
          </table:table-cell>
          <table:table-cell office:value-type="float" office:value="16611756083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0264000000000003E-2" table:style-name="ce1">
            <text:p>0,050264</text:p>
          </table:table-cell>
          <table:table-cell office:value-type="float" office:value="3.8064000000000001E-2" table:style-name="ce1">
            <text:p>0,038064</text:p>
          </table:table-cell>
          <table:table-cell office:value-type="float" office:value="1.116544" table:style-name="ce1">
            <text:p>1,11654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24.78" table:style-name="ce1">
            <text:p>24,78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6084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0248E-2" table:style-name="ce1">
            <text:p>-0,010248</text:p>
          </table:table-cell>
          <table:table-cell office:value-type="float" office:value="9.4184000000000004E-2" table:style-name="ce1">
            <text:p>0,094184</text:p>
          </table:table-cell>
          <table:table-cell office:value-type="float" office:value="1.0262640000000001" table:style-name="ce1">
            <text:p>1,02626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6.16" table:style-name="ce1">
            <text:p>-6,16</text:p>
          </table:table-cell>
          <table:table-cell office:value-type="float" office:value="28.77" table:style-name="ce1">
            <text:p>28,77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3.0608689999999998" table:style-name="ce1">
            <text:p>3,060869</text:p>
          </table:table-cell>
          <table:table-cell office:value-type="float" office:value="30.469560000000001" table:style-name="ce1">
            <text:p>30,46956</text:p>
          </table:table-cell>
          <table:table-cell office:value-type="float" office:value="16611756084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6352E-2" table:style-name="ce1">
            <text:p>-0,026352</text:p>
          </table:table-cell>
          <table:table-cell office:value-type="float" office:value="7.7591999999999994E-2" table:style-name="ce1">
            <text:p>0,077592</text:p>
          </table:table-cell>
          <table:table-cell office:value-type="float" office:value="1.0706720000000001" table:style-name="ce1">
            <text:p>1,070672</text:p>
          </table:table-cell>
          <table:table-cell office:value-type="float" office:value="3.08" table:style-name="ce1">
            <text:p>3,08</text:p>
          </table:table-cell>
          <table:table-cell office:value-type="float" office:value="-3.64" table:style-name="ce1">
            <text:p>-3,64</text:p>
          </table:table-cell>
          <table:table-cell office:value-type="float" office:value="25.9" table:style-name="ce1">
            <text:p>25,9</text:p>
          </table:table-cell>
          <table:table-cell office:value-type="float" office:value="1.6" table:style-name="ce1">
            <text:p>1,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30.74783" table:style-name="ce1">
            <text:p>30,74783</text:p>
          </table:table-cell>
          <table:table-cell office:value-type="float" office:value="16611756085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231999999999995E-2" table:style-name="ce1">
            <text:p>0,092232</text:p>
          </table:table-cell>
          <table:table-cell office:value-type="float" office:value="-9.3207999999999999E-2" table:style-name="ce1">
            <text:p>-0,093208</text:p>
          </table:table-cell>
          <table:table-cell office:value-type="float" office:value="0.91402399999999995" table:style-name="ce1">
            <text:p>0,914024</text:p>
          </table:table-cell>
          <table:table-cell office:value-type="float" office:value="1.4" table:style-name="ce1">
            <text:p>1,4</text:p>
          </table:table-cell>
          <table:table-cell office:value-type="float" office:value="-7.21" table:style-name="ce1">
            <text:p>-7,21</text:p>
          </table:table-cell>
          <table:table-cell office:value-type="float" office:value="24.71" table:style-name="ce1">
            <text:p>24,7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8.173909999999999" table:style-name="ce1">
            <text:p>28,17391</text:p>
          </table:table-cell>
          <table:table-cell office:value-type="float" office:value="16611756086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07848" table:style-name="ce1">
            <text:p>0,107848</text:p>
          </table:table-cell>
          <table:table-cell office:value-type="float" office:value="5.0264000000000003E-2" table:style-name="ce1">
            <text:p>0,050264</text:p>
          </table:table-cell>
          <table:table-cell office:value-type="float" office:value="0.95208800000000005" table:style-name="ce1">
            <text:p>0,952088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28" table:style-name="ce1">
            <text:p>2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24.27826" table:style-name="ce1">
            <text:p>24,27826</text:p>
          </table:table-cell>
          <table:table-cell office:value-type="float" office:value="16611756086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5159999999999995E-2" table:style-name="ce1">
            <text:p>-0,09516</text:p>
          </table:table-cell>
          <table:table-cell office:value-type="float" office:value="7.6616000000000004E-2" table:style-name="ce1">
            <text:p>0,076616</text:p>
          </table:table-cell>
          <table:table-cell office:value-type="float" office:value="0.91988000000000003" table:style-name="ce1">
            <text:p>0,91988</text:p>
          </table:table-cell>
          <table:table-cell office:value-type="float" office:value="1.47" table:style-name="ce1">
            <text:p>1,47</text:p>
          </table:table-cell>
          <table:table-cell office:value-type="float" office:value="-6.65" table:style-name="ce1">
            <text:p>-6,65</text:p>
          </table:table-cell>
          <table:table-cell office:value-type="float" office:value="25.55" table:style-name="ce1">
            <text:p>25,55</text:p>
          </table:table-cell>
          <table:table-cell office:value-type="float" office:value="0" table:style-name="ce1">
            <text:p>0</text:p>
          </table:table-cell>
          <table:table-cell office:value-type="float" office:value="2.7130429999999999" table:style-name="ce1">
            <text:p>2,713043</text:p>
          </table:table-cell>
          <table:table-cell office:value-type="float" office:value="26.92174" table:style-name="ce1">
            <text:p>26,92174</text:p>
          </table:table-cell>
          <table:table-cell office:value-type="float" office:value="16611756087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3200000000000001E-3" table:style-name="ce1">
            <text:p>-0,00732</text:p>
          </table:table-cell>
          <table:table-cell office:value-type="float" office:value="-1.6591999999999999E-2" table:style-name="ce1">
            <text:p>-0,016592</text:p>
          </table:table-cell>
          <table:table-cell office:value-type="float" office:value="1.025288" table:style-name="ce1">
            <text:p>1,025288</text:p>
          </table:table-cell>
          <table:table-cell office:value-type="float" office:value="2.1" table:style-name="ce1">
            <text:p>2,1</text:p>
          </table:table-cell>
          <table:table-cell office:value-type="float" office:value="-5.95" table:style-name="ce1">
            <text:p>-5,95</text:p>
          </table:table-cell>
          <table:table-cell office:value-type="float" office:value="27.58" table:style-name="ce1">
            <text:p>27,58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31.373909999999999" table:style-name="ce1">
            <text:p>31,37391</text:p>
          </table:table-cell>
          <table:table-cell office:value-type="float" office:value="16611756087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8079999999999997E-2" table:style-name="ce1">
            <text:p>0,07808</text:p>
          </table:table-cell>
          <table:table-cell office:value-type="float" office:value="-3.7088000000000003E-2" table:style-name="ce1">
            <text:p>-0,037088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-1.54" table:style-name="ce1">
            <text:p>-1,54</text:p>
          </table:table-cell>
          <table:table-cell office:value-type="float" office:value="-2.38" table:style-name="ce1">
            <text:p>-2,38</text:p>
          </table:table-cell>
          <table:table-cell office:value-type="float" office:value="25.62" table:style-name="ce1">
            <text:p>25,62</text:p>
          </table:table-cell>
          <table:table-cell office:value-type="float" office:value="1.182609" table:style-name="ce1">
            <text:p>1,182609</text:p>
          </table:table-cell>
          <table:table-cell office:value-type="float" office:value="1.321739" table:style-name="ce1">
            <text:p>1,321739</text:p>
          </table:table-cell>
          <table:table-cell office:value-type="float" office:value="29.35652" table:style-name="ce1">
            <text:p>29,35652</text:p>
          </table:table-cell>
          <table:table-cell office:value-type="float" office:value="16611756088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9552000000000002E-2" table:style-name="ce1">
            <text:p>0,099552</text:p>
          </table:table-cell>
          <table:table-cell office:value-type="float" office:value="-6.5879999999999994E-2" table:style-name="ce1">
            <text:p>-0,06588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1.05" table:style-name="ce1">
            <text:p>1,05</text:p>
          </table:table-cell>
          <table:table-cell office:value-type="float" office:value="-1.96" table:style-name="ce1">
            <text:p>-1,96</text:p>
          </table:table-cell>
          <table:table-cell office:value-type="float" office:value="25.27" table:style-name="ce1">
            <text:p>25,27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8.243480000000002" table:style-name="ce1">
            <text:p>28,24348</text:p>
          </table:table-cell>
          <table:table-cell office:value-type="float" office:value="16611756089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799999999999999E-4" table:style-name="ce1">
            <text:p>0,000488</text:p>
          </table:table-cell>
          <table:table-cell office:value-type="float" office:value="3.0256000000000002E-2" table:style-name="ce1">
            <text:p>0,030256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-2.66" table:style-name="ce1">
            <text:p>-2,6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27.09" table:style-name="ce1">
            <text:p>27,09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6089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9776000000000001E-2" table:style-name="ce1">
            <text:p>-0,049776</text:p>
          </table:table-cell>
          <table:table-cell office:value-type="float" office:value="4.9776000000000001E-2" table:style-name="ce1">
            <text:p>0,049776</text:p>
          </table:table-cell>
          <table:table-cell office:value-type="float" office:value="0.91158399999999995" table:style-name="ce1">
            <text:p>0,911584</text:p>
          </table:table-cell>
          <table:table-cell office:value-type="float" office:value="-2.73" table:style-name="ce1">
            <text:p>-2,73</text:p>
          </table:table-cell>
          <table:table-cell office:value-type="float" office:value="-7.98" table:style-name="ce1">
            <text:p>-7,98</text:p>
          </table:table-cell>
          <table:table-cell office:value-type="float" office:value="27.16" table:style-name="ce1">
            <text:p>27,16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31.51304" table:style-name="ce1">
            <text:p>31,51304</text:p>
          </table:table-cell>
          <table:table-cell office:value-type="float" office:value="16611756090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2E-3" table:style-name="ce1">
            <text:p>-0,003416</text:p>
          </table:table-cell>
          <table:table-cell office:value-type="float" office:value="0.16738400000000001" table:style-name="ce1">
            <text:p>0,167384</text:p>
          </table:table-cell>
          <table:table-cell office:value-type="float" office:value="0.95745599999999997" table:style-name="ce1">
            <text:p>0,957456</text:p>
          </table:table-cell>
          <table:table-cell office:value-type="float" office:value="-3.22" table:style-name="ce1">
            <text:p>-3,22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28.14" table:style-name="ce1">
            <text:p>28,14</text:p>
          </table:table-cell>
          <table:table-cell office:value-type="float" office:value="0" table:style-name="ce1">
            <text:p>0</text:p>
          </table:table-cell>
          <table:table-cell office:value-type="float" office:value="4.7304349999999999" table:style-name="ce1">
            <text:p>4,730435</text:p>
          </table:table-cell>
          <table:table-cell office:value-type="float" office:value="27.4087" table:style-name="ce1">
            <text:p>27,4087</text:p>
          </table:table-cell>
          <table:table-cell office:value-type="float" office:value="16611756091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0264000000000003E-2" table:style-name="ce1">
            <text:p>-0,050264</text:p>
          </table:table-cell>
          <table:table-cell office:value-type="float" office:value="-9.6135999999999999E-2" table:style-name="ce1">
            <text:p>-0,096136</text:p>
          </table:table-cell>
          <table:table-cell office:value-type="float" office:value="1.143872" table:style-name="ce1">
            <text:p>1,143872</text:p>
          </table:table-cell>
          <table:table-cell office:value-type="float" office:value="-0.49" table:style-name="ce1">
            <text:p>-0,49</text:p>
          </table:table-cell>
          <table:table-cell office:value-type="float" office:value="-4.41" table:style-name="ce1">
            <text:p>-4,41</text:p>
          </table:table-cell>
          <table:table-cell office:value-type="float" office:value="26.32" table:style-name="ce1">
            <text:p>26,3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878261" table:style-name="ce1">
            <text:p>1,878261</text:p>
          </table:table-cell>
          <table:table-cell office:value-type="float" office:value="26.15652" table:style-name="ce1">
            <text:p>26,15652</text:p>
          </table:table-cell>
          <table:table-cell office:value-type="float" office:value="16611756092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7.8567999999999999E-2" table:style-name="ce1">
            <text:p>0,078568</text:p>
          </table:table-cell>
          <table:table-cell office:value-type="float" office:value="1.0833600000000001" table:style-name="ce1">
            <text:p>1,08336</text:p>
          </table:table-cell>
          <table:table-cell office:value-type="float" office:value="1.05" table:style-name="ce1">
            <text:p>1,05</text:p>
          </table:table-cell>
          <table:table-cell office:value-type="float" office:value="-5.81" table:style-name="ce1">
            <text:p>-5,81</text:p>
          </table:table-cell>
          <table:table-cell office:value-type="float" office:value="26.39" table:style-name="ce1">
            <text:p>26,39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29.982610000000001" table:style-name="ce1">
            <text:p>29,98261</text:p>
          </table:table-cell>
          <table:table-cell office:value-type="float" office:value="16611756092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7328000000000002E-2" table:style-name="ce1">
            <text:p>-0,027328</text:p>
          </table:table-cell>
          <table:table-cell office:value-type="float" office:value="4.9287999999999998E-2" table:style-name="ce1">
            <text:p>0,049288</text:p>
          </table:table-cell>
          <table:table-cell office:value-type="float" office:value="0.77347999999999995" table:style-name="ce1">
            <text:p>0,77348</text:p>
          </table:table-cell>
          <table:table-cell office:value-type="float" office:value="-0.49" table:style-name="ce1">
            <text:p>-0,49</text:p>
          </table:table-cell>
          <table:table-cell office:value-type="float" office:value="-2.94" table:style-name="ce1">
            <text:p>-2,94</text:p>
          </table:table-cell>
          <table:table-cell office:value-type="float" office:value="25.48" table:style-name="ce1">
            <text:p>25,48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5.739129999999999" table:style-name="ce1">
            <text:p>25,73913</text:p>
          </table:table-cell>
          <table:table-cell office:value-type="float" office:value="16611756093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8544000000000001E-2" table:style-name="ce1">
            <text:p>-0,018544</text:p>
          </table:table-cell>
          <table:table-cell office:value-type="float" office:value="0.122488" table:style-name="ce1">
            <text:p>0,122488</text:p>
          </table:table-cell>
          <table:table-cell office:value-type="float" office:value="1.025288" table:style-name="ce1">
            <text:p>1,025288</text:p>
          </table:table-cell>
          <table:table-cell office:value-type="float" office:value="-1.4" table:style-name="ce1">
            <text:p>-1,4</text:p>
          </table:table-cell>
          <table:table-cell office:value-type="float" office:value="-3.36" table:style-name="ce1">
            <text:p>-3,36</text:p>
          </table:table-cell>
          <table:table-cell office:value-type="float" office:value="27.23" table:style-name="ce1">
            <text:p>27,23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28.10435" table:style-name="ce1">
            <text:p>28,10435</text:p>
          </table:table-cell>
          <table:table-cell office:value-type="float" office:value="16611756094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0760000000000003E-2" table:style-name="ce1">
            <text:p>0,0707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1297200000000001" table:style-name="ce1">
            <text:p>1,12972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-3.64" table:style-name="ce1">
            <text:p>-3,64</text:p>
          </table:table-cell>
          <table:table-cell office:value-type="float" office:value="24.92" table:style-name="ce1">
            <text:p>24,9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8.313040000000001" table:style-name="ce1">
            <text:p>28,31304</text:p>
          </table:table-cell>
          <table:table-cell office:value-type="float" office:value="16611756094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0519999999999994E-2" table:style-name="ce1">
            <text:p>0,08052</text:p>
          </table:table-cell>
          <table:table-cell office:value-type="float" office:value="-3.4647999999999998E-2" table:style-name="ce1">
            <text:p>-0,034648</text:p>
          </table:table-cell>
          <table:table-cell office:value-type="float" office:value="1.032608" table:style-name="ce1">
            <text:p>1,032608</text:p>
          </table:table-cell>
          <table:table-cell office:value-type="float" office:value="-3.99" table:style-name="ce1">
            <text:p>-3,99</text:p>
          </table:table-cell>
          <table:table-cell office:value-type="float" office:value="-4.2" table:style-name="ce1">
            <text:p>-4,2</text:p>
          </table:table-cell>
          <table:table-cell office:value-type="float" office:value="24.85" table:style-name="ce1">
            <text:p>24,85</text:p>
          </table:table-cell>
          <table:table-cell office:value-type="float" office:value="0.13913" table:style-name="ce1">
            <text:p>0,13913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095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952E-3" table:style-name="ce1">
            <text:p>-0,001952</text:p>
          </table:table-cell>
          <table:table-cell office:value-type="float" office:value="4.1967999999999998E-2" table:style-name="ce1">
            <text:p>0,041968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1.47" table:style-name="ce1">
            <text:p>1,47</text:p>
          </table:table-cell>
          <table:table-cell office:value-type="float" office:value="-3.36" table:style-name="ce1">
            <text:p>-3,36</text:p>
          </table:table-cell>
          <table:table-cell office:value-type="float" office:value="26.04" table:style-name="ce1">
            <text:p>26,0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6.504349999999999" table:style-name="ce1">
            <text:p>26,50435</text:p>
          </table:table-cell>
          <table:table-cell office:value-type="float" office:value="16611756095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2E-3" table:style-name="ce1">
            <text:p>0,003416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0.86229599999999995" table:style-name="ce1">
            <text:p>0,862296</text:p>
          </table:table-cell>
          <table:table-cell office:value-type="float" office:value="-0.7" table:style-name="ce1">
            <text:p>-0,7</text:p>
          </table:table-cell>
          <table:table-cell office:value-type="float" office:value="-4.55" table:style-name="ce1">
            <text:p>-4,55</text:p>
          </table:table-cell>
          <table:table-cell office:value-type="float" office:value="27.79" table:style-name="ce1">
            <text:p>27,7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313040000000001" table:style-name="ce1">
            <text:p>28,31304</text:p>
          </table:table-cell>
          <table:table-cell office:value-type="float" office:value="16611756096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8320000000000004E-3" table:style-name="ce1">
            <text:p>0,006832</text:p>
          </table:table-cell>
          <table:table-cell office:value-type="float" office:value="4.1967999999999998E-2" table:style-name="ce1">
            <text:p>0,041968</text:p>
          </table:table-cell>
          <table:table-cell office:value-type="float" office:value="1.094584" table:style-name="ce1">
            <text:p>1,094584</text:p>
          </table:table-cell>
          <table:table-cell office:value-type="float" office:value="-0.84" table:style-name="ce1">
            <text:p>-0,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6.32" table:style-name="ce1">
            <text:p>26,32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097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0.91109600000000002" table:style-name="ce1">
            <text:p>0,911096</text:p>
          </table:table-cell>
          <table:table-cell office:value-type="float" office:value="0.84" table:style-name="ce1">
            <text:p>0,84</text:p>
          </table:table-cell>
          <table:table-cell office:value-type="float" office:value="-3.57" table:style-name="ce1">
            <text:p>-3,57</text:p>
          </table:table-cell>
          <table:table-cell office:value-type="float" office:value="26.25" table:style-name="ce1">
            <text:p>26,2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097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744E-2" table:style-name="ce1">
            <text:p>0,030744</text:p>
          </table:table-cell>
          <table:table-cell office:value-type="float" office:value="2.3911999999999999E-2" table:style-name="ce1">
            <text:p>0,023912</text:p>
          </table:table-cell>
          <table:table-cell office:value-type="float" office:value="0.975024" table:style-name="ce1">
            <text:p>0,975024</text:p>
          </table:table-cell>
          <table:table-cell office:value-type="float" office:value="0.7" table:style-name="ce1">
            <text:p>0,7</text:p>
          </table:table-cell>
          <table:table-cell office:value-type="float" office:value="-4.13" table:style-name="ce1">
            <text:p>-4,13</text:p>
          </table:table-cell>
          <table:table-cell office:value-type="float" office:value="25.27" table:style-name="ce1">
            <text:p>25,2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098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3920000000000001E-3" table:style-name="ce1">
            <text:p>0,004392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93988799999999995" table:style-name="ce1">
            <text:p>0,939888</text:p>
          </table:table-cell>
          <table:table-cell office:value-type="float" office:value="-1.4" table:style-name="ce1">
            <text:p>-1,4</text:p>
          </table:table-cell>
          <table:table-cell office:value-type="float" office:value="-4.97" table:style-name="ce1">
            <text:p>-4,97</text:p>
          </table:table-cell>
          <table:table-cell office:value-type="float" office:value="26.67" table:style-name="ce1">
            <text:p>26,67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30.4" table:style-name="ce1">
            <text:p>30,4</text:p>
          </table:table-cell>
          <table:table-cell office:value-type="float" office:value="16611756099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1.042856" table:style-name="ce1">
            <text:p>1,042856</text:p>
          </table:table-cell>
          <table:table-cell office:value-type="float" office:value="0.63" table:style-name="ce1">
            <text:p>0,63</text:p>
          </table:table-cell>
          <table:table-cell office:value-type="float" office:value="-5.46" table:style-name="ce1">
            <text:p>-5,46</text:p>
          </table:table-cell>
          <table:table-cell office:value-type="float" office:value="27.16" table:style-name="ce1">
            <text:p>27,1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669565" table:style-name="ce1">
            <text:p>1,669565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099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42856" table:style-name="ce1">
            <text:p>1,042856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5.41" table:style-name="ce1">
            <text:p>25,4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2.4347829999999999" table:style-name="ce1">
            <text:p>2,434783</text:p>
          </table:table-cell>
          <table:table-cell office:value-type="float" office:value="26.852170000000001" table:style-name="ce1">
            <text:p>26,85217</text:p>
          </table:table-cell>
          <table:table-cell office:value-type="float" office:value="16611756100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3680000000000004E-3" table:style-name="ce1">
            <text:p>-0,005368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5696800000000004" table:style-name="ce1">
            <text:p>0,956968</text:p>
          </table:table-cell>
          <table:table-cell office:value-type="float" office:value="0.7" table:style-name="ce1">
            <text:p>0,7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26.11" table:style-name="ce1">
            <text:p>26,1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101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2E-3" table:style-name="ce1">
            <text:p>0,003416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0.979904" table:style-name="ce1">
            <text:p>0,979904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25.62" table:style-name="ce1">
            <text:p>25,6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182609" table:style-name="ce1">
            <text:p>1,182609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101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5616E-2" table:style-name="ce1">
            <text:p>-0,015616</text:p>
          </table:table-cell>
          <table:table-cell office:value-type="float" office:value="-4.4408000000000003E-2" table:style-name="ce1">
            <text:p>-0,044408</text:p>
          </table:table-cell>
          <table:table-cell office:value-type="float" office:value="0.95940800000000004" table:style-name="ce1">
            <text:p>0,959408</text:p>
          </table:table-cell>
          <table:table-cell office:value-type="float" office:value="1.33" table:style-name="ce1">
            <text:p>1,33</text:p>
          </table:table-cell>
          <table:table-cell office:value-type="float" office:value="-4.55" table:style-name="ce1">
            <text:p>-4,55</text:p>
          </table:table-cell>
          <table:table-cell office:value-type="float" office:value="24.99" table:style-name="ce1">
            <text:p>24,9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7.2" table:style-name="ce1">
            <text:p>27,2</text:p>
          </table:table-cell>
          <table:table-cell office:value-type="float" office:value="16611756102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3.6111999999999998E-2" table:style-name="ce1">
            <text:p>0,036112</text:p>
          </table:table-cell>
          <table:table-cell office:value-type="float" office:value="1.0291920000000001" table:style-name="ce1">
            <text:p>1,029192</text:p>
          </table:table-cell>
          <table:table-cell office:value-type="float" office:value="-1.68" table:style-name="ce1">
            <text:p>-1,68</text:p>
          </table:table-cell>
          <table:table-cell office:value-type="float" office:value="-5.6" table:style-name="ce1">
            <text:p>-5,6</text:p>
          </table:table-cell>
          <table:table-cell office:value-type="float" office:value="28.21" table:style-name="ce1">
            <text:p>28,21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9.35652" table:style-name="ce1">
            <text:p>29,35652</text:p>
          </table:table-cell>
          <table:table-cell office:value-type="float" office:value="16611756103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1646399999999995" table:style-name="ce1">
            <text:p>0,916464</text:p>
          </table:table-cell>
          <table:table-cell office:value-type="float" office:value="0.35" table:style-name="ce1">
            <text:p>0,35</text:p>
          </table:table-cell>
          <table:table-cell office:value-type="float" office:value="-4.83" table:style-name="ce1">
            <text:p>-4,83</text:p>
          </table:table-cell>
          <table:table-cell office:value-type="float" office:value="26.25" table:style-name="ce1">
            <text:p>26,2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5.878260000000001" table:style-name="ce1">
            <text:p>25,87826</text:p>
          </table:table-cell>
          <table:table-cell office:value-type="float" office:value="16611756103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3.5136000000000001E-2" table:style-name="ce1">
            <text:p>0,03513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35" table:style-name="ce1">
            <text:p>0,35</text:p>
          </table:table-cell>
          <table:table-cell office:value-type="float" office:value="-4.83" table:style-name="ce1">
            <text:p>-4,83</text:p>
          </table:table-cell>
          <table:table-cell office:value-type="float" office:value="26.74" table:style-name="ce1">
            <text:p>26,74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25.808689999999999" table:style-name="ce1">
            <text:p>25,80869</text:p>
          </table:table-cell>
          <table:table-cell office:value-type="float" office:value="16611756104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-0.35" table:style-name="ce1">
            <text:p>-0,35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6.32" table:style-name="ce1">
            <text:p>26,32</text:p>
          </table:table-cell>
          <table:table-cell office:value-type="float" office:value="0" table:style-name="ce1">
            <text:p>0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9.704350000000002" table:style-name="ce1">
            <text:p>29,70435</text:p>
          </table:table-cell>
          <table:table-cell office:value-type="float" office:value="16611756105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-4.1480000000000003E-2" table:style-name="ce1">
            <text:p>-0,04148</text:p>
          </table:table-cell>
          <table:table-cell office:value-type="float" office:value="1.047248" table:style-name="ce1">
            <text:p>1,047248</text:p>
          </table:table-cell>
          <table:table-cell office:value-type="float" office:value="0.63" table:style-name="ce1">
            <text:p>0,63</text:p>
          </table:table-cell>
          <table:table-cell office:value-type="float" office:value="-5.39" table:style-name="ce1">
            <text:p>-5,39</text:p>
          </table:table-cell>
          <table:table-cell office:value-type="float" office:value="26.67" table:style-name="ce1">
            <text:p>26,6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105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3842400000000004" table:style-name="ce1">
            <text:p>0,93842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27.44" table:style-name="ce1">
            <text:p>27,44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26.573910000000001" table:style-name="ce1">
            <text:p>26,57391</text:p>
          </table:table-cell>
          <table:table-cell office:value-type="float" office:value="16611756106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9767999999999999E-2" table:style-name="ce1">
            <text:p>0,029768</text:p>
          </table:table-cell>
          <table:table-cell office:value-type="float" office:value="6.1976000000000003E-2" table:style-name="ce1">
            <text:p>0,06197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-0.42" table:style-name="ce1">
            <text:p>-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7.23" table:style-name="ce1">
            <text:p>27,23</text:p>
          </table:table-cell>
          <table:table-cell office:value-type="float" office:value="0" table:style-name="ce1">
            <text:p>0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7.339130000000001" table:style-name="ce1">
            <text:p>27,33913</text:p>
          </table:table-cell>
          <table:table-cell office:value-type="float" office:value="16611756107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5.6607999999999999E-2" table:style-name="ce1">
            <text:p>0,056608</text:p>
          </table:table-cell>
          <table:table-cell office:value-type="float" office:value="0.95648" table:style-name="ce1">
            <text:p>0,9564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" table:style-name="ce1">
            <text:p>-4,2</text:p>
          </table:table-cell>
          <table:table-cell office:value-type="float" office:value="25.76" table:style-name="ce1">
            <text:p>25,7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30.33043" table:style-name="ce1">
            <text:p>30,33043</text:p>
          </table:table-cell>
          <table:table-cell office:value-type="float" office:value="16611756107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1.0369999999999999" table:style-name="ce1">
            <text:p>1,037</text:p>
          </table:table-cell>
          <table:table-cell office:value-type="float" office:value="1.05" table:style-name="ce1">
            <text:p>1,0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5.9" table:style-name="ce1">
            <text:p>25,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27.89565" table:style-name="ce1">
            <text:p>27,89565</text:p>
          </table:table-cell>
          <table:table-cell office:value-type="float" office:value="16611756108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799999999999999E-4" table:style-name="ce1">
            <text:p>0,000488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682320000000001" table:style-name="ce1">
            <text:p>1,068232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26.11" table:style-name="ce1">
            <text:p>26,1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24.417390000000001" table:style-name="ce1">
            <text:p>24,41739</text:p>
          </table:table-cell>
          <table:table-cell office:value-type="float" office:value="16611756108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1480000000000003E-2" table:style-name="ce1">
            <text:p>0,04148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0.91" table:style-name="ce1">
            <text:p>0,91</text:p>
          </table:table-cell>
          <table:table-cell office:value-type="float" office:value="-3.78" table:style-name="ce1">
            <text:p>-3,78</text:p>
          </table:table-cell>
          <table:table-cell office:value-type="float" office:value="25.41" table:style-name="ce1">
            <text:p>25,4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.086957" table:style-name="ce1">
            <text:p>2,086957</text:p>
          </table:table-cell>
          <table:table-cell office:value-type="float" office:value="25.46087" table:style-name="ce1">
            <text:p>25,46087</text:p>
          </table:table-cell>
          <table:table-cell office:value-type="float" office:value="16611756109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77464" table:style-name="ce1">
            <text:p>0,977464</text:p>
          </table:table-cell>
          <table:table-cell office:value-type="float" office:value="-1.05" table:style-name="ce1">
            <text:p>-1,05</text:p>
          </table:table-cell>
          <table:table-cell office:value-type="float" office:value="-4.13" table:style-name="ce1">
            <text:p>-4,13</text:p>
          </table:table-cell>
          <table:table-cell office:value-type="float" office:value="25.76" table:style-name="ce1">
            <text:p>25,7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28.173909999999999" table:style-name="ce1">
            <text:p>28,17391</text:p>
          </table:table-cell>
          <table:table-cell office:value-type="float" office:value="16611756110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6591999999999999E-2" table:style-name="ce1">
            <text:p>-0,016592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1.0243119999999999" table:style-name="ce1">
            <text:p>1,024312</text:p>
          </table:table-cell>
          <table:table-cell office:value-type="float" office:value="1.05" table:style-name="ce1">
            <text:p>1,05</text:p>
          </table:table-cell>
          <table:table-cell office:value-type="float" office:value="-5.67" table:style-name="ce1">
            <text:p>-5,67</text:p>
          </table:table-cell>
          <table:table-cell office:value-type="float" office:value="28.56" table:style-name="ce1">
            <text:p>28,5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9.634779999999999" table:style-name="ce1">
            <text:p>29,63478</text:p>
          </table:table-cell>
          <table:table-cell office:value-type="float" office:value="16611756110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5872000000000003E-2" table:style-name="ce1">
            <text:p>0,045872</text:p>
          </table:table-cell>
          <table:table-cell office:value-type="float" office:value="3.7088000000000003E-2" table:style-name="ce1">
            <text:p>0,037088</text:p>
          </table:table-cell>
          <table:table-cell office:value-type="float" office:value="1.003816" table:style-name="ce1">
            <text:p>1,0038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3.71" table:style-name="ce1">
            <text:p>-3,71</text:p>
          </table:table-cell>
          <table:table-cell office:value-type="float" office:value="25.83" table:style-name="ce1">
            <text:p>25,8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2.7826089999999999" table:style-name="ce1">
            <text:p>2,782609</text:p>
          </table:table-cell>
          <table:table-cell office:value-type="float" office:value="26.365220000000001" table:style-name="ce1">
            <text:p>26,36522</text:p>
          </table:table-cell>
          <table:table-cell office:value-type="float" office:value="16611756111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3.9039999999999998E-2" table:style-name="ce1">
            <text:p>0,03904</text:p>
          </table:table-cell>
          <table:table-cell office:value-type="float" office:value="1.022848" table:style-name="ce1">
            <text:p>1,022848</text:p>
          </table:table-cell>
          <table:table-cell office:value-type="float" office:value="-0.7" table:style-name="ce1">
            <text:p>-0,7</text:p>
          </table:table-cell>
          <table:table-cell office:value-type="float" office:value="-4.76" table:style-name="ce1">
            <text:p>-4,76</text:p>
          </table:table-cell>
          <table:table-cell office:value-type="float" office:value="25.41" table:style-name="ce1">
            <text:p>25,4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321739" table:style-name="ce1">
            <text:p>1,321739</text:p>
          </table:table-cell>
          <table:table-cell office:value-type="float" office:value="27.269570000000002" table:style-name="ce1">
            <text:p>27,26957</text:p>
          </table:table-cell>
          <table:table-cell office:value-type="float" office:value="16611756112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5128000000000001E-2" table:style-name="ce1">
            <text:p>-0,015128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0.977464" table:style-name="ce1">
            <text:p>0,977464</text:p>
          </table:table-cell>
          <table:table-cell office:value-type="float" office:value="-0.63" table:style-name="ce1">
            <text:p>-0,63</text:p>
          </table:table-cell>
          <table:table-cell office:value-type="float" office:value="-5.25" table:style-name="ce1">
            <text:p>-5,25</text:p>
          </table:table-cell>
          <table:table-cell office:value-type="float" office:value="25.62" table:style-name="ce1">
            <text:p>25,6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113043" table:style-name="ce1">
            <text:p>1,113043</text:p>
          </table:table-cell>
          <table:table-cell office:value-type="float" office:value="28.939129999999999" table:style-name="ce1">
            <text:p>28,93913</text:p>
          </table:table-cell>
          <table:table-cell office:value-type="float" office:value="16611756113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4.2944000000000003E-2" table:style-name="ce1">
            <text:p>0,042944</text:p>
          </table:table-cell>
          <table:table-cell office:value-type="float" office:value="0.92524799999999996" table:style-name="ce1">
            <text:p>0,925248</text:p>
          </table:table-cell>
          <table:table-cell office:value-type="float" office:value="-0.35" table:style-name="ce1">
            <text:p>-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5.55" table:style-name="ce1">
            <text:p>25,5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113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744E-2" table:style-name="ce1">
            <text:p>0,030744</text:p>
          </table:table-cell>
          <table:table-cell office:value-type="float" office:value="9.6624000000000002E-2" table:style-name="ce1">
            <text:p>0,096624</text:p>
          </table:table-cell>
          <table:table-cell office:value-type="float" office:value="1.018456" table:style-name="ce1">
            <text:p>1,018456</text:p>
          </table:table-cell>
          <table:table-cell office:value-type="float" office:value="-0.7" table:style-name="ce1">
            <text:p>-0,7</text:p>
          </table:table-cell>
          <table:table-cell office:value-type="float" office:value="-4.62" table:style-name="ce1">
            <text:p>-4,62</text:p>
          </table:table-cell>
          <table:table-cell office:value-type="float" office:value="26.53" table:style-name="ce1">
            <text:p>26,5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2.086957" table:style-name="ce1">
            <text:p>2,086957</text:p>
          </table:table-cell>
          <table:table-cell office:value-type="float" office:value="28.313040000000001" table:style-name="ce1">
            <text:p>28,31304</text:p>
          </table:table-cell>
          <table:table-cell office:value-type="float" office:value="16611756114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3920000000000001E-3" table:style-name="ce1">
            <text:p>0,004392</text:p>
          </table:table-cell>
          <table:table-cell office:value-type="float" office:value="8.1495999999999999E-2" table:style-name="ce1">
            <text:p>0,081496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83" table:style-name="ce1">
            <text:p>-4,83</text:p>
          </table:table-cell>
          <table:table-cell office:value-type="float" office:value="27.3" table:style-name="ce1">
            <text:p>27,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115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1.00528" table:style-name="ce1">
            <text:p>1,00528</text:p>
          </table:table-cell>
          <table:table-cell office:value-type="float" office:value="-0.63" table:style-name="ce1">
            <text:p>-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4.29" table:style-name="ce1">
            <text:p>24,29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6115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3176E-2" table:style-name="ce1">
            <text:p>-0,013176</text:p>
          </table:table-cell>
          <table:table-cell office:value-type="float" office:value="-5.9535999999999999E-2" table:style-name="ce1">
            <text:p>-0,059536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-0.49" table:style-name="ce1">
            <text:p>-0,49</text:p>
          </table:table-cell>
          <table:table-cell office:value-type="float" office:value="-4.97" table:style-name="ce1">
            <text:p>-4,97</text:p>
          </table:table-cell>
          <table:table-cell office:value-type="float" office:value="26.46" table:style-name="ce1">
            <text:p>26,46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29.008700000000001" table:style-name="ce1">
            <text:p>29,0087</text:p>
          </table:table-cell>
          <table:table-cell office:value-type="float" office:value="166117561162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8320000000000004E-3" table:style-name="ce1">
            <text:p>0,006832</text:p>
          </table:table-cell>
          <table:table-cell office:value-type="float" office:value="-4.0503999999999998E-2" table:style-name="ce1">
            <text:p>-0,040504</text:p>
          </table:table-cell>
          <table:table-cell office:value-type="float" office:value="1.0238240000000001" table:style-name="ce1">
            <text:p>1,023824</text:p>
          </table:table-cell>
          <table:table-cell office:value-type="float" office:value="-1.68" table:style-name="ce1">
            <text:p>-1,68</text:p>
          </table:table-cell>
          <table:table-cell office:value-type="float" office:value="-5.04" table:style-name="ce1">
            <text:p>-5,04</text:p>
          </table:table-cell>
          <table:table-cell office:value-type="float" office:value="25.76" table:style-name="ce1">
            <text:p>25,7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13913" table:style-name="ce1">
            <text:p>0,13913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116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4.1967999999999998E-2" table:style-name="ce1">
            <text:p>0,041968</text:p>
          </table:table-cell>
          <table:table-cell office:value-type="float" office:value="1.052128" table:style-name="ce1">
            <text:p>1,052128</text:p>
          </table:table-cell>
          <table:table-cell office:value-type="float" office:value="-0.91" table:style-name="ce1">
            <text:p>-0,91</text:p>
          </table:table-cell>
          <table:table-cell office:value-type="float" office:value="-5.25" table:style-name="ce1">
            <text:p>-5,25</text:p>
          </table:table-cell>
          <table:table-cell office:value-type="float" office:value="26.74" table:style-name="ce1">
            <text:p>26,7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321739" table:style-name="ce1">
            <text:p>1,321739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117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8560000000000001E-3" table:style-name="ce1">
            <text:p>-0,005856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47248" table:style-name="ce1">
            <text:p>1,047248</text:p>
          </table:table-cell>
          <table:table-cell office:value-type="float" office:value="0" table:style-name="ce1">
            <text:p>0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5.69" table:style-name="ce1">
            <text:p>25,69</text:p>
          </table:table-cell>
          <table:table-cell office:value-type="float" office:value="0" table:style-name="ce1">
            <text:p>0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118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0.975024" table:style-name="ce1">
            <text:p>0,9750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25.97" table:style-name="ce1">
            <text:p>25,9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5.321739999999998" table:style-name="ce1">
            <text:p>25,32174</text:p>
          </table:table-cell>
          <table:table-cell office:value-type="float" office:value="16611756118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5.7096000000000001E-2" table:style-name="ce1">
            <text:p>0,057096</text:p>
          </table:table-cell>
          <table:table-cell office:value-type="float" office:value="1.0291920000000001" table:style-name="ce1">
            <text:p>1,02919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13" table:style-name="ce1">
            <text:p>-4,13</text:p>
          </table:table-cell>
          <table:table-cell office:value-type="float" office:value="28.56" table:style-name="ce1">
            <text:p>28,5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243480000000002" table:style-name="ce1">
            <text:p>28,24348</text:p>
          </table:table-cell>
          <table:table-cell office:value-type="float" office:value="16611756119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256000000000002E-2" table:style-name="ce1">
            <text:p>0,030256</text:p>
          </table:table-cell>
          <table:table-cell office:value-type="float" office:value="5.6120000000000003E-2" table:style-name="ce1">
            <text:p>0,0561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84" table:style-name="ce1">
            <text:p>0,84</text:p>
          </table:table-cell>
          <table:table-cell office:value-type="float" office:value="-3.71" table:style-name="ce1">
            <text:p>-3,71</text:p>
          </table:table-cell>
          <table:table-cell office:value-type="float" office:value="27.44" table:style-name="ce1">
            <text:p>27,4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28.38261" table:style-name="ce1">
            <text:p>28,38261</text:p>
          </table:table-cell>
          <table:table-cell office:value-type="float" office:value="16611756120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3E-2" table:style-name="ce1">
            <text:p>0,03416</text:p>
          </table:table-cell>
          <table:table-cell office:value-type="float" office:value="7.0760000000000003E-2" table:style-name="ce1">
            <text:p>0,07076</text:p>
          </table:table-cell>
          <table:table-cell office:value-type="float" office:value="0.97209599999999996" table:style-name="ce1">
            <text:p>0,972096</text:p>
          </table:table-cell>
          <table:table-cell office:value-type="float" office:value="-0.84" table:style-name="ce1">
            <text:p>-0,8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6.81" table:style-name="ce1">
            <text:p>26,8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.8521740000000002" table:style-name="ce1">
            <text:p>2,852174</text:p>
          </table:table-cell>
          <table:table-cell office:value-type="float" office:value="28.521740000000001" table:style-name="ce1">
            <text:p>28,52174</text:p>
          </table:table-cell>
          <table:table-cell office:value-type="float" office:value="16611756120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-1.8055999999999999E-2" table:style-name="ce1">
            <text:p>-0,018056</text:p>
          </table:table-cell>
          <table:table-cell office:value-type="float" office:value="0.93988799999999995" table:style-name="ce1">
            <text:p>0,93988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4.5" table:style-name="ce1">
            <text:p>24,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.669565" table:style-name="ce1">
            <text:p>1,669565</text:p>
          </table:table-cell>
          <table:table-cell office:value-type="float" office:value="27.060870000000001" table:style-name="ce1">
            <text:p>27,06087</text:p>
          </table:table-cell>
          <table:table-cell office:value-type="float" office:value="16611756121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6.25" table:style-name="ce1">
            <text:p>26,2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182609" table:style-name="ce1">
            <text:p>1,182609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122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2696000000000003E-2" table:style-name="ce1">
            <text:p>0,032696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-0.21" table:style-name="ce1">
            <text:p>-0,21</text:p>
          </table:table-cell>
          <table:table-cell office:value-type="float" office:value="-4.55" table:style-name="ce1">
            <text:p>-4,55</text:p>
          </table:table-cell>
          <table:table-cell office:value-type="float" office:value="26.95" table:style-name="ce1">
            <text:p>26,9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295652" table:style-name="ce1">
            <text:p>2,295652</text:p>
          </table:table-cell>
          <table:table-cell office:value-type="float" office:value="29.147829999999999" table:style-name="ce1">
            <text:p>29,14783</text:p>
          </table:table-cell>
          <table:table-cell office:value-type="float" office:value="16611756122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24.78" table:style-name="ce1">
            <text:p>24,7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295652" table:style-name="ce1">
            <text:p>2,295652</text:p>
          </table:table-cell>
          <table:table-cell office:value-type="float" office:value="26.15652" table:style-name="ce1">
            <text:p>26,15652</text:p>
          </table:table-cell>
          <table:table-cell office:value-type="float" office:value="16611756123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0496E-2" table:style-name="ce1">
            <text:p>-0,020496</text:p>
          </table:table-cell>
          <table:table-cell office:value-type="float" office:value="3.4647999999999998E-2" table:style-name="ce1">
            <text:p>0,03464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-0.77" table:style-name="ce1">
            <text:p>-0,77</text:p>
          </table:table-cell>
          <table:table-cell office:value-type="float" office:value="-6.02" table:style-name="ce1">
            <text:p>-6,02</text:p>
          </table:table-cell>
          <table:table-cell office:value-type="float" office:value="27.3" table:style-name="ce1">
            <text:p>27,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124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312000000000001E-2" table:style-name="ce1">
            <text:p>0,048312</text:p>
          </table:table-cell>
          <table:table-cell office:value-type="float" office:value="9.0279999999999999E-2" table:style-name="ce1">
            <text:p>0,0902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1.4" table:style-name="ce1">
            <text:p>1,4</text:p>
          </table:table-cell>
          <table:table-cell office:value-type="float" office:value="-4.41" table:style-name="ce1">
            <text:p>-4,41</text:p>
          </table:table-cell>
          <table:table-cell office:value-type="float" office:value="26.81" table:style-name="ce1">
            <text:p>26,8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124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1967999999999998E-2" table:style-name="ce1">
            <text:p>0,041968</text:p>
          </table:table-cell>
          <table:table-cell office:value-type="float" office:value="5.6120000000000003E-2" table:style-name="ce1">
            <text:p>0,05612</text:p>
          </table:table-cell>
          <table:table-cell office:value-type="float" office:value="1.013088" table:style-name="ce1">
            <text:p>1,013088</text:p>
          </table:table-cell>
          <table:table-cell office:value-type="float" office:value="1.54" table:style-name="ce1">
            <text:p>1,54</text:p>
          </table:table-cell>
          <table:table-cell office:value-type="float" office:value="-3.78" table:style-name="ce1">
            <text:p>-3,78</text:p>
          </table:table-cell>
          <table:table-cell office:value-type="float" office:value="25.97" table:style-name="ce1">
            <text:p>25,97</text:p>
          </table:table-cell>
          <table:table-cell office:value-type="float" office:value="0" table:style-name="ce1">
            <text:p>0</text:p>
          </table:table-cell>
          <table:table-cell office:value-type="float" office:value="3.2695650000000001" table:style-name="ce1">
            <text:p>3,269565</text:p>
          </table:table-cell>
          <table:table-cell office:value-type="float" office:value="26.43478" table:style-name="ce1">
            <text:p>26,43478</text:p>
          </table:table-cell>
          <table:table-cell office:value-type="float" office:value="16611756125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2447999999999999E-2" table:style-name="ce1">
            <text:p>-0,022448</text:p>
          </table:table-cell>
          <table:table-cell office:value-type="float" office:value="-8.4423999999999999E-2" table:style-name="ce1">
            <text:p>-0,084424</text:p>
          </table:table-cell>
          <table:table-cell office:value-type="float" office:value="1.0272399999999999" table:style-name="ce1">
            <text:p>1,02724</text:p>
          </table:table-cell>
          <table:table-cell office:value-type="float" office:value="16.59" table:style-name="ce1">
            <text:p>16,59</text:p>
          </table:table-cell>
          <table:table-cell office:value-type="float" office:value="-4.62" table:style-name="ce1">
            <text:p>-4,62</text:p>
          </table:table-cell>
          <table:table-cell office:value-type="float" office:value="26.04" table:style-name="ce1">
            <text:p>26,04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126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6600000000000001E-2" table:style-name="ce1">
            <text:p>0,036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6331199999999995" table:style-name="ce1">
            <text:p>0,963312</text:p>
          </table:table-cell>
          <table:table-cell office:value-type="float" office:value="1.4" table:style-name="ce1">
            <text:p>1,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24.71" table:style-name="ce1">
            <text:p>24,7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7.89565" table:style-name="ce1">
            <text:p>27,89565</text:p>
          </table:table-cell>
          <table:table-cell office:value-type="float" office:value="16611756126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680000000000004E-3" table:style-name="ce1">
            <text:p>0,005368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0.63" table:style-name="ce1">
            <text:p>0,63</text:p>
          </table:table-cell>
          <table:table-cell office:value-type="float" office:value="-5.32" table:style-name="ce1">
            <text:p>-5,32</text:p>
          </table:table-cell>
          <table:table-cell office:value-type="float" office:value="25.69" table:style-name="ce1">
            <text:p>25,69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3.2" table:style-name="ce1">
            <text:p>3,2</text:p>
          </table:table-cell>
          <table:table-cell office:value-type="float" office:value="25.043479999999999" table:style-name="ce1">
            <text:p>25,04348</text:p>
          </table:table-cell>
          <table:table-cell office:value-type="float" office:value="16611756127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5624000000000003E-2" table:style-name="ce1">
            <text:p>0,035624</text:p>
          </table:table-cell>
          <table:table-cell office:value-type="float" office:value="6.3927999999999999E-2" table:style-name="ce1">
            <text:p>0,063928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84" table:style-name="ce1">
            <text:p>0,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5.55" table:style-name="ce1">
            <text:p>25,5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.669565" table:style-name="ce1">
            <text:p>1,669565</text:p>
          </table:table-cell>
          <table:table-cell office:value-type="float" office:value="24.417390000000001" table:style-name="ce1">
            <text:p>24,41739</text:p>
          </table:table-cell>
          <table:table-cell office:value-type="float" office:value="16611756128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5.7096000000000001E-2" table:style-name="ce1">
            <text:p>0,057096</text:p>
          </table:table-cell>
          <table:table-cell office:value-type="float" office:value="0.92476000000000003" table:style-name="ce1">
            <text:p>0,92476</text:p>
          </table:table-cell>
          <table:table-cell office:value-type="float" office:value="-1.4" table:style-name="ce1">
            <text:p>-1,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4.5" table:style-name="ce1">
            <text:p>24,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26.92174" table:style-name="ce1">
            <text:p>26,92174</text:p>
          </table:table-cell>
          <table:table-cell office:value-type="float" office:value="16611756128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1.000888" table:style-name="ce1">
            <text:p>1,00088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5.25" table:style-name="ce1">
            <text:p>-5,25</text:p>
          </table:table-cell>
          <table:table-cell office:value-type="float" office:value="26.46" table:style-name="ce1">
            <text:p>26,4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2.295652" table:style-name="ce1">
            <text:p>2,295652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129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928E-3" table:style-name="ce1">
            <text:p>0,002928</text:p>
          </table:table-cell>
          <table:table-cell office:value-type="float" office:value="-1.6104E-2" table:style-name="ce1">
            <text:p>-0,016104</text:p>
          </table:table-cell>
          <table:table-cell office:value-type="float" office:value="1.0004" table:style-name="ce1">
            <text:p>1,0004</text:p>
          </table:table-cell>
          <table:table-cell office:value-type="float" office:value="0.49" table:style-name="ce1">
            <text:p>0,49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25.41" table:style-name="ce1">
            <text:p>25,4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25.25217" table:style-name="ce1">
            <text:p>25,25217</text:p>
          </table:table-cell>
          <table:table-cell office:value-type="float" office:value="16611756129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5.7096000000000001E-2" table:style-name="ce1">
            <text:p>0,057096</text:p>
          </table:table-cell>
          <table:table-cell office:value-type="float" office:value="0.95111199999999996" table:style-name="ce1">
            <text:p>0,951112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5.34" table:style-name="ce1">
            <text:p>25,3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6.573910000000001" table:style-name="ce1">
            <text:p>26,57391</text:p>
          </table:table-cell>
          <table:table-cell office:value-type="float" office:value="16611756130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9032E-2" table:style-name="ce1">
            <text:p>-0,019032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-1.47" table:style-name="ce1">
            <text:p>-1,47</text:p>
          </table:table-cell>
          <table:table-cell office:value-type="float" office:value="-5.46" table:style-name="ce1">
            <text:p>-5,46</text:p>
          </table:table-cell>
          <table:table-cell office:value-type="float" office:value="26.39" table:style-name="ce1">
            <text:p>26,3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131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0.17860799999999999" table:style-name="ce1">
            <text:p>-0,178608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49" table:style-name="ce1">
            <text:p>0,49</text:p>
          </table:table-cell>
          <table:table-cell office:value-type="float" office:value="-5.18" table:style-name="ce1">
            <text:p>-5,18</text:p>
          </table:table-cell>
          <table:table-cell office:value-type="float" office:value="1.89" table:style-name="ce1">
            <text:p>1,8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6611756131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5384000000000001E-2" table:style-name="ce1">
            <text:p>-0,045384</text:p>
          </table:table-cell>
          <table:table-cell office:value-type="float" office:value="-4.6848000000000001E-2" table:style-name="ce1">
            <text:p>-0,046848</text:p>
          </table:table-cell>
          <table:table-cell office:value-type="float" office:value="1.0223599999999999" table:style-name="ce1">
            <text:p>1,02236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0.77" table:style-name="ce1">
            <text:p>0,7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2.5739130000000001" table:style-name="ce1">
            <text:p>2,573913</text:p>
          </table:table-cell>
          <table:table-cell office:value-type="float" office:value="16611756132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8799999999999999E-4" table:style-name="ce1">
            <text:p>-0,000488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34" table:style-name="ce1">
            <text:p>-4,34</text:p>
          </table:table-cell>
          <table:table-cell office:value-type="float" office:value="-1.61" table:style-name="ce1">
            <text:p>-1,6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33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5079200000000001" table:style-name="ce1">
            <text:p>0,150792</text:p>
          </table:table-cell>
          <table:table-cell office:value-type="float" office:value="-7.0272000000000001E-2" table:style-name="ce1">
            <text:p>-0,070272</text:p>
          </table:table-cell>
          <table:table-cell office:value-type="float" office:value="0.57974400000000004" table:style-name="ce1">
            <text:p>0,579744</text:p>
          </table:table-cell>
          <table:table-cell office:value-type="float" office:value="3.08" table:style-name="ce1">
            <text:p>3,08</text:p>
          </table:table-cell>
          <table:table-cell office:value-type="float" office:value="-5.95" table:style-name="ce1">
            <text:p>-5,95</text:p>
          </table:table-cell>
          <table:table-cell office:value-type="float" office:value="-2.52" table:style-name="ce1">
            <text:p>-2,52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.6" table:style-name="ce1">
            <text:p>1,6</text:p>
          </table:table-cell>
          <table:table-cell office:value-type="float" office:value="16611756134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08336" table:style-name="ce1">
            <text:p>0,108336</text:p>
          </table:table-cell>
          <table:table-cell office:value-type="float" office:value="-0.125416" table:style-name="ce1">
            <text:p>-0,125416</text:p>
          </table:table-cell>
          <table:table-cell office:value-type="float" office:value="1.015528" table:style-name="ce1">
            <text:p>1,015528</text:p>
          </table:table-cell>
          <table:table-cell office:value-type="float" office:value="1.82" table:style-name="ce1">
            <text:p>1,82</text:p>
          </table:table-cell>
          <table:table-cell office:value-type="float" office:value="-6.37" table:style-name="ce1">
            <text:p>-6,37</text:p>
          </table:table-cell>
          <table:table-cell office:value-type="float" office:value="17.22" table:style-name="ce1">
            <text:p>17,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34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4672000000000006E-2" table:style-name="ce1">
            <text:p>-0,094672</text:p>
          </table:table-cell>
          <table:table-cell office:value-type="float" office:value="-8.6375999999999994E-2" table:style-name="ce1">
            <text:p>-0,086376</text:p>
          </table:table-cell>
          <table:table-cell office:value-type="float" office:value="0.88474399999999997" table:style-name="ce1">
            <text:p>0,884744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3.57" table:style-name="ce1">
            <text:p>-3,57</text:p>
          </table:table-cell>
          <table:table-cell office:value-type="float" office:value="-1.96" table:style-name="ce1">
            <text:p>-1,9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35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27856" table:style-name="ce1">
            <text:p>-0,127856</text:p>
          </table:table-cell>
          <table:table-cell office:value-type="float" office:value="0.122488" table:style-name="ce1">
            <text:p>0,122488</text:p>
          </table:table-cell>
          <table:table-cell office:value-type="float" office:value="1.1258159999999999" table:style-name="ce1">
            <text:p>1,125816</text:p>
          </table:table-cell>
          <table:table-cell office:value-type="float" office:value="0" table:style-name="ce1">
            <text:p>0</text:p>
          </table:table-cell>
          <table:table-cell office:value-type="float" office:value="-7.21" table:style-name="ce1">
            <text:p>-7,21</text:p>
          </table:table-cell>
          <table:table-cell office:value-type="float" office:value="-1.75" table:style-name="ce1">
            <text:p>-1,7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36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07848" table:style-name="ce1">
            <text:p>0,107848</text:p>
          </table:table-cell>
          <table:table-cell office:value-type="float" office:value="0.16445599999999999" table:style-name="ce1">
            <text:p>0,164456</text:p>
          </table:table-cell>
          <table:table-cell office:value-type="float" office:value="1.097024" table:style-name="ce1">
            <text:p>1,09702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8.33" table:style-name="ce1">
            <text:p>-8,33</text:p>
          </table:table-cell>
          <table:table-cell office:value-type="float" office:value="1.61" table:style-name="ce1">
            <text:p>1,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136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00568" table:style-name="ce1">
            <text:p>-0,200568</text:p>
          </table:table-cell>
          <table:table-cell office:value-type="float" office:value="0.11516800000000001" table:style-name="ce1">
            <text:p>0,115168</text:p>
          </table:table-cell>
          <table:table-cell office:value-type="float" office:value="1.020408" table:style-name="ce1">
            <text:p>1,020408</text:p>
          </table:table-cell>
          <table:table-cell office:value-type="float" office:value="1.89" table:style-name="ce1">
            <text:p>1,89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0.63" table:style-name="ce1">
            <text:p>-0,63</text:p>
          </table:table-cell>
          <table:table-cell office:value-type="float" office:value="1.182609" table:style-name="ce1">
            <text:p>1,182609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6137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560000000000001E-2" table:style-name="ce1">
            <text:p>0,05856</text:p>
          </table:table-cell>
          <table:table-cell office:value-type="float" office:value="0.111752" table:style-name="ce1">
            <text:p>0,111752</text:p>
          </table:table-cell>
          <table:table-cell office:value-type="float" office:value="0.95501599999999998" table:style-name="ce1">
            <text:p>0,955016</text:p>
          </table:table-cell>
          <table:table-cell office:value-type="float" office:value="2.17" table:style-name="ce1">
            <text:p>2,17</text:p>
          </table:table-cell>
          <table:table-cell office:value-type="float" office:value="-3.85" table:style-name="ce1">
            <text:p>-3,85</text:p>
          </table:table-cell>
          <table:table-cell office:value-type="float" office:value="-2.8" table:style-name="ce1">
            <text:p>-2,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37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6352E-2" table:style-name="ce1">
            <text:p>-0,026352</text:p>
          </table:table-cell>
          <table:table-cell office:value-type="float" office:value="-9.3696000000000002E-2" table:style-name="ce1">
            <text:p>-0,093696</text:p>
          </table:table-cell>
          <table:table-cell office:value-type="float" office:value="0.996008" table:style-name="ce1">
            <text:p>0,996008</text:p>
          </table:table-cell>
          <table:table-cell office:value-type="float" office:value="3.08" table:style-name="ce1">
            <text:p>3,08</text:p>
          </table:table-cell>
          <table:table-cell office:value-type="float" office:value="-3.43" table:style-name="ce1">
            <text:p>-3,43</text:p>
          </table:table-cell>
          <table:table-cell office:value-type="float" office:value="-0.77" table:style-name="ce1">
            <text:p>-0,77</text:p>
          </table:table-cell>
          <table:table-cell office:value-type="float" office:value="0.13913" table:style-name="ce1">
            <text:p>0,13913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38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2720000000000007E-3" table:style-name="ce1">
            <text:p>-0,009272</text:p>
          </table:table-cell>
          <table:table-cell office:value-type="float" office:value="-0.193248" table:style-name="ce1">
            <text:p>-0,193248</text:p>
          </table:table-cell>
          <table:table-cell office:value-type="float" office:value="0.96526400000000001" table:style-name="ce1">
            <text:p>0,96526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2.87" table:style-name="ce1">
            <text:p>-2,87</text:p>
          </table:table-cell>
          <table:table-cell office:value-type="float" office:value="-3.92" table:style-name="ce1">
            <text:p>-3,9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6139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23228799999999999" table:style-name="ce1">
            <text:p>0,232288</text:p>
          </table:table-cell>
          <table:table-cell office:value-type="float" office:value="0.124928" table:style-name="ce1">
            <text:p>0,124928</text:p>
          </table:table-cell>
          <table:table-cell office:value-type="float" office:value="0.97404800000000002" table:style-name="ce1">
            <text:p>0,97404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2.73" table:style-name="ce1">
            <text:p>-2,73</text:p>
          </table:table-cell>
          <table:table-cell office:value-type="float" office:value="-1.68" table:style-name="ce1">
            <text:p>-1,6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139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8567999999999999E-2" table:style-name="ce1">
            <text:p>0,078568</text:p>
          </table:table-cell>
          <table:table-cell office:value-type="float" office:value="-5.9535999999999999E-2" table:style-name="ce1">
            <text:p>-0,059536</text:p>
          </table:table-cell>
          <table:table-cell office:value-type="float" office:value="1.0384640000000001" table:style-name="ce1">
            <text:p>1,038464</text:p>
          </table:table-cell>
          <table:table-cell office:value-type="float" office:value="0.77" table:style-name="ce1">
            <text:p>0,77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.22" table:style-name="ce1">
            <text:p>-3,22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0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4835200000000001" table:style-name="ce1">
            <text:p>-0,148352</text:p>
          </table:table-cell>
          <table:table-cell office:value-type="float" office:value="-7.2223999999999997E-2" table:style-name="ce1">
            <text:p>-0,072224</text:p>
          </table:table-cell>
          <table:table-cell office:value-type="float" office:value="0.95989599999999997" table:style-name="ce1">
            <text:p>0,959896</text:p>
          </table:table-cell>
          <table:table-cell office:value-type="float" office:value="1.47" table:style-name="ce1">
            <text:p>1,4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41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3908000000000001" table:style-name="ce1">
            <text:p>0,13908</text:p>
          </table:table-cell>
          <table:table-cell office:value-type="float" office:value="-5.8560000000000001E-2" table:style-name="ce1">
            <text:p>-0,0585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1.4" table:style-name="ce1">
            <text:p>1,4</text:p>
          </table:table-cell>
          <table:table-cell office:value-type="float" office:value="-2.73" table:style-name="ce1">
            <text:p>-2,73</text:p>
          </table:table-cell>
          <table:table-cell office:value-type="float" office:value="-0.77" table:style-name="ce1">
            <text:p>-0,77</text:p>
          </table:table-cell>
          <table:table-cell office:value-type="float" office:value="0" table:style-name="ce1">
            <text:p>0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41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1565599999999999" table:style-name="ce1">
            <text:p>0,115656</text:p>
          </table:table-cell>
          <table:table-cell office:value-type="float" office:value="4.7823999999999998E-2" table:style-name="ce1">
            <text:p>0,047824</text:p>
          </table:table-cell>
          <table:table-cell office:value-type="float" office:value="1.0511520000000001" table:style-name="ce1">
            <text:p>1,051152</text:p>
          </table:table-cell>
          <table:table-cell office:value-type="float" office:value="1.47" table:style-name="ce1">
            <text:p>1,4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2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7823999999999998E-2" table:style-name="ce1">
            <text:p>0,047824</text:p>
          </table:table-cell>
          <table:table-cell office:value-type="float" office:value="0.186416" table:style-name="ce1">
            <text:p>0,186416</text:p>
          </table:table-cell>
          <table:table-cell office:value-type="float" office:value="1.0838479999999999" table:style-name="ce1">
            <text:p>1,083848</text:p>
          </table:table-cell>
          <table:table-cell office:value-type="float" office:value="-2.59" table:style-name="ce1">
            <text:p>-2,59</text:p>
          </table:table-cell>
          <table:table-cell office:value-type="float" office:value="-5.18" table:style-name="ce1">
            <text:p>-5,18</text:p>
          </table:table-cell>
          <table:table-cell office:value-type="float" office:value="-3.15" table:style-name="ce1">
            <text:p>-3,15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16611756143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3920000000000001E-3" table:style-name="ce1">
            <text:p>0,004392</text:p>
          </table:table-cell>
          <table:table-cell office:value-type="float" office:value="4.9287999999999998E-2" table:style-name="ce1">
            <text:p>0,049288</text:p>
          </table:table-cell>
          <table:table-cell office:value-type="float" office:value="0.96477599999999997" table:style-name="ce1">
            <text:p>0,964776</text:p>
          </table:table-cell>
          <table:table-cell office:value-type="float" office:value="-1.05" table:style-name="ce1">
            <text:p>-1,05</text:p>
          </table:table-cell>
          <table:table-cell office:value-type="float" office:value="-4.55" table:style-name="ce1">
            <text:p>-4,55</text:p>
          </table:table-cell>
          <table:table-cell office:value-type="float" office:value="-1.68" table:style-name="ce1">
            <text:p>-1,6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143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4.1480000000000003E-2" table:style-name="ce1">
            <text:p>0,0414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-0.63" table:style-name="ce1">
            <text:p>-0,63</text:p>
          </table:table-cell>
          <table:table-cell office:value-type="float" office:value="-4.55" table:style-name="ce1">
            <text:p>-4,55</text:p>
          </table:table-cell>
          <table:table-cell office:value-type="float" office:value="-1.82" table:style-name="ce1">
            <text:p>-1,8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44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9032E-2" table:style-name="ce1">
            <text:p>-0,01903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84" table:style-name="ce1">
            <text:p>0,84</text:p>
          </table:table-cell>
          <table:table-cell office:value-type="float" office:value="-5.04" table:style-name="ce1">
            <text:p>-5,04</text:p>
          </table:table-cell>
          <table:table-cell office:value-type="float" office:value="-1.89" table:style-name="ce1">
            <text:p>-1,89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5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5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91" table:style-name="ce1">
            <text:p>0,91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46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0.21" table:style-name="ce1">
            <text:p>0,21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47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47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91" table:style-name="ce1">
            <text:p>0,91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48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9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49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50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08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7" table:style-name="ce1">
            <text:p>0,7</text:p>
          </table:table-cell>
          <table:table-cell office:value-type="float" office:value="-4.13" table:style-name="ce1">
            <text:p>-4,1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1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52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152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153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84" table:style-name="ce1">
            <text:p>0,84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54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54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55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528" table:style-name="ce1">
            <text:p>1,0052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6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57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57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3576" table:style-name="ce1">
            <text:p>1,013576</text:p>
          </table:table-cell>
          <table:table-cell office:value-type="float" office:value="1.05" table:style-name="ce1">
            <text:p>1,05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58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17968" table:style-name="ce1">
            <text:p>1,017968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58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9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60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160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400000000000002E-2" table:style-name="ce1">
            <text:p>0,0244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1.4" table:style-name="ce1">
            <text:p>1,4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61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6162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1.47" table:style-name="ce1">
            <text:p>1,47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62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63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63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64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65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66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66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674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68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168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69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0" table:style-name="ce1">
            <text:p>0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21" table:style-name="ce1">
            <text:p>0,21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0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70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21" table:style-name="ce1">
            <text:p>0,21</text:p>
          </table:table-cell>
          <table:table-cell office:value-type="float" office:value="-4.2" table:style-name="ce1">
            <text:p>-4,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71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171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72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3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3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11136" table:style-name="ce1">
            <text:p>1,01113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4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75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175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76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77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42" table:style-name="ce1">
            <text:p>0,42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7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1.8055999999999999E-2" table:style-name="ce1">
            <text:p>0,018056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78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79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79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0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81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81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82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3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83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84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4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5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86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86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5528" table:style-name="ce1">
            <text:p>1,01552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87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88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8208" table:style-name="ce1">
            <text:p>1,0082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88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98" table:style-name="ce1">
            <text:p>0,98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89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0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1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1077600000000001" table:style-name="ce1">
            <text:p>1,10776</text:p>
          </table:table-cell>
          <table:table-cell office:value-type="float" office:value="1.19" table:style-name="ce1">
            <text:p>1,1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91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92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6.3439999999999998E-3" table:style-name="ce1">
            <text:p>-0,006344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2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400000000000002E-2" table:style-name="ce1">
            <text:p>0,0244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193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0" table:style-name="ce1">
            <text:p>0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94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94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5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96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96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97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197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98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99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0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00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01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2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202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0" table:style-name="ce1">
            <text:p>0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03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04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04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06256" table:style-name="ce1">
            <text:p>1,00625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76" table:style-name="ce1">
            <text:p>-4,76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05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05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21" table:style-name="ce1">
            <text:p>0,2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06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07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7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8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08696" table:style-name="ce1">
            <text:p>1,00869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09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09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10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89157600000000004" table:style-name="ce1">
            <text:p>0,891576</text:p>
          </table:table-cell>
          <table:table-cell office:value-type="float" office:value="0.21" table:style-name="ce1">
            <text:p>0,21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11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11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" table:style-name="ce1">
            <text:p>0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12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15528" table:style-name="ce1">
            <text:p>1,01552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13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13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14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15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33096" table:style-name="ce1">
            <text:p>1,0330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215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16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1.033096" table:style-name="ce1">
            <text:p>1,033096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17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17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05" table:style-name="ce1">
            <text:p>1,05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6218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1.47" table:style-name="ce1">
            <text:p>1,4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18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19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20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96" table:style-name="ce1">
            <text:p>1,96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20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1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1.4" table:style-name="ce1">
            <text:p>1,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22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-4.8799999999999998E-3" table:style-name="ce1">
            <text:p>-0,0048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84" table:style-name="ce1">
            <text:p>0,8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23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23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1.61" table:style-name="ce1">
            <text:p>1,61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4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26" table:style-name="ce1">
            <text:p>1,26</text:p>
          </table:table-cell>
          <table:table-cell office:value-type="float" office:value="-4.62" table:style-name="ce1">
            <text:p>-4,62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25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25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6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26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1.61" table:style-name="ce1">
            <text:p>1,61</text:p>
          </table:table-cell>
          <table:table-cell office:value-type="float" office:value="-4.34" table:style-name="ce1">
            <text:p>-4,34</text:p>
          </table:table-cell>
          <table:table-cell office:value-type="float" office:value="-1.89" table:style-name="ce1">
            <text:p>-1,8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27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1.013088" table:style-name="ce1">
            <text:p>1,013088</text:p>
          </table:table-cell>
          <table:table-cell office:value-type="float" office:value="1.47" table:style-name="ce1">
            <text:p>1,4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8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61" table:style-name="ce1">
            <text:p>1,61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28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1.33" table:style-name="ce1">
            <text:p>1,33</text:p>
          </table:table-cell>
          <table:table-cell office:value-type="float" office:value="-4.83" table:style-name="ce1">
            <text:p>-4,83</text:p>
          </table:table-cell>
          <table:table-cell office:value-type="float" office:value="-1.89" table:style-name="ce1">
            <text:p>-1,89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229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19" table:style-name="ce1">
            <text:p>1,19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0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30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05" table:style-name="ce1">
            <text:p>1,05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31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2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2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3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4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52" table:style-name="ce1">
            <text:p>-2,52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4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26" table:style-name="ce1">
            <text:p>1,26</text:p>
          </table:table-cell>
          <table:table-cell office:value-type="float" office:value="-4.76" table:style-name="ce1">
            <text:p>-4,76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5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36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6008" table:style-name="ce1">
            <text:p>0,996008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36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372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328000000000002E-2" table:style-name="ce1">
            <text:p>0,027328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68" table:style-name="ce1">
            <text:p>1,6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38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8320000000000004E-3" table:style-name="ce1">
            <text:p>0,00683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47" table:style-name="ce1">
            <text:p>1,4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8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75" table:style-name="ce1">
            <text:p>1,75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39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33" table:style-name="ce1">
            <text:p>1,33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39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98" table:style-name="ce1">
            <text:p>0,9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40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41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199199999999999" table:style-name="ce1">
            <text:p>1,01992</text:p>
          </table:table-cell>
          <table:table-cell office:value-type="float" office:value="1.75" table:style-name="ce1">
            <text:p>1,75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41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1.68" table:style-name="ce1">
            <text:p>1,6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42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3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84" table:style-name="ce1">
            <text:p>0,8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43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4" table:style-name="ce1">
            <text:p>1,4</text:p>
          </table:table-cell>
          <table:table-cell office:value-type="float" office:value="-3.99" table:style-name="ce1">
            <text:p>-3,99</text:p>
          </table:table-cell>
          <table:table-cell office:value-type="float" office:value="-1.89" table:style-name="ce1">
            <text:p>-1,89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44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245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61" table:style-name="ce1">
            <text:p>1,61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45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1.00284" table:style-name="ce1">
            <text:p>1,0028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46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7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26" table:style-name="ce1">
            <text:p>1,26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47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1.00528" table:style-name="ce1">
            <text:p>1,00528</text:p>
          </table:table-cell>
          <table:table-cell office:value-type="float" office:value="1.47" table:style-name="ce1">
            <text:p>1,4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8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1.33" table:style-name="ce1">
            <text:p>1,3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1.96" table:style-name="ce1">
            <text:p>-1,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49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20408" table:style-name="ce1">
            <text:p>1,020408</text:p>
          </table:table-cell>
          <table:table-cell office:value-type="float" office:value="1.05" table:style-name="ce1">
            <text:p>1,05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9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50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174799999999999" table:style-name="ce1">
            <text:p>1,01748</text:p>
          </table:table-cell>
          <table:table-cell office:value-type="float" office:value="1.47" table:style-name="ce1">
            <text:p>1,4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51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47" table:style-name="ce1">
            <text:p>1,4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51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1.75" table:style-name="ce1">
            <text:p>1,75</text:p>
          </table:table-cell>
          <table:table-cell office:value-type="float" office:value="-4.62" table:style-name="ce1">
            <text:p>-4,62</text:p>
          </table:table-cell>
          <table:table-cell office:value-type="float" office:value="-1.82" table:style-name="ce1">
            <text:p>-1,82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523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262640000000001" table:style-name="ce1">
            <text:p>1,02626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52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68" table:style-name="ce1">
            <text:p>1,68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53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238240000000001" table:style-name="ce1">
            <text:p>1,02382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54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13088" table:style-name="ce1">
            <text:p>1,013088</text:p>
          </table:table-cell>
          <table:table-cell office:value-type="float" office:value="1.68" table:style-name="ce1">
            <text:p>1,6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54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1136" table:style-name="ce1">
            <text:p>1,011136</text:p>
          </table:table-cell>
          <table:table-cell office:value-type="float" office:value="1.96" table:style-name="ce1">
            <text:p>1,9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55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56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257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2688E-2" table:style-name="ce1">
            <text:p>0,012688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57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58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59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2.6352E-2" table:style-name="ce1">
            <text:p>0,026352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59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98" table:style-name="ce1">
            <text:p>0,98</text:p>
          </table:table-cell>
          <table:table-cell office:value-type="float" office:value="-4.13" table:style-name="ce1">
            <text:p>-4,13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260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89" table:style-name="ce1">
            <text:p>-1,8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0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61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49" table:style-name="ce1">
            <text:p>0,49</text:p>
          </table:table-cell>
          <table:table-cell office:value-type="float" office:value="-4.76" table:style-name="ce1">
            <text:p>-4,76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62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82" table:style-name="ce1">
            <text:p>-1,82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2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1.9032E-2" table:style-name="ce1">
            <text:p>0,019032</text:p>
          </table:table-cell>
          <table:table-cell office:value-type="float" office:value="1.0145519999999999" table:style-name="ce1">
            <text:p>1,014552</text:p>
          </table:table-cell>
          <table:table-cell office:value-type="float" office:value="1.4" table:style-name="ce1">
            <text:p>1,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3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4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4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5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3E-2" table:style-name="ce1">
            <text:p>0,0341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1.54" table:style-name="ce1">
            <text:p>1,54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6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66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0.122488" table:style-name="ce1">
            <text:p>0,122488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67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8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1.26" table:style-name="ce1">
            <text:p>1,2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8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400000000000002E-2" table:style-name="ce1">
            <text:p>0,024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69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70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70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71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0.97404800000000002" table:style-name="ce1">
            <text:p>0,97404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2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2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73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6.3439999999999998E-3" table:style-name="ce1">
            <text:p>-0,006344</text:p>
          </table:table-cell>
          <table:table-cell office:value-type="float" office:value="0.97453599999999996" table:style-name="ce1">
            <text:p>0,974536</text:p>
          </table:table-cell>
          <table:table-cell office:value-type="float" office:value="0.63" table:style-name="ce1">
            <text:p>0,63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73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7404800000000002" table:style-name="ce1">
            <text:p>0,974048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4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8303999999999999E-2" table:style-name="ce1">
            <text:p>0,02830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75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5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42" table:style-name="ce1">
            <text:p>0,4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6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73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49" table:style-name="ce1">
            <text:p>0,49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77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78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9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9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80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0.122976" table:style-name="ce1">
            <text:p>0,122976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81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81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16611756282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0" table:style-name="ce1">
            <text:p>0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83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1.0004" table:style-name="ce1">
            <text:p>1,000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83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284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285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7840000000000001E-3" table:style-name="ce1">
            <text:p>0,008784</text:p>
          </table:table-cell>
          <table:table-cell office:value-type="float" office:value="-0.11224000000000001" table:style-name="ce1">
            <text:p>-0,11224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21" table:style-name="ce1">
            <text:p>0,21</text:p>
          </table:table-cell>
          <table:table-cell office:value-type="float" office:value="-4.76" table:style-name="ce1">
            <text:p>-4,7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85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86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88327999999999995" table:style-name="ce1">
            <text:p>0,88328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86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87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88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89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89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90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91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49" table:style-name="ce1">
            <text:p>0,49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1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2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3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18456" table:style-name="ce1">
            <text:p>1,018456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93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94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94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145519999999999" table:style-name="ce1">
            <text:p>1,014552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95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96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96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97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98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98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9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19" table:style-name="ce1">
            <text:p>1,19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300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0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1.33" table:style-name="ce1">
            <text:p>1,3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1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02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302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303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4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1.19" table:style-name="ce1">
            <text:p>1,19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304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8208" table:style-name="ce1">
            <text:p>1,0082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5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528" table:style-name="ce1">
            <text:p>1,00528</text:p>
          </table:table-cell>
          <table:table-cell office:value-type="float" office:value="0.77" table:style-name="ce1">
            <text:p>0,7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6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05" table:style-name="ce1">
            <text:p>1,05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306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1.19" table:style-name="ce1">
            <text:p>1,1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07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307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26" table:style-name="ce1">
            <text:p>1,26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308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309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0528" table:style-name="ce1">
            <text:p>1,0052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09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310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-6.3439999999999998E-3" table:style-name="ce1">
            <text:p>-0,006344</text:p>
          </table:table-cell>
          <table:table-cell office:value-type="float" office:value="1.003816" table:style-name="ce1">
            <text:p>1,0038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311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311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312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91" table:style-name="ce1">
            <text:p>0,91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13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6867999999999999" table:style-name="ce1">
            <text:p>0,96868</text:p>
          </table:table-cell>
          <table:table-cell office:value-type="float" office:value="1.05" table:style-name="ce1">
            <text:p>1,05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14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314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15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15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16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75024" table:style-name="ce1">
            <text:p>0,97502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317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17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318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0.42" table:style-name="ce1">
            <text:p>0,4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319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319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0.96379999999999999" table:style-name="ce1">
            <text:p>0,9638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320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0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321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0" table:style-name="ce1">
            <text:p>0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22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0" table:style-name="ce1">
            <text:p>0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42" table:style-name="ce1">
            <text:p>0,42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3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323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3244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400000000000002E-2" table:style-name="ce1">
            <text:p>0,0244</text:p>
          </table:table-cell>
          <table:table-cell office:value-type="float" office:value="0" table:style-name="ce1">
            <text:p>0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25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3256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21" table:style-name="ce1">
            <text:p>0,2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326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327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936000000000002E-2" table:style-name="ce1">
            <text:p>0,022936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7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8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21" table:style-name="ce1">
            <text:p>0,2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328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29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0" table:style-name="ce1">
            <text:p>0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30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528" table:style-name="ce1">
            <text:p>1,00528</text:p>
          </table:table-cell>
          <table:table-cell office:value-type="float" office:value="0" table:style-name="ce1">
            <text:p>0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30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31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32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-0.113216" table:style-name="ce1">
            <text:p>-0,113216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328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333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89401600000000003" table:style-name="ce1">
            <text:p>0,89401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334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34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35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336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9032E-2" table:style-name="ce1">
            <text:p>0,019032</text:p>
          </table:table-cell>
          <table:table-cell office:value-type="float" office:value="1.0243119999999999" table:style-name="ce1">
            <text:p>1,024312</text:p>
          </table:table-cell>
          <table:table-cell office:value-type="float" office:value="0.42" table:style-name="ce1">
            <text:p>0,42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36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3911999999999999E-2" table:style-name="ce1">
            <text:p>-0,023912</text:p>
          </table:table-cell>
          <table:table-cell office:value-type="float" office:value="0.29524" table:style-name="ce1">
            <text:p>0,29524</text:p>
          </table:table-cell>
          <table:table-cell office:value-type="float" office:value="0.83448" table:style-name="ce1">
            <text:p>0,83448</text:p>
          </table:table-cell>
          <table:table-cell office:value-type="float" office:value="7.35" table:style-name="ce1">
            <text:p>7,35</text:p>
          </table:table-cell>
          <table:table-cell office:value-type="float" office:value="-3.57" table:style-name="ce1">
            <text:p>-3,57</text:p>
          </table:table-cell>
          <table:table-cell office:value-type="float" office:value="1.4" table:style-name="ce1">
            <text:p>1,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6337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0032000000000006E-2" table:style-name="ce1">
            <text:p>0,080032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1.15168" table:style-name="ce1">
            <text:p>1,15168</text:p>
          </table:table-cell>
          <table:table-cell office:value-type="float" office:value="3.85" table:style-name="ce1">
            <text:p>3,85</text:p>
          </table:table-cell>
          <table:table-cell office:value-type="float" office:value="-3.57" table:style-name="ce1">
            <text:p>-3,57</text:p>
          </table:table-cell>
          <table:table-cell office:value-type="float" office:value="-6.23" table:style-name="ce1">
            <text:p>-6,2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0" table:style-name="ce1">
            <text:p>0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6611756338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1967999999999998E-2" table:style-name="ce1">
            <text:p>0,041968</text:p>
          </table:table-cell>
          <table:table-cell office:value-type="float" office:value="-0.15323200000000001" table:style-name="ce1">
            <text:p>-0,153232</text:p>
          </table:table-cell>
          <table:table-cell office:value-type="float" office:value="1.119472" table:style-name="ce1">
            <text:p>1,119472</text:p>
          </table:table-cell>
          <table:table-cell office:value-type="float" office:value="-3.36" table:style-name="ce1">
            <text:p>-3,3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7.07" table:style-name="ce1">
            <text:p>-7,0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6611756338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1719999999999998E-2" table:style-name="ce1">
            <text:p>0,03172</text:p>
          </table:table-cell>
          <table:table-cell office:value-type="float" office:value="-8.7351999999999999E-2" table:style-name="ce1">
            <text:p>-0,087352</text:p>
          </table:table-cell>
          <table:table-cell office:value-type="float" office:value="1.153632" table:style-name="ce1">
            <text:p>1,153632</text:p>
          </table:table-cell>
          <table:table-cell office:value-type="float" office:value="-0.77" table:style-name="ce1">
            <text:p>-0,77</text:p>
          </table:table-cell>
          <table:table-cell office:value-type="float" office:value="-5.95" table:style-name="ce1">
            <text:p>-5,9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1.182609" table:style-name="ce1">
            <text:p>1,182609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39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6607999999999999E-2" table:style-name="ce1">
            <text:p>0,056608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43344" table:style-name="ce1">
            <text:p>1,043344</text:p>
          </table:table-cell>
          <table:table-cell office:value-type="float" office:value="1.82" table:style-name="ce1">
            <text:p>1,82</text:p>
          </table:table-cell>
          <table:table-cell office:value-type="float" office:value="-1.75" table:style-name="ce1">
            <text:p>-1,75</text:p>
          </table:table-cell>
          <table:table-cell office:value-type="float" office:value="-2.38" table:style-name="ce1">
            <text:p>-2,38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40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0992000000000001E-2" table:style-name="ce1">
            <text:p>0,040992</text:p>
          </table:table-cell>
          <table:table-cell office:value-type="float" office:value="-4.1480000000000003E-2" table:style-name="ce1">
            <text:p>-0,04148</text:p>
          </table:table-cell>
          <table:table-cell office:value-type="float" office:value="1.050176" table:style-name="ce1">
            <text:p>1,050176</text:p>
          </table:table-cell>
          <table:table-cell office:value-type="float" office:value="-3.15" table:style-name="ce1">
            <text:p>-3,15</text:p>
          </table:table-cell>
          <table:table-cell office:value-type="float" office:value="-4.13" table:style-name="ce1">
            <text:p>-4,13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40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4408000000000003E-2" table:style-name="ce1">
            <text:p>-0,044408</text:p>
          </table:table-cell>
          <table:table-cell office:value-type="float" office:value="-7.3200000000000001E-3" table:style-name="ce1">
            <text:p>-0,00732</text:p>
          </table:table-cell>
          <table:table-cell office:value-type="float" office:value="0.97111999999999998" table:style-name="ce1">
            <text:p>0,97112</text:p>
          </table:table-cell>
          <table:table-cell office:value-type="float" office:value="-1.05" table:style-name="ce1">
            <text:p>-1,05</text:p>
          </table:table-cell>
          <table:table-cell office:value-type="float" office:value="-6.3" table:style-name="ce1">
            <text:p>-6,3</text:p>
          </table:table-cell>
          <table:table-cell office:value-type="float" office:value="-1.68" table:style-name="ce1">
            <text:p>-1,68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6341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95688" table:style-name="ce1">
            <text:p>0,195688</text:p>
          </table:table-cell>
          <table:table-cell office:value-type="float" office:value="-0.410408" table:style-name="ce1">
            <text:p>-0,410408</text:p>
          </table:table-cell>
          <table:table-cell office:value-type="float" office:value="1.0765279999999999" table:style-name="ce1">
            <text:p>1,076528</text:p>
          </table:table-cell>
          <table:table-cell office:value-type="float" office:value="3.08" table:style-name="ce1">
            <text:p>3,08</text:p>
          </table:table-cell>
          <table:table-cell office:value-type="float" office:value="-7.7" table:style-name="ce1">
            <text:p>-7,7</text:p>
          </table:table-cell>
          <table:table-cell office:value-type="float" office:value="-43.19" table:style-name="ce1">
            <text:p>-43,19</text:p>
          </table:table-cell>
          <table:table-cell office:value-type="float" office:value="0" table:style-name="ce1">
            <text:p>0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34.573909999999998" table:style-name="ce1">
            <text:p>-34,57391</text:p>
          </table:table-cell>
          <table:table-cell office:value-type="float" office:value="16611756341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47864" table:style-name="ce1">
            <text:p>-0,147864</text:p>
          </table:table-cell>
          <table:table-cell office:value-type="float" office:value="4.3431999999999998E-2" table:style-name="ce1">
            <text:p>0,043432</text:p>
          </table:table-cell>
          <table:table-cell office:value-type="float" office:value="0.92768799999999996" table:style-name="ce1">
            <text:p>0,927688</text:p>
          </table:table-cell>
          <table:table-cell office:value-type="float" office:value="0.35" table:style-name="ce1">
            <text:p>0,35</text:p>
          </table:table-cell>
          <table:table-cell office:value-type="float" office:value="-6.93" table:style-name="ce1">
            <text:p>-6,93</text:p>
          </table:table-cell>
          <table:table-cell office:value-type="float" office:value="-37.03" table:style-name="ce1">
            <text:p>-37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32.765219999999999" table:style-name="ce1">
            <text:p>-32,76522</text:p>
          </table:table-cell>
          <table:table-cell office:value-type="float" office:value="16611756342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5639999999999999E-2" table:style-name="ce1">
            <text:p>0,07564</text:p>
          </table:table-cell>
          <table:table-cell office:value-type="float" office:value="-4.9776000000000001E-2" table:style-name="ce1">
            <text:p>-0,04977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-3.15" table:style-name="ce1">
            <text:p>-3,15</text:p>
          </table:table-cell>
          <table:table-cell office:value-type="float" office:value="-32.479999999999997" table:style-name="ce1">
            <text:p>-32,48</text:p>
          </table:table-cell>
          <table:table-cell office:value-type="float" office:value="1.182609" table:style-name="ce1">
            <text:p>1,182609</text:p>
          </table:table-cell>
          <table:table-cell office:value-type="float" office:value="-2.991304" table:style-name="ce1">
            <text:p>-2,991304</text:p>
          </table:table-cell>
          <table:table-cell office:value-type="float" office:value="-37.147829999999999" table:style-name="ce1">
            <text:p>-37,14783</text:p>
          </table:table-cell>
          <table:table-cell office:value-type="float" office:value="16611756343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22" table:style-name="ce1">
            <text:p>-0,122</text:p>
          </table:table-cell>
          <table:table-cell office:value-type="float" office:value="-7.3200000000000001E-3" table:style-name="ce1">
            <text:p>-0,00732</text:p>
          </table:table-cell>
          <table:table-cell office:value-type="float" office:value="0.92280799999999996" table:style-name="ce1">
            <text:p>0,922808</text:p>
          </table:table-cell>
          <table:table-cell office:value-type="float" office:value="4.13" table:style-name="ce1">
            <text:p>4,1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30.94" table:style-name="ce1">
            <text:p>-30,94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2.7130429999999999" table:style-name="ce1">
            <text:p>-2,713043</text:p>
          </table:table-cell>
          <table:table-cell office:value-type="float" office:value="-27.060870000000001" table:style-name="ce1">
            <text:p>-27,06087</text:p>
          </table:table-cell>
          <table:table-cell office:value-type="float" office:value="16611756343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3E-2" table:style-name="ce1">
            <text:p>-0,0341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6331199999999995" table:style-name="ce1">
            <text:p>0,963312</text:p>
          </table:table-cell>
          <table:table-cell office:value-type="float" office:value="-1.68" table:style-name="ce1">
            <text:p>-1,68</text:p>
          </table:table-cell>
          <table:table-cell office:value-type="float" office:value="-6.37" table:style-name="ce1">
            <text:p>-6,37</text:p>
          </table:table-cell>
          <table:table-cell office:value-type="float" office:value="-37.729999999999997" table:style-name="ce1">
            <text:p>-37,73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34.434780000000003" table:style-name="ce1">
            <text:p>-34,43478</text:p>
          </table:table-cell>
          <table:table-cell office:value-type="float" office:value="16611756344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20252000000000001" table:style-name="ce1">
            <text:p>-0,20252</text:p>
          </table:table-cell>
          <table:table-cell office:value-type="float" office:value="0.113216" table:style-name="ce1">
            <text:p>0,113216</text:p>
          </table:table-cell>
          <table:table-cell office:value-type="float" office:value="1.055544" table:style-name="ce1">
            <text:p>1,055544</text:p>
          </table:table-cell>
          <table:table-cell office:value-type="float" office:value="-0.42" table:style-name="ce1">
            <text:p>-0,42</text:p>
          </table:table-cell>
          <table:table-cell office:value-type="float" office:value="-4.97" table:style-name="ce1">
            <text:p>-4,97</text:p>
          </table:table-cell>
          <table:table-cell office:value-type="float" office:value="-31.85" table:style-name="ce1">
            <text:p>-31,8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28.5913" table:style-name="ce1">
            <text:p>-28,5913</text:p>
          </table:table-cell>
          <table:table-cell office:value-type="float" office:value="16611756345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1007999999999997E-2" table:style-name="ce1">
            <text:p>0,081008</text:p>
          </table:table-cell>
          <table:table-cell office:value-type="float" office:value="0.18056" table:style-name="ce1">
            <text:p>0,18056</text:p>
          </table:table-cell>
          <table:table-cell office:value-type="float" office:value="1.0487120000000001" table:style-name="ce1">
            <text:p>1,048712</text:p>
          </table:table-cell>
          <table:table-cell office:value-type="float" office:value="2.87" table:style-name="ce1">
            <text:p>2,87</text:p>
          </table:table-cell>
          <table:table-cell office:value-type="float" office:value="-3.36" table:style-name="ce1">
            <text:p>-3,36</text:p>
          </table:table-cell>
          <table:table-cell office:value-type="float" office:value="-30.8" table:style-name="ce1">
            <text:p>-30,8</text:p>
          </table:table-cell>
          <table:table-cell office:value-type="float" office:value="-1.6" table:style-name="ce1">
            <text:p>-1,6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32.834780000000002" table:style-name="ce1">
            <text:p>-32,83478</text:p>
          </table:table-cell>
          <table:table-cell office:value-type="float" office:value="16611756345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3911999999999999E-2" table:style-name="ce1">
            <text:p>-0,023912</text:p>
          </table:table-cell>
          <table:table-cell office:value-type="float" office:value="-1.5128000000000001E-2" table:style-name="ce1">
            <text:p>-0,01512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-1.96" table:style-name="ce1">
            <text:p>-1,96</text:p>
          </table:table-cell>
          <table:table-cell office:value-type="float" office:value="-3.71" table:style-name="ce1">
            <text:p>-3,71</text:p>
          </table:table-cell>
          <table:table-cell office:value-type="float" office:value="-34.020000000000003" table:style-name="ce1">
            <text:p>-34,02</text:p>
          </table:table-cell>
          <table:table-cell office:value-type="float" office:value="1.182609" table:style-name="ce1">
            <text:p>1,182609</text:p>
          </table:table-cell>
          <table:table-cell office:value-type="float" office:value="0" table:style-name="ce1">
            <text:p>0</text:p>
          </table:table-cell>
          <table:table-cell office:value-type="float" office:value="-33.6" table:style-name="ce1">
            <text:p>-33,6</text:p>
          </table:table-cell>
          <table:table-cell office:value-type="float" office:value="16611756346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30890400000000001" table:style-name="ce1">
            <text:p>0,308904</text:p>
          </table:table-cell>
          <table:table-cell office:value-type="float" office:value="5.9048000000000003E-2" table:style-name="ce1">
            <text:p>0,059048</text:p>
          </table:table-cell>
          <table:table-cell office:value-type="float" office:value="0.95306400000000002" table:style-name="ce1">
            <text:p>0,953064</text:p>
          </table:table-cell>
          <table:table-cell office:value-type="float" office:value="5.25" table:style-name="ce1">
            <text:p>5,25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31.29" table:style-name="ce1">
            <text:p>-31,2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32.695650000000001" table:style-name="ce1">
            <text:p>-32,69565</text:p>
          </table:table-cell>
          <table:table-cell office:value-type="float" office:value="16611756347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4249600000000001" table:style-name="ce1">
            <text:p>0,142496</text:p>
          </table:table-cell>
          <table:table-cell office:value-type="float" office:value="-0.200568" table:style-name="ce1">
            <text:p>-0,200568</text:p>
          </table:table-cell>
          <table:table-cell office:value-type="float" office:value="1.049688" table:style-name="ce1">
            <text:p>1,049688</text:p>
          </table:table-cell>
          <table:table-cell office:value-type="float" office:value="1.33" table:style-name="ce1">
            <text:p>1,33</text:p>
          </table:table-cell>
          <table:table-cell office:value-type="float" office:value="-3.5" table:style-name="ce1">
            <text:p>-3,5</text:p>
          </table:table-cell>
          <table:table-cell office:value-type="float" office:value="-32.83" table:style-name="ce1">
            <text:p>-32,83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3.8956520000000001" table:style-name="ce1">
            <text:p>-3,895652</text:p>
          </table:table-cell>
          <table:table-cell office:value-type="float" office:value="-25.878260000000001" table:style-name="ce1">
            <text:p>-25,87826</text:p>
          </table:table-cell>
          <table:table-cell office:value-type="float" office:value="16611756348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9791999999999997E-2" table:style-name="ce1">
            <text:p>0,089792</text:p>
          </table:table-cell>
          <table:table-cell office:value-type="float" office:value="0.12736800000000001" table:style-name="ce1">
            <text:p>0,127368</text:p>
          </table:table-cell>
          <table:table-cell office:value-type="float" office:value="1.0287040000000001" table:style-name="ce1">
            <text:p>1,028704</text:p>
          </table:table-cell>
          <table:table-cell office:value-type="float" office:value="-1.05" table:style-name="ce1">
            <text:p>-1,05</text:p>
          </table:table-cell>
          <table:table-cell office:value-type="float" office:value="-3.99" table:style-name="ce1">
            <text:p>-3,99</text:p>
          </table:table-cell>
          <table:table-cell office:value-type="float" office:value="-35.909999999999997" table:style-name="ce1">
            <text:p>-35,91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3.7565219999999999" table:style-name="ce1">
            <text:p>-3,756522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348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0.111752" table:style-name="ce1">
            <text:p>-0,111752</text:p>
          </table:table-cell>
          <table:table-cell office:value-type="float" office:value="-3.4647999999999998E-2" table:style-name="ce1">
            <text:p>-0,034648</text:p>
          </table:table-cell>
          <table:table-cell office:value-type="float" office:value="1.0613999999999999" table:style-name="ce1">
            <text:p>1,061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3.57" table:style-name="ce1">
            <text:p>-3,57</text:p>
          </table:table-cell>
          <table:table-cell office:value-type="float" office:value="-31.08" table:style-name="ce1">
            <text:p>-31,08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24.139130000000002" table:style-name="ce1">
            <text:p>-24,13913</text:p>
          </table:table-cell>
          <table:table-cell office:value-type="float" office:value="16611756349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6111999999999998E-2" table:style-name="ce1">
            <text:p>0,036112</text:p>
          </table:table-cell>
          <table:table-cell office:value-type="float" office:value="0.111264" table:style-name="ce1">
            <text:p>0,111264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2.31" table:style-name="ce1">
            <text:p>2,31</text:p>
          </table:table-cell>
          <table:table-cell office:value-type="float" office:value="-2.94" table:style-name="ce1">
            <text:p>-2,94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182609" table:style-name="ce1">
            <text:p>1,182609</text:p>
          </table:table-cell>
          <table:table-cell office:value-type="float" office:value="-29.147829999999999" table:style-name="ce1">
            <text:p>-29,14783</text:p>
          </table:table-cell>
          <table:table-cell office:value-type="float" office:value="16611756349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9617599999999999" table:style-name="ce1">
            <text:p>0,196176</text:p>
          </table:table-cell>
          <table:table-cell office:value-type="float" office:value="2.928E-2" table:style-name="ce1">
            <text:p>0,0292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21" table:style-name="ce1">
            <text:p>0,2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5.14" table:style-name="ce1">
            <text:p>-35,1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29.147829999999999" table:style-name="ce1">
            <text:p>-29,14783</text:p>
          </table:table-cell>
          <table:table-cell office:value-type="float" office:value="16611756350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9422400000000001" table:style-name="ce1">
            <text:p>0,194224</text:p>
          </table:table-cell>
          <table:table-cell office:value-type="float" office:value="-3.1231999999999999E-2" table:style-name="ce1">
            <text:p>-0,031232</text:p>
          </table:table-cell>
          <table:table-cell office:value-type="float" office:value="0.94476800000000005" table:style-name="ce1">
            <text:p>0,944768</text:p>
          </table:table-cell>
          <table:table-cell office:value-type="float" office:value="3.57" table:style-name="ce1">
            <text:p>3,57</text:p>
          </table:table-cell>
          <table:table-cell office:value-type="float" office:value="-3.22" table:style-name="ce1">
            <text:p>-3,22</text:p>
          </table:table-cell>
          <table:table-cell office:value-type="float" office:value="-34.090000000000003" table:style-name="ce1">
            <text:p>-34,09</text:p>
          </table:table-cell>
          <table:table-cell office:value-type="float" office:value="1.669565" table:style-name="ce1">
            <text:p>1,669565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1.165220000000001" table:style-name="ce1">
            <text:p>-31,16522</text:p>
          </table:table-cell>
          <table:table-cell office:value-type="float" office:value="16611756351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2215999999999999E-2" table:style-name="ce1">
            <text:p>0,052216</text:p>
          </table:table-cell>
          <table:table-cell office:value-type="float" office:value="0.101504" table:style-name="ce1">
            <text:p>0,101504</text:p>
          </table:table-cell>
          <table:table-cell office:value-type="float" office:value="0.96965599999999996" table:style-name="ce1">
            <text:p>0,969656</text:p>
          </table:table-cell>
          <table:table-cell office:value-type="float" office:value="2.38" table:style-name="ce1">
            <text:p>2,38</text:p>
          </table:table-cell>
          <table:table-cell office:value-type="float" office:value="-4.55" table:style-name="ce1">
            <text:p>-4,55</text:p>
          </table:table-cell>
          <table:table-cell office:value-type="float" office:value="-34.72" table:style-name="ce1">
            <text:p>-34,72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0.956520000000001" table:style-name="ce1">
            <text:p>-30,95652</text:p>
          </table:table-cell>
          <table:table-cell office:value-type="float" office:value="16611756351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7088000000000003E-2" table:style-name="ce1">
            <text:p>-0,037088</text:p>
          </table:table-cell>
          <table:table-cell office:value-type="float" office:value="4.8312000000000001E-2" table:style-name="ce1">
            <text:p>0,048312</text:p>
          </table:table-cell>
          <table:table-cell office:value-type="float" office:value="1.0340720000000001" table:style-name="ce1">
            <text:p>1,034072</text:p>
          </table:table-cell>
          <table:table-cell office:value-type="float" office:value="0.49" table:style-name="ce1">
            <text:p>0,49</text:p>
          </table:table-cell>
          <table:table-cell office:value-type="float" office:value="-6.02" table:style-name="ce1">
            <text:p>-6,02</text:p>
          </table:table-cell>
          <table:table-cell office:value-type="float" office:value="-39.549999999999997" table:style-name="ce1">
            <text:p>-39,55</text:p>
          </table:table-cell>
          <table:table-cell office:value-type="float" office:value="1.321739" table:style-name="ce1">
            <text:p>1,32173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36.591299999999997" table:style-name="ce1">
            <text:p>-36,5913</text:p>
          </table:table-cell>
          <table:table-cell office:value-type="float" office:value="16611756352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9032E-2" table:style-name="ce1">
            <text:p>-0,019032</text:p>
          </table:table-cell>
          <table:table-cell office:value-type="float" office:value="3.2208000000000001E-2" table:style-name="ce1">
            <text:p>0,032208</text:p>
          </table:table-cell>
          <table:table-cell office:value-type="float" office:value="1.057984" table:style-name="ce1">
            <text:p>1,057984</text:p>
          </table:table-cell>
          <table:table-cell office:value-type="float" office:value="0.21" table:style-name="ce1">
            <text:p>0,21</text:p>
          </table:table-cell>
          <table:table-cell office:value-type="float" office:value="-4.13" table:style-name="ce1">
            <text:p>-4,13</text:p>
          </table:table-cell>
          <table:table-cell office:value-type="float" office:value="-33.32" table:style-name="ce1">
            <text:p>-33,32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29.147829999999999" table:style-name="ce1">
            <text:p>-29,14783</text:p>
          </table:table-cell>
          <table:table-cell office:value-type="float" office:value="16611756353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800000000000003E-2" table:style-name="ce1">
            <text:p>0,0488</text:p>
          </table:table-cell>
          <table:table-cell office:value-type="float" office:value="3.1719999999999998E-2" table:style-name="ce1">
            <text:p>0,03172</text:p>
          </table:table-cell>
          <table:table-cell office:value-type="float" office:value="1.025776" table:style-name="ce1">
            <text:p>1,025776</text:p>
          </table:table-cell>
          <table:table-cell office:value-type="float" office:value="1.82" table:style-name="ce1">
            <text:p>1,82</text:p>
          </table:table-cell>
          <table:table-cell office:value-type="float" office:value="-1.75" table:style-name="ce1">
            <text:p>-1,75</text:p>
          </table:table-cell>
          <table:table-cell office:value-type="float" office:value="-31.29" table:style-name="ce1">
            <text:p>-31,2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27.547830000000001" table:style-name="ce1">
            <text:p>-27,54783</text:p>
          </table:table-cell>
          <table:table-cell office:value-type="float" office:value="16611756353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7088000000000003E-2" table:style-name="ce1">
            <text:p>-0,037088</text:p>
          </table:table-cell>
          <table:table-cell office:value-type="float" office:value="6.0024000000000001E-2" table:style-name="ce1">
            <text:p>0,060024</text:p>
          </table:table-cell>
          <table:table-cell office:value-type="float" office:value="1.059936" table:style-name="ce1">
            <text:p>1,059936</text:p>
          </table:table-cell>
          <table:table-cell office:value-type="float" office:value="2.59" table:style-name="ce1">
            <text:p>2,59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7.590000000000003" table:style-name="ce1">
            <text:p>-37,59</text:p>
          </table:table-cell>
          <table:table-cell office:value-type="float" office:value="1.321739" table:style-name="ce1">
            <text:p>1,321739</text:p>
          </table:table-cell>
          <table:table-cell office:value-type="float" office:value="0" table:style-name="ce1">
            <text:p>0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354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6607999999999999E-2" table:style-name="ce1">
            <text:p>-0,05660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55056" table:style-name="ce1">
            <text:p>1,05505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9.61" table:style-name="ce1">
            <text:p>-29,61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23.860869999999998" table:style-name="ce1">
            <text:p>-23,86087</text:p>
          </table:table-cell>
          <table:table-cell office:value-type="float" office:value="16611756355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4184000000000001" table:style-name="ce1">
            <text:p>0,94184</text:p>
          </table:table-cell>
          <table:table-cell office:value-type="float" office:value="3.78" table:style-name="ce1">
            <text:p>3,78</text:p>
          </table:table-cell>
          <table:table-cell office:value-type="float" office:value="-2.59" table:style-name="ce1">
            <text:p>-2,59</text:p>
          </table:table-cell>
          <table:table-cell office:value-type="float" office:value="-32.06" table:style-name="ce1">
            <text:p>-32,06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-36.452179999999998" table:style-name="ce1">
            <text:p>-36,45218</text:p>
          </table:table-cell>
          <table:table-cell office:value-type="float" office:value="166117563558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9287999999999998E-2" table:style-name="ce1">
            <text:p>0,049288</text:p>
          </table:table-cell>
          <table:table-cell office:value-type="float" office:value="0.140544" table:style-name="ce1">
            <text:p>0,140544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3.78" table:style-name="ce1">
            <text:p>-3,78</text:p>
          </table:table-cell>
          <table:table-cell office:value-type="float" office:value="-35.630000000000003" table:style-name="ce1">
            <text:p>-35,63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34.365220000000001" table:style-name="ce1">
            <text:p>-34,36522</text:p>
          </table:table-cell>
          <table:table-cell office:value-type="float" office:value="16611756356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5384000000000001E-2" table:style-name="ce1">
            <text:p>0,045384</text:p>
          </table:table-cell>
          <table:table-cell office:value-type="float" office:value="9.3207999999999999E-2" table:style-name="ce1">
            <text:p>0,093208</text:p>
          </table:table-cell>
          <table:table-cell office:value-type="float" office:value="0.90768000000000004" table:style-name="ce1">
            <text:p>0,90768</text:p>
          </table:table-cell>
          <table:table-cell office:value-type="float" office:value="4.97" table:style-name="ce1">
            <text:p>4,97</text:p>
          </table:table-cell>
          <table:table-cell office:value-type="float" office:value="-3.64" table:style-name="ce1">
            <text:p>-3,64</text:p>
          </table:table-cell>
          <table:table-cell office:value-type="float" office:value="-31.29" table:style-name="ce1">
            <text:p>-31,29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2.7826089999999999" table:style-name="ce1">
            <text:p>2,782609</text:p>
          </table:table-cell>
          <table:table-cell office:value-type="float" office:value="-33.391300000000001" table:style-name="ce1">
            <text:p>-33,3913</text:p>
          </table:table-cell>
          <table:table-cell office:value-type="float" office:value="16611756357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328000000000002E-2" table:style-name="ce1">
            <text:p>0,027328</text:p>
          </table:table-cell>
          <table:table-cell office:value-type="float" office:value="0.12590399999999999" table:style-name="ce1">
            <text:p>0,125904</text:p>
          </table:table-cell>
          <table:table-cell office:value-type="float" office:value="0.95940800000000004" table:style-name="ce1">
            <text:p>0,959408</text:p>
          </table:table-cell>
          <table:table-cell office:value-type="float" office:value="0" table:style-name="ce1">
            <text:p>0</text:p>
          </table:table-cell>
          <table:table-cell office:value-type="float" office:value="-3.29" table:style-name="ce1">
            <text:p>-3,29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37.217390000000002" table:style-name="ce1">
            <text:p>-37,21739</text:p>
          </table:table-cell>
          <table:table-cell office:value-type="float" office:value="16611756357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6600000000000001E-2" table:style-name="ce1">
            <text:p>0,0366</text:p>
          </table:table-cell>
          <table:table-cell office:value-type="float" office:value="3.6111999999999998E-2" table:style-name="ce1">
            <text:p>0,036112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13" table:style-name="ce1">
            <text:p>-4,13</text:p>
          </table:table-cell>
          <table:table-cell office:value-type="float" office:value="-34.090000000000003" table:style-name="ce1">
            <text:p>-34,09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-30.4" table:style-name="ce1">
            <text:p>-30,4</text:p>
          </table:table-cell>
          <table:table-cell office:value-type="float" office:value="16611756358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-8.8328000000000004E-2" table:style-name="ce1">
            <text:p>-0,088328</text:p>
          </table:table-cell>
          <table:table-cell office:value-type="float" office:value="0.96721599999999996" table:style-name="ce1">
            <text:p>0,967216</text:p>
          </table:table-cell>
          <table:table-cell office:value-type="float" office:value="3.15" table:style-name="ce1">
            <text:p>3,15</text:p>
          </table:table-cell>
          <table:table-cell office:value-type="float" office:value="-5.67" table:style-name="ce1">
            <text:p>-5,67</text:p>
          </table:table-cell>
          <table:table-cell office:value-type="float" office:value="-33.950000000000003" table:style-name="ce1">
            <text:p>-33,95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.13913" table:style-name="ce1">
            <text:p>0,13913</text:p>
          </table:table-cell>
          <table:table-cell office:value-type="float" office:value="-35.61739" table:style-name="ce1">
            <text:p>-35,61739</text:p>
          </table:table-cell>
          <table:table-cell office:value-type="float" office:value="16611756359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2E-3" table:style-name="ce1">
            <text:p>0,001952</text:p>
          </table:table-cell>
          <table:table-cell office:value-type="float" office:value="-0.17616799999999999" table:style-name="ce1">
            <text:p>-0,176168</text:p>
          </table:table-cell>
          <table:table-cell office:value-type="float" office:value="1.025776" table:style-name="ce1">
            <text:p>1,025776</text:p>
          </table:table-cell>
          <table:table-cell office:value-type="float" office:value="0" table:style-name="ce1">
            <text:p>0</text:p>
          </table:table-cell>
          <table:table-cell office:value-type="float" office:value="-3.85" table:style-name="ce1">
            <text:p>-3,85</text:p>
          </table:table-cell>
          <table:table-cell office:value-type="float" office:value="-35.700000000000003" table:style-name="ce1">
            <text:p>-35,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3.4086959999999999" table:style-name="ce1">
            <text:p>-3,408696</text:p>
          </table:table-cell>
          <table:table-cell office:value-type="float" office:value="-30.33043" table:style-name="ce1">
            <text:p>-30,33043</text:p>
          </table:table-cell>
          <table:table-cell office:value-type="float" office:value="16611756359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2456000000000001E-2" table:style-name="ce1">
            <text:p>0,042456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36.96" table:style-name="ce1">
            <text:p>-36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35.060870000000001" table:style-name="ce1">
            <text:p>-35,06087</text:p>
          </table:table-cell>
          <table:table-cell office:value-type="float" office:value="16611756360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0024000000000001E-2" table:style-name="ce1">
            <text:p>0,060024</text:p>
          </table:table-cell>
          <table:table-cell office:value-type="float" office:value="-0.13322400000000001" table:style-name="ce1">
            <text:p>-0,133224</text:p>
          </table:table-cell>
          <table:table-cell office:value-type="float" office:value="1.006256" table:style-name="ce1">
            <text:p>1,006256</text:p>
          </table:table-cell>
          <table:table-cell office:value-type="float" office:value="3.36" table:style-name="ce1">
            <text:p>3,36</text:p>
          </table:table-cell>
          <table:table-cell office:value-type="float" office:value="-3.64" table:style-name="ce1">
            <text:p>-3,64</text:p>
          </table:table-cell>
          <table:table-cell office:value-type="float" office:value="-35.28" table:style-name="ce1">
            <text:p>-35,28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361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8799999999999998E-3" table:style-name="ce1">
            <text:p>-0,00488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3.08" table:style-name="ce1">
            <text:p>-3,08</text:p>
          </table:table-cell>
          <table:table-cell office:value-type="float" office:value="-34.72" table:style-name="ce1">
            <text:p>-34,7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34.504350000000002" table:style-name="ce1">
            <text:p>-34,50435</text:p>
          </table:table-cell>
          <table:table-cell office:value-type="float" office:value="16611756361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6855999999999999E-2" table:style-name="ce1">
            <text:p>0,066856</text:p>
          </table:table-cell>
          <table:table-cell office:value-type="float" office:value="9.6135999999999999E-2" table:style-name="ce1">
            <text:p>0,096136</text:p>
          </table:table-cell>
          <table:table-cell office:value-type="float" office:value="0.96477599999999997" table:style-name="ce1">
            <text:p>0,964776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.15" table:style-name="ce1">
            <text:p>-3,15</text:p>
          </table:table-cell>
          <table:table-cell office:value-type="float" office:value="-33.6" table:style-name="ce1">
            <text:p>-33,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1.6" table:style-name="ce1">
            <text:p>-1,6</text:p>
          </table:table-cell>
          <table:table-cell office:value-type="float" office:value="-30.33043" table:style-name="ce1">
            <text:p>-30,33043</text:p>
          </table:table-cell>
          <table:table-cell office:value-type="float" office:value="16611756362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744E-2" table:style-name="ce1">
            <text:p>0,030744</text:p>
          </table:table-cell>
          <table:table-cell office:value-type="float" office:value="-3.3672000000000001E-2" table:style-name="ce1">
            <text:p>-0,033672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2.8" table:style-name="ce1">
            <text:p>2,8</text:p>
          </table:table-cell>
          <table:table-cell office:value-type="float" office:value="-3.92" table:style-name="ce1">
            <text:p>-3,92</text:p>
          </table:table-cell>
          <table:table-cell office:value-type="float" office:value="-32.340000000000003" table:style-name="ce1">
            <text:p>-32,34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2.2260870000000001" table:style-name="ce1">
            <text:p>-2,226087</text:p>
          </table:table-cell>
          <table:table-cell office:value-type="float" office:value="-28.660869999999999" table:style-name="ce1">
            <text:p>-28,66087</text:p>
          </table:table-cell>
          <table:table-cell office:value-type="float" office:value="166117563628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952E-3" table:style-name="ce1">
            <text:p>-0,001952</text:p>
          </table:table-cell>
          <table:table-cell office:value-type="float" office:value="-0.10004" table:style-name="ce1">
            <text:p>-0,10004</text:p>
          </table:table-cell>
          <table:table-cell office:value-type="float" office:value="0.90182399999999996" table:style-name="ce1">
            <text:p>0,901824</text:p>
          </table:table-cell>
          <table:table-cell office:value-type="float" office:value="1.89" table:style-name="ce1">
            <text:p>1,89</text:p>
          </table:table-cell>
          <table:table-cell office:value-type="float" office:value="-4.62" table:style-name="ce1">
            <text:p>-4,62</text:p>
          </table:table-cell>
          <table:table-cell office:value-type="float" office:value="-36.19" table:style-name="ce1">
            <text:p>-36,1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363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7575999999999998E-2" table:style-name="ce1">
            <text:p>0,037576</text:p>
          </table:table-cell>
          <table:table-cell office:value-type="float" office:value="0.19617599999999999" table:style-name="ce1">
            <text:p>0,196176</text:p>
          </table:table-cell>
          <table:table-cell office:value-type="float" office:value="0.93012799999999995" table:style-name="ce1">
            <text:p>0,930128</text:p>
          </table:table-cell>
          <table:table-cell office:value-type="float" office:value="0.98" table:style-name="ce1">
            <text:p>0,98</text:p>
          </table:table-cell>
          <table:table-cell office:value-type="float" office:value="-4.83" table:style-name="ce1">
            <text:p>-4,83</text:p>
          </table:table-cell>
          <table:table-cell office:value-type="float" office:value="-30.73" table:style-name="ce1">
            <text:p>-30,73</text:p>
          </table:table-cell>
          <table:table-cell office:value-type="float" office:value="1.182609" table:style-name="ce1">
            <text:p>1,182609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28.521740000000001" table:style-name="ce1">
            <text:p>-28,52174</text:p>
          </table:table-cell>
          <table:table-cell office:value-type="float" office:value="16611756364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3.0256000000000002E-2" table:style-name="ce1">
            <text:p>0,030256</text:p>
          </table:table-cell>
          <table:table-cell office:value-type="float" office:value="0.89889600000000003" table:style-name="ce1">
            <text:p>0,898896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.01" table:style-name="ce1">
            <text:p>-3,01</text:p>
          </table:table-cell>
          <table:table-cell office:value-type="float" office:value="-36.82" table:style-name="ce1">
            <text:p>-36,82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40.278260000000003" table:style-name="ce1">
            <text:p>-40,27826</text:p>
          </table:table-cell>
          <table:table-cell office:value-type="float" office:value="16611756364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9528000000000001E-2" table:style-name="ce1">
            <text:p>0,039528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87986399999999998" table:style-name="ce1">
            <text:p>0,87986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3.43" table:style-name="ce1">
            <text:p>-3,43</text:p>
          </table:table-cell>
          <table:table-cell office:value-type="float" office:value="-31.71" table:style-name="ce1">
            <text:p>-31,7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3.617391" table:style-name="ce1">
            <text:p>-3,617391</text:p>
          </table:table-cell>
          <table:table-cell office:value-type="float" office:value="-33.739130000000003" table:style-name="ce1">
            <text:p>-33,73913</text:p>
          </table:table-cell>
          <table:table-cell office:value-type="float" office:value="16611756365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4888E-2" table:style-name="ce1">
            <text:p>-0,024888</text:p>
          </table:table-cell>
          <table:table-cell office:value-type="float" office:value="5.0264000000000003E-2" table:style-name="ce1">
            <text:p>0,050264</text:p>
          </table:table-cell>
          <table:table-cell office:value-type="float" office:value="1.072624" table:style-name="ce1">
            <text:p>1,072624</text:p>
          </table:table-cell>
          <table:table-cell office:value-type="float" office:value="-2.52" table:style-name="ce1">
            <text:p>-2,5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8.42" table:style-name="ce1">
            <text:p>-28,42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2.5739130000000001" table:style-name="ce1">
            <text:p>-2,573913</text:p>
          </table:table-cell>
          <table:table-cell office:value-type="float" office:value="-25.321739999999998" table:style-name="ce1">
            <text:p>-25,32174</text:p>
          </table:table-cell>
          <table:table-cell office:value-type="float" office:value="16611756366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3200000000000001E-3" table:style-name="ce1">
            <text:p>-0,00732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3.22" table:style-name="ce1">
            <text:p>3,22</text:p>
          </table:table-cell>
          <table:table-cell office:value-type="float" office:value="-5.25" table:style-name="ce1">
            <text:p>-5,25</text:p>
          </table:table-cell>
          <table:table-cell office:value-type="float" office:value="-41.72" table:style-name="ce1">
            <text:p>-41,72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6.86956" table:style-name="ce1">
            <text:p>-36,86956</text:p>
          </table:table-cell>
          <table:table-cell office:value-type="float" office:value="16611756366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5864000000000002E-2" table:style-name="ce1">
            <text:p>-0,025864</text:p>
          </table:table-cell>
          <table:table-cell office:value-type="float" office:value="-0.24448800000000001" table:style-name="ce1">
            <text:p>-0,244488</text:p>
          </table:table-cell>
          <table:table-cell office:value-type="float" office:value="1.0692079999999999" table:style-name="ce1">
            <text:p>1,069208</text:p>
          </table:table-cell>
          <table:table-cell office:value-type="float" office:value="1.19" table:style-name="ce1">
            <text:p>1,19</text:p>
          </table:table-cell>
          <table:table-cell office:value-type="float" office:value="-3.92" table:style-name="ce1">
            <text:p>-3,92</text:p>
          </table:table-cell>
          <table:table-cell office:value-type="float" office:value="-34.58" table:style-name="ce1">
            <text:p>-34,58</text:p>
          </table:table-cell>
          <table:table-cell office:value-type="float" office:value="0.13913" table:style-name="ce1">
            <text:p>0,13913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-32" table:style-name="ce1">
            <text:p>-32</text:p>
          </table:table-cell>
          <table:table-cell office:value-type="float" office:value="16611756367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0.11224000000000001" table:style-name="ce1">
            <text:p>0,11224</text:p>
          </table:table-cell>
          <table:table-cell office:value-type="float" office:value="1.028216" table:style-name="ce1">
            <text:p>1,0282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76" table:style-name="ce1">
            <text:p>-4,76</text:p>
          </table:table-cell>
          <table:table-cell office:value-type="float" office:value="-33.67" table:style-name="ce1">
            <text:p>-33,67</text:p>
          </table:table-cell>
          <table:table-cell office:value-type="float" office:value="1.182609" table:style-name="ce1">
            <text:p>1,182609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29.426089999999999" table:style-name="ce1">
            <text:p>-29,42609</text:p>
          </table:table-cell>
          <table:table-cell office:value-type="float" office:value="16611756368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9535999999999999E-2" table:style-name="ce1">
            <text:p>0,059536</text:p>
          </table:table-cell>
          <table:table-cell office:value-type="float" office:value="0.16103999999999999" table:style-name="ce1">
            <text:p>0,16104</text:p>
          </table:table-cell>
          <table:table-cell office:value-type="float" office:value="1.008208" table:style-name="ce1">
            <text:p>1,008208</text:p>
          </table:table-cell>
          <table:table-cell office:value-type="float" office:value="2.66" table:style-name="ce1">
            <text:p>2,66</text:p>
          </table:table-cell>
          <table:table-cell office:value-type="float" office:value="-3.78" table:style-name="ce1">
            <text:p>-3,78</text:p>
          </table:table-cell>
          <table:table-cell office:value-type="float" office:value="-36.89" table:style-name="ce1">
            <text:p>-36,89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32.417389999999997" table:style-name="ce1">
            <text:p>-32,41739</text:p>
          </table:table-cell>
          <table:table-cell office:value-type="float" office:value="16611756369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8064000000000001E-2" table:style-name="ce1">
            <text:p>0,038064</text:p>
          </table:table-cell>
          <table:table-cell office:value-type="float" office:value="-4.7336000000000003E-2" table:style-name="ce1">
            <text:p>-0,047336</text:p>
          </table:table-cell>
          <table:table-cell office:value-type="float" office:value="0.97453599999999996" table:style-name="ce1">
            <text:p>0,974536</text:p>
          </table:table-cell>
          <table:table-cell office:value-type="float" office:value="2.8" table:style-name="ce1">
            <text:p>2,8</text:p>
          </table:table-cell>
          <table:table-cell office:value-type="float" office:value="-3.92" table:style-name="ce1">
            <text:p>-3,92</text:p>
          </table:table-cell>
          <table:table-cell office:value-type="float" office:value="-37.380000000000003" table:style-name="ce1">
            <text:p>-37,38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34.573909999999998" table:style-name="ce1">
            <text:p>-34,57391</text:p>
          </table:table-cell>
          <table:table-cell office:value-type="float" office:value="16611756369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7823999999999998E-2" table:style-name="ce1">
            <text:p>0,047824</text:p>
          </table:table-cell>
          <table:table-cell office:value-type="float" office:value="7.9544000000000004E-2" table:style-name="ce1">
            <text:p>0,079544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-0.98" table:style-name="ce1">
            <text:p>-0,98</text:p>
          </table:table-cell>
          <table:table-cell office:value-type="float" office:value="-2.73" table:style-name="ce1">
            <text:p>-2,73</text:p>
          </table:table-cell>
          <table:table-cell office:value-type="float" office:value="-28.84" table:style-name="ce1">
            <text:p>-28,8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25.18261" table:style-name="ce1">
            <text:p>-25,18261</text:p>
          </table:table-cell>
          <table:table-cell office:value-type="float" office:value="16611756370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3176E-2" table:style-name="ce1">
            <text:p>-0,013176</text:p>
          </table:table-cell>
          <table:table-cell office:value-type="float" office:value="-8.2472000000000004E-2" table:style-name="ce1">
            <text:p>-0,082472</text:p>
          </table:table-cell>
          <table:table-cell office:value-type="float" office:value="1.0384640000000001" table:style-name="ce1">
            <text:p>1,03846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5.04" table:style-name="ce1">
            <text:p>-5,04</text:p>
          </table:table-cell>
          <table:table-cell office:value-type="float" office:value="-39.619999999999997" table:style-name="ce1">
            <text:p>-39,6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33.182609999999997" table:style-name="ce1">
            <text:p>-33,18261</text:p>
          </table:table-cell>
          <table:table-cell office:value-type="float" office:value="16611756370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3.6600000000000001E-2" table:style-name="ce1">
            <text:p>0,0366</text:p>
          </table:table-cell>
          <table:table-cell office:value-type="float" office:value="0.94916" table:style-name="ce1">
            <text:p>0,94916</text:p>
          </table:table-cell>
          <table:table-cell office:value-type="float" office:value="1.61" table:style-name="ce1">
            <text:p>1,61</text:p>
          </table:table-cell>
          <table:table-cell office:value-type="float" office:value="-5.32" table:style-name="ce1">
            <text:p>-5,32</text:p>
          </table:table-cell>
          <table:table-cell office:value-type="float" office:value="-38.08" table:style-name="ce1">
            <text:p>-38,0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-37.982610000000001" table:style-name="ce1">
            <text:p>-37,98261</text:p>
          </table:table-cell>
          <table:table-cell office:value-type="float" office:value="16611756371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6104E-2" table:style-name="ce1">
            <text:p>-0,016104</text:p>
          </table:table-cell>
          <table:table-cell office:value-type="float" office:value="4.7823999999999998E-2" table:style-name="ce1">
            <text:p>0,047824</text:p>
          </table:table-cell>
          <table:table-cell office:value-type="float" office:value="0.96282400000000001" table:style-name="ce1">
            <text:p>0,962824</text:p>
          </table:table-cell>
          <table:table-cell office:value-type="float" office:value="-0.98" table:style-name="ce1">
            <text:p>-0,98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9.47" table:style-name="ce1">
            <text:p>-29,47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30.05217" table:style-name="ce1">
            <text:p>-30,05217</text:p>
          </table:table-cell>
          <table:table-cell office:value-type="float" office:value="166117563722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8807999999999994E-2" table:style-name="ce1">
            <text:p>0,068808</text:p>
          </table:table-cell>
          <table:table-cell office:value-type="float" office:value="8.7840000000000001E-2" table:style-name="ce1">
            <text:p>0,08784</text:p>
          </table:table-cell>
          <table:table-cell office:value-type="float" office:value="0.96575200000000005" table:style-name="ce1">
            <text:p>0,965752</text:p>
          </table:table-cell>
          <table:table-cell office:value-type="float" office:value="2.94" table:style-name="ce1">
            <text:p>2,94</text:p>
          </table:table-cell>
          <table:table-cell office:value-type="float" office:value="-4.55" table:style-name="ce1">
            <text:p>-4,55</text:p>
          </table:table-cell>
          <table:table-cell office:value-type="float" office:value="-37.31" table:style-name="ce1">
            <text:p>-37,3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34.92174" table:style-name="ce1">
            <text:p>-34,92174</text:p>
          </table:table-cell>
          <table:table-cell office:value-type="float" office:value="16611756372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2.73" table:style-name="ce1">
            <text:p>2,73</text:p>
          </table:table-cell>
          <table:table-cell office:value-type="float" office:value="-3.71" table:style-name="ce1">
            <text:p>-3,71</text:p>
          </table:table-cell>
          <table:table-cell office:value-type="float" office:value="-36.82" table:style-name="ce1">
            <text:p>-36,82</text:p>
          </table:table-cell>
          <table:table-cell office:value-type="float" office:value="-1.6" table:style-name="ce1">
            <text:p>-1,6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35.060870000000001" table:style-name="ce1">
            <text:p>-35,06087</text:p>
          </table:table-cell>
          <table:table-cell office:value-type="float" office:value="16611756373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192000000000003E-2" table:style-name="ce1">
            <text:p>0,053192</text:p>
          </table:table-cell>
          <table:table-cell office:value-type="float" office:value="-7.2711999999999999E-2" table:style-name="ce1">
            <text:p>-0,072712</text:p>
          </table:table-cell>
          <table:table-cell office:value-type="float" office:value="1.0287040000000001" table:style-name="ce1">
            <text:p>1,028704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3.85" table:style-name="ce1">
            <text:p>-3,85</text:p>
          </table:table-cell>
          <table:table-cell office:value-type="float" office:value="-34.65" table:style-name="ce1">
            <text:p>-34,65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33.46087" table:style-name="ce1">
            <text:p>-33,46087</text:p>
          </table:table-cell>
          <table:table-cell office:value-type="float" office:value="16611756374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2711999999999999E-2" table:style-name="ce1">
            <text:p>0,072712</text:p>
          </table:table-cell>
          <table:table-cell office:value-type="float" office:value="0.147864" table:style-name="ce1">
            <text:p>0,147864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3.29" table:style-name="ce1">
            <text:p>-3,29</text:p>
          </table:table-cell>
          <table:table-cell office:value-type="float" office:value="-34.159999999999997" table:style-name="ce1">
            <text:p>-34,16</text:p>
          </table:table-cell>
          <table:table-cell office:value-type="float" office:value="1.530435" table:style-name="ce1">
            <text:p>1,530435</text:p>
          </table:table-cell>
          <table:table-cell office:value-type="float" office:value="-4.8695649999999997" table:style-name="ce1">
            <text:p>-4,869565</text:p>
          </table:table-cell>
          <table:table-cell office:value-type="float" office:value="-32.973909999999997" table:style-name="ce1">
            <text:p>-32,97391</text:p>
          </table:table-cell>
          <table:table-cell office:value-type="float" office:value="16611756374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0.122976" table:style-name="ce1">
            <text:p>0,122976</text:p>
          </table:table-cell>
          <table:table-cell office:value-type="float" office:value="0.96721599999999996" table:style-name="ce1">
            <text:p>0,967216</text:p>
          </table:table-cell>
          <table:table-cell office:value-type="float" office:value="2.8" table:style-name="ce1">
            <text:p>2,8</text:p>
          </table:table-cell>
          <table:table-cell office:value-type="float" office:value="-4.83" table:style-name="ce1">
            <text:p>-4,83</text:p>
          </table:table-cell>
          <table:table-cell office:value-type="float" office:value="-36.89" table:style-name="ce1">
            <text:p>-36,89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7.84348" table:style-name="ce1">
            <text:p>-37,84348</text:p>
          </table:table-cell>
          <table:table-cell office:value-type="float" office:value="16611756375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4408000000000003E-2" table:style-name="ce1">
            <text:p>0,044408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-1.05" table:style-name="ce1">
            <text:p>-1,05</text:p>
          </table:table-cell>
          <table:table-cell office:value-type="float" office:value="-3.57" table:style-name="ce1">
            <text:p>-3,57</text:p>
          </table:table-cell>
          <table:table-cell office:value-type="float" office:value="-31.08" table:style-name="ce1">
            <text:p>-31,08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33.947830000000003" table:style-name="ce1">
            <text:p>-33,94783</text:p>
          </table:table-cell>
          <table:table-cell office:value-type="float" office:value="16611756376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799999999999999E-4" table:style-name="ce1">
            <text:p>0,000488</text:p>
          </table:table-cell>
          <table:table-cell office:value-type="float" office:value="-0.15762399999999999" table:style-name="ce1">
            <text:p>-0,157624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14.98" table:style-name="ce1">
            <text:p>14,98</text:p>
          </table:table-cell>
          <table:table-cell office:value-type="float" office:value="-3.29" table:style-name="ce1">
            <text:p>-3,29</text:p>
          </table:table-cell>
          <table:table-cell office:value-type="float" office:value="-32.340000000000003" table:style-name="ce1">
            <text:p>-32,34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3.2" table:style-name="ce1">
            <text:p>-3,2</text:p>
          </table:table-cell>
          <table:table-cell office:value-type="float" office:value="-27.756519999999998" table:style-name="ce1">
            <text:p>-27,75652</text:p>
          </table:table-cell>
          <table:table-cell office:value-type="float" office:value="16611756376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-3.8064000000000001E-2" table:style-name="ce1">
            <text:p>-0,038064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3.08" table:style-name="ce1">
            <text:p>3,08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36.54" table:style-name="ce1">
            <text:p>-36,5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33.530430000000003" table:style-name="ce1">
            <text:p>-33,53043</text:p>
          </table:table-cell>
          <table:table-cell office:value-type="float" office:value="16611756377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9039999999999999E-3" table:style-name="ce1">
            <text:p>0,003904</text:p>
          </table:table-cell>
          <table:table-cell office:value-type="float" office:value="-4.8312000000000001E-2" table:style-name="ce1">
            <text:p>-0,048312</text:p>
          </table:table-cell>
          <table:table-cell office:value-type="float" office:value="0.96087199999999995" table:style-name="ce1">
            <text:p>0,960872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4.34" table:style-name="ce1">
            <text:p>-4,34</text:p>
          </table:table-cell>
          <table:table-cell office:value-type="float" office:value="-33.53" table:style-name="ce1">
            <text:p>-33,5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30.956520000000001" table:style-name="ce1">
            <text:p>-30,95652</text:p>
          </table:table-cell>
          <table:table-cell office:value-type="float" office:value="16611756378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8.1495999999999999E-2" table:style-name="ce1">
            <text:p>0,081496</text:p>
          </table:table-cell>
          <table:table-cell office:value-type="float" office:value="0.95794400000000002" table:style-name="ce1">
            <text:p>0,957944</text:p>
          </table:table-cell>
          <table:table-cell office:value-type="float" office:value="1.89" table:style-name="ce1">
            <text:p>1,89</text:p>
          </table:table-cell>
          <table:table-cell office:value-type="float" office:value="-3.36" table:style-name="ce1">
            <text:p>-3,36</text:p>
          </table:table-cell>
          <table:table-cell office:value-type="float" office:value="-36.47" table:style-name="ce1">
            <text:p>-36,47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378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0.19520000000000001" table:style-name="ce1">
            <text:p>0,1952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1.89" table:style-name="ce1">
            <text:p>1,89</text:p>
          </table:table-cell>
          <table:table-cell office:value-type="float" office:value="-4.13" table:style-name="ce1">
            <text:p>-4,13</text:p>
          </table:table-cell>
          <table:table-cell office:value-type="float" office:value="-34.65" table:style-name="ce1">
            <text:p>-34,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30.121739999999999" table:style-name="ce1">
            <text:p>-30,12174</text:p>
          </table:table-cell>
          <table:table-cell office:value-type="float" office:value="16611756379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8E-3" table:style-name="ce1">
            <text:p>0,006344</text:p>
          </table:table-cell>
          <table:table-cell office:value-type="float" office:value="-7.4176000000000006E-2" table:style-name="ce1">
            <text:p>-0,074176</text:p>
          </table:table-cell>
          <table:table-cell office:value-type="float" office:value="1.00284" table:style-name="ce1">
            <text:p>1,00284</text:p>
          </table:table-cell>
          <table:table-cell office:value-type="float" office:value="2.66" table:style-name="ce1">
            <text:p>2,66</text:p>
          </table:table-cell>
          <table:table-cell office:value-type="float" office:value="-3.99" table:style-name="ce1">
            <text:p>-3,99</text:p>
          </table:table-cell>
          <table:table-cell office:value-type="float" office:value="-33.74" table:style-name="ce1">
            <text:p>-33,74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-30.678260000000002" table:style-name="ce1">
            <text:p>-30,67826</text:p>
          </table:table-cell>
          <table:table-cell office:value-type="float" office:value="16611756380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0.12102400000000001" table:style-name="ce1">
            <text:p>0,121024</text:p>
          </table:table-cell>
          <table:table-cell office:value-type="float" office:value="1.0589599999999999" table:style-name="ce1">
            <text:p>1,05896</text:p>
          </table:table-cell>
          <table:table-cell office:value-type="float" office:value="-0.63" table:style-name="ce1">
            <text:p>-0,63</text:p>
          </table:table-cell>
          <table:table-cell office:value-type="float" office:value="-4.2" table:style-name="ce1">
            <text:p>-4,2</text:p>
          </table:table-cell>
          <table:table-cell office:value-type="float" office:value="-31.29" table:style-name="ce1">
            <text:p>-31,29</text:p>
          </table:table-cell>
          <table:table-cell office:value-type="float" office:value="1.182609" table:style-name="ce1">
            <text:p>1,18260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29.56522" table:style-name="ce1">
            <text:p>-29,56522</text:p>
          </table:table-cell>
          <table:table-cell office:value-type="float" office:value="16611756380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7568E-2" table:style-name="ce1">
            <text:p>-0,01756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72584" table:style-name="ce1">
            <text:p>0,972584</text:p>
          </table:table-cell>
          <table:table-cell office:value-type="float" office:value="1.4" table:style-name="ce1">
            <text:p>1,4</text:p>
          </table:table-cell>
          <table:table-cell office:value-type="float" office:value="-4.97" table:style-name="ce1">
            <text:p>-4,97</text:p>
          </table:table-cell>
          <table:table-cell office:value-type="float" office:value="-37.94" table:style-name="ce1">
            <text:p>-37,9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34.643479999999997" table:style-name="ce1">
            <text:p>-34,64348</text:p>
          </table:table-cell>
          <table:table-cell office:value-type="float" office:value="16611756381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0256000000000002E-2" table:style-name="ce1">
            <text:p>-0,030256</text:p>
          </table:table-cell>
          <table:table-cell office:value-type="float" office:value="-2.4888E-2" table:style-name="ce1">
            <text:p>-0,024888</text:p>
          </table:table-cell>
          <table:table-cell office:value-type="float" office:value="1.0662799999999999" table:style-name="ce1">
            <text:p>1,06628</text:p>
          </table:table-cell>
          <table:table-cell office:value-type="float" office:value="0.35" table:style-name="ce1">
            <text:p>0,35</text:p>
          </table:table-cell>
          <table:table-cell office:value-type="float" office:value="-5.53" table:style-name="ce1">
            <text:p>-5,53</text:p>
          </table:table-cell>
          <table:table-cell office:value-type="float" office:value="-37.31" table:style-name="ce1">
            <text:p>-37,3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0" table:style-name="ce1">
            <text:p>0</text:p>
          </table:table-cell>
          <table:table-cell office:value-type="float" office:value="-37.356520000000003" table:style-name="ce1">
            <text:p>-37,35652</text:p>
          </table:table-cell>
          <table:table-cell office:value-type="float" office:value="16611756382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8799999999999998E-3" table:style-name="ce1">
            <text:p>0,00488</text:p>
          </table:table-cell>
          <table:table-cell office:value-type="float" office:value="-1.5616E-2" table:style-name="ce1">
            <text:p>-0,015616</text:p>
          </table:table-cell>
          <table:table-cell office:value-type="float" office:value="1.0443199999999999" table:style-name="ce1">
            <text:p>1,04432</text:p>
          </table:table-cell>
          <table:table-cell office:value-type="float" office:value="-0.98" table:style-name="ce1">
            <text:p>-0,98</text:p>
          </table:table-cell>
          <table:table-cell office:value-type="float" office:value="-3.71" table:style-name="ce1">
            <text:p>-3,71</text:p>
          </table:table-cell>
          <table:table-cell office:value-type="float" office:value="-32.130000000000003" table:style-name="ce1">
            <text:p>-32,13</text:p>
          </table:table-cell>
          <table:table-cell office:value-type="float" office:value="1.321739" table:style-name="ce1">
            <text:p>1,321739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35.269570000000002" table:style-name="ce1">
            <text:p>-35,26957</text:p>
          </table:table-cell>
          <table:table-cell office:value-type="float" office:value="16611756382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1231999999999999E-2" table:style-name="ce1">
            <text:p>0,031232</text:p>
          </table:table-cell>
          <table:table-cell office:value-type="float" office:value="0.12834400000000001" table:style-name="ce1">
            <text:p>0,128344</text:p>
          </table:table-cell>
          <table:table-cell office:value-type="float" office:value="1.047248" table:style-name="ce1">
            <text:p>1,047248</text:p>
          </table:table-cell>
          <table:table-cell office:value-type="float" office:value="1.61" table:style-name="ce1">
            <text:p>1,61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35.909999999999997" table:style-name="ce1">
            <text:p>-35,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383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3183999999999998E-2" table:style-name="ce1">
            <text:p>0,033184</text:p>
          </table:table-cell>
          <table:table-cell office:value-type="float" office:value="-0.12590399999999999" table:style-name="ce1">
            <text:p>-0,125904</text:p>
          </table:table-cell>
          <table:table-cell office:value-type="float" office:value="0.96867999999999999" table:style-name="ce1">
            <text:p>0,96868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2.9" table:style-name="ce1">
            <text:p>-32,9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2.1565219999999998" table:style-name="ce1">
            <text:p>-2,156522</text:p>
          </table:table-cell>
          <table:table-cell office:value-type="float" office:value="-31.652170000000002" table:style-name="ce1">
            <text:p>-31,65217</text:p>
          </table:table-cell>
          <table:table-cell office:value-type="float" office:value="16611756383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464E-3" table:style-name="ce1">
            <text:p>-0,001464</text:p>
          </table:table-cell>
          <table:table-cell office:value-type="float" office:value="-0.13078400000000001" table:style-name="ce1">
            <text:p>-0,13078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33" table:style-name="ce1">
            <text:p>1,33</text:p>
          </table:table-cell>
          <table:table-cell office:value-type="float" office:value="-3.57" table:style-name="ce1">
            <text:p>-3,57</text:p>
          </table:table-cell>
          <table:table-cell office:value-type="float" office:value="-35.28" table:style-name="ce1">
            <text:p>-35,2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32.904350000000001" table:style-name="ce1">
            <text:p>-32,90435</text:p>
          </table:table-cell>
          <table:table-cell office:value-type="float" office:value="16611756384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8836800000000001" table:style-name="ce1">
            <text:p>0,18836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30.31" table:style-name="ce1">
            <text:p>-30,31</text:p>
          </table:table-cell>
          <table:table-cell office:value-type="float" office:value="1.6" table:style-name="ce1">
            <text:p>1,6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-29.217390000000002" table:style-name="ce1">
            <text:p>-29,21739</text:p>
          </table:table-cell>
          <table:table-cell office:value-type="float" office:value="16611756385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2200000000000001E-2" table:style-name="ce1">
            <text:p>-0,0122</text:p>
          </table:table-cell>
          <table:table-cell office:value-type="float" office:value="1.9519999999999999E-2" table:style-name="ce1">
            <text:p>0,01952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63" table:style-name="ce1">
            <text:p>0,63</text:p>
          </table:table-cell>
          <table:table-cell office:value-type="float" office:value="-5.04" table:style-name="ce1">
            <text:p>-5,04</text:p>
          </table:table-cell>
          <table:table-cell office:value-type="float" office:value="-38.08" table:style-name="ce1">
            <text:p>-38,08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39.304349999999999" table:style-name="ce1">
            <text:p>-39,30435</text:p>
          </table:table-cell>
          <table:table-cell office:value-type="float" office:value="16611756385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5624000000000003E-2" table:style-name="ce1">
            <text:p>0,035624</text:p>
          </table:table-cell>
          <table:table-cell office:value-type="float" office:value="-3.6111999999999998E-2" table:style-name="ce1">
            <text:p>-0,036112</text:p>
          </table:table-cell>
          <table:table-cell office:value-type="float" office:value="1.039928" table:style-name="ce1">
            <text:p>1,039928</text:p>
          </table:table-cell>
          <table:table-cell office:value-type="float" office:value="-0.21" table:style-name="ce1">
            <text:p>-0,21</text:p>
          </table:table-cell>
          <table:table-cell office:value-type="float" office:value="-4.13" table:style-name="ce1">
            <text:p>-4,13</text:p>
          </table:table-cell>
          <table:table-cell office:value-type="float" office:value="-31.43" table:style-name="ce1">
            <text:p>-31,43</text:p>
          </table:table-cell>
          <table:table-cell office:value-type="float" office:value="1.321739" table:style-name="ce1">
            <text:p>1,32173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33.739130000000003" table:style-name="ce1">
            <text:p>-33,73913</text:p>
          </table:table-cell>
          <table:table-cell office:value-type="float" office:value="16611756386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3920000000000001E-3" table:style-name="ce1">
            <text:p>0,004392</text:p>
          </table:table-cell>
          <table:table-cell office:value-type="float" office:value="4.6848000000000001E-2" table:style-name="ce1">
            <text:p>0,046848</text:p>
          </table:table-cell>
          <table:table-cell office:value-type="float" office:value="0.94672000000000001" table:style-name="ce1">
            <text:p>0,94672</text:p>
          </table:table-cell>
          <table:table-cell office:value-type="float" office:value="0.91" table:style-name="ce1">
            <text:p>0,91</text:p>
          </table:table-cell>
          <table:table-cell office:value-type="float" office:value="-3.5" table:style-name="ce1">
            <text:p>-3,5</text:p>
          </table:table-cell>
          <table:table-cell office:value-type="float" office:value="-29.12" table:style-name="ce1">
            <text:p>-29,12</text:p>
          </table:table-cell>
          <table:table-cell office:value-type="float" office:value="1.530435" table:style-name="ce1">
            <text:p>1,53043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25.66957" table:style-name="ce1">
            <text:p>-25,66957</text:p>
          </table:table-cell>
          <table:table-cell office:value-type="float" office:value="16611756387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7832000000000003E-2" table:style-name="ce1">
            <text:p>0,06783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1.61" table:style-name="ce1">
            <text:p>1,6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40.04" table:style-name="ce1">
            <text:p>-40,0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3.391300000000001" table:style-name="ce1">
            <text:p>-33,3913</text:p>
          </table:table-cell>
          <table:table-cell office:value-type="float" office:value="16611756388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560000000000001E-3" table:style-name="ce1">
            <text:p>0,005856</text:p>
          </table:table-cell>
          <table:table-cell office:value-type="float" office:value="-0.15323200000000001" table:style-name="ce1">
            <text:p>-0,153232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1.96" table:style-name="ce1">
            <text:p>1,96</text:p>
          </table:table-cell>
          <table:table-cell office:value-type="float" office:value="-3.36" table:style-name="ce1">
            <text:p>-3,36</text:p>
          </table:table-cell>
          <table:table-cell office:value-type="float" office:value="-37.799999999999997" table:style-name="ce1">
            <text:p>-37,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-33.66957" table:style-name="ce1">
            <text:p>-33,66957</text:p>
          </table:table-cell>
          <table:table-cell office:value-type="float" office:value="16611756388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3E-2" table:style-name="ce1">
            <text:p>0,03416</text:p>
          </table:table-cell>
          <table:table-cell office:value-type="float" office:value="7.9056000000000001E-2" table:style-name="ce1">
            <text:p>0,079056</text:p>
          </table:table-cell>
          <table:table-cell office:value-type="float" office:value="1.00284" table:style-name="ce1">
            <text:p>1,00284</text:p>
          </table:table-cell>
          <table:table-cell office:value-type="float" office:value="-0.21" table:style-name="ce1">
            <text:p>-0,21</text:p>
          </table:table-cell>
          <table:table-cell office:value-type="float" office:value="-4.13" table:style-name="ce1">
            <text:p>-4,13</text:p>
          </table:table-cell>
          <table:table-cell office:value-type="float" office:value="-30.1" table:style-name="ce1">
            <text:p>-30,1</text:p>
          </table:table-cell>
          <table:table-cell office:value-type="float" office:value="1.669565" table:style-name="ce1">
            <text:p>1,669565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30.956520000000001" table:style-name="ce1">
            <text:p>-30,95652</text:p>
          </table:table-cell>
          <table:table-cell office:value-type="float" office:value="16611756389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0.907192" table:style-name="ce1">
            <text:p>0,907192</text:p>
          </table:table-cell>
          <table:table-cell office:value-type="float" office:value="-0.7" table:style-name="ce1">
            <text:p>-0,7</text:p>
          </table:table-cell>
          <table:table-cell office:value-type="float" office:value="-4.76" table:style-name="ce1">
            <text:p>-4,76</text:p>
          </table:table-cell>
          <table:table-cell office:value-type="float" office:value="-36.049999999999997" table:style-name="ce1">
            <text:p>-36,05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3.2" table:style-name="ce1">
            <text:p>-3,2</text:p>
          </table:table-cell>
          <table:table-cell office:value-type="float" office:value="-31.930440000000001" table:style-name="ce1">
            <text:p>-31,93044</text:p>
          </table:table-cell>
          <table:table-cell office:value-type="float" office:value="16611756390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3.9039999999999998E-2" table:style-name="ce1">
            <text:p>-0,03904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2.52" table:style-name="ce1">
            <text:p>2,52</text:p>
          </table:table-cell>
          <table:table-cell office:value-type="float" office:value="-4.76" table:style-name="ce1">
            <text:p>-4,76</text:p>
          </table:table-cell>
          <table:table-cell office:value-type="float" office:value="-36.19" table:style-name="ce1">
            <text:p>-36,19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-2.086957" table:style-name="ce1">
            <text:p>-2,086957</text:p>
          </table:table-cell>
          <table:table-cell office:value-type="float" office:value="-33.66957" table:style-name="ce1">
            <text:p>-33,66957</text:p>
          </table:table-cell>
          <table:table-cell office:value-type="float" office:value="166117563906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-0.122976" table:style-name="ce1">
            <text:p>-0,122976</text:p>
          </table:table-cell>
          <table:table-cell office:value-type="float" office:value="0.91597600000000001" table:style-name="ce1">
            <text:p>0,915976</text:p>
          </table:table-cell>
          <table:table-cell office:value-type="float" office:value="0.42" table:style-name="ce1">
            <text:p>0,42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31.85" table:style-name="ce1">
            <text:p>-31,85</text:p>
          </table:table-cell>
          <table:table-cell office:value-type="float" office:value="0.13913" table:style-name="ce1">
            <text:p>0,13913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28.939129999999999" table:style-name="ce1">
            <text:p>-28,93913</text:p>
          </table:table-cell>
          <table:table-cell office:value-type="float" office:value="16611756391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375999999999999E-2" table:style-name="ce1">
            <text:p>0,025376</text:p>
          </table:table-cell>
          <table:table-cell office:value-type="float" office:value="7.9544000000000004E-2" table:style-name="ce1">
            <text:p>0,079544</text:p>
          </table:table-cell>
          <table:table-cell office:value-type="float" office:value="0.89987200000000001" table:style-name="ce1">
            <text:p>0,899872</text:p>
          </table:table-cell>
          <table:table-cell office:value-type="float" office:value="3.64" table:style-name="ce1">
            <text:p>3,64</text:p>
          </table:table-cell>
          <table:table-cell office:value-type="float" office:value="-3.15" table:style-name="ce1">
            <text:p>-3,15</text:p>
          </table:table-cell>
          <table:table-cell office:value-type="float" office:value="-36.75" table:style-name="ce1">
            <text:p>-36,7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34.92174" table:style-name="ce1">
            <text:p>-34,92174</text:p>
          </table:table-cell>
          <table:table-cell office:value-type="float" office:value="16611756391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2208000000000001E-2" table:style-name="ce1">
            <text:p>0,032208</text:p>
          </table:table-cell>
          <table:table-cell office:value-type="float" office:value="-3.6600000000000001E-2" table:style-name="ce1">
            <text:p>-0,0366</text:p>
          </table:table-cell>
          <table:table-cell office:value-type="float" office:value="1.0467599999999999" table:style-name="ce1">
            <text:p>1,0467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5.28" table:style-name="ce1">
            <text:p>-35,2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3.043480000000002" table:style-name="ce1">
            <text:p>-33,04348</text:p>
          </table:table-cell>
          <table:table-cell office:value-type="float" office:value="16611756392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-3.8064000000000001E-2" table:style-name="ce1">
            <text:p>-0,038064</text:p>
          </table:table-cell>
          <table:table-cell office:value-type="float" office:value="1.101416" table:style-name="ce1">
            <text:p>1,10141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97" table:style-name="ce1">
            <text:p>-4,97</text:p>
          </table:table-cell>
          <table:table-cell office:value-type="float" office:value="-30.03" table:style-name="ce1">
            <text:p>-30,0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3.3391299999999999" table:style-name="ce1">
            <text:p>-3,33913</text:p>
          </table:table-cell>
          <table:table-cell office:value-type="float" office:value="-27.060870000000001" table:style-name="ce1">
            <text:p>-27,06087</text:p>
          </table:table-cell>
          <table:table-cell office:value-type="float" office:value="16611756393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352E-2" table:style-name="ce1">
            <text:p>0,026352</text:p>
          </table:table-cell>
          <table:table-cell office:value-type="float" office:value="0.20496" table:style-name="ce1">
            <text:p>0,20496</text:p>
          </table:table-cell>
          <table:table-cell office:value-type="float" office:value="1.048224" table:style-name="ce1">
            <text:p>1,048224</text:p>
          </table:table-cell>
          <table:table-cell office:value-type="float" office:value="2.17" table:style-name="ce1">
            <text:p>2,1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6.96" table:style-name="ce1">
            <text:p>-36,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4.573909999999998" table:style-name="ce1">
            <text:p>-34,57391</text:p>
          </table:table-cell>
          <table:table-cell office:value-type="float" office:value="16611756393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858000000000001" table:style-name="ce1">
            <text:p>1,0858</text:p>
          </table:table-cell>
          <table:table-cell office:value-type="float" office:value="2.52" table:style-name="ce1">
            <text:p>2,52</text:p>
          </table:table-cell>
          <table:table-cell office:value-type="float" office:value="-3.01" table:style-name="ce1">
            <text:p>-3,01</text:p>
          </table:table-cell>
          <table:table-cell office:value-type="float" office:value="-36.54" table:style-name="ce1">
            <text:p>-36,54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2.7130429999999999" table:style-name="ce1">
            <text:p>-2,713043</text:p>
          </table:table-cell>
          <table:table-cell office:value-type="float" office:value="-34.086959999999998" table:style-name="ce1">
            <text:p>-34,08696</text:p>
          </table:table-cell>
          <table:table-cell office:value-type="float" office:value="16611756394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3200000000000001E-2" table:style-name="ce1">
            <text:p>0,0732</text:p>
          </table:table-cell>
          <table:table-cell office:value-type="float" office:value="-0.11809600000000001" table:style-name="ce1">
            <text:p>-0,118096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0.21" table:style-name="ce1">
            <text:p>0,2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33.46" table:style-name="ce1">
            <text:p>-33,46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31.72174" table:style-name="ce1">
            <text:p>-31,72174</text:p>
          </table:table-cell>
          <table:table-cell office:value-type="float" office:value="16611756395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3680000000000004E-3" table:style-name="ce1">
            <text:p>-0,005368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42" table:style-name="ce1">
            <text:p>0,42</text:p>
          </table:table-cell>
          <table:table-cell office:value-type="float" office:value="-4.13" table:style-name="ce1">
            <text:p>-4,13</text:p>
          </table:table-cell>
          <table:table-cell office:value-type="float" office:value="-35.700000000000003" table:style-name="ce1">
            <text:p>-35,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30.260870000000001" table:style-name="ce1">
            <text:p>-30,26087</text:p>
          </table:table-cell>
          <table:table-cell office:value-type="float" office:value="16611756395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1231999999999999E-2" table:style-name="ce1">
            <text:p>-0,031232</text:p>
          </table:table-cell>
          <table:table-cell office:value-type="float" office:value="-3.9528000000000001E-2" table:style-name="ce1">
            <text:p>-0,039528</text:p>
          </table:table-cell>
          <table:table-cell office:value-type="float" office:value="0.94086400000000003" table:style-name="ce1">
            <text:p>0,940864</text:p>
          </table:table-cell>
          <table:table-cell office:value-type="float" office:value="1.4" table:style-name="ce1">
            <text:p>1,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5" table:style-name="ce1">
            <text:p>-3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31.582609999999999" table:style-name="ce1">
            <text:p>-31,58261</text:p>
          </table:table-cell>
          <table:table-cell office:value-type="float" office:value="16611756396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8799999999999998E-3" table:style-name="ce1">
            <text:p>-0,00488</text:p>
          </table:table-cell>
          <table:table-cell office:value-type="float" office:value="4.9776000000000001E-2" table:style-name="ce1">
            <text:p>0,049776</text:p>
          </table:table-cell>
          <table:table-cell office:value-type="float" office:value="0.90280000000000005" table:style-name="ce1">
            <text:p>0,9028</text:p>
          </table:table-cell>
          <table:table-cell office:value-type="float" office:value="-0.49" table:style-name="ce1">
            <text:p>-0,49</text:p>
          </table:table-cell>
          <table:table-cell office:value-type="float" office:value="-4.34" table:style-name="ce1">
            <text:p>-4,34</text:p>
          </table:table-cell>
          <table:table-cell office:value-type="float" office:value="-30.73" table:style-name="ce1">
            <text:p>-30,73</text:p>
          </table:table-cell>
          <table:table-cell office:value-type="float" office:value="1.182609" table:style-name="ce1">
            <text:p>1,182609</text:p>
          </table:table-cell>
          <table:table-cell office:value-type="float" office:value="-0.13913" table:style-name="ce1">
            <text:p>-0,13913</text:p>
          </table:table-cell>
          <table:table-cell office:value-type="float" office:value="-28.521740000000001" table:style-name="ce1">
            <text:p>-28,52174</text:p>
          </table:table-cell>
          <table:table-cell office:value-type="float" office:value="16611756397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9039999999999998E-2" table:style-name="ce1">
            <text:p>0,03904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101904" table:style-name="ce1">
            <text:p>1,10190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62" table:style-name="ce1">
            <text:p>-4,62</text:p>
          </table:table-cell>
          <table:table-cell office:value-type="float" office:value="-31.64" table:style-name="ce1">
            <text:p>-31,6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31.51304" table:style-name="ce1">
            <text:p>-31,51304</text:p>
          </table:table-cell>
          <table:table-cell office:value-type="float" office:value="16611756397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-3.7575999999999998E-2" table:style-name="ce1">
            <text:p>-0,037576</text:p>
          </table:table-cell>
          <table:table-cell office:value-type="float" office:value="1.0589599999999999" table:style-name="ce1">
            <text:p>1,05896</text:p>
          </table:table-cell>
          <table:table-cell office:value-type="float" office:value="2.17" table:style-name="ce1">
            <text:p>2,1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5.770000000000003" table:style-name="ce1">
            <text:p>-35,77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32.973909999999997" table:style-name="ce1">
            <text:p>-32,97391</text:p>
          </table:table-cell>
          <table:table-cell office:value-type="float" office:value="16611756398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2696000000000003E-2" table:style-name="ce1">
            <text:p>0,032696</text:p>
          </table:table-cell>
          <table:table-cell office:value-type="float" office:value="-2.2936000000000002E-2" table:style-name="ce1">
            <text:p>-0,022936</text:p>
          </table:table-cell>
          <table:table-cell office:value-type="float" office:value="1.037488" table:style-name="ce1">
            <text:p>1,037488</text:p>
          </table:table-cell>
          <table:table-cell office:value-type="float" office:value="1.47" table:style-name="ce1">
            <text:p>1,47</text:p>
          </table:table-cell>
          <table:table-cell office:value-type="float" office:value="-4.62" table:style-name="ce1">
            <text:p>-4,62</text:p>
          </table:table-cell>
          <table:table-cell office:value-type="float" office:value="-31.01" table:style-name="ce1">
            <text:p>-31,01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28.173909999999999" table:style-name="ce1">
            <text:p>-28,17391</text:p>
          </table:table-cell>
          <table:table-cell office:value-type="float" office:value="16611756399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8792000000000002E-2" table:style-name="ce1">
            <text:p>0,028792</text:p>
          </table:table-cell>
          <table:table-cell office:value-type="float" office:value="9.2231999999999995E-2" table:style-name="ce1">
            <text:p>0,092232</text:p>
          </table:table-cell>
          <table:table-cell office:value-type="float" office:value="1.079456" table:style-name="ce1">
            <text:p>1,079456</text:p>
          </table:table-cell>
          <table:table-cell office:value-type="float" office:value="1.05" table:style-name="ce1">
            <text:p>1,05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6.75" table:style-name="ce1">
            <text:p>-36,75</text:p>
          </table:table-cell>
          <table:table-cell office:value-type="float" office:value="0" table:style-name="ce1">
            <text:p>0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2.347830000000002" table:style-name="ce1">
            <text:p>-32,34783</text:p>
          </table:table-cell>
          <table:table-cell office:value-type="float" office:value="16611756399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3200000000000001E-3" table:style-name="ce1">
            <text:p>-0,00732</text:p>
          </table:table-cell>
          <table:table-cell office:value-type="float" office:value="5.4656000000000003E-2" table:style-name="ce1">
            <text:p>0,054656</text:p>
          </table:table-cell>
          <table:table-cell office:value-type="float" office:value="0.96184800000000004" table:style-name="ce1">
            <text:p>0,961848</text:p>
          </table:table-cell>
          <table:table-cell office:value-type="float" office:value="0.7" table:style-name="ce1">
            <text:p>0,7</text:p>
          </table:table-cell>
          <table:table-cell office:value-type="float" office:value="-3.71" table:style-name="ce1">
            <text:p>-3,71</text:p>
          </table:table-cell>
          <table:table-cell office:value-type="float" office:value="-36.4" table:style-name="ce1">
            <text:p>-36,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1.02609" table:style-name="ce1">
            <text:p>-31,02609</text:p>
          </table:table-cell>
          <table:table-cell office:value-type="float" office:value="16611756400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0248E-2" table:style-name="ce1">
            <text:p>-0,010248</text:p>
          </table:table-cell>
          <table:table-cell office:value-type="float" office:value="-0.10004" table:style-name="ce1">
            <text:p>-0,10004</text:p>
          </table:table-cell>
          <table:table-cell office:value-type="float" office:value="0.96623999999999999" table:style-name="ce1">
            <text:p>0,96624</text:p>
          </table:table-cell>
          <table:table-cell office:value-type="float" office:value="1.19" table:style-name="ce1">
            <text:p>1,19</text:p>
          </table:table-cell>
          <table:table-cell office:value-type="float" office:value="-3.78" table:style-name="ce1">
            <text:p>-3,78</text:p>
          </table:table-cell>
          <table:table-cell office:value-type="float" office:value="-33.25" table:style-name="ce1">
            <text:p>-33,2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30.81739" table:style-name="ce1">
            <text:p>-30,81739</text:p>
          </table:table-cell>
          <table:table-cell office:value-type="float" office:value="16611756401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1472000000000002E-2" table:style-name="ce1">
            <text:p>-0,021472</text:p>
          </table:table-cell>
          <table:table-cell office:value-type="float" office:value="0.12590399999999999" table:style-name="ce1">
            <text:p>0,125904</text:p>
          </table:table-cell>
          <table:table-cell office:value-type="float" office:value="0.92622400000000005" table:style-name="ce1">
            <text:p>0,926224</text:p>
          </table:table-cell>
          <table:table-cell office:value-type="float" office:value="1.68" table:style-name="ce1">
            <text:p>1,68</text:p>
          </table:table-cell>
          <table:table-cell office:value-type="float" office:value="-4.55" table:style-name="ce1">
            <text:p>-4,55</text:p>
          </table:table-cell>
          <table:table-cell office:value-type="float" office:value="-34.72" table:style-name="ce1">
            <text:p>-34,7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29.56522" table:style-name="ce1">
            <text:p>-29,56522</text:p>
          </table:table-cell>
          <table:table-cell office:value-type="float" office:value="16611756401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8055999999999999E-2" table:style-name="ce1">
            <text:p>-0,018056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2524799999999996" table:style-name="ce1">
            <text:p>0,925248</text:p>
          </table:table-cell>
          <table:table-cell office:value-type="float" office:value="1.05" table:style-name="ce1">
            <text:p>1,05</text:p>
          </table:table-cell>
          <table:table-cell office:value-type="float" office:value="-3.78" table:style-name="ce1">
            <text:p>-3,78</text:p>
          </table:table-cell>
          <table:table-cell office:value-type="float" office:value="-36.119999999999997" table:style-name="ce1">
            <text:p>-36,1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-33.46087" table:style-name="ce1">
            <text:p>-33,46087</text:p>
          </table:table-cell>
          <table:table-cell office:value-type="float" office:value="16611756402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9295999999999996E-2" table:style-name="ce1">
            <text:p>0,069296</text:p>
          </table:table-cell>
          <table:table-cell office:value-type="float" office:value="-7.8079999999999997E-2" table:style-name="ce1">
            <text:p>-0,07808</text:p>
          </table:table-cell>
          <table:table-cell office:value-type="float" office:value="1.010648" table:style-name="ce1">
            <text:p>1,010648</text:p>
          </table:table-cell>
          <table:table-cell office:value-type="float" office:value="1.89" table:style-name="ce1">
            <text:p>1,89</text:p>
          </table:table-cell>
          <table:table-cell office:value-type="float" office:value="-3.92" table:style-name="ce1">
            <text:p>-3,92</text:p>
          </table:table-cell>
          <table:table-cell office:value-type="float" office:value="-33.74" table:style-name="ce1">
            <text:p>-33,74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31.72174" table:style-name="ce1">
            <text:p>-31,72174</text:p>
          </table:table-cell>
          <table:table-cell office:value-type="float" office:value="16611756403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4152E-2" table:style-name="ce1">
            <text:p>-0,014152</text:p>
          </table:table-cell>
          <table:table-cell office:value-type="float" office:value="8.5400000000000004E-2" table:style-name="ce1">
            <text:p>0,0854</text:p>
          </table:table-cell>
          <table:table-cell office:value-type="float" office:value="1.1082479999999999" table:style-name="ce1">
            <text:p>1,108248</text:p>
          </table:table-cell>
          <table:table-cell office:value-type="float" office:value="0.49" table:style-name="ce1">
            <text:p>0,49</text:p>
          </table:table-cell>
          <table:table-cell office:value-type="float" office:value="-6.23" table:style-name="ce1">
            <text:p>-6,23</text:p>
          </table:table-cell>
          <table:table-cell office:value-type="float" office:value="-30.31" table:style-name="ce1">
            <text:p>-30,3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30.260870000000001" table:style-name="ce1">
            <text:p>-30,26087</text:p>
          </table:table-cell>
          <table:table-cell office:value-type="float" office:value="16611756403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765279999999999" table:style-name="ce1">
            <text:p>1,076528</text:p>
          </table:table-cell>
          <table:table-cell office:value-type="float" office:value="2.66" table:style-name="ce1">
            <text:p>2,66</text:p>
          </table:table-cell>
          <table:table-cell office:value-type="float" office:value="-3.36" table:style-name="ce1">
            <text:p>-3,36</text:p>
          </table:table-cell>
          <table:table-cell office:value-type="float" office:value="-35.35" table:style-name="ce1">
            <text:p>-35,35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-31.930440000000001" table:style-name="ce1">
            <text:p>-31,93044</text:p>
          </table:table-cell>
          <table:table-cell office:value-type="float" office:value="16611756404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6.5879999999999994E-2" table:style-name="ce1">
            <text:p>-0,06588</text:p>
          </table:table-cell>
          <table:table-cell office:value-type="float" office:value="1.025776" table:style-name="ce1">
            <text:p>1,025776</text:p>
          </table:table-cell>
          <table:table-cell office:value-type="float" office:value="0.35" table:style-name="ce1">
            <text:p>0,35</text:p>
          </table:table-cell>
          <table:table-cell office:value-type="float" office:value="-5.74" table:style-name="ce1">
            <text:p>-5,74</text:p>
          </table:table-cell>
          <table:table-cell office:value-type="float" office:value="-31.08" table:style-name="ce1">
            <text:p>-31,08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2.643478" table:style-name="ce1">
            <text:p>-2,643478</text:p>
          </table:table-cell>
          <table:table-cell office:value-type="float" office:value="-28.730429999999998" table:style-name="ce1">
            <text:p>-28,73043</text:p>
          </table:table-cell>
          <table:table-cell office:value-type="float" office:value="16611756404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4888E-2" table:style-name="ce1">
            <text:p>-0,024888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87693600000000005" table:style-name="ce1">
            <text:p>0,876936</text:p>
          </table:table-cell>
          <table:table-cell office:value-type="float" office:value="0.63" table:style-name="ce1">
            <text:p>0,63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30.66" table:style-name="ce1">
            <text:p>-30,6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.6" table:style-name="ce1">
            <text:p>1,6</text:p>
          </table:table-cell>
          <table:table-cell office:value-type="float" office:value="-28.86957" table:style-name="ce1">
            <text:p>-28,86957</text:p>
          </table:table-cell>
          <table:table-cell office:value-type="float" office:value="16611756405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2720000000000007E-3" table:style-name="ce1">
            <text:p>-0,009272</text:p>
          </table:table-cell>
          <table:table-cell office:value-type="float" office:value="4.7823999999999998E-2" table:style-name="ce1">
            <text:p>0,047824</text:p>
          </table:table-cell>
          <table:table-cell office:value-type="float" office:value="0.91451199999999999" table:style-name="ce1">
            <text:p>0,914512</text:p>
          </table:table-cell>
          <table:table-cell office:value-type="float" office:value="2.66" table:style-name="ce1">
            <text:p>2,66</text:p>
          </table:table-cell>
          <table:table-cell office:value-type="float" office:value="-3.01" table:style-name="ce1">
            <text:p>-3,01</text:p>
          </table:table-cell>
          <table:table-cell office:value-type="float" office:value="-36.119999999999997" table:style-name="ce1">
            <text:p>-36,12</text:p>
          </table:table-cell>
          <table:table-cell office:value-type="float" office:value="0.13913" table:style-name="ce1">
            <text:p>0,1391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33.808700000000002" table:style-name="ce1">
            <text:p>-33,8087</text:p>
          </table:table-cell>
          <table:table-cell office:value-type="float" office:value="16611756406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9535999999999999E-2" table:style-name="ce1">
            <text:p>0,059536</text:p>
          </table:table-cell>
          <table:table-cell office:value-type="float" office:value="-0.203984" table:style-name="ce1">
            <text:p>-0,203984</text:p>
          </table:table-cell>
          <table:table-cell office:value-type="float" office:value="0.94330400000000003" table:style-name="ce1">
            <text:p>0,943304</text:p>
          </table:table-cell>
          <table:table-cell office:value-type="float" office:value="1.89" table:style-name="ce1">
            <text:p>1,8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2.9" table:style-name="ce1">
            <text:p>-32,9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3.5478260000000001" table:style-name="ce1">
            <text:p>-3,547826</text:p>
          </table:table-cell>
          <table:table-cell office:value-type="float" office:value="-29.286960000000001" table:style-name="ce1">
            <text:p>-29,28696</text:p>
          </table:table-cell>
          <table:table-cell office:value-type="float" office:value="16611756406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9032E-2" table:style-name="ce1">
            <text:p>-0,019032</text:p>
          </table:table-cell>
          <table:table-cell office:value-type="float" office:value="9.4184000000000004E-2" table:style-name="ce1">
            <text:p>0,09418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-0.21" table:style-name="ce1">
            <text:p>-0,21</text:p>
          </table:table-cell>
          <table:table-cell office:value-type="float" office:value="-5.39" table:style-name="ce1">
            <text:p>-5,39</text:p>
          </table:table-cell>
          <table:table-cell office:value-type="float" office:value="-35.28" table:style-name="ce1">
            <text:p>-35,2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29.982610000000001" table:style-name="ce1">
            <text:p>-29,98261</text:p>
          </table:table-cell>
          <table:table-cell office:value-type="float" office:value="16611756407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647999999999998E-2" table:style-name="ce1">
            <text:p>0,034648</text:p>
          </table:table-cell>
          <table:table-cell office:value-type="float" office:value="7.6128000000000001E-2" table:style-name="ce1">
            <text:p>0,076128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3.78" table:style-name="ce1">
            <text:p>3,78</text:p>
          </table:table-cell>
          <table:table-cell office:value-type="float" office:value="-1.96" table:style-name="ce1">
            <text:p>-1,96</text:p>
          </table:table-cell>
          <table:table-cell office:value-type="float" office:value="-36.4" table:style-name="ce1">
            <text:p>-36,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2.8521740000000002" table:style-name="ce1">
            <text:p>-2,852174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408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1809600000000001" table:style-name="ce1">
            <text:p>0,118096</text:p>
          </table:table-cell>
          <table:table-cell office:value-type="float" office:value="-0.13322400000000001" table:style-name="ce1">
            <text:p>-0,133224</text:p>
          </table:table-cell>
          <table:table-cell office:value-type="float" office:value="1.028216" table:style-name="ce1">
            <text:p>1,028216</text:p>
          </table:table-cell>
          <table:table-cell office:value-type="float" office:value="-0.21" table:style-name="ce1">
            <text:p>-0,21</text:p>
          </table:table-cell>
          <table:table-cell office:value-type="float" office:value="-2.87" table:style-name="ce1">
            <text:p>-2,87</text:p>
          </table:table-cell>
          <table:table-cell office:value-type="float" office:value="-31.71" table:style-name="ce1">
            <text:p>-31,7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409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1967999999999998E-2" table:style-name="ce1">
            <text:p>-0,041968</text:p>
          </table:table-cell>
          <table:table-cell office:value-type="float" office:value="0.163968" table:style-name="ce1">
            <text:p>0,163968</text:p>
          </table:table-cell>
          <table:table-cell office:value-type="float" office:value="0.89889600000000003" table:style-name="ce1">
            <text:p>0,898896</text:p>
          </table:table-cell>
          <table:table-cell office:value-type="float" office:value="0" table:style-name="ce1">
            <text:p>0</text:p>
          </table:table-cell>
          <table:table-cell office:value-type="float" office:value="-2.94" table:style-name="ce1">
            <text:p>-2,94</text:p>
          </table:table-cell>
          <table:table-cell office:value-type="float" office:value="-34.369999999999997" table:style-name="ce1">
            <text:p>-34,3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28.939129999999999" table:style-name="ce1">
            <text:p>-28,93913</text:p>
          </table:table-cell>
          <table:table-cell office:value-type="float" office:value="16611756409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2688E-2" table:style-name="ce1">
            <text:p>-0,012688</text:p>
          </table:table-cell>
          <table:table-cell office:value-type="float" office:value="-4.9776000000000001E-2" table:style-name="ce1">
            <text:p>-0,049776</text:p>
          </table:table-cell>
          <table:table-cell office:value-type="float" office:value="0.93452000000000002" table:style-name="ce1">
            <text:p>0,93452</text:p>
          </table:table-cell>
          <table:table-cell office:value-type="float" office:value="-0.98" table:style-name="ce1">
            <text:p>-0,98</text:p>
          </table:table-cell>
          <table:table-cell office:value-type="float" office:value="-3.71" table:style-name="ce1">
            <text:p>-3,71</text:p>
          </table:table-cell>
          <table:table-cell office:value-type="float" office:value="-39.06" table:style-name="ce1">
            <text:p>-39,0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36.313040000000001" table:style-name="ce1">
            <text:p>-36,31304</text:p>
          </table:table-cell>
          <table:table-cell office:value-type="float" office:value="16611756410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-5.5632000000000001E-2" table:style-name="ce1">
            <text:p>-0,055632</text:p>
          </table:table-cell>
          <table:table-cell office:value-type="float" office:value="1.015528" table:style-name="ce1">
            <text:p>1,01552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5.46" table:style-name="ce1">
            <text:p>-5,46</text:p>
          </table:table-cell>
          <table:table-cell office:value-type="float" office:value="-32.83" table:style-name="ce1">
            <text:p>-32,8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1.652170000000002" table:style-name="ce1">
            <text:p>-31,65217</text:p>
          </table:table-cell>
          <table:table-cell office:value-type="float" office:value="16611756411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8320000000000004E-3" table:style-name="ce1">
            <text:p>0,006832</text:p>
          </table:table-cell>
          <table:table-cell office:value-type="float" office:value="0.139568" table:style-name="ce1">
            <text:p>0,139568</text:p>
          </table:table-cell>
          <table:table-cell office:value-type="float" office:value="1.0814079999999999" table:style-name="ce1">
            <text:p>1,081408</text:p>
          </table:table-cell>
          <table:table-cell office:value-type="float" office:value="1.33" table:style-name="ce1">
            <text:p>1,33</text:p>
          </table:table-cell>
          <table:table-cell office:value-type="float" office:value="-5.39" table:style-name="ce1">
            <text:p>-5,39</text:p>
          </table:table-cell>
          <table:table-cell office:value-type="float" office:value="-31.64" table:style-name="ce1">
            <text:p>-31,6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0.191310000000001" table:style-name="ce1">
            <text:p>-30,19131</text:p>
          </table:table-cell>
          <table:table-cell office:value-type="float" office:value="16611756411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560000000000001E-3" table:style-name="ce1">
            <text:p>0,005856</text:p>
          </table:table-cell>
          <table:table-cell office:value-type="float" office:value="-0.101992" table:style-name="ce1">
            <text:p>-0,101992</text:p>
          </table:table-cell>
          <table:table-cell office:value-type="float" office:value="1.030168" table:style-name="ce1">
            <text:p>1,030168</text:p>
          </table:table-cell>
          <table:table-cell office:value-type="float" office:value="1.89" table:style-name="ce1">
            <text:p>1,89</text:p>
          </table:table-cell>
          <table:table-cell office:value-type="float" office:value="-3.29" table:style-name="ce1">
            <text:p>-3,29</text:p>
          </table:table-cell>
          <table:table-cell office:value-type="float" office:value="-39.340000000000003" table:style-name="ce1">
            <text:p>-39,3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5043479999999998" table:style-name="ce1">
            <text:p>-2,504348</text:p>
          </table:table-cell>
          <table:table-cell office:value-type="float" office:value="-36.86956" table:style-name="ce1">
            <text:p>-36,86956</text:p>
          </table:table-cell>
          <table:table-cell office:value-type="float" office:value="16611756412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5.8560000000000001E-3" table:style-name="ce1">
            <text:p>-0,005856</text:p>
          </table:table-cell>
          <table:table-cell office:value-type="float" office:value="-1.7080000000000001E-2" table:style-name="ce1">
            <text:p>-0,01708</text:p>
          </table:table-cell>
          <table:table-cell office:value-type="float" office:value="1.0570079999999999" table:style-name="ce1">
            <text:p>1,057008</text:p>
          </table:table-cell>
          <table:table-cell office:value-type="float" office:value="-1.61" table:style-name="ce1">
            <text:p>-1,61</text:p>
          </table:table-cell>
          <table:table-cell office:value-type="float" office:value="-6.02" table:style-name="ce1">
            <text:p>-6,02</text:p>
          </table:table-cell>
          <table:table-cell office:value-type="float" office:value="-26.88" table:style-name="ce1">
            <text:p>-26,8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24.347829999999998" table:style-name="ce1">
            <text:p>-24,34783</text:p>
          </table:table-cell>
          <table:table-cell office:value-type="float" office:value="16611756412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9528000000000001E-2" table:style-name="ce1">
            <text:p>-0,03952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0.92378400000000005" table:style-name="ce1">
            <text:p>0,923784</text:p>
          </table:table-cell>
          <table:table-cell office:value-type="float" office:value="0.35" table:style-name="ce1">
            <text:p>0,35</text:p>
          </table:table-cell>
          <table:table-cell office:value-type="float" office:value="-4.97" table:style-name="ce1">
            <text:p>-4,97</text:p>
          </table:table-cell>
          <table:table-cell office:value-type="float" office:value="-29.68" table:style-name="ce1">
            <text:p>-29,68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26.991299999999999" table:style-name="ce1">
            <text:p>-26,9913</text:p>
          </table:table-cell>
          <table:table-cell office:value-type="float" office:value="16611756413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-6.7832000000000003E-2" table:style-name="ce1">
            <text:p>-0,067832</text:p>
          </table:table-cell>
          <table:table-cell office:value-type="float" office:value="0.96135999999999999" table:style-name="ce1">
            <text:p>0,96136</text:p>
          </table:table-cell>
          <table:table-cell office:value-type="float" office:value="3.22" table:style-name="ce1">
            <text:p>3,22</text:p>
          </table:table-cell>
          <table:table-cell office:value-type="float" office:value="-2.59" table:style-name="ce1">
            <text:p>-2,59</text:p>
          </table:table-cell>
          <table:table-cell office:value-type="float" office:value="-40.67" table:style-name="ce1">
            <text:p>-40,6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7130429999999999" table:style-name="ce1">
            <text:p>-2,713043</text:p>
          </table:table-cell>
          <table:table-cell office:value-type="float" office:value="-32.904350000000001" table:style-name="ce1">
            <text:p>-32,90435</text:p>
          </table:table-cell>
          <table:table-cell office:value-type="float" office:value="16611756414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7.3200000000000001E-3" table:style-name="ce1">
            <text:p>-0,00732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-0.84" table:style-name="ce1">
            <text:p>-0,84</text:p>
          </table:table-cell>
          <table:table-cell office:value-type="float" office:value="-4.83" table:style-name="ce1">
            <text:p>-4,83</text:p>
          </table:table-cell>
          <table:table-cell office:value-type="float" office:value="-28.91" table:style-name="ce1">
            <text:p>-28,9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29.913039999999999" table:style-name="ce1">
            <text:p>-29,91304</text:p>
          </table:table-cell>
          <table:table-cell office:value-type="float" office:value="16611756414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4152E-2" table:style-name="ce1">
            <text:p>-0,014152</text:p>
          </table:table-cell>
          <table:table-cell office:value-type="float" office:value="0.15420800000000001" table:style-name="ce1">
            <text:p>0,154208</text:p>
          </table:table-cell>
          <table:table-cell office:value-type="float" office:value="0.92866400000000004" table:style-name="ce1">
            <text:p>0,928664</text:p>
          </table:table-cell>
          <table:table-cell office:value-type="float" office:value="1.47" table:style-name="ce1">
            <text:p>1,47</text:p>
          </table:table-cell>
          <table:table-cell office:value-type="float" office:value="-3.64" table:style-name="ce1">
            <text:p>-3,64</text:p>
          </table:table-cell>
          <table:table-cell office:value-type="float" office:value="-33.74" table:style-name="ce1">
            <text:p>-33,74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27.686959999999999" table:style-name="ce1">
            <text:p>-27,68696</text:p>
          </table:table-cell>
          <table:table-cell office:value-type="float" office:value="16611756415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328000000000002E-2" table:style-name="ce1">
            <text:p>0,027328</text:p>
          </table:table-cell>
          <table:table-cell office:value-type="float" office:value="0.17519199999999999" table:style-name="ce1">
            <text:p>0,175192</text:p>
          </table:table-cell>
          <table:table-cell office:value-type="float" office:value="1.0540799999999999" table:style-name="ce1">
            <text:p>1,05408</text:p>
          </table:table-cell>
          <table:table-cell office:value-type="float" office:value="3.92" table:style-name="ce1">
            <text:p>3,92</text:p>
          </table:table-cell>
          <table:table-cell office:value-type="float" office:value="-4.62" table:style-name="ce1">
            <text:p>-4,62</text:p>
          </table:table-cell>
          <table:table-cell office:value-type="float" office:value="-35.42" table:style-name="ce1">
            <text:p>-35,42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.13913" table:style-name="ce1">
            <text:p>0,13913</text:p>
          </table:table-cell>
          <table:table-cell office:value-type="float" office:value="-30.33043" table:style-name="ce1">
            <text:p>-30,33043</text:p>
          </table:table-cell>
          <table:table-cell office:value-type="float" office:value="16611756416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0008000000000001E-2" table:style-name="ce1">
            <text:p>-0,020008</text:p>
          </table:table-cell>
          <table:table-cell office:value-type="float" office:value="3.6600000000000001E-2" table:style-name="ce1">
            <text:p>0,036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-3.08" table:style-name="ce1">
            <text:p>-3,08</text:p>
          </table:table-cell>
          <table:table-cell office:value-type="float" office:value="-4.76" table:style-name="ce1">
            <text:p>-4,76</text:p>
          </table:table-cell>
          <table:table-cell office:value-type="float" office:value="-32.619999999999997" table:style-name="ce1">
            <text:p>-32,62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416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6E-2" table:style-name="ce1">
            <text:p>0,06344</text:p>
          </table:table-cell>
          <table:table-cell office:value-type="float" office:value="0.20691200000000001" table:style-name="ce1">
            <text:p>0,206912</text:p>
          </table:table-cell>
          <table:table-cell office:value-type="float" office:value="1.0716479999999999" table:style-name="ce1">
            <text:p>1,071648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-3.71" table:style-name="ce1">
            <text:p>-3,71</text:p>
          </table:table-cell>
          <table:table-cell office:value-type="float" office:value="-29.61" table:style-name="ce1">
            <text:p>-29,61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27.686959999999999" table:style-name="ce1">
            <text:p>-27,68696</text:p>
          </table:table-cell>
          <table:table-cell office:value-type="float" office:value="166117564174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3176E-2" table:style-name="ce1">
            <text:p>-0,01317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0.977464" table:style-name="ce1">
            <text:p>0,977464</text:p>
          </table:table-cell>
          <table:table-cell office:value-type="float" office:value="-15.47" table:style-name="ce1">
            <text:p>-15,47</text:p>
          </table:table-cell>
          <table:table-cell office:value-type="float" office:value="-5.81" table:style-name="ce1">
            <text:p>-5,81</text:p>
          </table:table-cell>
          <table:table-cell office:value-type="float" office:value="-39.479999999999997" table:style-name="ce1">
            <text:p>-39,48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36.313040000000001" table:style-name="ce1">
            <text:p>-36,31304</text:p>
          </table:table-cell>
          <table:table-cell office:value-type="float" office:value="16611756418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8E-3" table:style-name="ce1">
            <text:p>0,006344</text:p>
          </table:table-cell>
          <table:table-cell office:value-type="float" office:value="-2.0008000000000001E-2" table:style-name="ce1">
            <text:p>-0,020008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63" table:style-name="ce1">
            <text:p>0,63</text:p>
          </table:table-cell>
          <table:table-cell office:value-type="float" office:value="-3.92" table:style-name="ce1">
            <text:p>-3,92</text:p>
          </table:table-cell>
          <table:table-cell office:value-type="float" office:value="-37.380000000000003" table:style-name="ce1">
            <text:p>-37,38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40.347830000000002" table:style-name="ce1">
            <text:p>-40,34783</text:p>
          </table:table-cell>
          <table:table-cell office:value-type="float" office:value="16611756418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3183999999999998E-2" table:style-name="ce1">
            <text:p>0,033184</text:p>
          </table:table-cell>
          <table:table-cell office:value-type="float" office:value="-4.0992000000000001E-2" table:style-name="ce1">
            <text:p>-0,040992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3.92" table:style-name="ce1">
            <text:p>-3,92</text:p>
          </table:table-cell>
          <table:table-cell office:value-type="float" office:value="-30.03" table:style-name="ce1">
            <text:p>-30,0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0.886959999999998" table:style-name="ce1">
            <text:p>-30,88696</text:p>
          </table:table-cell>
          <table:table-cell office:value-type="float" office:value="16611756419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6.1976000000000003E-2" table:style-name="ce1">
            <text:p>0,061976</text:p>
          </table:table-cell>
          <table:table-cell office:value-type="float" office:value="0.96575200000000005" table:style-name="ce1">
            <text:p>0,965752</text:p>
          </table:table-cell>
          <table:table-cell office:value-type="float" office:value="3.57" table:style-name="ce1">
            <text:p>3,57</text:p>
          </table:table-cell>
          <table:table-cell office:value-type="float" office:value="-3.43" table:style-name="ce1">
            <text:p>-3,43</text:p>
          </table:table-cell>
          <table:table-cell office:value-type="float" office:value="-38.85" table:style-name="ce1">
            <text:p>-38,85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35.478259999999999" table:style-name="ce1">
            <text:p>-35,47826</text:p>
          </table:table-cell>
          <table:table-cell office:value-type="float" office:value="16611756420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4656000000000003E-2" table:style-name="ce1">
            <text:p>0,05465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047248" table:style-name="ce1">
            <text:p>1,047248</text:p>
          </table:table-cell>
          <table:table-cell office:value-type="float" office:value="1.26" table:style-name="ce1">
            <text:p>1,26</text:p>
          </table:table-cell>
          <table:table-cell office:value-type="float" office:value="-3.71" table:style-name="ce1">
            <text:p>-3,71</text:p>
          </table:table-cell>
          <table:table-cell office:value-type="float" office:value="-30.45" table:style-name="ce1">
            <text:p>-30,4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321739" table:style-name="ce1">
            <text:p>1,321739</text:p>
          </table:table-cell>
          <table:table-cell office:value-type="float" office:value="-34.365220000000001" table:style-name="ce1">
            <text:p>-34,36522</text:p>
          </table:table-cell>
          <table:table-cell office:value-type="float" office:value="16611756420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-0.108824" table:style-name="ce1">
            <text:p>-0,108824</text:p>
          </table:table-cell>
          <table:table-cell office:value-type="float" office:value="1.0340720000000001" table:style-name="ce1">
            <text:p>1,034072</text:p>
          </table:table-cell>
          <table:table-cell office:value-type="float" office:value="-1.05" table:style-name="ce1">
            <text:p>-1,05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31.43" table:style-name="ce1">
            <text:p>-31,43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1.02609" table:style-name="ce1">
            <text:p>-31,02609</text:p>
          </table:table-cell>
          <table:table-cell office:value-type="float" office:value="16611756421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6111999999999998E-2" table:style-name="ce1">
            <text:p>0,036112</text:p>
          </table:table-cell>
          <table:table-cell office:value-type="float" office:value="7.4176000000000006E-2" table:style-name="ce1">
            <text:p>0,074176</text:p>
          </table:table-cell>
          <table:table-cell office:value-type="float" office:value="0.94916" table:style-name="ce1">
            <text:p>0,94916</text:p>
          </table:table-cell>
          <table:table-cell office:value-type="float" office:value="2.87" table:style-name="ce1">
            <text:p>2,87</text:p>
          </table:table-cell>
          <table:table-cell office:value-type="float" office:value="-5.18" table:style-name="ce1">
            <text:p>-5,18</text:p>
          </table:table-cell>
          <table:table-cell office:value-type="float" office:value="-33.950000000000003" table:style-name="ce1">
            <text:p>-33,95</text:p>
          </table:table-cell>
          <table:table-cell office:value-type="float" office:value="-2.2260870000000001" table:style-name="ce1">
            <text:p>-2,226087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29.704350000000002" table:style-name="ce1">
            <text:p>-29,70435</text:p>
          </table:table-cell>
          <table:table-cell office:value-type="float" office:value="16611756422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-0.19178400000000001" table:style-name="ce1">
            <text:p>-0,191784</text:p>
          </table:table-cell>
          <table:table-cell office:value-type="float" office:value="0.90914399999999995" table:style-name="ce1">
            <text:p>0,909144</text:p>
          </table:table-cell>
          <table:table-cell office:value-type="float" office:value="-3.15" table:style-name="ce1">
            <text:p>-3,15</text:p>
          </table:table-cell>
          <table:table-cell office:value-type="float" office:value="-2.73" table:style-name="ce1">
            <text:p>-2,73</text:p>
          </table:table-cell>
          <table:table-cell office:value-type="float" office:value="-35.979999999999997" table:style-name="ce1">
            <text:p>-35,9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-35.269570000000002" table:style-name="ce1">
            <text:p>-35,26957</text:p>
          </table:table-cell>
          <table:table-cell office:value-type="float" office:value="16611756422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7.2711999999999999E-2" table:style-name="ce1">
            <text:p>0,072712</text:p>
          </table:table-cell>
          <table:table-cell office:value-type="float" office:value="0.92866400000000004" table:style-name="ce1">
            <text:p>0,92866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6.3" table:style-name="ce1">
            <text:p>-6,3</text:p>
          </table:table-cell>
          <table:table-cell office:value-type="float" office:value="-29.19" table:style-name="ce1">
            <text:p>-29,19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27.2" table:style-name="ce1">
            <text:p>-27,2</text:p>
          </table:table-cell>
          <table:table-cell office:value-type="float" office:value="16611756423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8.5400000000000004E-2" table:style-name="ce1">
            <text:p>0,085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4.55" table:style-name="ce1">
            <text:p>4,55</text:p>
          </table:table-cell>
          <table:table-cell office:value-type="float" office:value="-4.41" table:style-name="ce1">
            <text:p>-4,41</text:p>
          </table:table-cell>
          <table:table-cell office:value-type="float" office:value="-29.75" table:style-name="ce1">
            <text:p>-29,75</text:p>
          </table:table-cell>
          <table:table-cell office:value-type="float" office:value="-2.086957" table:style-name="ce1">
            <text:p>-2,086957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30.74783" table:style-name="ce1">
            <text:p>-30,74783</text:p>
          </table:table-cell>
          <table:table-cell office:value-type="float" office:value="16611756424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5136000000000001E-2" table:style-name="ce1">
            <text:p>-0,035136</text:p>
          </table:table-cell>
          <table:table-cell office:value-type="float" office:value="-0.162992" table:style-name="ce1">
            <text:p>-0,162992</text:p>
          </table:table-cell>
          <table:table-cell office:value-type="float" office:value="1.047736" table:style-name="ce1">
            <text:p>1,047736</text:p>
          </table:table-cell>
          <table:table-cell office:value-type="float" office:value="-2.31" table:style-name="ce1">
            <text:p>-2,31</text:p>
          </table:table-cell>
          <table:table-cell office:value-type="float" office:value="-4.41" table:style-name="ce1">
            <text:p>-4,41</text:p>
          </table:table-cell>
          <table:table-cell office:value-type="float" office:value="-38.78" table:style-name="ce1">
            <text:p>-38,78</text:p>
          </table:table-cell>
          <table:table-cell office:value-type="float" office:value="3.2" table:style-name="ce1">
            <text:p>3,2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38.956519999999998" table:style-name="ce1">
            <text:p>-38,95652</text:p>
          </table:table-cell>
          <table:table-cell office:value-type="float" office:value="16611756424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0256000000000002E-2" table:style-name="ce1">
            <text:p>0,030256</text:p>
          </table:table-cell>
          <table:table-cell office:value-type="float" office:value="8.3935999999999997E-2" table:style-name="ce1">
            <text:p>0,08393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0.03" table:style-name="ce1">
            <text:p>-30,03</text:p>
          </table:table-cell>
          <table:table-cell office:value-type="float" office:value="0" table:style-name="ce1">
            <text:p>0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33.391300000000001" table:style-name="ce1">
            <text:p>-33,3913</text:p>
          </table:table-cell>
          <table:table-cell office:value-type="float" office:value="16611756425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4152E-2" table:style-name="ce1">
            <text:p>-0,014152</text:p>
          </table:table-cell>
          <table:table-cell office:value-type="float" office:value="4.3920000000000001E-2" table:style-name="ce1">
            <text:p>0,04392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6.26" table:style-name="ce1">
            <text:p>-36,26</text:p>
          </table:table-cell>
          <table:table-cell office:value-type="float" office:value="0" table:style-name="ce1">
            <text:p>0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33.947830000000003" table:style-name="ce1">
            <text:p>-33,94783</text:p>
          </table:table-cell>
          <table:table-cell office:value-type="float" office:value="16611756425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196E-2" table:style-name="ce1">
            <text:p>-0,02196</text:p>
          </table:table-cell>
          <table:table-cell office:value-type="float" office:value="0.28011200000000003" table:style-name="ce1">
            <text:p>0,280112</text:p>
          </table:table-cell>
          <table:table-cell office:value-type="float" office:value="1.107272" table:style-name="ce1">
            <text:p>1,107272</text:p>
          </table:table-cell>
          <table:table-cell office:value-type="float" office:value="-0.7" table:style-name="ce1">
            <text:p>-0,7</text:p>
          </table:table-cell>
          <table:table-cell office:value-type="float" office:value="-0.84" table:style-name="ce1">
            <text:p>-0,84</text:p>
          </table:table-cell>
          <table:table-cell office:value-type="float" office:value="16.38" table:style-name="ce1">
            <text:p>16,3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1565219999999998" table:style-name="ce1">
            <text:p>-2,156522</text:p>
          </table:table-cell>
          <table:table-cell office:value-type="float" office:value="5.7739130000000003" table:style-name="ce1">
            <text:p>5,773913</text:p>
          </table:table-cell>
          <table:table-cell office:value-type="float" office:value="16611756426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0.11956" table:style-name="ce1">
            <text:p>0,11956</text:p>
          </table:table-cell>
          <table:table-cell office:value-type="float" office:value="0.28060000000000002" table:style-name="ce1">
            <text:p>0,2806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-0.35" table:style-name="ce1">
            <text:p>-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7.21" table:style-name="ce1">
            <text:p>7,21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-0.13913" table:style-name="ce1">
            <text:p>-0,13913</text:p>
          </table:table-cell>
          <table:table-cell office:value-type="float" office:value="2.1565219999999998" table:style-name="ce1">
            <text:p>2,156522</text:p>
          </table:table-cell>
          <table:table-cell office:value-type="float" office:value="16611756427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399999999999999E-3" table:style-name="ce1">
            <text:p>0,00244</text:p>
          </table:table-cell>
          <table:table-cell office:value-type="float" office:value="0.154696" table:style-name="ce1">
            <text:p>0,154696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2.52" table:style-name="ce1">
            <text:p>2,52</text:p>
          </table:table-cell>
          <table:table-cell office:value-type="float" office:value="-5.39" table:style-name="ce1">
            <text:p>-5,39</text:p>
          </table:table-cell>
          <table:table-cell office:value-type="float" office:value="1.75" table:style-name="ce1">
            <text:p>1,75</text:p>
          </table:table-cell>
          <table:table-cell office:value-type="float" office:value="-1.6" table:style-name="ce1">
            <text:p>-1,6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6427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8E-4" table:style-name="ce1">
            <text:p>0,000976</text:p>
          </table:table-cell>
          <table:table-cell office:value-type="float" office:value="5.9535999999999999E-2" table:style-name="ce1">
            <text:p>0,059536</text:p>
          </table:table-cell>
          <table:table-cell office:value-type="float" office:value="1.0296799999999999" table:style-name="ce1">
            <text:p>1,02968</text:p>
          </table:table-cell>
          <table:table-cell office:value-type="float" office:value="-1.54" table:style-name="ce1">
            <text:p>-1,54</text:p>
          </table:table-cell>
          <table:table-cell office:value-type="float" office:value="-3.64" table:style-name="ce1">
            <text:p>-3,64</text:p>
          </table:table-cell>
          <table:table-cell office:value-type="float" office:value="0" table:style-name="ce1">
            <text:p>0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28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7080000000000001E-2" table:style-name="ce1">
            <text:p>-0,01708</text:p>
          </table:table-cell>
          <table:table-cell office:value-type="float" office:value="2.2447999999999999E-2" table:style-name="ce1">
            <text:p>0,022448</text:p>
          </table:table-cell>
          <table:table-cell office:value-type="float" office:value="1.013576" table:style-name="ce1">
            <text:p>1,013576</text:p>
          </table:table-cell>
          <table:table-cell office:value-type="float" office:value="-1.05" table:style-name="ce1">
            <text:p>-1,05</text:p>
          </table:table-cell>
          <table:table-cell office:value-type="float" office:value="-3.64" table:style-name="ce1">
            <text:p>-3,64</text:p>
          </table:table-cell>
          <table:table-cell office:value-type="float" office:value="-3.64" table:style-name="ce1">
            <text:p>-3,64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29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4168000000000001E-2" table:style-name="ce1">
            <text:p>0,054168</text:p>
          </table:table-cell>
          <table:table-cell office:value-type="float" office:value="5.0751999999999999E-2" table:style-name="ce1">
            <text:p>0,050752</text:p>
          </table:table-cell>
          <table:table-cell office:value-type="float" office:value="0.97307200000000005" table:style-name="ce1">
            <text:p>0,973072</text:p>
          </table:table-cell>
          <table:table-cell office:value-type="float" office:value="1.96" table:style-name="ce1">
            <text:p>1,96</text:p>
          </table:table-cell>
          <table:table-cell office:value-type="float" office:value="-4.13" table:style-name="ce1">
            <text:p>-4,13</text:p>
          </table:table-cell>
          <table:table-cell office:value-type="float" office:value="-2.17" table:style-name="ce1">
            <text:p>-2,1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30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8.2959999999999996E-3" table:style-name="ce1">
            <text:p>-0,008296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42" table:style-name="ce1">
            <text:p>0,42</text:p>
          </table:table-cell>
          <table:table-cell office:value-type="float" office:value="-5.81" table:style-name="ce1">
            <text:p>-5,81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430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4.8799999999999999E-4" table:style-name="ce1">
            <text:p>-0,000488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" table:style-name="ce1">
            <text:p>0</text:p>
          </table:table-cell>
          <table:table-cell office:value-type="float" office:value="-2.94" table:style-name="ce1">
            <text:p>-2,9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1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04" table:style-name="ce1">
            <text:p>1,0004</text:p>
          </table:table-cell>
          <table:table-cell office:value-type="float" office:value="0.7" table:style-name="ce1">
            <text:p>0,7</text:p>
          </table:table-cell>
          <table:table-cell office:value-type="float" office:value="-3.43" table:style-name="ce1">
            <text:p>-3,43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32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9767999999999999E-2" table:style-name="ce1">
            <text:p>0,02976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5.04" table:style-name="ce1">
            <text:p>-5,04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4326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3.4160000000000002E-3" table:style-name="ce1">
            <text:p>-0,003416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75" table:style-name="ce1">
            <text:p>1,7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3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42" table:style-name="ce1">
            <text:p>0,42</text:p>
          </table:table-cell>
          <table:table-cell office:value-type="float" office:value="-3.99" table:style-name="ce1">
            <text:p>-3,9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3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5768" table:style-name="ce1">
            <text:p>1,00576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13" table:style-name="ce1">
            <text:p>-4,13</text:p>
          </table:table-cell>
          <table:table-cell office:value-type="float" office:value="-2.38" table:style-name="ce1">
            <text:p>-2,3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34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6839999999999999E-2" table:style-name="ce1">
            <text:p>0,0268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5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8E-3" table:style-name="ce1">
            <text:p>0,006344</text:p>
          </table:table-cell>
          <table:table-cell office:value-type="float" office:value="-1.2688E-2" table:style-name="ce1">
            <text:p>-0,01268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1" table:style-name="ce1">
            <text:p>0,9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5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84" table:style-name="ce1">
            <text:p>0,84</text:p>
          </table:table-cell>
          <table:table-cell office:value-type="float" office:value="-3.71" table:style-name="ce1">
            <text:p>-3,71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6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69919999999999" table:style-name="ce1">
            <text:p>1,016992</text:p>
          </table:table-cell>
          <table:table-cell office:value-type="float" office:value="0.84" table:style-name="ce1">
            <text:p>0,84</text:p>
          </table:table-cell>
          <table:table-cell office:value-type="float" office:value="-3.99" table:style-name="ce1">
            <text:p>-3,99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37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8303999999999999E-2" table:style-name="ce1">
            <text:p>0,02830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76" table:style-name="ce1">
            <text:p>-4,76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7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1.464E-3" table:style-name="ce1">
            <text:p>-0,001464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47" table:style-name="ce1">
            <text:p>1,47</text:p>
          </table:table-cell>
          <table:table-cell office:value-type="float" office:value="-4.76" table:style-name="ce1">
            <text:p>-4,7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8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9" table:style-name="ce1">
            <text:p>0,49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39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98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2447999999999999E-2" table:style-name="ce1">
            <text:p>0,02244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40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41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4.3920000000000001E-3" table:style-name="ce1">
            <text:p>0,00439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41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42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43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43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" table:style-name="ce1">
            <text:p>0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44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4451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1.19" table:style-name="ce1">
            <text:p>1,19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4457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7" table:style-name="ce1">
            <text:p>0,7</text:p>
          </table:table-cell>
          <table:table-cell office:value-type="float" office:value="-4.76" table:style-name="ce1">
            <text:p>-4,76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46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680000000000004E-3" table:style-name="ce1">
            <text:p>0,0053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46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0" table:style-name="ce1">
            <text:p>0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47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48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98" table:style-name="ce1">
            <text:p>0,98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16611756448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49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503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0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284" table:style-name="ce1">
            <text:p>1,0028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451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52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8E-3" table:style-name="ce1">
            <text:p>0,006344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1.00284" table:style-name="ce1">
            <text:p>1,0028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52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9.2720000000000007E-3" table:style-name="ce1">
            <text:p>-0,00927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3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54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2688E-2" table:style-name="ce1">
            <text:p>0,012688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4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528" table:style-name="ce1">
            <text:p>1,0052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55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6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56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0.122976" table:style-name="ce1">
            <text:p>0,12297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49" table:style-name="ce1">
            <text:p>0,49</text:p>
          </table:table-cell>
          <table:table-cell office:value-type="float" office:value="-4.13" table:style-name="ce1">
            <text:p>-4,13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57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58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58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9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459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0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61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98" table:style-name="ce1">
            <text:p>0,98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61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2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1.5616E-2" table:style-name="ce1">
            <text:p>0,01561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63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64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84" table:style-name="ce1">
            <text:p>0,8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64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65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6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66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0284" table:style-name="ce1">
            <text:p>1,00284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67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7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68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9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69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70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71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1.68" table:style-name="ce1">
            <text:p>1,68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71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1.0238240000000001" table:style-name="ce1">
            <text:p>1,023824</text:p>
          </table:table-cell>
          <table:table-cell office:value-type="float" office:value="2.38" table:style-name="ce1">
            <text:p>2,38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472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2.2447999999999999E-2" table:style-name="ce1">
            <text:p>0,02244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-1.19" table:style-name="ce1">
            <text:p>-1,19</text:p>
          </table:table-cell>
          <table:table-cell office:value-type="float" office:value="-4.97" table:style-name="ce1">
            <text:p>-4,9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73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6.3439999999999998E-3" table:style-name="ce1">
            <text:p>0,006344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0.979904" table:style-name="ce1">
            <text:p>0,9799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473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77464" table:style-name="ce1">
            <text:p>0,977464</text:p>
          </table:table-cell>
          <table:table-cell office:value-type="float" office:value="-0.35" table:style-name="ce1">
            <text:p>-0,35</text:p>
          </table:table-cell>
          <table:table-cell office:value-type="float" office:value="-4.83" table:style-name="ce1">
            <text:p>-4,8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74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75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75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476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21" table:style-name="ce1">
            <text:p>0,21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77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77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78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79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79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480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80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1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2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482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83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84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84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85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86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86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7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8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488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9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90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490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91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92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92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493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493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94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95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95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96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97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98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98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99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00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00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2" table:style-name="ce1">
            <text:p>0,4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01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01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02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7" table:style-name="ce1">
            <text:p>0,7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03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503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04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05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05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06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507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07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08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09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8079999999999998E-3" table:style-name="ce1">
            <text:p>0,0078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09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10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11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1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12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3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3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14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42" table:style-name="ce1">
            <text:p>0,42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148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5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16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169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175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18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18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19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7" table:style-name="ce1">
            <text:p>0,7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20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21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21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22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22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4.2944000000000003E-2" table:style-name="ce1">
            <text:p>0,042944</text:p>
          </table:table-cell>
          <table:table-cell office:value-type="float" office:value="1.0609120000000001" table:style-name="ce1">
            <text:p>1,060912</text:p>
          </table:table-cell>
          <table:table-cell office:value-type="float" office:value="3.71" table:style-name="ce1">
            <text:p>3,71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6523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242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7840000000000001E-3" table:style-name="ce1">
            <text:p>0,008784</text:p>
          </table:table-cell>
          <table:table-cell office:value-type="float" office:value="-1.8544000000000001E-2" table:style-name="ce1">
            <text:p>-0,018544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5247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25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1.016016" table:style-name="ce1">
            <text:p>1,016016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262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63" table:style-name="ce1">
            <text:p>0,63</text:p>
          </table:table-cell>
          <table:table-cell office:value-type="float" office:value="-3.99" table:style-name="ce1">
            <text:p>-3,99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26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69919999999999" table:style-name="ce1">
            <text:p>1,016992</text:p>
          </table:table-cell>
          <table:table-cell office:value-type="float" office:value="0.98" table:style-name="ce1">
            <text:p>0,98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27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4160000000000002E-3" table:style-name="ce1">
            <text:p>0,003416</text:p>
          </table:table-cell>
          <table:table-cell office:value-type="float" office:value="-0.119072" table:style-name="ce1">
            <text:p>-0,11907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" table:style-name="ce1">
            <text:p>0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279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28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529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00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30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314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32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32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33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34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4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35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8079999999999998E-3" table:style-name="ce1">
            <text:p>0,0078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35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36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7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7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38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39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39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40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41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41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542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43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43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44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45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45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46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47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477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48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48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49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503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50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51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2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52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7840000000000001E-3" table:style-name="ce1">
            <text:p>0,00878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53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54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55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56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56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6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57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58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58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9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5616E-2" table:style-name="ce1">
            <text:p>0,01561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0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0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561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1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2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3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64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46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65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66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66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7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8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68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69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9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04" table:style-name="ce1">
            <text:p>1,000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70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71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71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72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3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73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74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75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5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765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7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77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85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243119999999999" table:style-name="ce1">
            <text:p>1,024312</text:p>
          </table:table-cell>
          <table:table-cell office:value-type="float" office:value="1.75" table:style-name="ce1">
            <text:p>1,75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65791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6867999999999999" table:style-name="ce1">
            <text:p>0,9686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9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1.61" table:style-name="ce1">
            <text:p>1,61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803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1.82" table:style-name="ce1">
            <text:p>1,82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81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-0.42" table:style-name="ce1">
            <text:p>-0,42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81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823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3200000000000001E-3" table:style-name="ce1">
            <text:p>0,00732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6965599999999996" table:style-name="ce1">
            <text:p>0,96965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82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4.8312000000000001E-2" table:style-name="ce1">
            <text:p>0,048312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-0.84" table:style-name="ce1">
            <text:p>-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837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247999999999999" table:style-name="ce1">
            <text:p>1,0248</text:p>
          </table:table-cell>
          <table:table-cell office:value-type="float" office:value="1.61" table:style-name="ce1">
            <text:p>1,6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84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3200000000000001E-3" table:style-name="ce1">
            <text:p>0,0073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84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585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99199999999999" table:style-name="ce1">
            <text:p>1,01992</text:p>
          </table:table-cell>
          <table:table-cell office:value-type="float" office:value="1.19" table:style-name="ce1">
            <text:p>1,19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86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-7.8079999999999998E-3" table:style-name="ce1">
            <text:p>-0,007808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86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7840000000000001E-3" table:style-name="ce1">
            <text:p>0,00878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87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2.0008000000000001E-2" table:style-name="ce1">
            <text:p>-0,020008</text:p>
          </table:table-cell>
          <table:table-cell office:value-type="float" office:value="0.96428800000000003" table:style-name="ce1">
            <text:p>0,964288</text:p>
          </table:table-cell>
          <table:table-cell office:value-type="float" office:value="-0.21" table:style-name="ce1">
            <text:p>-0,21</text:p>
          </table:table-cell>
          <table:table-cell office:value-type="float" office:value="-4.2" table:style-name="ce1">
            <text:p>-4,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6611756588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1.8544000000000001E-2" table:style-name="ce1">
            <text:p>0,01854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-0.77" table:style-name="ce1">
            <text:p>-0,77</text:p>
          </table:table-cell>
          <table:table-cell office:value-type="float" office:value="-4.76" table:style-name="ce1">
            <text:p>-4,76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89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0528" table:style-name="ce1">
            <text:p>1,00528</text:p>
          </table:table-cell>
          <table:table-cell office:value-type="float" office:value="0.98" table:style-name="ce1">
            <text:p>0,9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89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-2.0983999999999999E-2" table:style-name="ce1">
            <text:p>-0,020984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90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0.122" table:style-name="ce1">
            <text:p>0,122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90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591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61" table:style-name="ce1">
            <text:p>1,61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6592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592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933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5375999999999999E-2" table:style-name="ce1">
            <text:p>0,025376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1.33" table:style-name="ce1">
            <text:p>1,3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94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5948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98" table:style-name="ce1">
            <text:p>0,98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95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345599999999999" table:style-name="ce1">
            <text:p>1,03456</text:p>
          </table:table-cell>
          <table:table-cell office:value-type="float" office:value="1.61" table:style-name="ce1">
            <text:p>1,6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596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0.104432" table:style-name="ce1">
            <text:p>0,104432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1.61" table:style-name="ce1">
            <text:p>1,61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96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888E-2" table:style-name="ce1">
            <text:p>0,02488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97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75" table:style-name="ce1">
            <text:p>1,75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980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-0.91" table:style-name="ce1">
            <text:p>-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5986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7840000000000001E-3" table:style-name="ce1">
            <text:p>0,00878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994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4.2456000000000001E-2" table:style-name="ce1">
            <text:p>0,042456</text:p>
          </table:table-cell>
          <table:table-cell office:value-type="float" office:value="1.00284" table:style-name="ce1">
            <text:p>1,00284</text:p>
          </table:table-cell>
          <table:table-cell office:value-type="float" office:value="1.05" table:style-name="ce1">
            <text:p>1,05</text:p>
          </table:table-cell>
          <table:table-cell office:value-type="float" office:value="-4.13" table:style-name="ce1">
            <text:p>-4,13</text:p>
          </table:table-cell>
          <table:table-cell office:value-type="float" office:value="-1.96" table:style-name="ce1">
            <text:p>-1,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00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600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3680000000000004E-3" table:style-name="ce1">
            <text:p>0,00536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01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3200000000000001E-3" table:style-name="ce1">
            <text:p>0,00732</text:p>
          </table:table-cell>
          <table:table-cell office:value-type="float" office:value="-2.3424E-2" table:style-name="ce1">
            <text:p>-0,023424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-0.63" table:style-name="ce1">
            <text:p>-0,63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02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2.8303999999999999E-2" table:style-name="ce1">
            <text:p>0,028304</text:p>
          </table:table-cell>
          <table:table-cell office:value-type="float" office:value="1.011136" table:style-name="ce1">
            <text:p>1,01113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02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03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7840000000000001E-3" table:style-name="ce1">
            <text:p>0,00878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-17.850000000000001" table:style-name="ce1">
            <text:p>-17,8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603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-1.4152E-2" table:style-name="ce1">
            <text:p>-0,01415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-0.35" table:style-name="ce1">
            <text:p>-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04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96E-2" table:style-name="ce1">
            <text:p>0,02196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66053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05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9.7599999999999998E-4" table:style-name="ce1">
            <text:p>-0,000976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064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1.8544000000000001E-2" table:style-name="ce1">
            <text:p>0,018544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-0.7" table:style-name="ce1">
            <text:p>-0,7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607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07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-2.4888E-2" table:style-name="ce1">
            <text:p>-0,024888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91" table:style-name="ce1">
            <text:p>0,91</text:p>
          </table:table-cell>
          <table:table-cell office:value-type="float" office:value="-4.13" table:style-name="ce1">
            <text:p>-4,13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08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-0.7" table:style-name="ce1">
            <text:p>-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090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5.4656000000000003E-2" table:style-name="ce1">
            <text:p>0,054656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09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8E-4" table:style-name="ce1">
            <text:p>0,000976</text:p>
          </table:table-cell>
          <table:table-cell office:value-type="float" office:value="-1.2688E-2" table:style-name="ce1">
            <text:p>-0,012688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1.26" table:style-name="ce1">
            <text:p>1,2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10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3200000000000001E-3" table:style-name="ce1">
            <text:p>0,00732</text:p>
          </table:table-cell>
          <table:table-cell office:value-type="float" office:value="-2.2447999999999999E-2" table:style-name="ce1">
            <text:p>-0,02244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-1.05" table:style-name="ce1">
            <text:p>-1,05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11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6117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54" table:style-name="ce1">
            <text:p>1,54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2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1077600000000001" table:style-name="ce1">
            <text:p>1,10776</text:p>
          </table:table-cell>
          <table:table-cell office:value-type="float" office:value="-0.42" table:style-name="ce1">
            <text:p>-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131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3.4160000000000003E-2" table:style-name="ce1">
            <text:p>0,03416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26" table:style-name="ce1">
            <text:p>1,2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3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43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5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157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008" table:style-name="ce1">
            <text:p>0,996008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16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7.3200000000000001E-3" table:style-name="ce1">
            <text:p>0,00732</text:p>
          </table:table-cell>
          <table:table-cell office:value-type="float" office:value="-2.928E-2" table:style-name="ce1">
            <text:p>-0,0292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-0.84" table:style-name="ce1">
            <text:p>-0,84</text:p>
          </table:table-cell>
          <table:table-cell office:value-type="float" office:value="-4.83" table:style-name="ce1">
            <text:p>-4,8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169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17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-2.4399999999999999E-3" table:style-name="ce1">
            <text:p>-0,0024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184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1.96" table:style-name="ce1">
            <text:p>1,9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6189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195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04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68" table:style-name="ce1">
            <text:p>1,6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6210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-0.91" table:style-name="ce1">
            <text:p>-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6215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1.9519999999999999E-2" table:style-name="ce1">
            <text:p>0,01952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21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230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1.61" table:style-name="ce1">
            <text:p>1,61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36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6242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1.4" table:style-name="ce1">
            <text:p>1,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624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2.4888E-2" table:style-name="ce1">
            <text:p>0,024888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6256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-2.0008000000000001E-2" table:style-name="ce1">
            <text:p>-0,020008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262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0" table:style-name="ce1">
            <text:p>0</text:p>
          </table:table-cell>
          <table:table-cell office:value-type="float" office:value="1.013576" table:style-name="ce1">
            <text:p>1,013576</text:p>
          </table:table-cell>
          <table:table-cell office:value-type="float" office:value="-0.63" table:style-name="ce1">
            <text:p>-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268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2.196E-2" table:style-name="ce1">
            <text:p>0,02196</text:p>
          </table:table-cell>
          <table:table-cell office:value-type="float" office:value="1.008208" table:style-name="ce1">
            <text:p>1,008208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27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8.2959999999999996E-3" table:style-name="ce1">
            <text:p>0,008296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282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88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200000000000001E-2" table:style-name="ce1">
            <text:p>0,012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1.33" table:style-name="ce1">
            <text:p>1,3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94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1.26" table:style-name="ce1">
            <text:p>1,2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30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712E-2" table:style-name="ce1">
            <text:p>0,011712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04" table:style-name="ce1">
            <text:p>1,0004</text:p>
          </table:table-cell>
          <table:table-cell office:value-type="float" office:value="1.33" table:style-name="ce1">
            <text:p>1,3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309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1.5616E-2" table:style-name="ce1">
            <text:p>0,015616</text:p>
          </table:table-cell>
          <table:table-cell office:value-type="float" office:value="0.97160800000000003" table:style-name="ce1">
            <text:p>0,971608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31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3.4647999999999998E-2" table:style-name="ce1">
            <text:p>0,03464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1.05" table:style-name="ce1">
            <text:p>1,05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6611756632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1.0004" table:style-name="ce1">
            <text:p>1,0004</text:p>
          </table:table-cell>
          <table:table-cell office:value-type="float" office:value="2.1" table:style-name="ce1">
            <text:p>2,1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6326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-4.8799999999999998E-3" table:style-name="ce1">
            <text:p>-0,00488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633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-1.1224E-2" table:style-name="ce1">
            <text:p>-0,01122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34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-0.63" table:style-name="ce1">
            <text:p>-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34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-4.8799999999999998E-3" table:style-name="ce1">
            <text:p>-0,0048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1.4" table:style-name="ce1">
            <text:p>1,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6352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0" table:style-name="ce1">
            <text:p>0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6361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3" table:style-name="ce1">
            <text:p>0,001464</text:p>
          </table:table-cell>
          <table:table-cell office:value-type="float" office:value="-3.6111999999999998E-2" table:style-name="ce1">
            <text:p>-0,03611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-0.7" table:style-name="ce1">
            <text:p>-0,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367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3.2696000000000003E-2" table:style-name="ce1">
            <text:p>0,032696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637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3.9039999999999999E-3" table:style-name="ce1">
            <text:p>0,00390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25776" table:style-name="ce1">
            <text:p>1,0257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6378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1.54" table:style-name="ce1">
            <text:p>1,5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387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5.8560000000000001E-3" table:style-name="ce1">
            <text:p>0,00585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1.68" table:style-name="ce1">
            <text:p>1,6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393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399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04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544000000000001E-2" table:style-name="ce1">
            <text:p>0,01854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4" table:style-name="ce1">
            <text:p>1,4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413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00284" table:style-name="ce1">
            <text:p>1,00284</text:p>
          </table:table-cell>
          <table:table-cell office:value-type="float" office:value="1.33" table:style-name="ce1">
            <text:p>1,3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419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496E-2" table:style-name="ce1">
            <text:p>0,020496</text:p>
          </table:table-cell>
          <table:table-cell office:value-type="float" office:value="1.6104E-2" table:style-name="ce1">
            <text:p>0,01610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425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2.3911999999999999E-2" table:style-name="ce1">
            <text:p>0,023912</text:p>
          </table:table-cell>
          <table:table-cell office:value-type="float" office:value="1.0004" table:style-name="ce1">
            <text:p>1,0004</text:p>
          </table:table-cell>
          <table:table-cell office:value-type="float" office:value="0.98" table:style-name="ce1">
            <text:p>0,98</text:p>
          </table:table-cell>
          <table:table-cell office:value-type="float" office:value="-4.97" table:style-name="ce1">
            <text:p>-4,97</text:p>
          </table:table-cell>
          <table:table-cell office:value-type="float" office:value="-1.96" table:style-name="ce1">
            <text:p>-1,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31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-7.8079999999999998E-3" table:style-name="ce1">
            <text:p>-0,007808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97" table:style-name="ce1">
            <text:p>-4,9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439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1.000888" table:style-name="ce1">
            <text:p>1,000888</text:p>
          </table:table-cell>
          <table:table-cell office:value-type="float" office:value="-17.64" table:style-name="ce1">
            <text:p>-17,64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445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4400000000000002E-2" table:style-name="ce1">
            <text:p>0,0244</text:p>
          </table:table-cell>
          <table:table-cell office:value-type="float" office:value="1.8544000000000001E-2" table:style-name="ce1">
            <text:p>0,018544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1.19" table:style-name="ce1">
            <text:p>1,19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451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457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8055999999999999E-2" table:style-name="ce1">
            <text:p>0,018056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66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7599999999999996E-3" table:style-name="ce1">
            <text:p>0,0097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1.75" table:style-name="ce1">
            <text:p>1,75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471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2.0008000000000001E-2" table:style-name="ce1">
            <text:p>0,020008</text:p>
          </table:table-cell>
          <table:table-cell office:value-type="float" office:value="-1.1224E-2" table:style-name="ce1">
            <text:p>-0,011224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477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483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92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498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503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509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518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524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9519999999999999E-2" table:style-name="ce1">
            <text:p>0,0195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2" table:style-name="ce1">
            <text:p>-4,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30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35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544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550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56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61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570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576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5823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588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7080000000000001E-2" table:style-name="ce1">
            <text:p>0,0170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96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027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08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664000000000001E-2" table:style-name="ce1">
            <text:p>0,01366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614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622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8055999999999999E-2" table:style-name="ce1">
            <text:p>0,01805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28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616E-2" table:style-name="ce1">
            <text:p>0,01561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34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3176E-2" table:style-name="ce1">
            <text:p>0,01317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6405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6492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2688E-2" table:style-name="ce1">
            <text:p>0,01268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6550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608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591999999999999E-2" table:style-name="ce1">
            <text:p>0,01659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6666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754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0248E-2" table:style-name="ce1">
            <text:p>0,01024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811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869" table:style-name="ce1">
            <text:p>1,66118E+12</text:p>
          </table:table-cell>
          <table:table-cell table:number-columns-repeated="16374"/>
        </table:table-row>
        <table:table-row table:style-name="ro1">
          <table:table-cell office:value-type="float" office:value="1.1224E-2" table:style-name="ce1">
            <text:p>0,01122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928" table:style-name="ce1">
            <text:p>1,66118E+12</text:p>
          </table:table-cell>
          <table:table-cell table:number-columns-repeated="16374"/>
        </table:table-row>
        <table:table-row table:number-rows-repeated="1047187" table:style-name="ro1">
          <table:table-cell table:number-columns-repeated="16384"/>
        </table:table-row>
      </table:table>
      <table:table table:name="Tabelle1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einlagerungdatatest.A1:einlagerungdatatest.J1389" table:name="einlagerungdatatest" table:display-filter-buttons="true" table:on-update-keep-size="false" table:on-update-keep-styles="true" table:refresh-delay="false">
          <table:database-source-sql table:database-name="Provider=Microsoft.Mashup.OleDb.1;Data Source=$Workbook$;Location=einlagerungdatatest;Extended Properties=&quot;&quot;" table:sql-statement="SELECT * FROM [einlagerungdatatest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Alexander Klüsener</meta:initial-creator>
    <dc:creator>Alexander Klüsener</dc:creator>
    <meta:creation-date>2022-08-23T08:45:27Z</meta:creation-date>
    <dc:date>2022-08-23T08:46:31Z</dc:date>
    <meta:editing-duration>PT0S</meta:editing-duration>
  </office:meta>
</office:document-meta>
</file>